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1000us no disturbance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1000us with 10 disturbance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100us with 10 disturbance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50us with 10 disturbance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Reaction test</text:p>
          </table:table-cell>
          <table:table-cell table:style-name="ce1" office:value-type="string">
            <text:p>Paste here…</text:p>
          </table:table-cell>
          <table:table-cell table:style-name="ce1" table:number-columns-repeated="2"/>
          <table:table-cell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7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/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17">
            <text:p>317</text:p>
          </table:table-cell>
          <table:table-cell/>
          <table:table-cell office:value-type="float" office:value="1">
            <text:p>1</text:p>
          </table:table-cell>
          <table:table-cell office:value-type="float" office:value="637">
            <text:p>637</text:p>
          </table:table-cell>
          <table:table-cell office:value-type="float" office:value="660">
            <text:p>660</text:p>
          </table:table-cell>
          <table:table-cell office:value-type="float" office:value="669">
            <text:p>669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95">
            <text:p>795</text:p>
          </table:table-cell>
          <table:table-cell/>
          <table:table-cell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856">
            <text:p>856</text:p>
          </table:table-cell>
          <table:table-cell office:value-type="float" office:value="866">
            <text:p>866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85">
            <text:p>685</text:p>
          </table:table-cell>
          <table:table-cell/>
          <table:table-cell office:value-type="float" office:value="3">
            <text:p>3</text:p>
          </table:table-cell>
          <table:table-cell office:value-type="float" office:value="689">
            <text:p>689</text:p>
          </table:table-cell>
          <table:table-cell office:value-type="float" office:value="713">
            <text:p>713</text:p>
          </table:table-cell>
          <table:table-cell office:value-type="float" office:value="722">
            <text:p>722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7">
            <text:p>87</text:p>
          </table:table-cell>
          <table:table-cell/>
          <table:table-cell office:value-type="float" office:value="4">
            <text:p>4</text:p>
          </table:table-cell>
          <table:table-cell office:value-type="float" office:value="652">
            <text:p>652</text:p>
          </table:table-cell>
          <table:table-cell office:value-type="float" office:value="675">
            <text:p>675</text:p>
          </table:table-cell>
          <table:table-cell office:value-type="float" office:value="684">
            <text:p>684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70">
            <text:p>170</text:p>
          </table:table-cell>
          <table:table-cell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808">
            <text:p>808</text:p>
          </table:table-cell>
          <table:table-cell/>
          <table:table-cell office:value-type="float" office:value="6">
            <text:p>6</text:p>
          </table:table-cell>
          <table:table-cell office:value-type="float" office:value="827">
            <text:p>827</text:p>
          </table:table-cell>
          <table:table-cell office:value-type="float" office:value="850">
            <text:p>850</text:p>
          </table:table-cell>
          <table:table-cell office:value-type="float" office:value="860">
            <text:p>860</text:p>
          </table:table-cell>
          <table:table-cell/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26">
            <text:p>1026</text:p>
          </table:table-cell>
          <table:table-cell/>
          <table:table-cell office:value-type="float" office:value="7">
            <text:p>7</text:p>
          </table:table-cell>
          <table:table-cell office:value-type="float" office:value="786">
            <text:p>786</text:p>
          </table:table-cell>
          <table:table-cell office:value-type="float" office:value="804">
            <text:p>804</text:p>
          </table:table-cell>
          <table:table-cell office:value-type="float" office:value="822">
            <text:p>82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">
            <text:p>8</text:p>
          </table:table-cell>
          <table:table-cell office:value-type="float" office:value="458">
            <text:p>458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/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987">
            <text:p>987</text:p>
          </table:table-cell>
          <table:table-cell/>
          <table:table-cell office:value-type="float" office:value="10">
            <text:p>10</text:p>
          </table:table-cell>
          <table:table-cell office:value-type="float" office:value="718">
            <text:p>718</text:p>
          </table:table-cell>
          <table:table-cell office:value-type="float" office:value="742">
            <text:p>742</text:p>
          </table:table-cell>
          <table:table-cell office:value-type="float" office:value="751">
            <text:p>751</text:p>
          </table:table-cell>
          <table:table-cell/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5">
            <text:p>95</text:p>
          </table:table-cell>
          <table:table-cell/>
          <table:table-cell office:value-type="float" office:value="11">
            <text:p>11</text:p>
          </table:table-cell>
          <table:table-cell office:value-type="float" office:value="185">
            <text:p>185</text:p>
          </table:table-cell>
          <table:table-cell office:value-type="float" office:value="208">
            <text:p>208</text:p>
          </table:table-cell>
          <table:table-cell office:value-type="float" office:value="217">
            <text:p>217</text:p>
          </table:table-cell>
          <table:table-cell/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/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">
            <text:p>12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915">
            <text:p>915</text:p>
          </table:table-cell>
          <table:table-cell/>
          <table:table-cell office:value-type="float" office:value="12">
            <text:p>12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office:value-type="float" office:value="934">
            <text:p>934</text:p>
          </table:table-cell>
          <table:table-cell/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27">
            <text:p>727</text:p>
          </table:table-cell>
          <table:table-cell/>
          <table:table-cell office:value-type="float" office:value="13">
            <text:p>13</text:p>
          </table:table-cell>
          <table:table-cell office:value-type="float" office:value="538">
            <text:p>538</text:p>
          </table:table-cell>
          <table:table-cell office:value-type="float" office:value="561">
            <text:p>561</text:p>
          </table:table-cell>
          <table:table-cell office:value-type="float" office:value="570">
            <text:p>570</text:p>
          </table:table-cell>
          <table:table-cell/>
          <table:table-cell office:value-type="float" office:value="13">
            <text:p>13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73">
            <text:p>373</text:p>
          </table:table-cell>
          <table:table-cell/>
          <table:table-cell office:value-type="float" office:value="14">
            <text:p>14</text:p>
          </table:table-cell>
          <table:table-cell office:value-type="float" office:value="813">
            <text:p>813</text:p>
          </table:table-cell>
          <table:table-cell office:value-type="float" office:value="832">
            <text:p>832</text:p>
          </table:table-cell>
          <table:table-cell office:value-type="float" office:value="850">
            <text:p>850</text:p>
          </table:table-cell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/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517">
            <text:p>517</text:p>
          </table:table-cell>
          <table:table-cell/>
          <table:table-cell office:value-type="float" office:value="15">
            <text:p>15</text:p>
          </table:table-cell>
          <table:table-cell office:value-type="float" office:value="850">
            <text:p>850</text:p>
          </table:table-cell>
          <table:table-cell office:value-type="float" office:value="873">
            <text:p>873</text:p>
          </table:table-cell>
          <table:table-cell office:value-type="float" office:value="882">
            <text:p>882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13">
            <text:p>413</text:p>
          </table:table-cell>
          <table:table-cell/>
          <table:table-cell office:value-type="float" office:value="16">
            <text:p>16</text:p>
          </table:table-cell>
          <table:table-cell office:value-type="float" office:value="323">
            <text:p>323</text:p>
          </table:table-cell>
          <table:table-cell office:value-type="float" office:value="347">
            <text:p>347</text:p>
          </table:table-cell>
          <table:table-cell office:value-type="float" office:value="356">
            <text:p>356</text:p>
          </table:table-cell>
          <table:table-cell/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27">
            <text:p>727</text:p>
          </table:table-cell>
          <table:table-cell/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88">
            <text:p>688</text:p>
          </table:table-cell>
          <table:table-cell/>
          <table:table-cell office:value-type="float" office:value="18">
            <text:p>18</text:p>
          </table:table-cell>
          <table:table-cell office:value-type="float" office:value="892">
            <text:p>892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/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66">
            <text:p>866</text:p>
          </table:table-cell>
          <table:table-cell/>
          <table:table-cell office:value-type="float" office:value="19">
            <text:p>19</text:p>
          </table:table-cell>
          <table:table-cell office:value-type="float" office:value="745">
            <text:p>745</text:p>
          </table:table-cell>
          <table:table-cell office:value-type="float" office:value="768">
            <text:p>768</text:p>
          </table:table-cell>
          <table:table-cell office:value-type="float" office:value="777">
            <text:p>777</text:p>
          </table:table-cell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/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2">
            <text:p>752</text:p>
          </table:table-cell>
          <table:table-cell/>
          <table:table-cell office:value-type="float" office:value="20">
            <text:p>20</text:p>
          </table:table-cell>
          <table:table-cell office:value-type="float" office:value="665">
            <text:p>665</text:p>
          </table:table-cell>
          <table:table-cell office:value-type="float" office:value="688">
            <text:p>688</text:p>
          </table:table-cell>
          <table:table-cell office:value-type="float" office:value="698">
            <text:p>698</text:p>
          </table:table-cell>
          <table:table-cell/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860">
            <text:p>860</text:p>
          </table:table-cell>
          <table:table-cell/>
          <table:table-cell office:value-type="float" office:value="21">
            <text:p>21</text:p>
          </table:table-cell>
          <table:table-cell office:value-type="float" office:value="603">
            <text:p>603</text:p>
          </table:table-cell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/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/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83">
            <text:p>83</text:p>
          </table:table-cell>
          <table:table-cell/>
          <table:table-cell office:value-type="float" office:value="22">
            <text:p>22</text:p>
          </table:table-cell>
          <table:table-cell office:value-type="float" office:value="416">
            <text:p>416</text:p>
          </table:table-cell>
          <table:table-cell office:value-type="float" office:value="439">
            <text:p>439</text:p>
          </table:table-cell>
          <table:table-cell office:value-type="float" office:value="448">
            <text:p>448</text:p>
          </table:table-cell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/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414">
            <text:p>414</text:p>
          </table:table-cell>
          <table:table-cell/>
          <table:table-cell office:value-type="float" office:value="23">
            <text:p>23</text:p>
          </table:table-cell>
          <table:table-cell office:value-type="float" office:value="648">
            <text:p>648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/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/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04">
            <text:p>204</text:p>
          </table:table-cell>
          <table:table-cell/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float" office:value="307">
            <text:p>307</text:p>
          </table:table-cell>
          <table:table-cell office:value-type="float" office:value="326">
            <text:p>326</text:p>
          </table:table-cell>
          <table:table-cell/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/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584">
            <text:p>584</text:p>
          </table:table-cell>
          <table:table-cell/>
          <table:table-cell office:value-type="float" office:value="25">
            <text:p>25</text:p>
          </table:table-cell>
          <table:table-cell office:value-type="float" office:value="767">
            <text:p>767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/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/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62">
            <text:p>962</text:p>
          </table:table-cell>
          <table:table-cell/>
          <table:table-cell office:value-type="float" office:value="26">
            <text:p>26</text:p>
          </table:table-cell>
          <table:table-cell office:value-type="float" office:value="188">
            <text:p>188</text:p>
          </table:table-cell>
          <table:table-cell office:value-type="float" office:value="212">
            <text:p>212</text:p>
          </table:table-cell>
          <table:table-cell office:value-type="float" office:value="221">
            <text:p>221</text:p>
          </table:table-cell>
          <table:table-cell/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/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35">
            <text:p>435</text:p>
          </table:table-cell>
          <table:table-cell/>
          <table:table-cell office:value-type="float" office:value="27">
            <text:p>27</text:p>
          </table:table-cell>
          <table:table-cell office:value-type="float" office:value="694">
            <text:p>694</text:p>
          </table:table-cell>
          <table:table-cell office:value-type="float" office:value="717">
            <text:p>717</text:p>
          </table:table-cell>
          <table:table-cell office:value-type="float" office:value="726">
            <text:p>726</text:p>
          </table:table-cell>
          <table:table-cell/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/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/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27">
            <text:p>227</text:p>
          </table:table-cell>
          <table:table-cell/>
          <table:table-cell office:value-type="float" office:value="28">
            <text:p>28</text:p>
          </table:table-cell>
          <table:table-cell office:value-type="float" office:value="839">
            <text:p>839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/>
          <table:table-cell office:value-type="float" office:value="28">
            <text:p>28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">
            <text:p>2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7">
            <text:p>67</text:p>
          </table:table-cell>
          <table:table-cell/>
          <table:table-cell office:value-type="float" office:value="29">
            <text:p>29</text:p>
          </table:table-cell>
          <table:table-cell office:value-type="float" office:value="659">
            <text:p>659</text:p>
          </table:table-cell>
          <table:table-cell office:value-type="float" office:value="683">
            <text:p>683</text:p>
          </table:table-cell>
          <table:table-cell office:value-type="float" office:value="692">
            <text:p>692</text:p>
          </table:table-cell>
          <table:table-cell/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/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63">
            <text:p>263</text:p>
          </table:table-cell>
          <table:table-cell/>
          <table:table-cell office:value-type="float" office:value="30">
            <text:p>30</text:p>
          </table:table-cell>
          <table:table-cell office:value-type="float" office:value="439">
            <text:p>439</text:p>
          </table:table-cell>
          <table:table-cell office:value-type="float" office:value="462">
            <text:p>462</text:p>
          </table:table-cell>
          <table:table-cell office:value-type="float" office:value="471">
            <text:p>471</text:p>
          </table:table-cell>
          <table:table-cell/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17">
            <text:p>917</text:p>
          </table:table-cell>
          <table:table-cell/>
          <table:table-cell office:value-type="float" office:value="31">
            <text:p>31</text:p>
          </table:table-cell>
          <table:table-cell office:value-type="float" office:value="107">
            <text:p>107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/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25">
            <text:p>225</text:p>
          </table:table-cell>
          <table:table-cell/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table:number-columns-repeated="2"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">
            <text:p>33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80">
            <text:p>380</text:p>
          </table:table-cell>
          <table:table-cell/>
          <table:table-cell office:value-type="float" office:value="33">
            <text:p>33</text:p>
          </table:table-cell>
          <table:table-cell office:value-type="float" office:value="708">
            <text:p>708</text:p>
          </table:table-cell>
          <table:table-cell office:value-type="float" office:value="731">
            <text:p>731</text:p>
          </table:table-cell>
          <table:table-cell office:value-type="float" office:value="741">
            <text:p>741</text:p>
          </table:table-cell>
          <table:table-cell/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/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75">
            <text:p>175</text:p>
          </table:table-cell>
          <table:table-cell/>
          <table:table-cell office:value-type="float" office:value="34">
            <text:p>34</text:p>
          </table:table-cell>
          <table:table-cell office:value-type="float" office:value="960">
            <text:p>960</text:p>
          </table:table-cell>
          <table:table-cell office:value-type="float" office:value="983">
            <text:p>983</text:p>
          </table:table-cell>
          <table:table-cell office:value-type="float" office:value="993">
            <text:p>993</text:p>
          </table:table-cell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43">
            <text:p>243</text:p>
          </table:table-cell>
          <table:table-cell/>
          <table:table-cell office:value-type="float" office:value="35">
            <text:p>35</text:p>
          </table:table-cell>
          <table:table-cell office:value-type="float" office:value="948">
            <text:p>948</text:p>
          </table:table-cell>
          <table:table-cell office:value-type="float" office:value="972">
            <text:p>972</text:p>
          </table:table-cell>
          <table:table-cell office:value-type="float" office:value="981">
            <text:p>981</text:p>
          </table:table-cell>
          <table:table-cell/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51">
            <text:p>851</text:p>
          </table:table-cell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/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/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/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03">
            <text:p>703</text:p>
          </table:table-cell>
          <table:table-cell/>
          <table:table-cell office:value-type="float" office:value="37">
            <text:p>37</text:p>
          </table:table-cell>
          <table:table-cell office:value-type="float" office:value="761">
            <text:p>761</text:p>
          </table:table-cell>
          <table:table-cell office:value-type="float" office:value="785">
            <text:p>785</text:p>
          </table:table-cell>
          <table:table-cell office:value-type="float" office:value="794">
            <text:p>794</text:p>
          </table:table-cell>
          <table:table-cell/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3">
            <text:p>253</text:p>
          </table:table-cell>
          <table:table-cell/>
          <table:table-cell office:value-type="float" office:value="38">
            <text:p>38</text:p>
          </table:table-cell>
          <table:table-cell office:value-type="float" office:value="497">
            <text:p>497</text:p>
          </table:table-cell>
          <table:table-cell office:value-type="float" office:value="520">
            <text:p>520</text:p>
          </table:table-cell>
          <table:table-cell office:value-type="float" office:value="530">
            <text:p>530</text:p>
          </table:table-cell>
          <table:table-cell/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/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/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570">
            <text:p>570</text:p>
          </table:table-cell>
          <table:table-cell/>
          <table:table-cell office:value-type="float" office:value="39">
            <text:p>39</text:p>
          </table:table-cell>
          <table:table-cell office:value-type="float" office:value="195">
            <text:p>195</text:p>
          </table:table-cell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/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/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48">
            <text:p>248</text:p>
          </table:table-cell>
          <table:table-cell/>
          <table:table-cell office:value-type="float" office:value="40">
            <text:p>40</text:p>
          </table:table-cell>
          <table:table-cell office:value-type="float" office:value="706">
            <text:p>706</text:p>
          </table:table-cell>
          <table:table-cell office:value-type="float" office:value="729">
            <text:p>729</text:p>
          </table:table-cell>
          <table:table-cell office:value-type="float" office:value="739">
            <text:p>739</text:p>
          </table:table-cell>
          <table:table-cell/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97">
            <text:p>297</text:p>
          </table:table-cell>
          <table:table-cell/>
          <table:table-cell office:value-type="float" office:value="41">
            <text:p>41</text:p>
          </table:table-cell>
          <table:table-cell office:value-type="float" office:value="215">
            <text:p>215</text:p>
          </table:table-cell>
          <table:table-cell office:value-type="float" office:value="239">
            <text:p>239</text:p>
          </table:table-cell>
          <table:table-cell office:value-type="float" office:value="248">
            <text:p>248</text:p>
          </table:table-cell>
          <table:table-cell/>
          <table:table-cell office:value-type="float" office:value="41">
            <text:p>41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86">
            <text:p>186</text:p>
          </table:table-cell>
          <table:table-cell/>
          <table:table-cell office:value-type="float" office:value="42">
            <text:p>42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750">
            <text:p>750</text:p>
          </table:table-cell>
          <table:table-cell/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1">
            <text:p>301</text:p>
          </table:table-cell>
          <table:table-cell/>
          <table:table-cell office:value-type="float" office:value="43">
            <text:p>43</text:p>
          </table:table-cell>
          <table:table-cell office:value-type="float" office:value="137">
            <text:p>137</text:p>
          </table:table-cell>
          <table:table-cell office:value-type="float" office:value="155">
            <text:p>155</text:p>
          </table:table-cell>
          <table:table-cell office:value-type="float" office:value="174">
            <text:p>174</text:p>
          </table:table-cell>
          <table:table-cell/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/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/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44">
            <text:p>44</text:p>
          </table:table-cell>
          <table:table-cell office:value-type="float" office:value="417">
            <text:p>417</text:p>
          </table:table-cell>
          <table:table-cell office:value-type="float" office:value="440">
            <text:p>440</text:p>
          </table:table-cell>
          <table:table-cell office:value-type="float" office:value="449">
            <text:p>449</text:p>
          </table:table-cell>
          <table:table-cell/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/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/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19">
            <text:p>419</text:p>
          </table:table-cell>
          <table:table-cell/>
          <table:table-cell office:value-type="float" office:value="45">
            <text:p>45</text:p>
          </table:table-cell>
          <table:table-cell office:value-type="float" office:value="423">
            <text:p>423</text:p>
          </table:table-cell>
          <table:table-cell office:value-type="float" office:value="447">
            <text:p>447</text:p>
          </table:table-cell>
          <table:table-cell office:value-type="float" office:value="456">
            <text:p>456</text:p>
          </table:table-cell>
          <table:table-cell/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/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57">
            <text:p>457</text:p>
          </table:table-cell>
          <table:table-cell/>
          <table:table-cell office:value-type="float" office:value="46">
            <text:p>46</text:p>
          </table:table-cell>
          <table:table-cell office:value-type="float" office:value="337">
            <text:p>337</text:p>
          </table:table-cell>
          <table:table-cell office:value-type="float" office:value="360">
            <text:p>360</text:p>
          </table:table-cell>
          <table:table-cell office:value-type="float" office:value="370">
            <text:p>370</text:p>
          </table:table-cell>
          <table:table-cell/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/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47">
            <text:p>47</text:p>
          </table:table-cell>
          <table:table-cell office:value-type="float" office:value="278">
            <text:p>278</text:p>
          </table:table-cell>
          <table:table-cell office:value-type="float" office:value="301">
            <text:p>301</text:p>
          </table:table-cell>
          <table:table-cell office:value-type="float" office:value="310">
            <text:p>310</text:p>
          </table:table-cell>
          <table:table-cell/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967">
            <text:p>967</text:p>
          </table:table-cell>
          <table:table-cell/>
          <table:table-cell office:value-type="float" office:value="48">
            <text:p>48</text:p>
          </table:table-cell>
          <table:table-cell office:value-type="float" office:value="456">
            <text:p>456</text:p>
          </table:table-cell>
          <table:table-cell office:value-type="float" office:value="479">
            <text:p>479</text:p>
          </table:table-cell>
          <table:table-cell office:value-type="float" office:value="488">
            <text:p>488</text:p>
          </table:table-cell>
          <table:table-cell/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0">
            <text:p>840</text:p>
          </table:table-cell>
          <table:table-cell/>
          <table:table-cell office:value-type="float" office:value="49">
            <text:p>49</text:p>
          </table:table-cell>
          <table:table-cell office:value-type="float" office:value="832">
            <text:p>832</text:p>
          </table:table-cell>
          <table:table-cell office:value-type="float" office:value="855">
            <text:p>855</text:p>
          </table:table-cell>
          <table:table-cell office:value-type="float" office:value="864">
            <text:p>864</text:p>
          </table:table-cell>
          <table:table-cell/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/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18">
            <text:p>818</text:p>
          </table:table-cell>
          <table:table-cell/>
          <table:table-cell office:value-type="float" office:value="50">
            <text:p>50</text:p>
          </table:table-cell>
          <table:table-cell office:value-type="float" office:value="449">
            <text:p>449</text:p>
          </table:table-cell>
          <table:table-cell office:value-type="float" office:value="472">
            <text:p>472</text:p>
          </table:table-cell>
          <table:table-cell office:value-type="float" office:value="481">
            <text:p>481</text:p>
          </table:table-cell>
          <table:table-cell/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/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502">
            <text:p>502</text:p>
          </table:table-cell>
          <table:table-cell/>
          <table:table-cell office:value-type="float" office:value="51">
            <text:p>51</text:p>
          </table:table-cell>
          <table:table-cell office:value-type="float" office:value="185">
            <text:p>185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/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51">
            <text:p>251</text:p>
          </table:table-cell>
          <table:table-cell/>
          <table:table-cell office:value-type="float" office:value="52">
            <text:p>52</text:p>
          </table:table-cell>
          <table:table-cell office:value-type="float" office:value="446">
            <text:p>446</text:p>
          </table:table-cell>
          <table:table-cell office:value-type="float" office:value="470">
            <text:p>470</text:p>
          </table:table-cell>
          <table:table-cell office:value-type="float" office:value="479">
            <text:p>479</text:p>
          </table:table-cell>
          <table:table-cell/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/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79">
            <text:p>279</text:p>
          </table:table-cell>
          <table:table-cell/>
          <table:table-cell office:value-type="float" office:value="53">
            <text:p>53</text:p>
          </table:table-cell>
          <table:table-cell office:value-type="float" office:value="716">
            <text:p>716</text:p>
          </table:table-cell>
          <table:table-cell office:value-type="float" office:value="739">
            <text:p>739</text:p>
          </table:table-cell>
          <table:table-cell office:value-type="float" office:value="748">
            <text:p>748</text:p>
          </table:table-cell>
          <table:table-cell/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85">
            <text:p>285</text:p>
          </table:table-cell>
          <table:table-cell/>
          <table:table-cell office:value-type="float" office:value="54">
            <text:p>54</text:p>
          </table:table-cell>
          <table:table-cell office:value-type="float" office:value="273">
            <text:p>273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/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/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/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24">
            <text:p>924</text:p>
          </table:table-cell>
          <table:table-cell/>
          <table:table-cell office:value-type="float" office:value="55">
            <text:p>55</text:p>
          </table:table-cell>
          <table:table-cell office:value-type="float" office:value="923">
            <text:p>923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/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/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61">
            <text:p>161</text:p>
          </table:table-cell>
          <table:table-cell/>
          <table:table-cell office:value-type="float" office:value="56">
            <text:p>56</text:p>
          </table:table-cell>
          <table:table-cell office:value-type="float" office:value="895">
            <text:p>895</text:p>
          </table:table-cell>
          <table:table-cell office:value-type="float" office:value="919">
            <text:p>919</text:p>
          </table:table-cell>
          <table:table-cell office:value-type="float" office:value="928">
            <text:p>928</text:p>
          </table:table-cell>
          <table:table-cell/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/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88">
            <text:p>688</text:p>
          </table:table-cell>
          <table:table-cell/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771">
            <text:p>771</text:p>
          </table:table-cell>
          <table:table-cell office:value-type="float" office:value="780">
            <text:p>780</text:p>
          </table:table-cell>
          <table:table-cell/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/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63">
            <text:p>163</text:p>
          </table:table-cell>
          <table:table-cell/>
          <table:table-cell office:value-type="float" office:value="58">
            <text:p>58</text:p>
          </table:table-cell>
          <table:table-cell office:value-type="float" office:value="774">
            <text:p>774</text:p>
          </table:table-cell>
          <table:table-cell office:value-type="float" office:value="798">
            <text:p>798</text:p>
          </table:table-cell>
          <table:table-cell office:value-type="float" office:value="807">
            <text:p>807</text:p>
          </table:table-cell>
          <table:table-cell/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/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19">
            <text:p>819</text:p>
          </table:table-cell>
          <table:table-cell/>
          <table:table-cell office:value-type="float" office:value="59">
            <text:p>59</text:p>
          </table:table-cell>
          <table:table-cell office:value-type="float" office:value="631">
            <text:p>631</text:p>
          </table:table-cell>
          <table:table-cell office:value-type="float" office:value="649">
            <text:p>649</text:p>
          </table:table-cell>
          <table:table-cell office:value-type="float" office:value="667">
            <text:p>667</text:p>
          </table:table-cell>
          <table:table-cell/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/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07">
            <text:p>707</text:p>
          </table:table-cell>
          <table:table-cell/>
          <table:table-cell office:value-type="float" office:value="60">
            <text:p>60</text:p>
          </table:table-cell>
          <table:table-cell office:value-type="float" office:value="800">
            <text:p>800</text:p>
          </table:table-cell>
          <table:table-cell office:value-type="float" office:value="824">
            <text:p>824</text:p>
          </table:table-cell>
          <table:table-cell office:value-type="float" office:value="833">
            <text:p>833</text:p>
          </table:table-cell>
          <table:table-cell/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78">
            <text:p>778</text:p>
          </table:table-cell>
          <table:table-cell/>
          <table:table-cell office:value-type="float" office:value="61">
            <text:p>61</text:p>
          </table:table-cell>
          <table:table-cell office:value-type="float" office:value="630">
            <text:p>630</text:p>
          </table:table-cell>
          <table:table-cell office:value-type="float" office:value="654">
            <text:p>654</text:p>
          </table:table-cell>
          <table:table-cell office:value-type="float" office:value="663">
            <text:p>663</text:p>
          </table:table-cell>
          <table:table-cell/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/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14">
            <text:p>314</text:p>
          </table:table-cell>
          <table:table-cell/>
          <table:table-cell office:value-type="float" office:value="62">
            <text:p>62</text:p>
          </table:table-cell>
          <table:table-cell office:value-type="float" office:value="545">
            <text:p>545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/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35">
            <text:p>835</text:p>
          </table:table-cell>
          <table:table-cell/>
          <table:table-cell office:value-type="float" office:value="63">
            <text:p>63</text:p>
          </table:table-cell>
          <table:table-cell office:value-type="float" office:value="198">
            <text:p>198</text:p>
          </table:table-cell>
          <table:table-cell office:value-type="float" office:value="221">
            <text:p>221</text:p>
          </table:table-cell>
          <table:table-cell office:value-type="float" office:value="230">
            <text:p>230</text:p>
          </table:table-cell>
          <table:table-cell/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/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1008">
            <text:p>1008</text:p>
          </table:table-cell>
          <table:table-cell/>
          <table:table-cell office:value-type="float" office:value="64">
            <text:p>64</text:p>
          </table:table-cell>
          <table:table-cell office:value-type="float" office:value="696">
            <text:p>696</text:p>
          </table:table-cell>
          <table:table-cell office:value-type="float" office:value="719">
            <text:p>719</text:p>
          </table:table-cell>
          <table:table-cell office:value-type="float" office:value="729">
            <text:p>729</text:p>
          </table:table-cell>
          <table:table-cell/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/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50">
            <text:p>850</text:p>
          </table:table-cell>
          <table:table-cell/>
          <table:table-cell office:value-type="float" office:value="65">
            <text:p>65</text:p>
          </table:table-cell>
          <table:table-cell office:value-type="float" office:value="727">
            <text:p>727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/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1056">
            <text:p>1056</text:p>
          </table:table-cell>
          <table:table-cell table:style-name="ce1" office:value-type="float" office:value="1066">
            <text:p>1066</text:p>
          </table:table-cell>
          <table:table-cell table:style-name="ce1" office:value-type="float" office:value="1076">
            <text:p>1076</text:p>
          </table:table-cell>
          <table:table-cell/>
          <table:table-cell office:value-type="float" office:value="66">
            <text:p>66</text:p>
          </table:table-cell>
          <table:table-cell office:value-type="float" office:value="893">
            <text:p>893</text:p>
          </table:table-cell>
          <table:table-cell office:value-type="float" office:value="916">
            <text:p>916</text:p>
          </table:table-cell>
          <table:table-cell office:value-type="float" office:value="925">
            <text:p>925</text:p>
          </table:table-cell>
          <table:table-cell/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23">
            <text:p>923</text:p>
          </table:table-cell>
          <table:table-cell/>
          <table:table-cell office:value-type="float" office:value="67">
            <text:p>67</text:p>
          </table:table-cell>
          <table:table-cell office:value-type="float" office:value="546">
            <text:p>546</text:p>
          </table:table-cell>
          <table:table-cell office:value-type="float" office:value="570">
            <text:p>570</text:p>
          </table:table-cell>
          <table:table-cell office:value-type="float" office:value="579">
            <text:p>579</text:p>
          </table:table-cell>
          <table:table-cell/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/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35">
            <text:p>335</text:p>
          </table:table-cell>
          <table:table-cell/>
          <table:table-cell office:value-type="float" office:value="68">
            <text:p>68</text:p>
          </table:table-cell>
          <table:table-cell office:value-type="float" office:value="550">
            <text:p>550</text:p>
          </table:table-cell>
          <table:table-cell office:value-type="float" office:value="573">
            <text:p>573</text:p>
          </table:table-cell>
          <table:table-cell office:value-type="float" office:value="582">
            <text:p>582</text:p>
          </table:table-cell>
          <table:table-cell/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69">
            <text:p>69</text:p>
          </table:table-cell>
          <table:table-cell office:value-type="float" office:value="993">
            <text:p>993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/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/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12">
            <text:p>312</text:p>
          </table:table-cell>
          <table:table-cell/>
          <table:table-cell office:value-type="float" office:value="70">
            <text:p>70</text:p>
          </table:table-cell>
          <table:table-cell office:value-type="float" office:value="1035">
            <text:p>1035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/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16">
            <text:p>516</text:p>
          </table:table-cell>
          <table:table-cell/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/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30">
            <text:p>630</text:p>
          </table:table-cell>
          <table:table-cell/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/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1047">
            <text:p>1047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3">
            <text:p>73</text:p>
          </table:table-cell>
          <table:table-cell office:value-type="float" office:value="196">
            <text:p>196</text:p>
          </table:table-cell>
          <table:table-cell office:value-type="float" office:value="219">
            <text:p>219</text:p>
          </table:table-cell>
          <table:table-cell office:value-type="float" office:value="228">
            <text:p>228</text:p>
          </table:table-cell>
          <table:table-cell/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/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606">
            <text:p>606</text:p>
          </table:table-cell>
          <table:table-cell/>
          <table:table-cell office:value-type="float" office:value="74">
            <text:p>74</text:p>
          </table:table-cell>
          <table:table-cell office:value-type="float" office:value="341">
            <text:p>341</text:p>
          </table:table-cell>
          <table:table-cell office:value-type="float" office:value="364">
            <text:p>364</text:p>
          </table:table-cell>
          <table:table-cell office:value-type="float" office:value="373">
            <text:p>373</text:p>
          </table:table-cell>
          <table:table-cell/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/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/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98">
            <text:p>198</text:p>
          </table:table-cell>
          <table:table-cell/>
          <table:table-cell office:value-type="float" office:value="75">
            <text:p>75</text:p>
          </table:table-cell>
          <table:table-cell office:value-type="float" office:value="1036">
            <text:p>1036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/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/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596">
            <text:p>596</text:p>
          </table:table-cell>
          <table:table-cell/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/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37">
            <text:p>337</text:p>
          </table:table-cell>
          <table:table-cell/>
          <table:table-cell office:value-type="float" office:value="77">
            <text:p>77</text:p>
          </table:table-cell>
          <table:table-cell office:value-type="float" office:value="462">
            <text:p>462</text:p>
          </table:table-cell>
          <table:table-cell office:value-type="float" office:value="485">
            <text:p>485</text:p>
          </table:table-cell>
          <table:table-cell office:value-type="float" office:value="494">
            <text:p>494</text:p>
          </table:table-cell>
          <table:table-cell/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22">
            <text:p>1022</text:p>
          </table:table-cell>
          <table:table-cell table:style-name="ce1" office:value-type="float" office:value="1033">
            <text:p>1033</text:p>
          </table:table-cell>
          <table:table-cell/>
          <table:table-cell office:value-type="float" office:value="78">
            <text:p>78</text:p>
          </table:table-cell>
          <table:table-cell office:value-type="float" office:value="801">
            <text:p>801</text:p>
          </table:table-cell>
          <table:table-cell office:value-type="float" office:value="824">
            <text:p>824</text:p>
          </table:table-cell>
          <table:table-cell office:value-type="float" office:value="834">
            <text:p>834</text:p>
          </table:table-cell>
          <table:table-cell/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609">
            <text:p>609</text:p>
          </table:table-cell>
          <table:table-cell/>
          <table:table-cell office:value-type="float" office:value="79">
            <text:p>79</text:p>
          </table:table-cell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/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/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/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98">
            <text:p>198</text:p>
          </table:table-cell>
          <table:table-cell/>
          <table:table-cell office:value-type="float" office:value="80">
            <text:p>80</text:p>
          </table:table-cell>
          <table:table-cell office:value-type="float" office:value="934">
            <text:p>934</text:p>
          </table:table-cell>
          <table:table-cell office:value-type="float" office:value="957">
            <text:p>957</text:p>
          </table:table-cell>
          <table:table-cell office:value-type="float" office:value="966">
            <text:p>966</text:p>
          </table:table-cell>
          <table:table-cell/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/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797">
            <text:p>797</text:p>
          </table:table-cell>
          <table:table-cell/>
          <table:table-cell office:value-type="float" office:value="81">
            <text:p>81</text:p>
          </table:table-cell>
          <table:table-cell office:value-type="float" office:value="173">
            <text:p>173</text:p>
          </table:table-cell>
          <table:table-cell office:value-type="float" office:value="196">
            <text:p>196</text:p>
          </table:table-cell>
          <table:table-cell office:value-type="float" office:value="205">
            <text:p>205</text:p>
          </table:table-cell>
          <table:table-cell/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/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21">
            <text:p>121</text:p>
          </table:table-cell>
          <table:table-cell/>
          <table:table-cell office:value-type="float" office:value="82">
            <text:p>82</text:p>
          </table:table-cell>
          <table:table-cell office:value-type="float" office:value="1025">
            <text:p>102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/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45">
            <text:p>445</text:p>
          </table:table-cell>
          <table:table-cell/>
          <table:table-cell office:value-type="float" office:value="83">
            <text:p>83</text:p>
          </table:table-cell>
          <table:table-cell office:value-type="float" office:value="504">
            <text:p>504</text:p>
          </table:table-cell>
          <table:table-cell office:value-type="float" office:value="527">
            <text:p>527</text:p>
          </table:table-cell>
          <table:table-cell office:value-type="float" office:value="537">
            <text:p>537</text:p>
          </table:table-cell>
          <table:table-cell/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83">
            <text:p>83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/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89">
            <text:p>489</text:p>
          </table:table-cell>
          <table:table-cell/>
          <table:table-cell office:value-type="float" office:value="84">
            <text:p>84</text:p>
          </table:table-cell>
          <table:table-cell office:value-type="float" office:value="521">
            <text:p>521</text:p>
          </table:table-cell>
          <table:table-cell office:value-type="float" office:value="545">
            <text:p>545</text:p>
          </table:table-cell>
          <table:table-cell office:value-type="float" office:value="554">
            <text:p>554</text:p>
          </table:table-cell>
          <table:table-cell/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/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85">
            <text:p>85</text:p>
          </table:table-cell>
          <table:table-cell office:value-type="float" office:value="315">
            <text:p>315</text:p>
          </table:table-cell>
          <table:table-cell office:value-type="float" office:value="338">
            <text:p>338</text:p>
          </table:table-cell>
          <table:table-cell office:value-type="float" office:value="348">
            <text:p>348</text:p>
          </table:table-cell>
          <table:table-cell/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/>
          <table:table-cell office:value-type="float" office:value="85">
            <text:p>85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/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6">
            <text:p>86</text:p>
          </table:table-cell>
          <table:table-cell office:value-type="float" office:value="836">
            <text:p>836</text:p>
          </table:table-cell>
          <table:table-cell office:value-type="float" office:value="859">
            <text:p>859</text:p>
          </table:table-cell>
          <table:table-cell office:value-type="float" office:value="868">
            <text:p>868</text:p>
          </table:table-cell>
          <table:table-cell/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600">
            <text:p>600</text:p>
          </table:table-cell>
          <table:table-cell/>
          <table:table-cell office:value-type="float" office:value="87">
            <text:p>87</text:p>
          </table:table-cell>
          <table:table-cell office:value-type="float" office:value="720">
            <text:p>720</text:p>
          </table:table-cell>
          <table:table-cell office:value-type="float" office:value="743">
            <text:p>743</text:p>
          </table:table-cell>
          <table:table-cell office:value-type="float" office:value="752">
            <text:p>752</text:p>
          </table:table-cell>
          <table:table-cell/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87">
            <text:p>87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/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/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/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/>
          <table:table-cell office:value-type="float" office:value="88">
            <text:p>8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47">
            <text:p>647</text:p>
          </table:table-cell>
          <table:table-cell/>
          <table:table-cell office:value-type="float" office:value="89">
            <text:p>89</text:p>
          </table:table-cell>
          <table:table-cell office:value-type="float" office:value="418">
            <text:p>418</text:p>
          </table:table-cell>
          <table:table-cell office:value-type="float" office:value="442">
            <text:p>442</text:p>
          </table:table-cell>
          <table:table-cell office:value-type="float" office:value="451">
            <text:p>451</text:p>
          </table:table-cell>
          <table:table-cell/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73">
            <text:p>773</text:p>
          </table:table-cell>
          <table:table-cell table:style-name="ce1" office:value-type="float" office:value="783">
            <text:p>783</text:p>
          </table:table-cell>
          <table:table-cell/>
          <table:table-cell office:value-type="float" office:value="90">
            <text:p>90</text:p>
          </table:table-cell>
          <table:table-cell office:value-type="float" office:value="1032">
            <text:p>1032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/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/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91">
            <text:p>91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/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/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/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4">
            <text:p>194</text:p>
          </table:table-cell>
          <table:table-cell/>
          <table:table-cell office:value-type="float" office:value="92">
            <text:p>92</text:p>
          </table:table-cell>
          <table:table-cell office:value-type="float" office:value="673">
            <text:p>673</text:p>
          </table:table-cell>
          <table:table-cell office:value-type="float" office:value="696">
            <text:p>696</text:p>
          </table:table-cell>
          <table:table-cell office:value-type="float" office:value="706">
            <text:p>706</text:p>
          </table:table-cell>
          <table:table-cell/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57">
            <text:p>357</text:p>
          </table:table-cell>
          <table:table-cell/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/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89">
            <text:p>689</text:p>
          </table:table-cell>
          <table:table-cell/>
          <table:table-cell office:value-type="float" office:value="94">
            <text:p>94</text:p>
          </table:table-cell>
          <table:table-cell office:value-type="float" office:value="390">
            <text:p>390</text:p>
          </table:table-cell>
          <table:table-cell office:value-type="float" office:value="413">
            <text:p>413</text:p>
          </table:table-cell>
          <table:table-cell office:value-type="float" office:value="423">
            <text:p>423</text:p>
          </table:table-cell>
          <table:table-cell/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/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527">
            <text:p>527</text:p>
          </table:table-cell>
          <table:table-cell/>
          <table:table-cell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/>
          <table:table-cell office:value-type="float" office:value="95">
            <text:p>95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95">
            <text:p>95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13">
            <text:p>113</text:p>
          </table:table-cell>
          <table:table-cell/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/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/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849">
            <text:p>849</text:p>
          </table:table-cell>
          <table:table-cell/>
          <table:table-cell office:value-type="float" office:value="97">
            <text:p>97</text:p>
          </table:table-cell>
          <table:table-cell office:value-type="float" office:value="807">
            <text:p>807</text:p>
          </table:table-cell>
          <table:table-cell office:value-type="float" office:value="824">
            <text:p>824</text:p>
          </table:table-cell>
          <table:table-cell office:value-type="float" office:value="843">
            <text:p>843</text:p>
          </table:table-cell>
          <table:table-cell/>
          <table:table-cell office:value-type="float" office:value="97">
            <text:p>97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/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56">
            <text:p>656</text:p>
          </table:table-cell>
          <table:table-cell/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/>
          <table:table-cell office:value-type="float" office:value="98">
            <text:p>98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98">
            <text:p>98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63">
            <text:p>163</text:p>
          </table:table-cell>
          <table:table-cell/>
          <table:table-cell office:value-type="float" office:value="99">
            <text:p>99</text:p>
          </table:table-cell>
          <table:table-cell office:value-type="float" office:value="863">
            <text:p>863</text:p>
          </table:table-cell>
          <table:table-cell office:value-type="float" office:value="886">
            <text:p>886</text:p>
          </table:table-cell>
          <table:table-cell office:value-type="float" office:value="895">
            <text:p>895</text:p>
          </table:table-cell>
          <table:table-cell/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office:value-type="float" office:value="99">
            <text:p>99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/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623">
            <text:p>623</text:p>
          </table:table-cell>
          <table:table-cell/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/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/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462">
            <text:p>462</text:p>
          </table:table-cell>
          <table:table-cell/>
          <table:table-cell office:value-type="float" office:value="101">
            <text:p>101</text:p>
          </table:table-cell>
          <table:table-cell office:value-type="float" office:value="832">
            <text:p>832</text:p>
          </table:table-cell>
          <table:table-cell office:value-type="float" office:value="855">
            <text:p>855</text:p>
          </table:table-cell>
          <table:table-cell office:value-type="float" office:value="865">
            <text:p>865</text:p>
          </table:table-cell>
          <table:table-cell/>
          <table:table-cell office:value-type="float" office:value="101">
            <text:p>101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101">
            <text:p>101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/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5">
            <text:p>95</text:p>
          </table:table-cell>
          <table:table-cell/>
          <table:table-cell office:value-type="float" office:value="102">
            <text:p>102</text:p>
          </table:table-cell>
          <table:table-cell office:value-type="float" office:value="782">
            <text:p>782</text:p>
          </table:table-cell>
          <table:table-cell office:value-type="float" office:value="805">
            <text:p>805</text:p>
          </table:table-cell>
          <table:table-cell office:value-type="float" office:value="815">
            <text:p>815</text:p>
          </table:table-cell>
          <table:table-cell/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/>
          <table:table-cell office:value-type="float" office:value="102">
            <text:p>10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/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80">
            <text:p>380</text:p>
          </table:table-cell>
          <table:table-cell/>
          <table:table-cell office:value-type="float" office:value="103">
            <text:p>103</text:p>
          </table:table-cell>
          <table:table-cell office:value-type="float" office:value="759">
            <text:p>759</text:p>
          </table:table-cell>
          <table:table-cell office:value-type="float" office:value="782">
            <text:p>782</text:p>
          </table:table-cell>
          <table:table-cell office:value-type="float" office:value="791">
            <text:p>791</text:p>
          </table:table-cell>
          <table:table-cell/>
          <table:table-cell office:value-type="float" office:value="103">
            <text:p>103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103">
            <text:p>103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/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1041">
            <text:p>1041</text:p>
          </table:table-cell>
          <table:table-cell/>
          <table:table-cell office:value-type="float" office:value="104">
            <text:p>104</text:p>
          </table:table-cell>
          <table:table-cell office:value-type="float" office:value="619">
            <text:p>619</text:p>
          </table:table-cell>
          <table:table-cell office:value-type="float" office:value="642">
            <text:p>642</text:p>
          </table:table-cell>
          <table:table-cell office:value-type="float" office:value="651">
            <text:p>651</text:p>
          </table:table-cell>
          <table:table-cell/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104">
            <text:p>104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/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105">
            <text:p>105</text:p>
          </table:table-cell>
          <table:table-cell office:value-type="float" office:value="508">
            <text:p>508</text:p>
          </table:table-cell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/>
          <table:table-cell office:value-type="float" office:value="105">
            <text:p>105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/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2">
            <text:p>902</text:p>
          </table:table-cell>
          <table:table-cell/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833">
            <text:p>833</text:p>
          </table:table-cell>
          <table:table-cell office:value-type="float" office:value="842">
            <text:p>842</text:p>
          </table:table-cell>
          <table:table-cell/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/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3">
            <text:p>43</text:p>
          </table:table-cell>
          <table:table-cell/>
          <table:table-cell office:value-type="float" office:value="107">
            <text:p>107</text:p>
          </table:table-cell>
          <table:table-cell office:value-type="float" office:value="949">
            <text:p>949</text:p>
          </table:table-cell>
          <table:table-cell office:value-type="float" office:value="967">
            <text:p>967</text:p>
          </table:table-cell>
          <table:table-cell office:value-type="float" office:value="985">
            <text:p>985</text:p>
          </table:table-cell>
          <table:table-cell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107">
            <text:p>107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/>
          <table:table-cell office:value-type="float" office:value="107">
            <text:p>107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22">
            <text:p>922</text:p>
          </table:table-cell>
          <table:table-cell/>
          <table:table-cell office:value-type="float" office:value="108">
            <text:p>108</text:p>
          </table:table-cell>
          <table:table-cell office:value-type="float" office:value="932">
            <text:p>932</text:p>
          </table:table-cell>
          <table:table-cell office:value-type="float" office:value="955">
            <text:p>955</text:p>
          </table:table-cell>
          <table:table-cell office:value-type="float" office:value="965">
            <text:p>965</text:p>
          </table:table-cell>
          <table:table-cell/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/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/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08">
            <text:p>208</text:p>
          </table:table-cell>
          <table:table-cell/>
          <table:table-cell office:value-type="float" office:value="109">
            <text:p>109</text:p>
          </table:table-cell>
          <table:table-cell office:value-type="float" office:value="896">
            <text:p>896</text:p>
          </table:table-cell>
          <table:table-cell office:value-type="float" office:value="919">
            <text:p>919</text:p>
          </table:table-cell>
          <table:table-cell office:value-type="float" office:value="929">
            <text:p>929</text:p>
          </table:table-cell>
          <table:table-cell/>
          <table:table-cell office:value-type="float" office:value="109">
            <text:p>109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/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110">
            <text:p>110</text:p>
          </table:table-cell>
          <table:table-cell office:value-type="float" office:value="810">
            <text:p>810</text:p>
          </table:table-cell>
          <table:table-cell office:value-type="float" office:value="834">
            <text:p>834</text:p>
          </table:table-cell>
          <table:table-cell office:value-type="float" office:value="843">
            <text:p>843</text:p>
          </table:table-cell>
          <table:table-cell/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/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111">
            <text:p>111</text:p>
          </table:table-cell>
          <table:table-cell office:value-type="float" office:value="979">
            <text:p>979</text:p>
          </table:table-cell>
          <table:table-cell office:value-type="float" office:value="1003">
            <text:p>1003</text:p>
          </table:table-cell>
          <table:table-cell office:value-type="float" office:value="1012">
            <text:p>1012</text:p>
          </table:table-cell>
          <table:table-cell/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  <table:table-cell office:value-type="float" office:value="111">
            <text:p>111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1056">
            <text:p>1056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12">
            <text:p>112</text:p>
          </table:table-cell>
          <table:table-cell office:value-type="float" office:value="491">
            <text:p>491</text:p>
          </table:table-cell>
          <table:table-cell office:value-type="float" office:value="515">
            <text:p>515</text:p>
          </table:table-cell>
          <table:table-cell office:value-type="float" office:value="524">
            <text:p>524</text:p>
          </table:table-cell>
          <table:table-cell/>
          <table:table-cell office:value-type="float" office:value="112">
            <text:p>112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/>
          <table:table-cell office:value-type="float" office:value="112">
            <text:p>11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16">
            <text:p>316</text:p>
          </table:table-cell>
          <table:table-cell/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162">
            <text:p>162</text:p>
          </table:table-cell>
          <table:table-cell/>
          <table:table-cell office:value-type="float" office:value="113">
            <text:p>113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113">
            <text:p>113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59">
            <text:p>359</text:p>
          </table:table-cell>
          <table:table-cell/>
          <table:table-cell office:value-type="float" office:value="114">
            <text:p>114</text:p>
          </table:table-cell>
          <table:table-cell office:value-type="float" office:value="665">
            <text:p>665</text:p>
          </table:table-cell>
          <table:table-cell office:value-type="float" office:value="688">
            <text:p>688</text:p>
          </table:table-cell>
          <table:table-cell office:value-type="float" office:value="698">
            <text:p>698</text:p>
          </table:table-cell>
          <table:table-cell/>
          <table:table-cell office:value-type="float" office:value="114">
            <text:p>114</text:p>
          </table:table-cell>
          <table:table-cell office:value-type="float" office:value="101">
            <text:p>10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/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929">
            <text:p>929</text:p>
          </table:table-cell>
          <table:table-cell/>
          <table:table-cell office:value-type="float" office:value="115">
            <text:p>115</text:p>
          </table:table-cell>
          <table:table-cell office:value-type="float" office:value="611">
            <text:p>611</text:p>
          </table:table-cell>
          <table:table-cell office:value-type="float" office:value="628">
            <text:p>628</text:p>
          </table:table-cell>
          <table:table-cell office:value-type="float" office:value="647">
            <text:p>647</text:p>
          </table:table-cell>
          <table:table-cell/>
          <table:table-cell office:value-type="float" office:value="115">
            <text:p>115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14">
            <text:p>14</text:p>
          </table:table-cell>
          <table:table-cell/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672">
            <text:p>672</text:p>
          </table:table-cell>
          <table:table-cell/>
          <table:table-cell office:value-type="float" office:value="116">
            <text:p>116</text:p>
          </table:table-cell>
          <table:table-cell office:value-type="float" office:value="532">
            <text:p>532</text:p>
          </table:table-cell>
          <table:table-cell office:value-type="float" office:value="555">
            <text:p>555</text:p>
          </table:table-cell>
          <table:table-cell office:value-type="float" office:value="565">
            <text:p>565</text:p>
          </table:table-cell>
          <table:table-cell/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116">
            <text:p>116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02">
            <text:p>602</text:p>
          </table:table-cell>
          <table:table-cell/>
          <table:table-cell office:value-type="float" office:value="117">
            <text:p>117</text:p>
          </table:table-cell>
          <table:table-cell office:value-type="float" office:value="785">
            <text:p>785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/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/>
          <table:table-cell office:value-type="float" office:value="117">
            <text:p>117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/>
          <table:table-cell office:value-type="float" office:value="117">
            <text:p>11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67">
            <text:p>167</text:p>
          </table:table-cell>
          <table:table-cell/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/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118">
            <text:p>118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3">
            <text:p>63</text:p>
          </table:table-cell>
          <table:table-cell/>
          <table:table-cell office:value-type="float" office:value="119">
            <text:p>119</text:p>
          </table:table-cell>
          <table:table-cell office:value-type="float" office:value="534">
            <text:p>534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/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119">
            <text:p>119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/>
          <table:table-cell office:value-type="float" office:value="119">
            <text:p>119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82">
            <text:p>582</text:p>
          </table:table-cell>
          <table:table-cell/>
          <table:table-cell office:value-type="float" office:value="120">
            <text:p>120</text:p>
          </table:table-cell>
          <table:table-cell office:value-type="float" office:value="478">
            <text:p>478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/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/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/>
          <table:table-cell office:value-type="float" office:value="120">
            <text:p>12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04">
            <text:p>604</text:p>
          </table:table-cell>
          <table:table-cell/>
          <table:table-cell office:value-type="float" office:value="121">
            <text:p>121</text:p>
          </table:table-cell>
          <table:table-cell office:value-type="float" office:value="504">
            <text:p>504</text:p>
          </table:table-cell>
          <table:table-cell office:value-type="float" office:value="527">
            <text:p>527</text:p>
          </table:table-cell>
          <table:table-cell office:value-type="float" office:value="536">
            <text:p>536</text:p>
          </table:table-cell>
          <table:table-cell/>
          <table:table-cell office:value-type="float" office:value="121">
            <text:p>12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/>
          <table:table-cell office:value-type="float" office:value="121">
            <text:p>121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121">
            <text:p>12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81">
            <text:p>181</text:p>
          </table:table-cell>
          <table:table-cell/>
          <table:table-cell office:value-type="float" office:value="122">
            <text:p>122</text:p>
          </table:table-cell>
          <table:table-cell office:value-type="float" office:value="653">
            <text:p>653</text:p>
          </table:table-cell>
          <table:table-cell office:value-type="float" office:value="677">
            <text:p>677</text:p>
          </table:table-cell>
          <table:table-cell office:value-type="float" office:value="686">
            <text:p>686</text:p>
          </table:table-cell>
          <table:table-cell/>
          <table:table-cell office:value-type="float" office:value="122">
            <text:p>122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/>
          <table:table-cell office:value-type="float" office:value="122">
            <text:p>122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122">
            <text:p>122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45">
            <text:p>645</text:p>
          </table:table-cell>
          <table:table-cell/>
          <table:table-cell office:value-type="float" office:value="123">
            <text:p>123</text:p>
          </table:table-cell>
          <table:table-cell office:value-type="float" office:value="914">
            <text:p>914</text:p>
          </table:table-cell>
          <table:table-cell office:value-type="float" office:value="937">
            <text:p>937</text:p>
          </table:table-cell>
          <table:table-cell office:value-type="float" office:value="947">
            <text:p>947</text:p>
          </table:table-cell>
          <table:table-cell/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/>
          <table:table-cell office:value-type="float" office:value="123">
            <text:p>123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123">
            <text:p>123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665">
            <text:p>665</text:p>
          </table:table-cell>
          <table:table-cell/>
          <table:table-cell office:value-type="float" office:value="124">
            <text:p>124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/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/>
          <table:table-cell office:value-type="float" office:value="124">
            <text:p>124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/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76">
            <text:p>776</text:p>
          </table:table-cell>
          <table:table-cell/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/>
          <table:table-cell office:value-type="float" office:value="125">
            <text:p>125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/>
          <table:table-cell office:value-type="float" office:value="125">
            <text:p>125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37">
            <text:p>937</text:p>
          </table:table-cell>
          <table:table-cell/>
          <table:table-cell office:value-type="float" office:value="126">
            <text:p>126</text:p>
          </table:table-cell>
          <table:table-cell office:value-type="float" office:value="426">
            <text:p>426</text:p>
          </table:table-cell>
          <table:table-cell office:value-type="float" office:value="444">
            <text:p>444</text:p>
          </table:table-cell>
          <table:table-cell office:value-type="float" office:value="462">
            <text:p>462</text:p>
          </table:table-cell>
          <table:table-cell/>
          <table:table-cell office:value-type="float" office:value="126">
            <text:p>126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126">
            <text:p>126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537">
            <text:p>537</text:p>
          </table:table-cell>
          <table:table-cell/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/>
          <table:table-cell office:value-type="float" office:value="127">
            <text:p>12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127">
            <text:p>127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24">
            <text:p>424</text:p>
          </table:table-cell>
          <table:table-cell/>
          <table:table-cell office:value-type="float" office:value="128">
            <text:p>128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/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69">
            <text:p>269</text:p>
          </table:table-cell>
          <table:table-cell/>
          <table:table-cell office:value-type="float" office:value="129">
            <text:p>129</text:p>
          </table:table-cell>
          <table:table-cell office:value-type="float" office:value="688">
            <text:p>688</text:p>
          </table:table-cell>
          <table:table-cell office:value-type="float" office:value="712">
            <text:p>712</text:p>
          </table:table-cell>
          <table:table-cell office:value-type="float" office:value="721">
            <text:p>721</text:p>
          </table:table-cell>
          <table:table-cell/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129">
            <text:p>129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/>
          <table:table-cell office:value-type="float" office:value="129">
            <text:p>129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876">
            <text:p>876</text:p>
          </table:table-cell>
          <table:table-cell/>
          <table:table-cell office:value-type="float" office:value="130">
            <text:p>130</text:p>
          </table:table-cell>
          <table:table-cell office:value-type="float" office:value="749">
            <text:p>749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/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/>
          <table:table-cell office:value-type="float" office:value="130">
            <text:p>130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office:value-type="float" office:value="130">
            <text:p>13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70">
            <text:p>470</text:p>
          </table:table-cell>
          <table:table-cell/>
          <table:table-cell office:value-type="float" office:value="131">
            <text:p>131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/>
          <table:table-cell office:value-type="float" office:value="131">
            <text:p>131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131">
            <text:p>13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/>
          <table:table-cell office:value-type="float" office:value="131">
            <text:p>13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803">
            <text:p>803</text:p>
          </table:table-cell>
          <table:table-cell/>
          <table:table-cell office:value-type="float" office:value="132">
            <text:p>132</text:p>
          </table:table-cell>
          <table:table-cell office:value-type="float" office:value="367">
            <text:p>367</text:p>
          </table:table-cell>
          <table:table-cell office:value-type="float" office:value="391">
            <text:p>391</text:p>
          </table:table-cell>
          <table:table-cell office:value-type="float" office:value="400">
            <text:p>400</text:p>
          </table:table-cell>
          <table:table-cell/>
          <table:table-cell office:value-type="float" office:value="132">
            <text:p>13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132">
            <text:p>13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/>
          <table:table-cell office:value-type="float" office:value="132">
            <text:p>13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30">
            <text:p>330</text:p>
          </table:table-cell>
          <table:table-cell/>
          <table:table-cell office:value-type="float" office:value="133">
            <text:p>133</text:p>
          </table:table-cell>
          <table:table-cell office:value-type="float" office:value="780">
            <text:p>780</text:p>
          </table:table-cell>
          <table:table-cell office:value-type="float" office:value="804">
            <text:p>804</text:p>
          </table:table-cell>
          <table:table-cell office:value-type="float" office:value="813">
            <text:p>813</text:p>
          </table:table-cell>
          <table:table-cell/>
          <table:table-cell office:value-type="float" office:value="133">
            <text:p>133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133">
            <text:p>133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/>
          <table:table-cell office:value-type="float" office:value="133">
            <text:p>13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/>
          <table:table-cell office:value-type="float" office:value="134">
            <text:p>134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office:value-type="float" office:value="134">
            <text:p>134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134">
            <text:p>134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75">
            <text:p>875</text:p>
          </table:table-cell>
          <table:table-cell/>
          <table:table-cell office:value-type="float" office:value="135">
            <text:p>135</text:p>
          </table:table-cell>
          <table:table-cell office:value-type="float" office:value="804">
            <text:p>804</text:p>
          </table:table-cell>
          <table:table-cell office:value-type="float" office:value="827">
            <text:p>827</text:p>
          </table:table-cell>
          <table:table-cell office:value-type="float" office:value="837">
            <text:p>837</text:p>
          </table:table-cell>
          <table:table-cell/>
          <table:table-cell office:value-type="float" office:value="135">
            <text:p>135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135">
            <text:p>135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81">
            <text:p>481</text:p>
          </table:table-cell>
          <table:table-cell/>
          <table:table-cell office:value-type="float" office:value="136">
            <text:p>136</text:p>
          </table:table-cell>
          <table:table-cell office:value-type="float" office:value="935">
            <text:p>935</text:p>
          </table:table-cell>
          <table:table-cell office:value-type="float" office:value="958">
            <text:p>958</text:p>
          </table:table-cell>
          <table:table-cell office:value-type="float" office:value="967">
            <text:p>967</text:p>
          </table:table-cell>
          <table:table-cell/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136">
            <text:p>136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136">
            <text:p>13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38">
            <text:p>538</text:p>
          </table:table-cell>
          <table:table-cell/>
          <table:table-cell office:value-type="float" office:value="137">
            <text:p>137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/>
          <table:table-cell office:value-type="float" office:value="137">
            <text:p>137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/>
          <table:table-cell office:value-type="float" office:value="137">
            <text:p>137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office:value-type="float" office:value="137">
            <text:p>137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60">
            <text:p>260</text:p>
          </table:table-cell>
          <table:table-cell/>
          <table:table-cell office:value-type="float" office:value="138">
            <text:p>138</text:p>
          </table:table-cell>
          <table:table-cell office:value-type="float" office:value="180">
            <text:p>180</text:p>
          </table:table-cell>
          <table:table-cell office:value-type="float" office:value="204">
            <text:p>204</text:p>
          </table:table-cell>
          <table:table-cell office:value-type="float" office:value="213">
            <text:p>213</text:p>
          </table:table-cell>
          <table:table-cell/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/>
          <table:table-cell office:value-type="float" office:value="138">
            <text:p>138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748">
            <text:p>748</text:p>
          </table:table-cell>
          <table:table-cell/>
          <table:table-cell office:value-type="float" office:value="139">
            <text:p>139</text:p>
          </table:table-cell>
          <table:table-cell office:value-type="float" office:value="225">
            <text:p>225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/>
          <table:table-cell office:value-type="float" office:value="139">
            <text:p>139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/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139">
            <text:p>13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4">
            <text:p>74</text:p>
          </table:table-cell>
          <table:table-cell/>
          <table:table-cell office:value-type="float" office:value="140">
            <text:p>140</text:p>
          </table:table-cell>
          <table:table-cell office:value-type="float" office:value="980">
            <text:p>980</text:p>
          </table:table-cell>
          <table:table-cell office:value-type="float" office:value="1004">
            <text:p>1004</text:p>
          </table:table-cell>
          <table:table-cell office:value-type="float" office:value="1013">
            <text:p>1013</text:p>
          </table:table-cell>
          <table:table-cell/>
          <table:table-cell office:value-type="float" office:value="140">
            <text:p>140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140">
            <text:p>140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140">
            <text:p>140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1">
            <text:p>51</text:p>
          </table:table-cell>
          <table:table-cell/>
          <table:table-cell office:value-type="float" office:value="141">
            <text:p>141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 office:value-type="float" office:value="271">
            <text:p>271</text:p>
          </table:table-cell>
          <table:table-cell/>
          <table:table-cell office:value-type="float" office:value="141">
            <text:p>141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141">
            <text:p>141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/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21">
            <text:p>521</text:p>
          </table:table-cell>
          <table:table-cell/>
          <table:table-cell office:value-type="float" office:value="142">
            <text:p>142</text:p>
          </table:table-cell>
          <table:table-cell office:value-type="float" office:value="392">
            <text:p>392</text:p>
          </table:table-cell>
          <table:table-cell office:value-type="float" office:value="415">
            <text:p>415</text:p>
          </table:table-cell>
          <table:table-cell office:value-type="float" office:value="425">
            <text:p>425</text:p>
          </table:table-cell>
          <table:table-cell/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/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997">
            <text:p>997</text:p>
          </table:table-cell>
          <table:table-cell/>
          <table:table-cell office:value-type="float" office:value="143">
            <text:p>143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1015">
            <text:p>1015</text:p>
          </table:table-cell>
          <table:table-cell/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float" office:value="143">
            <text:p>143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/>
          <table:table-cell office:value-type="float" office:value="143">
            <text:p>14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06">
            <text:p>606</text:p>
          </table:table-cell>
          <table:table-cell/>
          <table:table-cell office:value-type="float" office:value="144">
            <text:p>144</text:p>
          </table:table-cell>
          <table:table-cell office:value-type="float" office:value="472">
            <text:p>472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/>
          <table:table-cell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/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53">
            <text:p>753</text:p>
          </table:table-cell>
          <table:table-cell/>
          <table:table-cell office:value-type="float" office:value="145">
            <text:p>145</text:p>
          </table:table-cell>
          <table:table-cell office:value-type="float" office:value="986">
            <text:p>986</text:p>
          </table:table-cell>
          <table:table-cell office:value-type="float" office:value="1009">
            <text:p>1009</text:p>
          </table:table-cell>
          <table:table-cell office:value-type="float" office:value="1018">
            <text:p>1018</text:p>
          </table:table-cell>
          <table:table-cell/>
          <table:table-cell office:value-type="float" office:value="145">
            <text:p>145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145">
            <text:p>14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1014">
            <text:p>1014</text:p>
          </table:table-cell>
          <table:table-cell table:style-name="ce1" office:value-type="float" office:value="1027">
            <text:p>1027</text:p>
          </table:table-cell>
          <table:table-cell table:style-name="ce1" office:value-type="float" office:value="1039">
            <text:p>1039</text:p>
          </table:table-cell>
          <table:table-cell/>
          <table:table-cell office:value-type="float" office:value="146">
            <text:p>146</text:p>
          </table:table-cell>
          <table:table-cell office:value-type="float" office:value="741">
            <text:p>741</text:p>
          </table:table-cell>
          <table:table-cell office:value-type="float" office:value="765">
            <text:p>765</text:p>
          </table:table-cell>
          <table:table-cell office:value-type="float" office:value="774">
            <text:p>774</text:p>
          </table:table-cell>
          <table:table-cell/>
          <table:table-cell office:value-type="float" office:value="146">
            <text:p>146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/>
          <table:table-cell office:value-type="float" office:value="146">
            <text:p>14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87">
            <text:p>887</text:p>
          </table:table-cell>
          <table:table-cell/>
          <table:table-cell office:value-type="float" office:value="147">
            <text:p>147</text:p>
          </table:table-cell>
          <table:table-cell office:value-type="float" office:value="924">
            <text:p>924</text:p>
          </table:table-cell>
          <table:table-cell office:value-type="float" office:value="947">
            <text:p>947</text:p>
          </table:table-cell>
          <table:table-cell office:value-type="float" office:value="957">
            <text:p>957</text:p>
          </table:table-cell>
          <table:table-cell/>
          <table:table-cell office:value-type="float" office:value="147">
            <text:p>147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147">
            <text:p>147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147">
            <text:p>147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16">
            <text:p>116</text:p>
          </table:table-cell>
          <table:table-cell/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692">
            <text:p>692</text:p>
          </table:table-cell>
          <table:table-cell office:value-type="float" office:value="702">
            <text:p>702</text:p>
          </table:table-cell>
          <table:table-cell/>
          <table:table-cell office:value-type="float" office:value="148">
            <text:p>148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  <table:table-cell office:value-type="float" office:value="148">
            <text:p>148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148">
            <text:p>148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4">
            <text:p>584</text:p>
          </table:table-cell>
          <table:table-cell/>
          <table:table-cell office:value-type="float" office:value="149">
            <text:p>149</text:p>
          </table:table-cell>
          <table:table-cell office:value-type="float" office:value="1028">
            <text:p>1028</text:p>
          </table:table-cell>
          <table:table-cell office:value-type="float" office:value="1051">
            <text:p>1051</text:p>
          </table:table-cell>
          <table:table-cell office:value-type="float" office:value="24">
            <text:p>24</text:p>
          </table:table-cell>
          <table:table-cell/>
          <table:table-cell office:value-type="float" office:value="149">
            <text:p>149</text:p>
          </table:table-cell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/>
          <table:table-cell office:value-type="float" office:value="149">
            <text:p>149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2">
            <text:p>432</text:p>
          </table:table-cell>
          <table:table-cell/>
          <table:table-cell office:value-type="float" office:value="150">
            <text:p>150</text:p>
          </table:table-cell>
          <table:table-cell office:value-type="float" office:value="365">
            <text:p>365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/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/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833">
            <text:p>833</text:p>
          </table:table-cell>
          <table:table-cell/>
          <table:table-cell office:value-type="float" office:value="151">
            <text:p>151</text:p>
          </table:table-cell>
          <table:table-cell office:value-type="float" office:value="227">
            <text:p>227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/>
          <table:table-cell office:value-type="float" office:value="151">
            <text:p>15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/>
          <table:table-cell office:value-type="float" office:value="151">
            <text:p>151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151">
            <text:p>151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5">
            <text:p>125</text:p>
          </table:table-cell>
          <table:table-cell/>
          <table:table-cell office:value-type="float" office:value="152">
            <text:p>152</text:p>
          </table:table-cell>
          <table:table-cell office:value-type="float" office:value="952">
            <text:p>952</text:p>
          </table:table-cell>
          <table:table-cell office:value-type="float" office:value="975">
            <text:p>975</text:p>
          </table:table-cell>
          <table:table-cell office:value-type="float" office:value="984">
            <text:p>984</text:p>
          </table:table-cell>
          <table:table-cell/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152">
            <text:p>15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/>
          <table:table-cell office:value-type="float" office:value="152">
            <text:p>152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89">
            <text:p>989</text:p>
          </table:table-cell>
          <table:table-cell/>
          <table:table-cell office:value-type="float" office:value="153">
            <text:p>153</text:p>
          </table:table-cell>
          <table:table-cell office:value-type="float" office:value="307">
            <text:p>307</text:p>
          </table:table-cell>
          <table:table-cell office:value-type="float" office:value="330">
            <text:p>330</text:p>
          </table:table-cell>
          <table:table-cell office:value-type="float" office:value="339">
            <text:p>339</text:p>
          </table:table-cell>
          <table:table-cell/>
          <table:table-cell office:value-type="float" office:value="153">
            <text:p>15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153">
            <text:p>153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/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58">
            <text:p>458</text:p>
          </table:table-cell>
          <table:table-cell/>
          <table:table-cell office:value-type="float" office:value="154">
            <text:p>154</text:p>
          </table:table-cell>
          <table:table-cell office:value-type="float" office:value="684">
            <text:p>684</text:p>
          </table:table-cell>
          <table:table-cell office:value-type="float" office:value="707">
            <text:p>707</text:p>
          </table:table-cell>
          <table:table-cell office:value-type="float" office:value="717">
            <text:p>717</text:p>
          </table:table-cell>
          <table:table-cell/>
          <table:table-cell office:value-type="float" office:value="154">
            <text:p>154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154">
            <text:p>154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154">
            <text:p>154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59">
            <text:p>459</text:p>
          </table:table-cell>
          <table:table-cell/>
          <table:table-cell office:value-type="float" office:value="155">
            <text:p>155</text:p>
          </table:table-cell>
          <table:table-cell office:value-type="float" office:value="600">
            <text:p>600</text:p>
          </table:table-cell>
          <table:table-cell office:value-type="float" office:value="624">
            <text:p>624</text:p>
          </table:table-cell>
          <table:table-cell office:value-type="float" office:value="633">
            <text:p>633</text:p>
          </table:table-cell>
          <table:table-cell/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/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67">
            <text:p>367</text:p>
          </table:table-cell>
          <table:table-cell/>
          <table:table-cell office:value-type="float" office:value="156">
            <text:p>156</text:p>
          </table:table-cell>
          <table:table-cell office:value-type="float" office:value="986">
            <text:p>986</text:p>
          </table:table-cell>
          <table:table-cell office:value-type="float" office:value="1009">
            <text:p>1009</text:p>
          </table:table-cell>
          <table:table-cell office:value-type="float" office:value="1018">
            <text:p>1018</text:p>
          </table:table-cell>
          <table:table-cell/>
          <table:table-cell office:value-type="float" office:value="156">
            <text:p>15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156">
            <text:p>156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/>
          <table:table-cell office:value-type="float" office:value="156">
            <text:p>15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05">
            <text:p>905</text:p>
          </table:table-cell>
          <table:table-cell/>
          <table:table-cell office:value-type="float" office:value="157">
            <text:p>157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260">
            <text:p>260</text:p>
          </table:table-cell>
          <table:table-cell/>
          <table:table-cell office:value-type="float" office:value="157">
            <text:p>157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157">
            <text:p>157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1029">
            <text:p>1029</text:p>
          </table:table-cell>
          <table:table-cell/>
          <table:table-cell office:value-type="float" office:value="158">
            <text:p>158</text:p>
          </table:table-cell>
          <table:table-cell office:value-type="float" office:value="760">
            <text:p>760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/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/>
          <table:table-cell office:value-type="float" office:value="158">
            <text:p>158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158">
            <text:p>15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18">
            <text:p>418</text:p>
          </table:table-cell>
          <table:table-cell/>
          <table:table-cell office:value-type="float" office:value="159">
            <text:p>159</text:p>
          </table:table-cell>
          <table:table-cell office:value-type="float" office:value="254">
            <text:p>254</text:p>
          </table:table-cell>
          <table:table-cell office:value-type="float" office:value="277">
            <text:p>277</text:p>
          </table:table-cell>
          <table:table-cell office:value-type="float" office:value="286">
            <text:p>286</text:p>
          </table:table-cell>
          <table:table-cell/>
          <table:table-cell office:value-type="float" office:value="159">
            <text:p>159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159">
            <text:p>159</text:p>
          </table:table-cell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159">
            <text:p>159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0">
            <text:p>390</text:p>
          </table:table-cell>
          <table:table-cell/>
          <table:table-cell office:value-type="float" office:value="160">
            <text:p>160</text:p>
          </table:table-cell>
          <table:table-cell office:value-type="float" office:value="199">
            <text:p>199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/>
          <table:table-cell office:value-type="float" office:value="160">
            <text:p>160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160">
            <text:p>160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624">
            <text:p>624</text:p>
          </table:table-cell>
          <table:table-cell/>
          <table:table-cell office:value-type="float" office:value="161">
            <text:p>161</text:p>
          </table:table-cell>
          <table:table-cell office:value-type="float" office:value="584">
            <text:p>584</text:p>
          </table:table-cell>
          <table:table-cell office:value-type="float" office:value="607">
            <text:p>607</text:p>
          </table:table-cell>
          <table:table-cell office:value-type="float" office:value="616">
            <text:p>616</text:p>
          </table:table-cell>
          <table:table-cell/>
          <table:table-cell office:value-type="float" office:value="161">
            <text:p>16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/>
          <table:table-cell office:value-type="float" office:value="161">
            <text:p>16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/>
          <table:table-cell office:value-type="float" office:value="161">
            <text:p>161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547">
            <text:p>547</text:p>
          </table:table-cell>
          <table:table-cell/>
          <table:table-cell office:value-type="float" office:value="162">
            <text:p>162</text:p>
          </table:table-cell>
          <table:table-cell office:value-type="float" office:value="856">
            <text:p>856</text:p>
          </table:table-cell>
          <table:table-cell office:value-type="float" office:value="879">
            <text:p>879</text:p>
          </table:table-cell>
          <table:table-cell office:value-type="float" office:value="888">
            <text:p>888</text:p>
          </table:table-cell>
          <table:table-cell/>
          <table:table-cell office:value-type="float" office:value="162">
            <text:p>162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/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162">
            <text:p>162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163">
            <text:p>163</text:p>
          </table:table-cell>
          <table:table-cell office:value-type="float" office:value="176">
            <text:p>176</text:p>
          </table:table-cell>
          <table:table-cell office:value-type="float" office:value="200">
            <text:p>200</text:p>
          </table:table-cell>
          <table:table-cell office:value-type="float" office:value="209">
            <text:p>209</text:p>
          </table:table-cell>
          <table:table-cell/>
          <table:table-cell office:value-type="float" office:value="163">
            <text:p>163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/>
          <table:table-cell office:value-type="float" office:value="163">
            <text:p>163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59">
            <text:p>359</text:p>
          </table:table-cell>
          <table:table-cell/>
          <table:table-cell office:value-type="float" office:value="164">
            <text:p>164</text:p>
          </table:table-cell>
          <table:table-cell office:value-type="float" office:value="707">
            <text:p>707</text:p>
          </table:table-cell>
          <table:table-cell office:value-type="float" office:value="730">
            <text:p>730</text:p>
          </table:table-cell>
          <table:table-cell office:value-type="float" office:value="739">
            <text:p>739</text:p>
          </table:table-cell>
          <table:table-cell/>
          <table:table-cell office:value-type="float" office:value="164">
            <text:p>164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164">
            <text:p>164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54">
            <text:p>154</text:p>
          </table:table-cell>
          <table:table-cell/>
          <table:table-cell office:value-type="float" office:value="165">
            <text:p>165</text:p>
          </table:table-cell>
          <table:table-cell office:value-type="float" office:value="565">
            <text:p>565</text:p>
          </table:table-cell>
          <table:table-cell office:value-type="float" office:value="588">
            <text:p>588</text:p>
          </table:table-cell>
          <table:table-cell office:value-type="float" office:value="598">
            <text:p>598</text:p>
          </table:table-cell>
          <table:table-cell/>
          <table:table-cell office:value-type="float" office:value="165">
            <text:p>165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165">
            <text:p>165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165">
            <text:p>165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97">
            <text:p>97</text:p>
          </table:table-cell>
          <table:table-cell/>
          <table:table-cell office:value-type="float" office:value="166">
            <text:p>166</text:p>
          </table:table-cell>
          <table:table-cell office:value-type="float" office:value="272">
            <text:p>272</text:p>
          </table:table-cell>
          <table:table-cell office:value-type="float" office:value="295">
            <text:p>295</text:p>
          </table:table-cell>
          <table:table-cell office:value-type="float" office:value="304">
            <text:p>304</text:p>
          </table:table-cell>
          <table:table-cell/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/>
          <table:table-cell office:value-type="float" office:value="166">
            <text:p>166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/>
          <table:table-cell office:value-type="float" office:value="166">
            <text:p>16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17">
            <text:p>717</text:p>
          </table:table-cell>
          <table:table-cell/>
          <table:table-cell office:value-type="float" office:value="167">
            <text:p>167</text:p>
          </table:table-cell>
          <table:table-cell office:value-type="float" office:value="376">
            <text:p>376</text:p>
          </table:table-cell>
          <table:table-cell office:value-type="float" office:value="399">
            <text:p>399</text:p>
          </table:table-cell>
          <table:table-cell office:value-type="float" office:value="408">
            <text:p>408</text:p>
          </table:table-cell>
          <table:table-cell/>
          <table:table-cell office:value-type="float" office:value="167">
            <text:p>167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167">
            <text:p>167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19">
            <text:p>119</text:p>
          </table:table-cell>
          <table:table-cell/>
          <table:table-cell office:value-type="float" office:value="168">
            <text:p>168</text:p>
          </table:table-cell>
          <table:table-cell office:value-type="float" office:value="892">
            <text:p>892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/>
          <table:table-cell office:value-type="float" office:value="168">
            <text:p>168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/>
          <table:table-cell office:value-type="float" office:value="168">
            <text:p>168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/>
          <table:table-cell office:value-type="float" office:value="168">
            <text:p>16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06">
            <text:p>206</text:p>
          </table:table-cell>
          <table:table-cell/>
          <table:table-cell office:value-type="float" office:value="169">
            <text:p>169</text:p>
          </table:table-cell>
          <table:table-cell office:value-type="float" office:value="393">
            <text:p>393</text:p>
          </table:table-cell>
          <table:table-cell office:value-type="float" office:value="417">
            <text:p>417</text:p>
          </table:table-cell>
          <table:table-cell office:value-type="float" office:value="426">
            <text:p>426</text:p>
          </table:table-cell>
          <table:table-cell/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169">
            <text:p>169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/>
          <table:table-cell office:value-type="float" office:value="169">
            <text:p>16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599">
            <text:p>599</text:p>
          </table:table-cell>
          <table:table-cell/>
          <table:table-cell office:value-type="float" office:value="170">
            <text:p>170</text:p>
          </table:table-cell>
          <table:table-cell office:value-type="float" office:value="704">
            <text:p>704</text:p>
          </table:table-cell>
          <table:table-cell office:value-type="float" office:value="723">
            <text:p>723</text:p>
          </table:table-cell>
          <table:table-cell office:value-type="float" office:value="741">
            <text:p>741</text:p>
          </table:table-cell>
          <table:table-cell/>
          <table:table-cell office:value-type="float" office:value="170">
            <text:p>170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170">
            <text:p>170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/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171">
            <text:p>171</text:p>
          </table:table-cell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/>
          <table:table-cell office:value-type="float" office:value="171">
            <text:p>171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746">
            <text:p>746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0">
            <text:p>770</text:p>
          </table:table-cell>
          <table:table-cell/>
          <table:table-cell office:value-type="float" office:value="172">
            <text:p>172</text:p>
          </table:table-cell>
          <table:table-cell office:value-type="float" office:value="969">
            <text:p>969</text:p>
          </table:table-cell>
          <table:table-cell office:value-type="float" office:value="993">
            <text:p>993</text:p>
          </table:table-cell>
          <table:table-cell office:value-type="float" office:value="1002">
            <text:p>1002</text:p>
          </table:table-cell>
          <table:table-cell/>
          <table:table-cell office:value-type="float" office:value="172">
            <text:p>172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/>
          <table:table-cell office:value-type="float" office:value="172">
            <text:p>17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172">
            <text:p>17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59">
            <text:p>459</text:p>
          </table:table-cell>
          <table:table-cell/>
          <table:table-cell office:value-type="float" office:value="173">
            <text:p>173</text:p>
          </table:table-cell>
          <table:table-cell office:value-type="float" office:value="217">
            <text:p>217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/>
          <table:table-cell office:value-type="float" office:value="173">
            <text:p>173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173">
            <text:p>173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173">
            <text:p>173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01">
            <text:p>801</text:p>
          </table:table-cell>
          <table:table-cell/>
          <table:table-cell office:value-type="float" office:value="174">
            <text:p>174</text:p>
          </table:table-cell>
          <table:table-cell office:value-type="float" office:value="234">
            <text:p>234</text:p>
          </table:table-cell>
          <table:table-cell office:value-type="float" office:value="257">
            <text:p>257</text:p>
          </table:table-cell>
          <table:table-cell office:value-type="float" office:value="267">
            <text:p>267</text:p>
          </table:table-cell>
          <table:table-cell/>
          <table:table-cell office:value-type="float" office:value="174">
            <text:p>174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174">
            <text:p>174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174">
            <text:p>174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07">
            <text:p>507</text:p>
          </table:table-cell>
          <table:table-cell/>
          <table:table-cell office:value-type="float" office:value="175">
            <text:p>175</text:p>
          </table:table-cell>
          <table:table-cell office:value-type="float" office:value="856">
            <text:p>856</text:p>
          </table:table-cell>
          <table:table-cell office:value-type="float" office:value="879">
            <text:p>879</text:p>
          </table:table-cell>
          <table:table-cell office:value-type="float" office:value="888">
            <text:p>888</text:p>
          </table:table-cell>
          <table:table-cell/>
          <table:table-cell office:value-type="float" office:value="175">
            <text:p>175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175">
            <text:p>175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/>
          <table:table-cell office:value-type="float" office:value="175">
            <text:p>17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632">
            <text:p>632</text:p>
          </table:table-cell>
          <table:table-cell/>
          <table:table-cell office:value-type="float" office:value="176">
            <text:p>176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176">
            <text:p>176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176">
            <text:p>176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/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90">
            <text:p>790</text:p>
          </table:table-cell>
          <table:table-cell/>
          <table:table-cell office:value-type="float" office:value="177">
            <text:p>177</text:p>
          </table:table-cell>
          <table:table-cell office:value-type="float" office:value="956">
            <text:p>956</text:p>
          </table:table-cell>
          <table:table-cell office:value-type="float" office:value="980">
            <text:p>980</text:p>
          </table:table-cell>
          <table:table-cell office:value-type="float" office:value="989">
            <text:p>989</text:p>
          </table:table-cell>
          <table:table-cell/>
          <table:table-cell office:value-type="float" office:value="177">
            <text:p>177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/>
          <table:table-cell office:value-type="float" office:value="177">
            <text:p>177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/>
          <table:table-cell office:value-type="float" office:value="177">
            <text:p>177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398">
            <text:p>398</text:p>
          </table:table-cell>
          <table:table-cell/>
          <table:table-cell office:value-type="float" office:value="178">
            <text:p>178</text:p>
          </table:table-cell>
          <table:table-cell office:value-type="float" office:value="221">
            <text:p>221</text:p>
          </table:table-cell>
          <table:table-cell office:value-type="float" office:value="244">
            <text:p>244</text:p>
          </table:table-cell>
          <table:table-cell office:value-type="float" office:value="253">
            <text:p>253</text:p>
          </table:table-cell>
          <table:table-cell/>
          <table:table-cell office:value-type="float" office:value="178">
            <text:p>178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404">
            <text:p>404</text:p>
          </table:table-cell>
          <table:table-cell/>
          <table:table-cell office:value-type="float" office:value="179">
            <text:p>179</text:p>
          </table:table-cell>
          <table:table-cell office:value-type="float" office:value="525">
            <text:p>525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/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/>
          <table:table-cell office:value-type="float" office:value="179">
            <text:p>179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/>
          <table:table-cell office:value-type="float" office:value="179">
            <text:p>179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73">
            <text:p>573</text:p>
          </table:table-cell>
          <table:table-cell/>
          <table:table-cell office:value-type="float" office:value="180">
            <text:p>180</text:p>
          </table:table-cell>
          <table:table-cell office:value-type="float" office:value="290">
            <text:p>290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/>
          <table:table-cell office:value-type="float" office:value="180">
            <text:p>180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1025">
            <text:p>1025</text:p>
          </table:table-cell>
          <table:table-cell/>
          <table:table-cell office:value-type="float" office:value="181">
            <text:p>181</text:p>
          </table:table-cell>
          <table:table-cell office:value-type="float" office:value="864">
            <text:p>864</text:p>
          </table:table-cell>
          <table:table-cell office:value-type="float" office:value="887">
            <text:p>887</text:p>
          </table:table-cell>
          <table:table-cell office:value-type="float" office:value="897">
            <text:p>897</text:p>
          </table:table-cell>
          <table:table-cell/>
          <table:table-cell office:value-type="float" office:value="181">
            <text:p>181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181">
            <text:p>181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/>
          <table:table-cell office:value-type="float" office:value="181">
            <text:p>18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182">
            <text:p>182</text:p>
          </table:table-cell>
          <table:table-cell office:value-type="float" office:value="136">
            <text:p>136</text:p>
          </table:table-cell>
          <table:table-cell office:value-type="float" office:value="159">
            <text:p>159</text:p>
          </table:table-cell>
          <table:table-cell office:value-type="float" office:value="168">
            <text:p>168</text:p>
          </table:table-cell>
          <table:table-cell/>
          <table:table-cell office:value-type="float" office:value="182">
            <text:p>182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182">
            <text:p>182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50">
            <text:p>550</text:p>
          </table:table-cell>
          <table:table-cell/>
          <table:table-cell office:value-type="float" office:value="183">
            <text:p>183</text:p>
          </table:table-cell>
          <table:table-cell office:value-type="float" office:value="856">
            <text:p>856</text:p>
          </table:table-cell>
          <table:table-cell office:value-type="float" office:value="879">
            <text:p>879</text:p>
          </table:table-cell>
          <table:table-cell office:value-type="float" office:value="889">
            <text:p>889</text:p>
          </table:table-cell>
          <table:table-cell/>
          <table:table-cell office:value-type="float" office:value="183">
            <text:p>18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183">
            <text:p>183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184">
            <text:p>184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 office:value-type="float" office:value="927">
            <text:p>927</text:p>
          </table:table-cell>
          <table:table-cell/>
          <table:table-cell office:value-type="float" office:value="184">
            <text:p>18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/>
          <table:table-cell office:value-type="float" office:value="184">
            <text:p>184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office:value-type="float" office:value="184">
            <text:p>184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52">
            <text:p>452</text:p>
          </table:table-cell>
          <table:table-cell/>
          <table:table-cell office:value-type="float" office:value="185">
            <text:p>185</text:p>
          </table:table-cell>
          <table:table-cell office:value-type="float" office:value="818">
            <text:p>818</text:p>
          </table:table-cell>
          <table:table-cell office:value-type="float" office:value="841">
            <text:p>841</text:p>
          </table:table-cell>
          <table:table-cell office:value-type="float" office:value="850">
            <text:p>850</text:p>
          </table:table-cell>
          <table:table-cell/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/>
          <table:table-cell office:value-type="float" office:value="185">
            <text:p>185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185">
            <text:p>185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186">
            <text:p>186</text:p>
          </table:table-cell>
          <table:table-cell office:value-type="float" office:value="688">
            <text:p>688</text:p>
          </table:table-cell>
          <table:table-cell office:value-type="float" office:value="711">
            <text:p>711</text:p>
          </table:table-cell>
          <table:table-cell office:value-type="float" office:value="721">
            <text:p>721</text:p>
          </table:table-cell>
          <table:table-cell/>
          <table:table-cell office:value-type="float" office:value="186">
            <text:p>186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186">
            <text:p>186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186">
            <text:p>18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631">
            <text:p>631</text:p>
          </table:table-cell>
          <table:table-cell/>
          <table:table-cell office:value-type="float" office:value="187">
            <text:p>187</text:p>
          </table:table-cell>
          <table:table-cell office:value-type="float" office:value="289">
            <text:p>289</text:p>
          </table:table-cell>
          <table:table-cell office:value-type="float" office:value="313">
            <text:p>313</text:p>
          </table:table-cell>
          <table:table-cell office:value-type="float" office:value="322">
            <text:p>322</text:p>
          </table:table-cell>
          <table:table-cell/>
          <table:table-cell office:value-type="float" office:value="187">
            <text:p>187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/>
          <table:table-cell office:value-type="float" office:value="187">
            <text:p>187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187">
            <text:p>18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802">
            <text:p>802</text:p>
          </table:table-cell>
          <table:table-cell/>
          <table:table-cell office:value-type="float" office:value="188">
            <text:p>188</text:p>
          </table:table-cell>
          <table:table-cell office:value-type="float" office:value="727">
            <text:p>727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/>
          <table:table-cell office:value-type="float" office:value="188">
            <text:p>188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188">
            <text:p>188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188">
            <text:p>188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1032">
            <text:p>1032</text:p>
          </table:table-cell>
          <table:table-cell/>
          <table:table-cell office:value-type="float" office:value="189">
            <text:p>189</text:p>
          </table:table-cell>
          <table:table-cell office:value-type="float" office:value="659">
            <text:p>659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/>
          <table:table-cell office:value-type="float" office:value="189">
            <text:p>189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189">
            <text:p>189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/>
          <table:table-cell office:value-type="float" office:value="189">
            <text:p>189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14">
            <text:p>314</text:p>
          </table:table-cell>
          <table:table-cell/>
          <table:table-cell office:value-type="float" office:value="190">
            <text:p>190</text:p>
          </table:table-cell>
          <table:table-cell office:value-type="float" office:value="256">
            <text:p>256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190">
            <text:p>190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/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190">
            <text:p>19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9">
            <text:p>329</text:p>
          </table:table-cell>
          <table:table-cell/>
          <table:table-cell office:value-type="float" office:value="191">
            <text:p>191</text:p>
          </table:table-cell>
          <table:table-cell office:value-type="float" office:value="859">
            <text:p>859</text:p>
          </table:table-cell>
          <table:table-cell office:value-type="float" office:value="882">
            <text:p>882</text:p>
          </table:table-cell>
          <table:table-cell office:value-type="float" office:value="891">
            <text:p>891</text:p>
          </table:table-cell>
          <table:table-cell/>
          <table:table-cell office:value-type="float" office:value="191">
            <text:p>191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191">
            <text:p>191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191">
            <text:p>19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95">
            <text:p>995</text:p>
          </table:table-cell>
          <table:table-cell/>
          <table:table-cell office:value-type="float" office:value="192">
            <text:p>192</text:p>
          </table:table-cell>
          <table:table-cell office:value-type="float" office:value="666">
            <text:p>666</text:p>
          </table:table-cell>
          <table:table-cell office:value-type="float" office:value="690">
            <text:p>690</text:p>
          </table:table-cell>
          <table:table-cell office:value-type="float" office:value="699">
            <text:p>699</text:p>
          </table:table-cell>
          <table:table-cell/>
          <table:table-cell office:value-type="float" office:value="192">
            <text:p>19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192">
            <text:p>192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/>
          <table:table-cell office:value-type="float" office:value="192">
            <text:p>19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83">
            <text:p>983</text:p>
          </table:table-cell>
          <table:table-cell/>
          <table:table-cell office:value-type="float" office:value="193">
            <text:p>193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/>
          <table:table-cell office:value-type="float" office:value="193">
            <text:p>193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/>
          <table:table-cell office:value-type="float" office:value="193">
            <text:p>193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193">
            <text:p>193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72">
            <text:p>372</text:p>
          </table:table-cell>
          <table:table-cell/>
          <table:table-cell office:value-type="float" office:value="194">
            <text:p>194</text:p>
          </table:table-cell>
          <table:table-cell office:value-type="float" office:value="765">
            <text:p>765</text:p>
          </table:table-cell>
          <table:table-cell office:value-type="float" office:value="789">
            <text:p>789</text:p>
          </table:table-cell>
          <table:table-cell office:value-type="float" office:value="798">
            <text:p>798</text:p>
          </table:table-cell>
          <table:table-cell/>
          <table:table-cell office:value-type="float" office:value="194">
            <text:p>194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194">
            <text:p>19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/>
          <table:table-cell office:value-type="float" office:value="194">
            <text:p>194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402">
            <text:p>402</text:p>
          </table:table-cell>
          <table:table-cell/>
          <table:table-cell office:value-type="float" office:value="195">
            <text:p>195</text:p>
          </table:table-cell>
          <table:table-cell office:value-type="float" office:value="256">
            <text:p>256</text:p>
          </table:table-cell>
          <table:table-cell office:value-type="float" office:value="279">
            <text:p>279</text:p>
          </table:table-cell>
          <table:table-cell office:value-type="float" office:value="288">
            <text:p>288</text:p>
          </table:table-cell>
          <table:table-cell/>
          <table:table-cell office:value-type="float" office:value="195">
            <text:p>195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/>
          <table:table-cell office:value-type="float" office:value="195">
            <text:p>19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82">
            <text:p>282</text:p>
          </table:table-cell>
          <table:table-cell/>
          <table:table-cell office:value-type="float" office:value="196">
            <text:p>196</text:p>
          </table:table-cell>
          <table:table-cell office:value-type="float" office:value="157">
            <text:p>157</text:p>
          </table:table-cell>
          <table:table-cell office:value-type="float" office:value="180">
            <text:p>180</text:p>
          </table:table-cell>
          <table:table-cell office:value-type="float" office:value="189">
            <text:p>189</text:p>
          </table:table-cell>
          <table:table-cell/>
          <table:table-cell office:value-type="float" office:value="196">
            <text:p>196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/>
          <table:table-cell office:value-type="float" office:value="196">
            <text:p>196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/>
          <table:table-cell office:value-type="float" office:value="196">
            <text:p>196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197">
            <text:p>197</text:p>
          </table:table-cell>
          <table:table-cell office:value-type="float" office:value="940">
            <text:p>940</text:p>
          </table:table-cell>
          <table:table-cell office:value-type="float" office:value="964">
            <text:p>964</text:p>
          </table:table-cell>
          <table:table-cell office:value-type="float" office:value="973">
            <text:p>973</text:p>
          </table:table-cell>
          <table:table-cell/>
          <table:table-cell office:value-type="float" office:value="197">
            <text:p>197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197">
            <text:p>197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office:value-type="float" office:value="197">
            <text:p>197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69">
            <text:p>669</text:p>
          </table:table-cell>
          <table:table-cell/>
          <table:table-cell office:value-type="float" office:value="198">
            <text:p>198</text:p>
          </table:table-cell>
          <table:table-cell office:value-type="float" office:value="290">
            <text:p>290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/>
          <table:table-cell office:value-type="float" office:value="198">
            <text:p>198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198">
            <text:p>198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  <table:table-cell office:value-type="float" office:value="198">
            <text:p>198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93">
            <text:p>93</text:p>
          </table:table-cell>
          <table:table-cell/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  <table:table-cell office:value-type="float" office:value="201">
            <text:p>201</text:p>
          </table:table-cell>
          <table:table-cell office:value-type="float" office:value="219">
            <text:p>219</text:p>
          </table:table-cell>
          <table:table-cell/>
          <table:table-cell office:value-type="float" office:value="199">
            <text:p>199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/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/>
          <table:table-cell office:value-type="float" office:value="199">
            <text:p>19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60">
            <text:p>660</text:p>
          </table:table-cell>
          <table:table-cell/>
          <table:table-cell office:value-type="float" office:value="200">
            <text:p>200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49">
            <text:p>549</text:p>
          </table:table-cell>
          <table:table-cell/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/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/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300">
            <text:p>300</text:p>
          </table:table-cell>
          <table:table-cell/>
          <table:table-cell office:value-type="float" office:value="201">
            <text:p>201</text:p>
          </table:table-cell>
          <table:table-cell office:value-type="float" office:value="600">
            <text:p>600</text:p>
          </table:table-cell>
          <table:table-cell office:value-type="float" office:value="618">
            <text:p>618</text:p>
          </table:table-cell>
          <table:table-cell office:value-type="float" office:value="636">
            <text:p>636</text:p>
          </table:table-cell>
          <table:table-cell/>
          <table:table-cell office:value-type="float" office:value="201">
            <text:p>201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201">
            <text:p>20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201">
            <text:p>20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34">
            <text:p>634</text:p>
          </table:table-cell>
          <table:table-cell/>
          <table:table-cell office:value-type="float" office:value="202">
            <text:p>202</text:p>
          </table:table-cell>
          <table:table-cell office:value-type="float" office:value="839">
            <text:p>839</text:p>
          </table:table-cell>
          <table:table-cell office:value-type="float" office:value="862">
            <text:p>862</text:p>
          </table:table-cell>
          <table:table-cell office:value-type="float" office:value="871">
            <text:p>871</text:p>
          </table:table-cell>
          <table:table-cell/>
          <table:table-cell office:value-type="float" office:value="202">
            <text:p>202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202">
            <text:p>20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202">
            <text:p>202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91">
            <text:p>891</text:p>
          </table:table-cell>
          <table:table-cell/>
          <table:table-cell office:value-type="float" office:value="203">
            <text:p>203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/>
          <table:table-cell office:value-type="float" office:value="203">
            <text:p>203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/>
          <table:table-cell office:value-type="float" office:value="203">
            <text:p>203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203">
            <text:p>203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65">
            <text:p>865</text:p>
          </table:table-cell>
          <table:table-cell/>
          <table:table-cell office:value-type="float" office:value="204">
            <text:p>204</text:p>
          </table:table-cell>
          <table:table-cell office:value-type="float" office:value="360">
            <text:p>360</text:p>
          </table:table-cell>
          <table:table-cell office:value-type="float" office:value="383">
            <text:p>383</text:p>
          </table:table-cell>
          <table:table-cell office:value-type="float" office:value="393">
            <text:p>393</text:p>
          </table:table-cell>
          <table:table-cell/>
          <table:table-cell office:value-type="float" office:value="204">
            <text:p>204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204">
            <text:p>204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office:value-type="float" office:value="204">
            <text:p>20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57">
            <text:p>157</text:p>
          </table:table-cell>
          <table:table-cell/>
          <table:table-cell office:value-type="float" office:value="205">
            <text:p>205</text:p>
          </table:table-cell>
          <table:table-cell office:value-type="float" office:value="662">
            <text:p>662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/>
          <table:table-cell office:value-type="float" office:value="205">
            <text:p>20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205">
            <text:p>205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205">
            <text:p>205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78">
            <text:p>678</text:p>
          </table:table-cell>
          <table:table-cell/>
          <table:table-cell office:value-type="float" office:value="206">
            <text:p>206</text:p>
          </table:table-cell>
          <table:table-cell office:value-type="float" office:value="882">
            <text:p>882</text:p>
          </table:table-cell>
          <table:table-cell office:value-type="float" office:value="905">
            <text:p>905</text:p>
          </table:table-cell>
          <table:table-cell office:value-type="float" office:value="914">
            <text:p>914</text:p>
          </table:table-cell>
          <table:table-cell/>
          <table:table-cell office:value-type="float" office:value="206">
            <text:p>206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206">
            <text:p>206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206">
            <text:p>20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493">
            <text:p>493</text:p>
          </table:table-cell>
          <table:table-cell/>
          <table:table-cell office:value-type="float" office:value="207">
            <text:p>207</text:p>
          </table:table-cell>
          <table:table-cell office:value-type="float" office:value="790">
            <text:p>790</text:p>
          </table:table-cell>
          <table:table-cell office:value-type="float" office:value="813">
            <text:p>813</text:p>
          </table:table-cell>
          <table:table-cell office:value-type="float" office:value="823">
            <text:p>823</text:p>
          </table:table-cell>
          <table:table-cell/>
          <table:table-cell office:value-type="float" office:value="207">
            <text:p>207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207">
            <text:p>207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207">
            <text:p>207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795">
            <text:p>795</text:p>
          </table:table-cell>
          <table:table-cell/>
          <table:table-cell office:value-type="float" office:value="208">
            <text:p>208</text:p>
          </table:table-cell>
          <table:table-cell office:value-type="float" office:value="656">
            <text:p>656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/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/>
          <table:table-cell office:value-type="float" office:value="208">
            <text:p>208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93">
            <text:p>93</text:p>
          </table:table-cell>
          <table:table-cell/>
          <table:table-cell office:value-type="float" office:value="209">
            <text:p>209</text:p>
          </table:table-cell>
          <table:table-cell office:value-type="float" office:value="240">
            <text:p>240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/>
          <table:table-cell office:value-type="float" office:value="209">
            <text:p>209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office:value-type="float" office:value="209">
            <text:p>209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/>
          <table:table-cell office:value-type="float" office:value="209">
            <text:p>20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997">
            <text:p>997</text:p>
          </table:table-cell>
          <table:table-cell/>
          <table:table-cell office:value-type="float" office:value="210">
            <text:p>210</text:p>
          </table:table-cell>
          <table:table-cell office:value-type="float" office:value="867">
            <text:p>867</text:p>
          </table:table-cell>
          <table:table-cell office:value-type="float" office:value="891">
            <text:p>891</text:p>
          </table:table-cell>
          <table:table-cell office:value-type="float" office:value="900">
            <text:p>900</text:p>
          </table:table-cell>
          <table:table-cell/>
          <table:table-cell office:value-type="float" office:value="210">
            <text:p>210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/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210">
            <text:p>2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1011">
            <text:p>1011</text:p>
          </table:table-cell>
          <table:table-cell/>
          <table:table-cell office:value-type="float" office:value="211">
            <text:p>211</text:p>
          </table:table-cell>
          <table:table-cell office:value-type="float" office:value="724">
            <text:p>724</text:p>
          </table:table-cell>
          <table:table-cell office:value-type="float" office:value="748">
            <text:p>748</text:p>
          </table:table-cell>
          <table:table-cell office:value-type="float" office:value="757">
            <text:p>757</text:p>
          </table:table-cell>
          <table:table-cell/>
          <table:table-cell office:value-type="float" office:value="211">
            <text:p>211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/>
          <table:table-cell office:value-type="float" office:value="211">
            <text:p>21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211">
            <text:p>2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81">
            <text:p>781</text:p>
          </table:table-cell>
          <table:table-cell/>
          <table:table-cell office:value-type="float" office:value="212">
            <text:p>212</text:p>
          </table:table-cell>
          <table:table-cell office:value-type="float" office:value="476">
            <text:p>476</text:p>
          </table:table-cell>
          <table:table-cell office:value-type="float" office:value="500">
            <text:p>500</text:p>
          </table:table-cell>
          <table:table-cell office:value-type="float" office:value="509">
            <text:p>509</text:p>
          </table:table-cell>
          <table:table-cell/>
          <table:table-cell office:value-type="float" office:value="212">
            <text:p>212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/>
          <table:table-cell office:value-type="float" office:value="212">
            <text:p>212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212">
            <text:p>21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92">
            <text:p>892</text:p>
          </table:table-cell>
          <table:table-cell/>
          <table:table-cell office:value-type="float" office:value="213">
            <text:p>213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213">
            <text:p>213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/>
          <table:table-cell office:value-type="float" office:value="213">
            <text:p>213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213">
            <text:p>213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1">
            <text:p>671</text:p>
          </table:table-cell>
          <table:table-cell/>
          <table:table-cell office:value-type="float" office:value="214">
            <text:p>214</text:p>
          </table:table-cell>
          <table:table-cell office:value-type="float" office:value="278">
            <text:p>278</text:p>
          </table:table-cell>
          <table:table-cell office:value-type="float" office:value="301">
            <text:p>301</text:p>
          </table:table-cell>
          <table:table-cell office:value-type="float" office:value="311">
            <text:p>311</text:p>
          </table:table-cell>
          <table:table-cell/>
          <table:table-cell office:value-type="float" office:value="214">
            <text:p>214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/>
          <table:table-cell office:value-type="float" office:value="214">
            <text:p>214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214">
            <text:p>21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45">
            <text:p>845</text:p>
          </table:table-cell>
          <table:table-cell/>
          <table:table-cell office:value-type="float" office:value="215">
            <text:p>215</text:p>
          </table:table-cell>
          <table:table-cell office:value-type="float" office:value="146">
            <text:p>146</text:p>
          </table:table-cell>
          <table:table-cell office:value-type="float" office:value="169">
            <text:p>169</text:p>
          </table:table-cell>
          <table:table-cell office:value-type="float" office:value="178">
            <text:p>178</text:p>
          </table:table-cell>
          <table:table-cell/>
          <table:table-cell office:value-type="float" office:value="215">
            <text:p>215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215">
            <text:p>21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13">
            <text:p>313</text:p>
          </table:table-cell>
          <table:table-cell/>
          <table:table-cell office:value-type="float" office:value="216">
            <text:p>216</text:p>
          </table:table-cell>
          <table:table-cell office:value-type="float" office:value="784">
            <text:p>784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/>
          <table:table-cell office:value-type="float" office:value="216">
            <text:p>216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74">
            <text:p>874</text:p>
          </table:table-cell>
          <table:table-cell/>
          <table:table-cell office:value-type="float" office:value="217">
            <text:p>217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/>
          <table:table-cell office:value-type="float" office:value="217">
            <text:p>217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/>
          <table:table-cell office:value-type="float" office:value="217">
            <text:p>217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217">
            <text:p>21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812">
            <text:p>812</text:p>
          </table:table-cell>
          <table:table-cell/>
          <table:table-cell office:value-type="float" office:value="218">
            <text:p>218</text:p>
          </table:table-cell>
          <table:table-cell office:value-type="float" office:value="525">
            <text:p>525</text:p>
          </table:table-cell>
          <table:table-cell office:value-type="float" office:value="544">
            <text:p>544</text:p>
          </table:table-cell>
          <table:table-cell office:value-type="float" office:value="562">
            <text:p>562</text:p>
          </table:table-cell>
          <table:table-cell/>
          <table:table-cell office:value-type="float" office:value="218">
            <text:p>218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218">
            <text:p>218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/>
          <table:table-cell office:value-type="float" office:value="218">
            <text:p>21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89">
            <text:p>989</text:p>
          </table:table-cell>
          <table:table-cell/>
          <table:table-cell office:value-type="float" office:value="219">
            <text:p>219</text:p>
          </table:table-cell>
          <table:table-cell office:value-type="float" office:value="855">
            <text:p>855</text:p>
          </table:table-cell>
          <table:table-cell office:value-type="float" office:value="878">
            <text:p>878</text:p>
          </table:table-cell>
          <table:table-cell office:value-type="float" office:value="888">
            <text:p>888</text:p>
          </table:table-cell>
          <table:table-cell/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/>
          <table:table-cell office:value-type="float" office:value="219">
            <text:p>219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/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614">
            <text:p>614</text:p>
          </table:table-cell>
          <table:table-cell/>
          <table:table-cell office:value-type="float" office:value="220">
            <text:p>220</text:p>
          </table:table-cell>
          <table:table-cell office:value-type="float" office:value="574">
            <text:p>574</text:p>
          </table:table-cell>
          <table:table-cell office:value-type="float" office:value="597">
            <text:p>597</text:p>
          </table:table-cell>
          <table:table-cell office:value-type="float" office:value="607">
            <text:p>607</text:p>
          </table:table-cell>
          <table:table-cell/>
          <table:table-cell office:value-type="float" office:value="220">
            <text:p>22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/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/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39">
            <text:p>439</text:p>
          </table:table-cell>
          <table:table-cell/>
          <table:table-cell office:value-type="float" office:value="221">
            <text:p>221</text:p>
          </table:table-cell>
          <table:table-cell office:value-type="float" office:value="591">
            <text:p>591</text:p>
          </table:table-cell>
          <table:table-cell office:value-type="float" office:value="614">
            <text:p>614</text:p>
          </table:table-cell>
          <table:table-cell office:value-type="float" office:value="623">
            <text:p>623</text:p>
          </table:table-cell>
          <table:table-cell/>
          <table:table-cell office:value-type="float" office:value="221">
            <text:p>221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221">
            <text:p>22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221">
            <text:p>221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664">
            <text:p>664</text:p>
          </table:table-cell>
          <table:table-cell/>
          <table:table-cell office:value-type="float" office:value="222">
            <text:p>222</text:p>
          </table:table-cell>
          <table:table-cell office:value-type="float" office:value="438">
            <text:p>438</text:p>
          </table:table-cell>
          <table:table-cell office:value-type="float" office:value="462">
            <text:p>462</text:p>
          </table:table-cell>
          <table:table-cell office:value-type="float" office:value="471">
            <text:p>471</text:p>
          </table:table-cell>
          <table:table-cell/>
          <table:table-cell office:value-type="float" office:value="222">
            <text:p>222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222">
            <text:p>222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222">
            <text:p>222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43">
            <text:p>543</text:p>
          </table:table-cell>
          <table:table-cell/>
          <table:table-cell office:value-type="float" office:value="223">
            <text:p>223</text:p>
          </table:table-cell>
          <table:table-cell office:value-type="float" office:value="382">
            <text:p>382</text:p>
          </table:table-cell>
          <table:table-cell office:value-type="float" office:value="405">
            <text:p>405</text:p>
          </table:table-cell>
          <table:table-cell office:value-type="float" office:value="415">
            <text:p>415</text:p>
          </table:table-cell>
          <table:table-cell/>
          <table:table-cell office:value-type="float" office:value="223">
            <text:p>22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223">
            <text:p>223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223">
            <text:p>223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09">
            <text:p>609</text:p>
          </table:table-cell>
          <table:table-cell/>
          <table:table-cell office:value-type="float" office:value="224">
            <text:p>224</text:p>
          </table:table-cell>
          <table:table-cell office:value-type="float" office:value="837">
            <text:p>837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/>
          <table:table-cell office:value-type="float" office:value="224">
            <text:p>224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224">
            <text:p>224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/>
          <table:table-cell office:value-type="float" office:value="224">
            <text:p>22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13">
            <text:p>713</text:p>
          </table:table-cell>
          <table:table-cell/>
          <table:table-cell office:value-type="float" office:value="225">
            <text:p>225</text:p>
          </table:table-cell>
          <table:table-cell office:value-type="float" office:value="447">
            <text:p>447</text:p>
          </table:table-cell>
          <table:table-cell office:value-type="float" office:value="471">
            <text:p>471</text:p>
          </table:table-cell>
          <table:table-cell office:value-type="float" office:value="480">
            <text:p>480</text:p>
          </table:table-cell>
          <table:table-cell/>
          <table:table-cell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67">
            <text:p>467</text:p>
          </table:table-cell>
          <table:table-cell/>
          <table:table-cell office:value-type="float" office:value="226">
            <text:p>226</text:p>
          </table:table-cell>
          <table:table-cell office:value-type="float" office:value="190">
            <text:p>190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/>
          <table:table-cell office:value-type="float" office:value="226">
            <text:p>226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226">
            <text:p>2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/>
          <table:table-cell office:value-type="float" office:value="226">
            <text:p>22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227">
            <text:p>227</text:p>
          </table:table-cell>
          <table:table-cell office:value-type="float" office:value="274">
            <text:p>274</text:p>
          </table:table-cell>
          <table:table-cell office:value-type="float" office:value="297">
            <text:p>297</text:p>
          </table:table-cell>
          <table:table-cell office:value-type="float" office:value="307">
            <text:p>307</text:p>
          </table:table-cell>
          <table:table-cell/>
          <table:table-cell office:value-type="float" office:value="227">
            <text:p>227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float" office:value="227">
            <text:p>227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95">
            <text:p>795</text:p>
          </table:table-cell>
          <table:table-cell/>
          <table:table-cell office:value-type="float" office:value="228">
            <text:p>228</text:p>
          </table:table-cell>
          <table:table-cell office:value-type="float" office:value="650">
            <text:p>650</text:p>
          </table:table-cell>
          <table:table-cell office:value-type="float" office:value="673">
            <text:p>673</text:p>
          </table:table-cell>
          <table:table-cell office:value-type="float" office:value="682">
            <text:p>682</text:p>
          </table:table-cell>
          <table:table-cell/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/>
          <table:table-cell office:value-type="float" office:value="228">
            <text:p>228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228">
            <text:p>22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45">
            <text:p>345</text:p>
          </table:table-cell>
          <table:table-cell/>
          <table:table-cell office:value-type="float" office:value="229">
            <text:p>229</text:p>
          </table:table-cell>
          <table:table-cell office:value-type="float" office:value="206">
            <text:p>206</text:p>
          </table:table-cell>
          <table:table-cell office:value-type="float" office:value="229">
            <text:p>229</text:p>
          </table:table-cell>
          <table:table-cell office:value-type="float" office:value="238">
            <text:p>238</text:p>
          </table:table-cell>
          <table:table-cell/>
          <table:table-cell office:value-type="float" office:value="229">
            <text:p>229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/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/>
          <table:table-cell office:value-type="float" office:value="229">
            <text:p>2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7">
            <text:p>327</text:p>
          </table:table-cell>
          <table:table-cell/>
          <table:table-cell office:value-type="float" office:value="230">
            <text:p>230</text:p>
          </table:table-cell>
          <table:table-cell office:value-type="float" office:value="141">
            <text:p>141</text:p>
          </table:table-cell>
          <table:table-cell office:value-type="float" office:value="164">
            <text:p>164</text:p>
          </table:table-cell>
          <table:table-cell office:value-type="float" office:value="173">
            <text:p>173</text:p>
          </table:table-cell>
          <table:table-cell/>
          <table:table-cell office:value-type="float" office:value="230">
            <text:p>230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230">
            <text:p>230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/>
          <table:table-cell office:value-type="float" office:value="230">
            <text:p>23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26">
            <text:p>926</text:p>
          </table:table-cell>
          <table:table-cell/>
          <table:table-cell office:value-type="float" office:value="231">
            <text:p>231</text:p>
          </table:table-cell>
          <table:table-cell office:value-type="float" office:value="569">
            <text:p>569</text:p>
          </table:table-cell>
          <table:table-cell office:value-type="float" office:value="592">
            <text:p>592</text:p>
          </table:table-cell>
          <table:table-cell office:value-type="float" office:value="602">
            <text:p>602</text:p>
          </table:table-cell>
          <table:table-cell/>
          <table:table-cell office:value-type="float" office:value="231">
            <text:p>231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/>
          <table:table-cell office:value-type="float" office:value="231">
            <text:p>23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/>
          <table:table-cell office:value-type="float" office:value="231">
            <text:p>23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45">
            <text:p>745</text:p>
          </table:table-cell>
          <table:table-cell/>
          <table:table-cell office:value-type="float" office:value="232">
            <text:p>232</text:p>
          </table:table-cell>
          <table:table-cell office:value-type="float" office:value="1002">
            <text:p>1002</text:p>
          </table:table-cell>
          <table:table-cell office:value-type="float" office:value="1026">
            <text:p>1026</text:p>
          </table:table-cell>
          <table:table-cell office:value-type="float" office:value="1035">
            <text:p>1035</text:p>
          </table:table-cell>
          <table:table-cell/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232">
            <text:p>23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15">
            <text:p>1015</text:p>
          </table:table-cell>
          <table:table-cell/>
          <table:table-cell office:value-type="float" office:value="233">
            <text:p>233</text:p>
          </table:table-cell>
          <table:table-cell office:value-type="float" office:value="793">
            <text:p>793</text:p>
          </table:table-cell>
          <table:table-cell office:value-type="float" office:value="811">
            <text:p>811</text:p>
          </table:table-cell>
          <table:table-cell office:value-type="float" office:value="830">
            <text:p>830</text:p>
          </table:table-cell>
          <table:table-cell/>
          <table:table-cell office:value-type="float" office:value="233">
            <text:p>233</text:p>
          </table:table-cell>
          <table:table-cell office:value-type="float" office:value="81">
            <text:p>81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/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233">
            <text:p>233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033">
            <text:p>1033</text:p>
          </table:table-cell>
          <table:table-cell/>
          <table:table-cell office:value-type="float" office:value="234">
            <text:p>234</text:p>
          </table:table-cell>
          <table:table-cell office:value-type="float" office:value="193">
            <text:p>193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/>
          <table:table-cell office:value-type="float" office:value="234">
            <text:p>234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/>
          <table:table-cell office:value-type="float" office:value="234">
            <text:p>234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234">
            <text:p>23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72">
            <text:p>872</text:p>
          </table:table-cell>
          <table:table-cell/>
          <table:table-cell office:value-type="float" office:value="235">
            <text:p>235</text:p>
          </table:table-cell>
          <table:table-cell office:value-type="float" office:value="852">
            <text:p>852</text:p>
          </table:table-cell>
          <table:table-cell office:value-type="float" office:value="870">
            <text:p>870</text:p>
          </table:table-cell>
          <table:table-cell office:value-type="float" office:value="889">
            <text:p>889</text:p>
          </table:table-cell>
          <table:table-cell/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235">
            <text:p>235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235">
            <text:p>23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47">
            <text:p>147</text:p>
          </table:table-cell>
          <table:table-cell/>
          <table:table-cell office:value-type="float" office:value="236">
            <text:p>236</text:p>
          </table:table-cell>
          <table:table-cell office:value-type="float" office:value="779">
            <text:p>779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/>
          <table:table-cell office:value-type="float" office:value="236">
            <text:p>236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/>
          <table:table-cell office:value-type="float" office:value="236">
            <text:p>236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236">
            <text:p>23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19">
            <text:p>119</text:p>
          </table:table-cell>
          <table:table-cell/>
          <table:table-cell office:value-type="float" office:value="237">
            <text:p>237</text:p>
          </table:table-cell>
          <table:table-cell office:value-type="float" office:value="618">
            <text:p>618</text:p>
          </table:table-cell>
          <table:table-cell office:value-type="float" office:value="642">
            <text:p>642</text:p>
          </table:table-cell>
          <table:table-cell office:value-type="float" office:value="651">
            <text:p>651</text:p>
          </table:table-cell>
          <table:table-cell/>
          <table:table-cell office:value-type="float" office:value="237">
            <text:p>237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237">
            <text:p>237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/>
          <table:table-cell office:value-type="float" office:value="237">
            <text:p>23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2">
            <text:p>702</text:p>
          </table:table-cell>
          <table:table-cell/>
          <table:table-cell office:value-type="float" office:value="238">
            <text:p>238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float" office:value="238">
            <text:p>238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238">
            <text:p>238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79">
            <text:p>479</text:p>
          </table:table-cell>
          <table:table-cell/>
          <table:table-cell office:value-type="float" office:value="239">
            <text:p>239</text:p>
          </table:table-cell>
          <table:table-cell office:value-type="float" office:value="648">
            <text:p>648</text:p>
          </table:table-cell>
          <table:table-cell office:value-type="float" office:value="672">
            <text:p>672</text:p>
          </table:table-cell>
          <table:table-cell office:value-type="float" office:value="682">
            <text:p>682</text:p>
          </table:table-cell>
          <table:table-cell/>
          <table:table-cell office:value-type="float" office:value="239">
            <text:p>239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/>
          <table:table-cell office:value-type="float" office:value="239">
            <text:p>239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239">
            <text:p>239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24">
            <text:p>924</text:p>
          </table:table-cell>
          <table:table-cell/>
          <table:table-cell office:value-type="float" office:value="240">
            <text:p>240</text:p>
          </table:table-cell>
          <table:table-cell office:value-type="float" office:value="359">
            <text:p>359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/>
          <table:table-cell office:value-type="float" office:value="240">
            <text:p>240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240">
            <text:p>240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240">
            <text:p>24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60">
            <text:p>260</text:p>
          </table:table-cell>
          <table:table-cell/>
          <table:table-cell office:value-type="float" office:value="241">
            <text:p>241</text:p>
          </table:table-cell>
          <table:table-cell office:value-type="float" office:value="765">
            <text:p>765</text:p>
          </table:table-cell>
          <table:table-cell office:value-type="float" office:value="789">
            <text:p>789</text:p>
          </table:table-cell>
          <table:table-cell office:value-type="float" office:value="798">
            <text:p>798</text:p>
          </table:table-cell>
          <table:table-cell/>
          <table:table-cell office:value-type="float" office:value="241">
            <text:p>24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241">
            <text:p>241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598">
            <text:p>598</text:p>
          </table:table-cell>
          <table:table-cell/>
          <table:table-cell office:value-type="float" office:value="242">
            <text:p>242</text:p>
          </table:table-cell>
          <table:table-cell office:value-type="float" office:value="1003">
            <text:p>1003</text:p>
          </table:table-cell>
          <table:table-cell office:value-type="float" office:value="1026">
            <text:p>1026</text:p>
          </table:table-cell>
          <table:table-cell office:value-type="float" office:value="1036">
            <text:p>1036</text:p>
          </table:table-cell>
          <table:table-cell/>
          <table:table-cell office:value-type="float" office:value="242">
            <text:p>242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242">
            <text:p>24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242">
            <text:p>242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17">
            <text:p>117</text:p>
          </table:table-cell>
          <table:table-cell/>
          <table:table-cell office:value-type="float" office:value="243">
            <text:p>243</text:p>
          </table:table-cell>
          <table:table-cell office:value-type="float" office:value="471">
            <text:p>471</text:p>
          </table:table-cell>
          <table:table-cell office:value-type="float" office:value="494">
            <text:p>494</text:p>
          </table:table-cell>
          <table:table-cell office:value-type="float" office:value="504">
            <text:p>504</text:p>
          </table:table-cell>
          <table:table-cell/>
          <table:table-cell office:value-type="float" office:value="243">
            <text:p>243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/>
          <table:table-cell office:value-type="float" office:value="243">
            <text:p>243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243">
            <text:p>243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76">
            <text:p>876</text:p>
          </table:table-cell>
          <table:table-cell/>
          <table:table-cell office:value-type="float" office:value="244">
            <text:p>244</text:p>
          </table:table-cell>
          <table:table-cell office:value-type="float" office:value="440">
            <text:p>44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/>
          <table:table-cell office:value-type="float" office:value="244">
            <text:p>24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244">
            <text:p>244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/>
          <table:table-cell office:value-type="float" office:value="244">
            <text:p>244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710">
            <text:p>710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33">
            <text:p>733</text:p>
          </table:table-cell>
          <table:table-cell/>
          <table:table-cell office:value-type="float" office:value="245">
            <text:p>245</text:p>
          </table:table-cell>
          <table:table-cell office:value-type="float" office:value="318">
            <text:p>318</text:p>
          </table:table-cell>
          <table:table-cell office:value-type="float" office:value="342">
            <text:p>342</text:p>
          </table:table-cell>
          <table:table-cell office:value-type="float" office:value="351">
            <text:p>351</text:p>
          </table:table-cell>
          <table:table-cell/>
          <table:table-cell office:value-type="float" office:value="245">
            <text:p>245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245">
            <text:p>245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245">
            <text:p>24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5">
            <text:p>135</text:p>
          </table:table-cell>
          <table:table-cell/>
          <table:table-cell office:value-type="float" office:value="246">
            <text:p>246</text:p>
          </table:table-cell>
          <table:table-cell office:value-type="float" office:value="1019">
            <text:p>1019</text:p>
          </table:table-cell>
          <table:table-cell office:value-type="float" office:value="1042">
            <text:p>1042</text:p>
          </table:table-cell>
          <table:table-cell office:value-type="float" office:value="1052">
            <text:p>1052</text:p>
          </table:table-cell>
          <table:table-cell/>
          <table:table-cell office:value-type="float" office:value="246">
            <text:p>246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246">
            <text:p>246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246">
            <text:p>24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811">
            <text:p>811</text:p>
          </table:table-cell>
          <table:table-cell/>
          <table:table-cell office:value-type="float" office:value="247">
            <text:p>247</text:p>
          </table:table-cell>
          <table:table-cell office:value-type="float" office:value="436">
            <text:p>436</text:p>
          </table:table-cell>
          <table:table-cell office:value-type="float" office:value="460">
            <text:p>460</text:p>
          </table:table-cell>
          <table:table-cell office:value-type="float" office:value="469">
            <text:p>469</text:p>
          </table:table-cell>
          <table:table-cell/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/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247">
            <text:p>247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248">
            <text:p>248</text:p>
          </table:table-cell>
          <table:table-cell office:value-type="float" office:value="163">
            <text:p>163</text:p>
          </table:table-cell>
          <table:table-cell office:value-type="float" office:value="187">
            <text:p>187</text:p>
          </table:table-cell>
          <table:table-cell office:value-type="float" office:value="196">
            <text:p>196</text:p>
          </table:table-cell>
          <table:table-cell/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248">
            <text:p>248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04">
            <text:p>204</text:p>
          </table:table-cell>
          <table:table-cell/>
          <table:table-cell office:value-type="float" office:value="249">
            <text:p>249</text:p>
          </table:table-cell>
          <table:table-cell office:value-type="float" office:value="418">
            <text:p>418</text:p>
          </table:table-cell>
          <table:table-cell office:value-type="float" office:value="441">
            <text:p>441</text:p>
          </table:table-cell>
          <table:table-cell office:value-type="float" office:value="450">
            <text:p>450</text:p>
          </table:table-cell>
          <table:table-cell/>
          <table:table-cell office:value-type="float" office:value="249">
            <text:p>249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/>
          <table:table-cell office:value-type="float" office:value="249">
            <text:p>249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249">
            <text:p>249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88">
            <text:p>188</text:p>
          </table:table-cell>
          <table:table-cell/>
          <table:table-cell office:value-type="float" office:value="250">
            <text:p>250</text:p>
          </table:table-cell>
          <table:table-cell office:value-type="float" office:value="601">
            <text:p>601</text:p>
          </table:table-cell>
          <table:table-cell office:value-type="float" office:value="625">
            <text:p>625</text:p>
          </table:table-cell>
          <table:table-cell office:value-type="float" office:value="634">
            <text:p>634</text:p>
          </table:table-cell>
          <table:table-cell/>
          <table:table-cell office:value-type="float" office:value="250">
            <text:p>250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/>
          <table:table-cell office:value-type="float" office:value="250">
            <text:p>250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/>
          <table:table-cell office:value-type="float" office:value="250">
            <text:p>25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12">
            <text:p>412</text:p>
          </table:table-cell>
          <table:table-cell/>
          <table:table-cell office:value-type="float" office:value="251">
            <text:p>251</text:p>
          </table:table-cell>
          <table:table-cell office:value-type="float" office:value="712">
            <text:p>712</text:p>
          </table:table-cell>
          <table:table-cell office:value-type="float" office:value="736">
            <text:p>736</text:p>
          </table:table-cell>
          <table:table-cell office:value-type="float" office:value="745">
            <text:p>745</text:p>
          </table:table-cell>
          <table:table-cell/>
          <table:table-cell office:value-type="float" office:value="251">
            <text:p>251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251">
            <text:p>251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251">
            <text:p>25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73">
            <text:p>173</text:p>
          </table:table-cell>
          <table:table-cell/>
          <table:table-cell office:value-type="float" office:value="252">
            <text:p>252</text:p>
          </table:table-cell>
          <table:table-cell office:value-type="float" office:value="642">
            <text:p>642</text:p>
          </table:table-cell>
          <table:table-cell office:value-type="float" office:value="665">
            <text:p>665</text:p>
          </table:table-cell>
          <table:table-cell office:value-type="float" office:value="675">
            <text:p>675</text:p>
          </table:table-cell>
          <table:table-cell/>
          <table:table-cell office:value-type="float" office:value="252">
            <text:p>252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252">
            <text:p>252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/>
          <table:table-cell office:value-type="float" office:value="252">
            <text:p>252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57">
            <text:p>457</text:p>
          </table:table-cell>
          <table:table-cell/>
          <table:table-cell office:value-type="float" office:value="253">
            <text:p>253</text:p>
          </table:table-cell>
          <table:table-cell office:value-type="float" office:value="553">
            <text:p>553</text:p>
          </table:table-cell>
          <table:table-cell office:value-type="float" office:value="576">
            <text:p>576</text:p>
          </table:table-cell>
          <table:table-cell office:value-type="float" office:value="585">
            <text:p>585</text:p>
          </table:table-cell>
          <table:table-cell/>
          <table:table-cell office:value-type="float" office:value="253">
            <text:p>25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253">
            <text:p>253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/>
          <table:table-cell office:value-type="float" office:value="253">
            <text:p>253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05">
            <text:p>905</text:p>
          </table:table-cell>
          <table:table-cell/>
          <table:table-cell office:value-type="float" office:value="254">
            <text:p>254</text:p>
          </table:table-cell>
          <table:table-cell office:value-type="float" office:value="291">
            <text:p>291</text:p>
          </table:table-cell>
          <table:table-cell office:value-type="float" office:value="315">
            <text:p>315</text:p>
          </table:table-cell>
          <table:table-cell office:value-type="float" office:value="324">
            <text:p>324</text:p>
          </table:table-cell>
          <table:table-cell/>
          <table:table-cell office:value-type="float" office:value="254">
            <text:p>25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/>
          <table:table-cell office:value-type="float" office:value="254">
            <text:p>254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254">
            <text:p>254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74">
            <text:p>374</text:p>
          </table:table-cell>
          <table:table-cell/>
          <table:table-cell office:value-type="float" office:value="255">
            <text:p>255</text:p>
          </table:table-cell>
          <table:table-cell office:value-type="float" office:value="561">
            <text:p>561</text:p>
          </table:table-cell>
          <table:table-cell office:value-type="float" office:value="579">
            <text:p>579</text:p>
          </table:table-cell>
          <table:table-cell office:value-type="float" office:value="597">
            <text:p>597</text:p>
          </table:table-cell>
          <table:table-cell/>
          <table:table-cell office:value-type="float" office:value="255">
            <text:p>255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/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76">
            <text:p>576</text:p>
          </table:table-cell>
          <table:table-cell/>
          <table:table-cell office:value-type="float" office:value="256">
            <text:p>256</text:p>
          </table:table-cell>
          <table:table-cell office:value-type="float" office:value="870">
            <text:p>870</text:p>
          </table:table-cell>
          <table:table-cell office:value-type="float" office:value="894">
            <text:p>894</text:p>
          </table:table-cell>
          <table:table-cell office:value-type="float" office:value="903">
            <text:p>903</text:p>
          </table:table-cell>
          <table:table-cell/>
          <table:table-cell office:value-type="float" office:value="256">
            <text:p>256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/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62">
            <text:p>662</text:p>
          </table:table-cell>
          <table:table-cell/>
          <table:table-cell office:value-type="float" office:value="257">
            <text:p>257</text:p>
          </table:table-cell>
          <table:table-cell office:value-type="float" office:value="795">
            <text:p>795</text:p>
          </table:table-cell>
          <table:table-cell office:value-type="float" office:value="819">
            <text:p>819</text:p>
          </table:table-cell>
          <table:table-cell office:value-type="float" office:value="828">
            <text:p>828</text:p>
          </table:table-cell>
          <table:table-cell/>
          <table:table-cell office:value-type="float" office:value="257">
            <text:p>257</text:p>
          </table:table-cell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/>
          <table:table-cell office:value-type="float" office:value="257">
            <text:p>257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257">
            <text:p>257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33">
            <text:p>233</text:p>
          </table:table-cell>
          <table:table-cell/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179">
            <text:p>179</text:p>
          </table:table-cell>
          <table:table-cell/>
          <table:table-cell office:value-type="float" office:value="258">
            <text:p>258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258">
            <text:p>25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/>
          <table:table-cell office:value-type="float" office:value="258">
            <text:p>25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0">
            <text:p>770</text:p>
          </table:table-cell>
          <table:table-cell/>
          <table:table-cell office:value-type="float" office:value="259">
            <text:p>259</text:p>
          </table:table-cell>
          <table:table-cell office:value-type="float" office:value="510">
            <text:p>510</text:p>
          </table:table-cell>
          <table:table-cell office:value-type="float" office:value="534">
            <text:p>534</text:p>
          </table:table-cell>
          <table:table-cell office:value-type="float" office:value="543">
            <text:p>543</text:p>
          </table:table-cell>
          <table:table-cell/>
          <table:table-cell office:value-type="float" office:value="259">
            <text:p>259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/>
          <table:table-cell office:value-type="float" office:value="259">
            <text:p>259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259">
            <text:p>259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3">
            <text:p>113</text:p>
          </table:table-cell>
          <table:table-cell/>
          <table:table-cell office:value-type="float" office:value="260">
            <text:p>260</text:p>
          </table:table-cell>
          <table:table-cell office:value-type="float" office:value="613">
            <text:p>613</text:p>
          </table:table-cell>
          <table:table-cell office:value-type="float" office:value="636">
            <text:p>636</text:p>
          </table:table-cell>
          <table:table-cell office:value-type="float" office:value="645">
            <text:p>645</text:p>
          </table:table-cell>
          <table:table-cell/>
          <table:table-cell office:value-type="float" office:value="260">
            <text:p>260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260">
            <text:p>26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261">
            <text:p>261</text:p>
          </table:table-cell>
          <table:table-cell office:value-type="float" office:value="362">
            <text:p>362</text:p>
          </table:table-cell>
          <table:table-cell office:value-type="float" office:value="385">
            <text:p>385</text:p>
          </table:table-cell>
          <table:table-cell office:value-type="float" office:value="395">
            <text:p>395</text:p>
          </table:table-cell>
          <table:table-cell/>
          <table:table-cell office:value-type="float" office:value="261">
            <text:p>261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/>
          <table:table-cell office:value-type="float" office:value="261">
            <text:p>26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261">
            <text:p>26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1">
            <text:p>221</text:p>
          </table:table-cell>
          <table:table-cell/>
          <table:table-cell office:value-type="float" office:value="262">
            <text:p>262</text:p>
          </table:table-cell>
          <table:table-cell office:value-type="float" office:value="970">
            <text:p>970</text:p>
          </table:table-cell>
          <table:table-cell office:value-type="float" office:value="993">
            <text:p>993</text:p>
          </table:table-cell>
          <table:table-cell office:value-type="float" office:value="1002">
            <text:p>1002</text:p>
          </table:table-cell>
          <table:table-cell/>
          <table:table-cell office:value-type="float" office:value="262">
            <text:p>262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office:value-type="float" office:value="262">
            <text:p>262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/>
          <table:table-cell office:value-type="float" office:value="262">
            <text:p>262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263">
            <text:p>263</text:p>
          </table:table-cell>
          <table:table-cell office:value-type="float" office:value="165">
            <text:p>165</text:p>
          </table:table-cell>
          <table:table-cell office:value-type="float" office:value="184">
            <text:p>184</text:p>
          </table:table-cell>
          <table:table-cell office:value-type="float" office:value="202">
            <text:p>202</text:p>
          </table:table-cell>
          <table:table-cell/>
          <table:table-cell office:value-type="float" office:value="263">
            <text:p>263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263">
            <text:p>263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22">
            <text:p>322</text:p>
          </table:table-cell>
          <table:table-cell/>
          <table:table-cell office:value-type="float" office:value="264">
            <text:p>264</text:p>
          </table:table-cell>
          <table:table-cell office:value-type="float" office:value="326">
            <text:p>326</text:p>
          </table:table-cell>
          <table:table-cell office:value-type="float" office:value="345">
            <text:p>345</text:p>
          </table:table-cell>
          <table:table-cell office:value-type="float" office:value="363">
            <text:p>363</text:p>
          </table:table-cell>
          <table:table-cell/>
          <table:table-cell office:value-type="float" office:value="264">
            <text:p>264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264">
            <text:p>264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264">
            <text:p>264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91">
            <text:p>691</text:p>
          </table:table-cell>
          <table:table-cell/>
          <table:table-cell office:value-type="float" office:value="265">
            <text:p>265</text:p>
          </table:table-cell>
          <table:table-cell office:value-type="float" office:value="545">
            <text:p>545</text:p>
          </table:table-cell>
          <table:table-cell office:value-type="float" office:value="569">
            <text:p>569</text:p>
          </table:table-cell>
          <table:table-cell office:value-type="float" office:value="578">
            <text:p>578</text:p>
          </table:table-cell>
          <table:table-cell/>
          <table:table-cell office:value-type="float" office:value="265">
            <text:p>265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/>
          <table:table-cell office:value-type="float" office:value="265">
            <text:p>265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265">
            <text:p>265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06">
            <text:p>606</text:p>
          </table:table-cell>
          <table:table-cell/>
          <table:table-cell office:value-type="float" office:value="266">
            <text:p>266</text:p>
          </table:table-cell>
          <table:table-cell office:value-type="float" office:value="436">
            <text:p>436</text:p>
          </table:table-cell>
          <table:table-cell office:value-type="float" office:value="459">
            <text:p>459</text:p>
          </table:table-cell>
          <table:table-cell office:value-type="float" office:value="468">
            <text:p>468</text:p>
          </table:table-cell>
          <table:table-cell/>
          <table:table-cell office:value-type="float" office:value="266">
            <text:p>266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266">
            <text:p>26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78">
            <text:p>878</text:p>
          </table:table-cell>
          <table:table-cell/>
          <table:table-cell office:value-type="float" office:value="267">
            <text:p>267</text:p>
          </table:table-cell>
          <table:table-cell office:value-type="float" office:value="211">
            <text:p>211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/>
          <table:table-cell office:value-type="float" office:value="267">
            <text:p>267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/>
          <table:table-cell office:value-type="float" office:value="267">
            <text:p>267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/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43">
            <text:p>643</text:p>
          </table:table-cell>
          <table:table-cell/>
          <table:table-cell office:value-type="float" office:value="268">
            <text:p>268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268">
            <text:p>268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/>
          <table:table-cell office:value-type="float" office:value="268">
            <text:p>26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268">
            <text:p>26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2">
            <text:p>392</text:p>
          </table:table-cell>
          <table:table-cell/>
          <table:table-cell office:value-type="float" office:value="269">
            <text:p>269</text:p>
          </table:table-cell>
          <table:table-cell office:value-type="float" office:value="818">
            <text:p>818</text:p>
          </table:table-cell>
          <table:table-cell office:value-type="float" office:value="841">
            <text:p>841</text:p>
          </table:table-cell>
          <table:table-cell office:value-type="float" office:value="851">
            <text:p>851</text:p>
          </table:table-cell>
          <table:table-cell/>
          <table:table-cell office:value-type="float" office:value="269">
            <text:p>269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269">
            <text:p>269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/>
          <table:table-cell office:value-type="float" office:value="269">
            <text:p>26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1">
            <text:p>131</text:p>
          </table:table-cell>
          <table:table-cell/>
          <table:table-cell office:value-type="float" office:value="270">
            <text:p>270</text:p>
          </table:table-cell>
          <table:table-cell office:value-type="float" office:value="797">
            <text:p>797</text:p>
          </table:table-cell>
          <table:table-cell office:value-type="float" office:value="821">
            <text:p>821</text:p>
          </table:table-cell>
          <table:table-cell office:value-type="float" office:value="830">
            <text:p>830</text:p>
          </table:table-cell>
          <table:table-cell/>
          <table:table-cell office:value-type="float" office:value="270">
            <text:p>270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270">
            <text:p>27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66">
            <text:p>266</text:p>
          </table:table-cell>
          <table:table-cell/>
          <table:table-cell office:value-type="float" office:value="271">
            <text:p>271</text:p>
          </table:table-cell>
          <table:table-cell office:value-type="float" office:value="471">
            <text:p>471</text:p>
          </table:table-cell>
          <table:table-cell office:value-type="float" office:value="489">
            <text:p>489</text:p>
          </table:table-cell>
          <table:table-cell office:value-type="float" office:value="507">
            <text:p>507</text:p>
          </table:table-cell>
          <table:table-cell/>
          <table:table-cell office:value-type="float" office:value="271">
            <text:p>271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271">
            <text:p>27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271">
            <text:p>271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1052">
            <text:p>105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72">
            <text:p>272</text:p>
          </table:table-cell>
          <table:table-cell office:value-type="float" office:value="919">
            <text:p>919</text:p>
          </table:table-cell>
          <table:table-cell office:value-type="float" office:value="937">
            <text:p>937</text:p>
          </table:table-cell>
          <table:table-cell office:value-type="float" office:value="956">
            <text:p>956</text:p>
          </table:table-cell>
          <table:table-cell/>
          <table:table-cell office:value-type="float" office:value="272">
            <text:p>27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272">
            <text:p>272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/>
          <table:table-cell office:value-type="float" office:value="272">
            <text:p>272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3">
            <text:p>473</text:p>
          </table:table-cell>
          <table:table-cell/>
          <table:table-cell office:value-type="float" office:value="273">
            <text:p>273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/>
          <table:table-cell office:value-type="float" office:value="273">
            <text:p>273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273">
            <text:p>273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273">
            <text:p>273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49">
            <text:p>849</text:p>
          </table:table-cell>
          <table:table-cell/>
          <table:table-cell office:value-type="float" office:value="274">
            <text:p>274</text:p>
          </table:table-cell>
          <table:table-cell office:value-type="float" office:value="301">
            <text:p>301</text:p>
          </table:table-cell>
          <table:table-cell office:value-type="float" office:value="324">
            <text:p>324</text:p>
          </table:table-cell>
          <table:table-cell office:value-type="float" office:value="334">
            <text:p>334</text:p>
          </table:table-cell>
          <table:table-cell/>
          <table:table-cell office:value-type="float" office:value="274">
            <text:p>274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274">
            <text:p>274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/>
          <table:table-cell office:value-type="float" office:value="274">
            <text:p>274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15">
            <text:p>715</text:p>
          </table:table-cell>
          <table:table-cell/>
          <table:table-cell office:value-type="float" office:value="275">
            <text:p>275</text:p>
          </table:table-cell>
          <table:table-cell office:value-type="float" office:value="889">
            <text:p>889</text:p>
          </table:table-cell>
          <table:table-cell office:value-type="float" office:value="912">
            <text:p>912</text:p>
          </table:table-cell>
          <table:table-cell office:value-type="float" office:value="921">
            <text:p>921</text:p>
          </table:table-cell>
          <table:table-cell/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275">
            <text:p>275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09">
            <text:p>209</text:p>
          </table:table-cell>
          <table:table-cell/>
          <table:table-cell office:value-type="float" office:value="276">
            <text:p>276</text:p>
          </table:table-cell>
          <table:table-cell office:value-type="float" office:value="615">
            <text:p>615</text:p>
          </table:table-cell>
          <table:table-cell office:value-type="float" office:value="638">
            <text:p>638</text:p>
          </table:table-cell>
          <table:table-cell office:value-type="float" office:value="647">
            <text:p>647</text:p>
          </table:table-cell>
          <table:table-cell/>
          <table:table-cell office:value-type="float" office:value="276">
            <text:p>276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276">
            <text:p>276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276">
            <text:p>276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661">
            <text:p>661</text:p>
          </table:table-cell>
          <table:table-cell/>
          <table:table-cell office:value-type="float" office:value="277">
            <text:p>277</text:p>
          </table:table-cell>
          <table:table-cell office:value-type="float" office:value="753">
            <text:p>753</text:p>
          </table:table-cell>
          <table:table-cell office:value-type="float" office:value="776">
            <text:p>776</text:p>
          </table:table-cell>
          <table:table-cell office:value-type="float" office:value="785">
            <text:p>785</text:p>
          </table:table-cell>
          <table:table-cell/>
          <table:table-cell office:value-type="float" office:value="277">
            <text:p>277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277">
            <text:p>27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808">
            <text:p>808</text:p>
          </table:table-cell>
          <table:table-cell table:style-name="ce1" office:value-type="float" office:value="820">
            <text:p>820</text:p>
          </table:table-cell>
          <table:table-cell/>
          <table:table-cell office:value-type="float" office:value="278">
            <text:p>278</text:p>
          </table:table-cell>
          <table:table-cell office:value-type="float" office:value="472">
            <text:p>472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/>
          <table:table-cell office:value-type="float" office:value="278">
            <text:p>278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/>
          <table:table-cell office:value-type="float" office:value="278">
            <text:p>278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278">
            <text:p>27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82">
            <text:p>582</text:p>
          </table:table-cell>
          <table:table-cell/>
          <table:table-cell office:value-type="float" office:value="279">
            <text:p>279</text:p>
          </table:table-cell>
          <table:table-cell office:value-type="float" office:value="880">
            <text:p>880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/>
          <table:table-cell office:value-type="float" office:value="279">
            <text:p>279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/>
          <table:table-cell office:value-type="float" office:value="279">
            <text:p>27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279">
            <text:p>279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49">
            <text:p>949</text:p>
          </table:table-cell>
          <table:table-cell/>
          <table:table-cell office:value-type="float" office:value="280">
            <text:p>280</text:p>
          </table:table-cell>
          <table:table-cell office:value-type="float" office:value="917">
            <text:p>917</text:p>
          </table:table-cell>
          <table:table-cell office:value-type="float" office:value="940">
            <text:p>940</text:p>
          </table:table-cell>
          <table:table-cell office:value-type="float" office:value="949">
            <text:p>949</text:p>
          </table:table-cell>
          <table:table-cell/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/>
          <table:table-cell office:value-type="float" office:value="280">
            <text:p>28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280">
            <text:p>28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98">
            <text:p>898</text:p>
          </table:table-cell>
          <table:table-cell/>
          <table:table-cell office:value-type="float" office:value="281">
            <text:p>281</text:p>
          </table:table-cell>
          <table:table-cell office:value-type="float" office:value="237">
            <text:p>237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/>
          <table:table-cell office:value-type="float" office:value="281">
            <text:p>281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281">
            <text:p>281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/>
          <table:table-cell office:value-type="float" office:value="281">
            <text:p>28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95">
            <text:p>595</text:p>
          </table:table-cell>
          <table:table-cell/>
          <table:table-cell office:value-type="float" office:value="282">
            <text:p>282</text:p>
          </table:table-cell>
          <table:table-cell office:value-type="float" office:value="106">
            <text:p>106</text:p>
          </table:table-cell>
          <table:table-cell office:value-type="float" office:value="124">
            <text:p>124</text:p>
          </table:table-cell>
          <table:table-cell office:value-type="float" office:value="143">
            <text:p>143</text:p>
          </table:table-cell>
          <table:table-cell/>
          <table:table-cell office:value-type="float" office:value="282">
            <text:p>282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/>
          <table:table-cell office:value-type="float" office:value="282">
            <text:p>282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417">
            <text:p>417</text:p>
          </table:table-cell>
          <table:table-cell/>
          <table:table-cell office:value-type="float" office:value="283">
            <text:p>283</text:p>
          </table:table-cell>
          <table:table-cell office:value-type="float" office:value="589">
            <text:p>589</text:p>
          </table:table-cell>
          <table:table-cell office:value-type="float" office:value="612">
            <text:p>612</text:p>
          </table:table-cell>
          <table:table-cell office:value-type="float" office:value="621">
            <text:p>621</text:p>
          </table:table-cell>
          <table:table-cell/>
          <table:table-cell office:value-type="float" office:value="283">
            <text:p>283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283">
            <text:p>283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76">
            <text:p>876</text:p>
          </table:table-cell>
          <table:table-cell/>
          <table:table-cell office:value-type="float" office:value="284">
            <text:p>284</text:p>
          </table:table-cell>
          <table:table-cell office:value-type="float" office:value="267">
            <text:p>267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/>
          <table:table-cell office:value-type="float" office:value="284">
            <text:p>284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/>
          <table:table-cell office:value-type="float" office:value="284">
            <text:p>28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284">
            <text:p>28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08">
            <text:p>508</text:p>
          </table:table-cell>
          <table:table-cell/>
          <table:table-cell office:value-type="float" office:value="285">
            <text:p>285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564">
            <text:p>564</text:p>
          </table:table-cell>
          <table:table-cell/>
          <table:table-cell office:value-type="float" office:value="285">
            <text:p>285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/>
          <table:table-cell office:value-type="float" office:value="285">
            <text:p>285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  <table:table-cell office:value-type="float" office:value="285">
            <text:p>28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08">
            <text:p>308</text:p>
          </table:table-cell>
          <table:table-cell/>
          <table:table-cell office:value-type="float" office:value="286">
            <text:p>286</text:p>
          </table:table-cell>
          <table:table-cell office:value-type="float" office:value="927">
            <text:p>927</text:p>
          </table:table-cell>
          <table:table-cell office:value-type="float" office:value="951">
            <text:p>951</text:p>
          </table:table-cell>
          <table:table-cell office:value-type="float" office:value="960">
            <text:p>960</text:p>
          </table:table-cell>
          <table:table-cell/>
          <table:table-cell office:value-type="float" office:value="286">
            <text:p>286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/>
          <table:table-cell office:value-type="float" office:value="286">
            <text:p>286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286">
            <text:p>286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287">
            <text:p>287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/>
          <table:table-cell office:value-type="float" office:value="287">
            <text:p>287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/>
          <table:table-cell office:value-type="float" office:value="287">
            <text:p>287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/>
          <table:table-cell office:value-type="float" office:value="287">
            <text:p>287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61">
            <text:p>161</text:p>
          </table:table-cell>
          <table:table-cell/>
          <table:table-cell office:value-type="float" office:value="288">
            <text:p>288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/>
          <table:table-cell office:value-type="float" office:value="288">
            <text:p>288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/>
          <table:table-cell office:value-type="float" office:value="288">
            <text:p>288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office:value-type="float" office:value="288">
            <text:p>28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27">
            <text:p>227</text:p>
          </table:table-cell>
          <table:table-cell/>
          <table:table-cell office:value-type="float" office:value="289">
            <text:p>289</text:p>
          </table:table-cell>
          <table:table-cell office:value-type="float" office:value="487">
            <text:p>487</text:p>
          </table:table-cell>
          <table:table-cell office:value-type="float" office:value="511">
            <text:p>511</text:p>
          </table:table-cell>
          <table:table-cell office:value-type="float" office:value="520">
            <text:p>520</text:p>
          </table:table-cell>
          <table:table-cell/>
          <table:table-cell office:value-type="float" office:value="289">
            <text:p>289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/>
          <table:table-cell office:value-type="float" office:value="289">
            <text:p>289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/>
          <table:table-cell office:value-type="float" office:value="289">
            <text:p>289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17">
            <text:p>217</text:p>
          </table:table-cell>
          <table:table-cell/>
          <table:table-cell office:value-type="float" office:value="290">
            <text:p>290</text:p>
          </table:table-cell>
          <table:table-cell office:value-type="float" office:value="495">
            <text:p>495</text:p>
          </table:table-cell>
          <table:table-cell office:value-type="float" office:value="514">
            <text:p>514</text:p>
          </table:table-cell>
          <table:table-cell office:value-type="float" office:value="532">
            <text:p>532</text:p>
          </table:table-cell>
          <table:table-cell/>
          <table:table-cell office:value-type="float" office:value="290">
            <text:p>290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/>
          <table:table-cell office:value-type="float" office:value="290">
            <text:p>290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  <table:table-cell office:value-type="float" office:value="290">
            <text:p>290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671">
            <text:p>671</text:p>
          </table:table-cell>
          <table:table-cell/>
          <table:table-cell office:value-type="float" office:value="291">
            <text:p>291</text:p>
          </table:table-cell>
          <table:table-cell office:value-type="float" office:value="604">
            <text:p>604</text:p>
          </table:table-cell>
          <table:table-cell office:value-type="float" office:value="622">
            <text:p>622</text:p>
          </table:table-cell>
          <table:table-cell office:value-type="float" office:value="640">
            <text:p>640</text:p>
          </table:table-cell>
          <table:table-cell/>
          <table:table-cell office:value-type="float" office:value="291">
            <text:p>291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291">
            <text:p>29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/>
          <table:table-cell office:value-type="float" office:value="291">
            <text:p>291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 office:value-type="float" office:value="321">
            <text:p>321</text:p>
          </table:table-cell>
          <table:table-cell office:value-type="float" office:value="330">
            <text:p>330</text:p>
          </table:table-cell>
          <table:table-cell/>
          <table:table-cell office:value-type="float" office:value="292">
            <text:p>292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/>
          <table:table-cell office:value-type="float" office:value="292">
            <text:p>292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/>
          <table:table-cell office:value-type="float" office:value="292">
            <text:p>292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710">
            <text:p>710</text:p>
          </table:table-cell>
          <table:table-cell/>
          <table:table-cell office:value-type="float" office:value="293">
            <text:p>293</text:p>
          </table:table-cell>
          <table:table-cell office:value-type="float" office:value="284">
            <text:p>284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/>
          <table:table-cell office:value-type="float" office:value="293">
            <text:p>293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/>
          <table:table-cell office:value-type="float" office:value="293">
            <text:p>293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293">
            <text:p>29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05">
            <text:p>105</text:p>
          </table:table-cell>
          <table:table-cell/>
          <table:table-cell office:value-type="float" office:value="294">
            <text:p>294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float" office:value="261">
            <text:p>261</text:p>
          </table:table-cell>
          <table:table-cell/>
          <table:table-cell office:value-type="float" office:value="294">
            <text:p>294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294">
            <text:p>294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294">
            <text:p>294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96">
            <text:p>196</text:p>
          </table:table-cell>
          <table:table-cell/>
          <table:table-cell office:value-type="float" office:value="295">
            <text:p>295</text:p>
          </table:table-cell>
          <table:table-cell office:value-type="float" office:value="757">
            <text:p>757</text:p>
          </table:table-cell>
          <table:table-cell office:value-type="float" office:value="780">
            <text:p>780</text:p>
          </table:table-cell>
          <table:table-cell office:value-type="float" office:value="789">
            <text:p>789</text:p>
          </table:table-cell>
          <table:table-cell/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295">
            <text:p>295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295">
            <text:p>295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20">
            <text:p>120</text:p>
          </table:table-cell>
          <table:table-cell/>
          <table:table-cell office:value-type="float" office:value="296">
            <text:p>296</text:p>
          </table:table-cell>
          <table:table-cell office:value-type="float" office:value="551">
            <text:p>551</text:p>
          </table:table-cell>
          <table:table-cell office:value-type="float" office:value="575">
            <text:p>575</text:p>
          </table:table-cell>
          <table:table-cell office:value-type="float" office:value="584">
            <text:p>584</text:p>
          </table:table-cell>
          <table:table-cell/>
          <table:table-cell office:value-type="float" office:value="296">
            <text:p>296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296">
            <text:p>296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296">
            <text:p>296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451">
            <text:p>451</text:p>
          </table:table-cell>
          <table:table-cell/>
          <table:table-cell office:value-type="float" office:value="297">
            <text:p>297</text:p>
          </table:table-cell>
          <table:table-cell office:value-type="float" office:value="177">
            <text:p>177</text:p>
          </table:table-cell>
          <table:table-cell office:value-type="float" office:value="201">
            <text:p>201</text:p>
          </table:table-cell>
          <table:table-cell office:value-type="float" office:value="210">
            <text:p>210</text:p>
          </table:table-cell>
          <table:table-cell/>
          <table:table-cell office:value-type="float" office:value="297">
            <text:p>297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297">
            <text:p>297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297">
            <text:p>29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06">
            <text:p>606</text:p>
          </table:table-cell>
          <table:table-cell/>
          <table:table-cell office:value-type="float" office:value="298">
            <text:p>298</text:p>
          </table:table-cell>
          <table:table-cell office:value-type="float" office:value="916">
            <text:p>916</text:p>
          </table:table-cell>
          <table:table-cell office:value-type="float" office:value="940">
            <text:p>940</text:p>
          </table:table-cell>
          <table:table-cell office:value-type="float" office:value="949">
            <text:p>949</text:p>
          </table:table-cell>
          <table:table-cell/>
          <table:table-cell office:value-type="float" office:value="298">
            <text:p>298</text:p>
          </table:table-cell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298">
            <text:p>298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/>
          <table:table-cell office:value-type="float" office:value="298">
            <text:p>298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604">
            <text:p>604</text:p>
          </table:table-cell>
          <table:table-cell/>
          <table:table-cell office:value-type="float" office:value="299">
            <text:p>299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/>
          <table:table-cell office:value-type="float" office:value="299">
            <text:p>299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  <table:table-cell office:value-type="float" office:value="299">
            <text:p>29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/>
          <table:table-cell office:value-type="float" office:value="299">
            <text:p>29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729">
            <text:p>729</text:p>
          </table:table-cell>
          <table:table-cell/>
          <table:table-cell office:value-type="float" office:value="300">
            <text:p>300</text:p>
          </table:table-cell>
          <table:table-cell office:value-type="float" office:value="1004">
            <text:p>1004</text:p>
          </table:table-cell>
          <table:table-cell office:value-type="float" office:value="1028">
            <text:p>1028</text:p>
          </table:table-cell>
          <table:table-cell office:value-type="float" office:value="1037">
            <text:p>1037</text:p>
          </table:table-cell>
          <table:table-cell/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/>
          <table:table-cell office:value-type="float" office:value="300">
            <text:p>300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300">
            <text:p>30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86">
            <text:p>86</text:p>
          </table:table-cell>
          <table:table-cell/>
          <table:table-cell office:value-type="float" office:value="301">
            <text:p>301</text:p>
          </table:table-cell>
          <table:table-cell office:value-type="float" office:value="478">
            <text:p>478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/>
          <table:table-cell office:value-type="float" office:value="301">
            <text:p>301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301">
            <text:p>301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/>
          <table:table-cell office:value-type="float" office:value="301">
            <text:p>301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3">
            <text:p>593</text:p>
          </table:table-cell>
          <table:table-cell/>
          <table:table-cell office:value-type="float" office:value="302">
            <text:p>302</text:p>
          </table:table-cell>
          <table:table-cell office:value-type="float" office:value="818">
            <text:p>818</text:p>
          </table:table-cell>
          <table:table-cell office:value-type="float" office:value="842">
            <text:p>842</text:p>
          </table:table-cell>
          <table:table-cell office:value-type="float" office:value="851">
            <text:p>851</text:p>
          </table:table-cell>
          <table:table-cell/>
          <table:table-cell office:value-type="float" office:value="302">
            <text:p>302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302">
            <text:p>302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/>
          <table:table-cell office:value-type="float" office:value="302">
            <text:p>30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27">
            <text:p>1027</text:p>
          </table:table-cell>
          <table:table-cell/>
          <table:table-cell office:value-type="float" office:value="303">
            <text:p>303</text:p>
          </table:table-cell>
          <table:table-cell office:value-type="float" office:value="678">
            <text:p>678</text:p>
          </table:table-cell>
          <table:table-cell office:value-type="float" office:value="701">
            <text:p>701</text:p>
          </table:table-cell>
          <table:table-cell office:value-type="float" office:value="710">
            <text:p>710</text:p>
          </table:table-cell>
          <table:table-cell/>
          <table:table-cell office:value-type="float" office:value="303">
            <text:p>303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/>
          <table:table-cell office:value-type="float" office:value="303">
            <text:p>303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/>
          <table:table-cell office:value-type="float" office:value="303">
            <text:p>303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45">
            <text:p>945</text:p>
          </table:table-cell>
          <table:table-cell/>
          <table:table-cell office:value-type="float" office:value="304">
            <text:p>304</text:p>
          </table:table-cell>
          <table:table-cell office:value-type="float" office:value="212">
            <text:p>212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/>
          <table:table-cell office:value-type="float" office:value="304">
            <text:p>304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  <table:table-cell office:value-type="float" office:value="304">
            <text:p>30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304">
            <text:p>30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47">
            <text:p>47</text:p>
          </table:table-cell>
          <table:table-cell/>
          <table:table-cell office:value-type="float" office:value="305">
            <text:p>305</text:p>
          </table:table-cell>
          <table:table-cell office:value-type="float" office:value="799">
            <text:p>799</text:p>
          </table:table-cell>
          <table:table-cell office:value-type="float" office:value="817">
            <text:p>817</text:p>
          </table:table-cell>
          <table:table-cell office:value-type="float" office:value="835">
            <text:p>835</text:p>
          </table:table-cell>
          <table:table-cell/>
          <table:table-cell office:value-type="float" office:value="305">
            <text:p>305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305">
            <text:p>305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305">
            <text:p>30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44">
            <text:p>244</text:p>
          </table:table-cell>
          <table:table-cell/>
          <table:table-cell office:value-type="float" office:value="306">
            <text:p>306</text:p>
          </table:table-cell>
          <table:table-cell office:value-type="float" office:value="440">
            <text:p>44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/>
          <table:table-cell office:value-type="float" office:value="306">
            <text:p>306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306">
            <text:p>306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/>
          <table:table-cell office:value-type="float" office:value="306">
            <text:p>306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746">
            <text:p>746</text:p>
          </table:table-cell>
          <table:table-cell/>
          <table:table-cell office:value-type="float" office:value="307">
            <text:p>307</text:p>
          </table:table-cell>
          <table:table-cell office:value-type="float" office:value="560">
            <text:p>560</text:p>
          </table:table-cell>
          <table:table-cell office:value-type="float" office:value="583">
            <text:p>583</text:p>
          </table:table-cell>
          <table:table-cell office:value-type="float" office:value="592">
            <text:p>592</text:p>
          </table:table-cell>
          <table:table-cell/>
          <table:table-cell office:value-type="float" office:value="307">
            <text:p>307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307">
            <text:p>307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307">
            <text:p>30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59">
            <text:p>559</text:p>
          </table:table-cell>
          <table:table-cell/>
          <table:table-cell office:value-type="float" office:value="308">
            <text:p>308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308">
            <text:p>308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308">
            <text:p>308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308">
            <text:p>308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30">
            <text:p>230</text:p>
          </table:table-cell>
          <table:table-cell/>
          <table:table-cell office:value-type="float" office:value="309">
            <text:p>309</text:p>
          </table:table-cell>
          <table:table-cell office:value-type="float" office:value="6">
            <text:p>6</text:p>
          </table:table-cell>
          <table:table-cell office:value-type="float" office:value="736">
            <text:p>736</text:p>
          </table:table-cell>
          <table:table-cell office:value-type="float" office:value="745">
            <text:p>745</text:p>
          </table:table-cell>
          <table:table-cell/>
          <table:table-cell office:value-type="float" office:value="309">
            <text:p>309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309">
            <text:p>30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309">
            <text:p>30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524">
            <text:p>524</text:p>
          </table:table-cell>
          <table:table-cell/>
          <table:table-cell office:value-type="float" office:value="310">
            <text:p>31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office:value-type="float" office:value="310">
            <text:p>310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310">
            <text:p>310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310">
            <text:p>310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311">
            <text:p>311</text:p>
          </table:table-cell>
          <table:table-cell office:value-type="float" office:value="1006">
            <text:p>1006</text:p>
          </table:table-cell>
          <table:table-cell office:value-type="float" office:value="1029">
            <text:p>1029</text:p>
          </table:table-cell>
          <table:table-cell office:value-type="float" office:value="1039">
            <text:p>1039</text:p>
          </table:table-cell>
          <table:table-cell/>
          <table:table-cell office:value-type="float" office:value="311">
            <text:p>311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/>
          <table:table-cell office:value-type="float" office:value="311">
            <text:p>311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311">
            <text:p>31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452">
            <text:p>452</text:p>
          </table:table-cell>
          <table:table-cell/>
          <table:table-cell office:value-type="float" office:value="312">
            <text:p>312</text:p>
          </table:table-cell>
          <table:table-cell office:value-type="float" office:value="112">
            <text:p>112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/>
          <table:table-cell office:value-type="float" office:value="312">
            <text:p>312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/>
          <table:table-cell office:value-type="float" office:value="312">
            <text:p>312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495">
            <text:p>495</text:p>
          </table:table-cell>
          <table:table-cell/>
          <table:table-cell office:value-type="float" office:value="313">
            <text:p>31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313">
            <text:p>313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313">
            <text:p>313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313">
            <text:p>31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09">
            <text:p>909</text:p>
          </table:table-cell>
          <table:table-cell/>
          <table:table-cell office:value-type="float" office:value="314">
            <text:p>314</text:p>
          </table:table-cell>
          <table:table-cell office:value-type="float" office:value="721">
            <text:p>721</text:p>
          </table:table-cell>
          <table:table-cell office:value-type="float" office:value="744">
            <text:p>744</text:p>
          </table:table-cell>
          <table:table-cell office:value-type="float" office:value="753">
            <text:p>753</text:p>
          </table:table-cell>
          <table:table-cell/>
          <table:table-cell office:value-type="float" office:value="314">
            <text:p>314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314">
            <text:p>314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314">
            <text:p>314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822">
            <text:p>822</text:p>
          </table:table-cell>
          <table:table-cell/>
          <table:table-cell office:value-type="float" office:value="315">
            <text:p>315</text:p>
          </table:table-cell>
          <table:table-cell office:value-type="float" office:value="380">
            <text:p>380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/>
          <table:table-cell office:value-type="float" office:value="315">
            <text:p>315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/>
          <table:table-cell office:value-type="float" office:value="315">
            <text:p>315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/>
          <table:table-cell office:value-type="float" office:value="315">
            <text:p>31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19">
            <text:p>719</text:p>
          </table:table-cell>
          <table:table-cell/>
          <table:table-cell office:value-type="float" office:value="316">
            <text:p>316</text:p>
          </table:table-cell>
          <table:table-cell office:value-type="float" office:value="610">
            <text:p>610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/>
          <table:table-cell office:value-type="float" office:value="316">
            <text:p>316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office:value-type="float" office:value="316">
            <text:p>316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/>
          <table:table-cell office:value-type="float" office:value="316">
            <text:p>316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587">
            <text:p>587</text:p>
          </table:table-cell>
          <table:table-cell/>
          <table:table-cell office:value-type="float" office:value="317">
            <text:p>317</text:p>
          </table:table-cell>
          <table:table-cell office:value-type="float" office:value="284">
            <text:p>284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/>
          <table:table-cell office:value-type="float" office:value="317">
            <text:p>317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317">
            <text:p>31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317">
            <text:p>317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65">
            <text:p>365</text:p>
          </table:table-cell>
          <table:table-cell/>
          <table:table-cell office:value-type="float" office:value="318">
            <text:p>318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 office:value-type="float" office:value="514">
            <text:p>514</text:p>
          </table:table-cell>
          <table:table-cell/>
          <table:table-cell office:value-type="float" office:value="318">
            <text:p>318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/>
          <table:table-cell office:value-type="float" office:value="318">
            <text:p>318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/>
          <table:table-cell office:value-type="float" office:value="318">
            <text:p>318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67">
            <text:p>567</text:p>
          </table:table-cell>
          <table:table-cell/>
          <table:table-cell office:value-type="float" office:value="319">
            <text:p>319</text:p>
          </table:table-cell>
          <table:table-cell office:value-type="float" office:value="936">
            <text:p>936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/>
          <table:table-cell office:value-type="float" office:value="319">
            <text:p>319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/>
          <table:table-cell office:value-type="float" office:value="319">
            <text:p>319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/>
          <table:table-cell office:value-type="float" office:value="319">
            <text:p>319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08">
            <text:p>108</text:p>
          </table:table-cell>
          <table:table-cell/>
          <table:table-cell office:value-type="float" office:value="320">
            <text:p>320</text:p>
          </table:table-cell>
          <table:table-cell office:value-type="float" office:value="818">
            <text:p>818</text:p>
          </table:table-cell>
          <table:table-cell office:value-type="float" office:value="841">
            <text:p>841</text:p>
          </table:table-cell>
          <table:table-cell office:value-type="float" office:value="851">
            <text:p>851</text:p>
          </table:table-cell>
          <table:table-cell/>
          <table:table-cell office:value-type="float" office:value="320">
            <text:p>320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320">
            <text:p>320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320">
            <text:p>32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85">
            <text:p>885</text:p>
          </table:table-cell>
          <table:table-cell/>
          <table:table-cell office:value-type="float" office:value="321">
            <text:p>321</text:p>
          </table:table-cell>
          <table:table-cell office:value-type="float" office:value="480">
            <text:p>480</text:p>
          </table:table-cell>
          <table:table-cell office:value-type="float" office:value="503">
            <text:p>503</text:p>
          </table:table-cell>
          <table:table-cell office:value-type="float" office:value="513">
            <text:p>513</text:p>
          </table:table-cell>
          <table:table-cell/>
          <table:table-cell office:value-type="float" office:value="321">
            <text:p>321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/>
          <table:table-cell office:value-type="float" office:value="321">
            <text:p>32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321">
            <text:p>32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12">
            <text:p>312</text:p>
          </table:table-cell>
          <table:table-cell/>
          <table:table-cell office:value-type="float" office:value="322">
            <text:p>322</text:p>
          </table:table-cell>
          <table:table-cell office:value-type="float" office:value="4">
            <text:p>4</text:p>
          </table:table-cell>
          <table:table-cell office:value-type="float" office:value="544">
            <text:p>544</text:p>
          </table:table-cell>
          <table:table-cell office:value-type="float" office:value="554">
            <text:p>554</text:p>
          </table:table-cell>
          <table:table-cell/>
          <table:table-cell office:value-type="float" office:value="322">
            <text:p>32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322">
            <text:p>322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322">
            <text:p>322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08">
            <text:p>908</text:p>
          </table:table-cell>
          <table:table-cell/>
          <table:table-cell office:value-type="float" office:value="323">
            <text:p>323</text:p>
          </table:table-cell>
          <table:table-cell office:value-type="float" office:value="835">
            <text:p>835</text:p>
          </table:table-cell>
          <table:table-cell office:value-type="float" office:value="858">
            <text:p>858</text:p>
          </table:table-cell>
          <table:table-cell office:value-type="float" office:value="868">
            <text:p>868</text:p>
          </table:table-cell>
          <table:table-cell/>
          <table:table-cell office:value-type="float" office:value="323">
            <text:p>323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323">
            <text:p>323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323">
            <text:p>323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14">
            <text:p>514</text:p>
          </table:table-cell>
          <table:table-cell/>
          <table:table-cell office:value-type="float" office:value="324">
            <text:p>324</text:p>
          </table:table-cell>
          <table:table-cell office:value-type="float" office:value="1030">
            <text:p>103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324">
            <text:p>324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324">
            <text:p>324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/>
          <table:table-cell office:value-type="float" office:value="324">
            <text:p>32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46">
            <text:p>246</text:p>
          </table:table-cell>
          <table:table-cell/>
          <table:table-cell office:value-type="float" office:value="325">
            <text:p>325</text:p>
          </table:table-cell>
          <table:table-cell office:value-type="float" office:value="644">
            <text:p>644</text:p>
          </table:table-cell>
          <table:table-cell office:value-type="float" office:value="667">
            <text:p>667</text:p>
          </table:table-cell>
          <table:table-cell office:value-type="float" office:value="676">
            <text:p>676</text:p>
          </table:table-cell>
          <table:table-cell/>
          <table:table-cell office:value-type="float" office:value="325">
            <text:p>325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/>
          <table:table-cell office:value-type="float" office:value="325">
            <text:p>325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325">
            <text:p>32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599">
            <text:p>599</text:p>
          </table:table-cell>
          <table:table-cell/>
          <table:table-cell office:value-type="float" office:value="326">
            <text:p>326</text:p>
          </table:table-cell>
          <table:table-cell office:value-type="float" office:value="572">
            <text:p>572</text:p>
          </table:table-cell>
          <table:table-cell office:value-type="float" office:value="596">
            <text:p>596</text:p>
          </table:table-cell>
          <table:table-cell office:value-type="float" office:value="605">
            <text:p>605</text:p>
          </table:table-cell>
          <table:table-cell/>
          <table:table-cell office:value-type="float" office:value="326">
            <text:p>326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/>
          <table:table-cell office:value-type="float" office:value="326">
            <text:p>326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326">
            <text:p>32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89">
            <text:p>689</text:p>
          </table:table-cell>
          <table:table-cell/>
          <table:table-cell office:value-type="float" office:value="327">
            <text:p>327</text:p>
          </table:table-cell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/>
          <table:table-cell office:value-type="float" office:value="327">
            <text:p>327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327">
            <text:p>32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/>
          <table:table-cell office:value-type="float" office:value="327">
            <text:p>327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76">
            <text:p>476</text:p>
          </table:table-cell>
          <table:table-cell/>
          <table:table-cell office:value-type="float" office:value="328">
            <text:p>328</text:p>
          </table:table-cell>
          <table:table-cell office:value-type="float" office:value="422">
            <text:p>422</text:p>
          </table:table-cell>
          <table:table-cell office:value-type="float" office:value="445">
            <text:p>445</text:p>
          </table:table-cell>
          <table:table-cell office:value-type="float" office:value="454">
            <text:p>454</text:p>
          </table:table-cell>
          <table:table-cell/>
          <table:table-cell office:value-type="float" office:value="328">
            <text:p>328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328">
            <text:p>32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328">
            <text:p>32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329">
            <text:p>329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/>
          <table:table-cell office:value-type="float" office:value="329">
            <text:p>329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329">
            <text:p>329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329">
            <text:p>32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0">
            <text:p>680</text:p>
          </table:table-cell>
          <table:table-cell/>
          <table:table-cell office:value-type="float" office:value="330">
            <text:p>330</text:p>
          </table:table-cell>
          <table:table-cell office:value-type="float" office:value="682">
            <text:p>682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/>
          <table:table-cell office:value-type="float" office:value="330">
            <text:p>330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/>
          <table:table-cell office:value-type="float" office:value="330">
            <text:p>330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852">
            <text:p>852</text:p>
          </table:table-cell>
          <table:table-cell/>
          <table:table-cell office:value-type="float" office:value="331">
            <text:p>331</text:p>
          </table:table-cell>
          <table:table-cell office:value-type="float" office:value="379">
            <text:p>379</text:p>
          </table:table-cell>
          <table:table-cell office:value-type="float" office:value="403">
            <text:p>403</text:p>
          </table:table-cell>
          <table:table-cell office:value-type="float" office:value="412">
            <text:p>412</text:p>
          </table:table-cell>
          <table:table-cell/>
          <table:table-cell office:value-type="float" office:value="331">
            <text:p>331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331">
            <text:p>331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/>
          <table:table-cell office:value-type="float" office:value="331">
            <text:p>33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42">
            <text:p>242</text:p>
          </table:table-cell>
          <table:table-cell/>
          <table:table-cell office:value-type="float" office:value="332">
            <text:p>33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/>
          <table:table-cell office:value-type="float" office:value="332">
            <text:p>332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14">
            <text:p>114</text:p>
          </table:table-cell>
          <table:table-cell/>
          <table:table-cell office:value-type="float" office:value="332">
            <text:p>332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/>
          <table:table-cell office:value-type="float" office:value="332">
            <text:p>33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719">
            <text:p>719</text:p>
          </table:table-cell>
          <table:table-cell/>
          <table:table-cell office:value-type="float" office:value="333">
            <text:p>333</text:p>
          </table:table-cell>
          <table:table-cell office:value-type="float" office:value="4">
            <text:p>4</text:p>
          </table:table-cell>
          <table:table-cell office:value-type="float" office:value="560">
            <text:p>560</text:p>
          </table:table-cell>
          <table:table-cell office:value-type="float" office:value="570">
            <text:p>570</text:p>
          </table:table-cell>
          <table:table-cell/>
          <table:table-cell office:value-type="float" office:value="333">
            <text:p>333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/>
          <table:table-cell office:value-type="float" office:value="333">
            <text:p>333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333">
            <text:p>33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81">
            <text:p>181</text:p>
          </table:table-cell>
          <table:table-cell/>
          <table:table-cell office:value-type="float" office:value="334">
            <text:p>334</text:p>
          </table:table-cell>
          <table:table-cell office:value-type="float" office:value="130">
            <text:p>130</text:p>
          </table:table-cell>
          <table:table-cell office:value-type="float" office:value="153">
            <text:p>153</text:p>
          </table:table-cell>
          <table:table-cell office:value-type="float" office:value="162">
            <text:p>162</text:p>
          </table:table-cell>
          <table:table-cell/>
          <table:table-cell office:value-type="float" office:value="334">
            <text:p>334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334">
            <text:p>334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334">
            <text:p>33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62">
            <text:p>962</text:p>
          </table:table-cell>
          <table:table-cell/>
          <table:table-cell office:value-type="float" office:value="335">
            <text:p>335</text:p>
          </table:table-cell>
          <table:table-cell office:value-type="float" office:value="188">
            <text:p>188</text:p>
          </table:table-cell>
          <table:table-cell office:value-type="float" office:value="206">
            <text:p>206</text:p>
          </table:table-cell>
          <table:table-cell office:value-type="float" office:value="226">
            <text:p>226</text:p>
          </table:table-cell>
          <table:table-cell/>
          <table:table-cell office:value-type="float" office:value="335">
            <text:p>335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335">
            <text:p>335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335">
            <text:p>33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46">
            <text:p>646</text:p>
          </table:table-cell>
          <table:table-cell/>
          <table:table-cell office:value-type="float" office:value="336">
            <text:p>336</text:p>
          </table:table-cell>
          <table:table-cell office:value-type="float" office:value="114">
            <text:p>114</text:p>
          </table:table-cell>
          <table:table-cell office:value-type="float" office:value="137">
            <text:p>137</text:p>
          </table:table-cell>
          <table:table-cell office:value-type="float" office:value="146">
            <text:p>146</text:p>
          </table:table-cell>
          <table:table-cell/>
          <table:table-cell office:value-type="float" office:value="336">
            <text:p>336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336">
            <text:p>33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336">
            <text:p>33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337">
            <text:p>337</text:p>
          </table:table-cell>
          <table:table-cell office:value-type="float" office:value="531">
            <text:p>531</text:p>
          </table:table-cell>
          <table:table-cell office:value-type="float" office:value="554">
            <text:p>554</text:p>
          </table:table-cell>
          <table:table-cell office:value-type="float" office:value="563">
            <text:p>563</text:p>
          </table:table-cell>
          <table:table-cell/>
          <table:table-cell office:value-type="float" office:value="337">
            <text:p>337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/>
          <table:table-cell office:value-type="float" office:value="337">
            <text:p>33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337">
            <text:p>337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628">
            <text:p>628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651">
            <text:p>651</text:p>
          </table:table-cell>
          <table:table-cell/>
          <table:table-cell office:value-type="float" office:value="338">
            <text:p>338</text:p>
          </table:table-cell>
          <table:table-cell office:value-type="float" office:value="652">
            <text:p>652</text:p>
          </table:table-cell>
          <table:table-cell office:value-type="float" office:value="675">
            <text:p>675</text:p>
          </table:table-cell>
          <table:table-cell office:value-type="float" office:value="684">
            <text:p>684</text:p>
          </table:table-cell>
          <table:table-cell/>
          <table:table-cell office:value-type="float" office:value="338">
            <text:p>338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/>
          <table:table-cell office:value-type="float" office:value="338">
            <text:p>338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/>
          <table:table-cell office:value-type="float" office:value="338">
            <text:p>33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4">
            <text:p>744</text:p>
          </table:table-cell>
          <table:table-cell/>
          <table:table-cell office:value-type="float" office:value="339">
            <text:p>339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  <table:table-cell office:value-type="float" office:value="339">
            <text:p>339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/>
          <table:table-cell office:value-type="float" office:value="339">
            <text:p>339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10">
            <text:p>210</text:p>
          </table:table-cell>
          <table:table-cell/>
          <table:table-cell office:value-type="float" office:value="340">
            <text:p>340</text:p>
          </table:table-cell>
          <table:table-cell office:value-type="float" office:value="933">
            <text:p>933</text:p>
          </table:table-cell>
          <table:table-cell office:value-type="float" office:value="957">
            <text:p>957</text:p>
          </table:table-cell>
          <table:table-cell office:value-type="float" office:value="966">
            <text:p>966</text:p>
          </table:table-cell>
          <table:table-cell/>
          <table:table-cell office:value-type="float" office:value="340">
            <text:p>340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340">
            <text:p>340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340">
            <text:p>340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795">
            <text:p>795</text:p>
          </table:table-cell>
          <table:table-cell/>
          <table:table-cell office:value-type="float" office:value="341">
            <text:p>341</text:p>
          </table:table-cell>
          <table:table-cell office:value-type="float" office:value="409">
            <text:p>409</text:p>
          </table:table-cell>
          <table:table-cell office:value-type="float" office:value="432">
            <text:p>432</text:p>
          </table:table-cell>
          <table:table-cell office:value-type="float" office:value="441">
            <text:p>441</text:p>
          </table:table-cell>
          <table:table-cell/>
          <table:table-cell office:value-type="float" office:value="341">
            <text:p>341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341">
            <text:p>341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341">
            <text:p>34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1">
            <text:p>161</text:p>
          </table:table-cell>
          <table:table-cell/>
          <table:table-cell office:value-type="float" office:value="342">
            <text:p>342</text:p>
          </table:table-cell>
          <table:table-cell office:value-type="float" office:value="863">
            <text:p>863</text:p>
          </table:table-cell>
          <table:table-cell office:value-type="float" office:value="886">
            <text:p>886</text:p>
          </table:table-cell>
          <table:table-cell office:value-type="float" office:value="895">
            <text:p>895</text:p>
          </table:table-cell>
          <table:table-cell/>
          <table:table-cell office:value-type="float" office:value="342">
            <text:p>342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342">
            <text:p>34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41">
            <text:p>641</text:p>
          </table:table-cell>
          <table:table-cell/>
          <table:table-cell office:value-type="float" office:value="343">
            <text:p>343</text:p>
          </table:table-cell>
          <table:table-cell office:value-type="float" office:value="220">
            <text:p>220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/>
          <table:table-cell office:value-type="float" office:value="343">
            <text:p>343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343">
            <text:p>343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343">
            <text:p>343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710">
            <text:p>710</text:p>
          </table:table-cell>
          <table:table-cell/>
          <table:table-cell office:value-type="float" office:value="344">
            <text:p>344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/>
          <table:table-cell office:value-type="float" office:value="344">
            <text:p>344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/>
          <table:table-cell office:value-type="float" office:value="344">
            <text:p>344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office:value-type="float" office:value="344">
            <text:p>344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02">
            <text:p>1002</text:p>
          </table:table-cell>
          <table:table-cell/>
          <table:table-cell office:value-type="float" office:value="345">
            <text:p>345</text:p>
          </table:table-cell>
          <table:table-cell office:value-type="float" office:value="719">
            <text:p>719</text:p>
          </table:table-cell>
          <table:table-cell office:value-type="float" office:value="742">
            <text:p>742</text:p>
          </table:table-cell>
          <table:table-cell office:value-type="float" office:value="751">
            <text:p>751</text:p>
          </table:table-cell>
          <table:table-cell/>
          <table:table-cell office:value-type="float" office:value="345">
            <text:p>34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345">
            <text:p>345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345">
            <text:p>345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90">
            <text:p>490</text:p>
          </table:table-cell>
          <table:table-cell/>
          <table:table-cell office:value-type="float" office:value="346">
            <text:p>346</text:p>
          </table:table-cell>
          <table:table-cell office:value-type="float" office:value="896">
            <text:p>896</text:p>
          </table:table-cell>
          <table:table-cell office:value-type="float" office:value="919">
            <text:p>919</text:p>
          </table:table-cell>
          <table:table-cell office:value-type="float" office:value="933">
            <text:p>933</text:p>
          </table:table-cell>
          <table:table-cell/>
          <table:table-cell office:value-type="float" office:value="346">
            <text:p>346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/>
          <table:table-cell office:value-type="float" office:value="346">
            <text:p>346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/>
          <table:table-cell office:value-type="float" office:value="346">
            <text:p>34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2">
            <text:p>342</text:p>
          </table:table-cell>
          <table:table-cell/>
          <table:table-cell office:value-type="float" office:value="347">
            <text:p>347</text:p>
          </table:table-cell>
          <table:table-cell office:value-type="float" office:value="681">
            <text:p>681</text:p>
          </table:table-cell>
          <table:table-cell office:value-type="float" office:value="705">
            <text:p>705</text:p>
          </table:table-cell>
          <table:table-cell office:value-type="float" office:value="718">
            <text:p>718</text:p>
          </table:table-cell>
          <table:table-cell/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347">
            <text:p>347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/>
          <table:table-cell office:value-type="float" office:value="347">
            <text:p>34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04">
            <text:p>304</text:p>
          </table:table-cell>
          <table:table-cell/>
          <table:table-cell office:value-type="float" office:value="348">
            <text:p>348</text:p>
          </table:table-cell>
          <table:table-cell office:value-type="float" office:value="786">
            <text:p>786</text:p>
          </table:table-cell>
          <table:table-cell office:value-type="float" office:value="809">
            <text:p>809</text:p>
          </table:table-cell>
          <table:table-cell office:value-type="float" office:value="818">
            <text:p>818</text:p>
          </table:table-cell>
          <table:table-cell/>
          <table:table-cell office:value-type="float" office:value="348">
            <text:p>348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14">
            <text:p>14</text:p>
          </table:table-cell>
          <table:table-cell/>
          <table:table-cell office:value-type="float" office:value="348">
            <text:p>348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/>
          <table:table-cell office:value-type="float" office:value="348">
            <text:p>348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08">
            <text:p>508</text:p>
          </table:table-cell>
          <table:table-cell/>
          <table:table-cell office:value-type="float" office:value="349">
            <text:p>349</text:p>
          </table:table-cell>
          <table:table-cell office:value-type="float" office:value="599">
            <text:p>599</text:p>
          </table:table-cell>
          <table:table-cell office:value-type="float" office:value="627">
            <text:p>627</text:p>
          </table:table-cell>
          <table:table-cell office:value-type="float" office:value="637">
            <text:p>637</text:p>
          </table:table-cell>
          <table:table-cell/>
          <table:table-cell office:value-type="float" office:value="349">
            <text:p>349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office:value-type="float" office:value="349">
            <text:p>349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349">
            <text:p>349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4">
            <text:p>254</text:p>
          </table:table-cell>
          <table:table-cell/>
          <table:table-cell office:value-type="float" office:value="350">
            <text:p>350</text:p>
          </table:table-cell>
          <table:table-cell office:value-type="float" office:value="762">
            <text:p>762</text:p>
          </table:table-cell>
          <table:table-cell office:value-type="float" office:value="786">
            <text:p>786</text:p>
          </table:table-cell>
          <table:table-cell office:value-type="float" office:value="795">
            <text:p>795</text:p>
          </table:table-cell>
          <table:table-cell/>
          <table:table-cell office:value-type="float" office:value="350">
            <text:p>35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/>
          <table:table-cell office:value-type="float" office:value="350">
            <text:p>35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51">
            <text:p>351</text:p>
          </table:table-cell>
          <table:table-cell office:value-type="float" office:value="730">
            <text:p>730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/>
          <table:table-cell office:value-type="float" office:value="351">
            <text:p>351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  <table:table-cell office:value-type="float" office:value="351">
            <text:p>35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351">
            <text:p>35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1">
            <text:p>71</text:p>
          </table:table-cell>
          <table:table-cell/>
          <table:table-cell office:value-type="float" office:value="352">
            <text:p>352</text:p>
          </table:table-cell>
          <table:table-cell office:value-type="float" office:value="339">
            <text:p>339</text:p>
          </table:table-cell>
          <table:table-cell office:value-type="float" office:value="366">
            <text:p>366</text:p>
          </table:table-cell>
          <table:table-cell office:value-type="float" office:value="375">
            <text:p>375</text:p>
          </table:table-cell>
          <table:table-cell/>
          <table:table-cell office:value-type="float" office:value="352">
            <text:p>352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/>
          <table:table-cell office:value-type="float" office:value="352">
            <text:p>352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/>
          <table:table-cell office:value-type="float" office:value="352">
            <text:p>35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0">
            <text:p>1020</text:p>
          </table:table-cell>
          <table:table-cell/>
          <table:table-cell office:value-type="float" office:value="353">
            <text:p>353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353">
            <text:p>353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353">
            <text:p>353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353">
            <text:p>353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817">
            <text:p>817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40">
            <text:p>840</text:p>
          </table:table-cell>
          <table:table-cell/>
          <table:table-cell office:value-type="float" office:value="354">
            <text:p>354</text:p>
          </table:table-cell>
          <table:table-cell office:value-type="float" office:value="621">
            <text:p>621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/>
          <table:table-cell office:value-type="float" office:value="354">
            <text:p>354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354">
            <text:p>354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354">
            <text:p>35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07">
            <text:p>107</text:p>
          </table:table-cell>
          <table:table-cell/>
          <table:table-cell office:value-type="float" office:value="355">
            <text:p>355</text:p>
          </table:table-cell>
          <table:table-cell office:value-type="float" office:value="105">
            <text:p>105</text:p>
          </table:table-cell>
          <table:table-cell office:value-type="float" office:value="129">
            <text:p>129</text:p>
          </table:table-cell>
          <table:table-cell office:value-type="float" office:value="138">
            <text:p>138</text:p>
          </table:table-cell>
          <table:table-cell/>
          <table:table-cell office:value-type="float" office:value="355">
            <text:p>355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/>
          <table:table-cell office:value-type="float" office:value="355">
            <text:p>355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/>
          <table:table-cell office:value-type="float" office:value="355">
            <text:p>35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12">
            <text:p>812</text:p>
          </table:table-cell>
          <table:table-cell/>
          <table:table-cell office:value-type="float" office:value="356">
            <text:p>356</text:p>
          </table:table-cell>
          <table:table-cell office:value-type="float" office:value="669">
            <text:p>669</text:p>
          </table:table-cell>
          <table:table-cell office:value-type="float" office:value="692">
            <text:p>692</text:p>
          </table:table-cell>
          <table:table-cell office:value-type="float" office:value="701">
            <text:p>701</text:p>
          </table:table-cell>
          <table:table-cell/>
          <table:table-cell office:value-type="float" office:value="356">
            <text:p>356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/>
          <table:table-cell office:value-type="float" office:value="356">
            <text:p>356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/>
          <table:table-cell office:value-type="float" office:value="356">
            <text:p>35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28">
            <text:p>828</text:p>
          </table:table-cell>
          <table:table-cell/>
          <table:table-cell office:value-type="float" office:value="357">
            <text:p>357</text:p>
          </table:table-cell>
          <table:table-cell office:value-type="float" office:value="604">
            <text:p>604</text:p>
          </table:table-cell>
          <table:table-cell office:value-type="float" office:value="622">
            <text:p>622</text:p>
          </table:table-cell>
          <table:table-cell office:value-type="float" office:value="641">
            <text:p>641</text:p>
          </table:table-cell>
          <table:table-cell/>
          <table:table-cell office:value-type="float" office:value="357">
            <text:p>357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  <table:table-cell office:value-type="float" office:value="357">
            <text:p>357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  <table:table-cell office:value-type="float" office:value="357">
            <text:p>35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953">
            <text:p>953</text:p>
          </table:table-cell>
          <table:table-cell/>
          <table:table-cell office:value-type="float" office:value="358">
            <text:p>358</text:p>
          </table:table-cell>
          <table:table-cell office:value-type="float" office:value="725">
            <text:p>725</text:p>
          </table:table-cell>
          <table:table-cell office:value-type="float" office:value="748">
            <text:p>748</text:p>
          </table:table-cell>
          <table:table-cell office:value-type="float" office:value="758">
            <text:p>758</text:p>
          </table:table-cell>
          <table:table-cell/>
          <table:table-cell office:value-type="float" office:value="358">
            <text:p>35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358">
            <text:p>358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358">
            <text:p>358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38">
            <text:p>238</text:p>
          </table:table-cell>
          <table:table-cell/>
          <table:table-cell office:value-type="float" office:value="359">
            <text:p>359</text:p>
          </table:table-cell>
          <table:table-cell office:value-type="float" office:value="876">
            <text:p>876</text:p>
          </table:table-cell>
          <table:table-cell office:value-type="float" office:value="899">
            <text:p>899</text:p>
          </table:table-cell>
          <table:table-cell office:value-type="float" office:value="908">
            <text:p>908</text:p>
          </table:table-cell>
          <table:table-cell/>
          <table:table-cell office:value-type="float" office:value="359">
            <text:p>359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359">
            <text:p>359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359">
            <text:p>35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68">
            <text:p>168</text:p>
          </table:table-cell>
          <table:table-cell/>
          <table:table-cell office:value-type="float" office:value="360">
            <text:p>360</text:p>
          </table:table-cell>
          <table:table-cell office:value-type="float" office:value="495">
            <text:p>495</text:p>
          </table:table-cell>
          <table:table-cell office:value-type="float" office:value="518">
            <text:p>518</text:p>
          </table:table-cell>
          <table:table-cell office:value-type="float" office:value="527">
            <text:p>527</text:p>
          </table:table-cell>
          <table:table-cell/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/>
          <table:table-cell office:value-type="float" office:value="360">
            <text:p>360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360">
            <text:p>36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48">
            <text:p>948</text:p>
          </table:table-cell>
          <table:table-cell/>
          <table:table-cell office:value-type="float" office:value="361">
            <text:p>361</text:p>
          </table:table-cell>
          <table:table-cell office:value-type="float" office:value="302">
            <text:p>302</text:p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  <table:table-cell/>
          <table:table-cell office:value-type="float" office:value="361">
            <text:p>361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361">
            <text:p>36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/>
          <table:table-cell office:value-type="float" office:value="361">
            <text:p>36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92">
            <text:p>292</text:p>
          </table:table-cell>
          <table:table-cell/>
          <table:table-cell office:value-type="float" office:value="362">
            <text:p>362</text:p>
          </table:table-cell>
          <table:table-cell office:value-type="float" office:value="944">
            <text:p>944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/>
          <table:table-cell office:value-type="float" office:value="362">
            <text:p>362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362">
            <text:p>362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362">
            <text:p>362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69">
            <text:p>569</text:p>
          </table:table-cell>
          <table:table-cell/>
          <table:table-cell office:value-type="float" office:value="363">
            <text:p>363</text:p>
          </table:table-cell>
          <table:table-cell office:value-type="float" office:value="874">
            <text:p>874</text:p>
          </table:table-cell>
          <table:table-cell office:value-type="float" office:value="897">
            <text:p>897</text:p>
          </table:table-cell>
          <table:table-cell office:value-type="float" office:value="907">
            <text:p>907</text:p>
          </table:table-cell>
          <table:table-cell/>
          <table:table-cell office:value-type="float" office:value="363">
            <text:p>363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/>
          <table:table-cell office:value-type="float" office:value="363">
            <text:p>363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363">
            <text:p>36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364">
            <text:p>364</text:p>
          </table:table-cell>
          <table:table-cell office:value-type="float" office:value="681">
            <text:p>681</text:p>
          </table:table-cell>
          <table:table-cell office:value-type="float" office:value="709">
            <text:p>709</text:p>
          </table:table-cell>
          <table:table-cell office:value-type="float" office:value="718">
            <text:p>718</text:p>
          </table:table-cell>
          <table:table-cell/>
          <table:table-cell office:value-type="float" office:value="364">
            <text:p>364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/>
          <table:table-cell office:value-type="float" office:value="364">
            <text:p>364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/>
          <table:table-cell office:value-type="float" office:value="364">
            <text:p>364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48">
            <text:p>548</text:p>
          </table:table-cell>
          <table:table-cell/>
          <table:table-cell office:value-type="float" office:value="365">
            <text:p>365</text:p>
          </table:table-cell>
          <table:table-cell office:value-type="float" office:value="517">
            <text:p>517</text:p>
          </table:table-cell>
          <table:table-cell office:value-type="float" office:value="541">
            <text:p>541</text:p>
          </table:table-cell>
          <table:table-cell office:value-type="float" office:value="550">
            <text:p>550</text:p>
          </table:table-cell>
          <table:table-cell/>
          <table:table-cell office:value-type="float" office:value="365">
            <text:p>365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/>
          <table:table-cell office:value-type="float" office:value="365">
            <text:p>365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365">
            <text:p>365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01">
            <text:p>201</text:p>
          </table:table-cell>
          <table:table-cell/>
          <table:table-cell office:value-type="float" office:value="366">
            <text:p>366</text:p>
          </table:table-cell>
          <table:table-cell office:value-type="float" office:value="678">
            <text:p>678</text:p>
          </table:table-cell>
          <table:table-cell office:value-type="float" office:value="701">
            <text:p>701</text:p>
          </table:table-cell>
          <table:table-cell office:value-type="float" office:value="710">
            <text:p>710</text:p>
          </table:table-cell>
          <table:table-cell/>
          <table:table-cell office:value-type="float" office:value="366">
            <text:p>36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/>
          <table:table-cell office:value-type="float" office:value="366">
            <text:p>366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366">
            <text:p>366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3">
            <text:p>583</text:p>
          </table:table-cell>
          <table:table-cell/>
          <table:table-cell office:value-type="float" office:value="367">
            <text:p>367</text:p>
          </table:table-cell>
          <table:table-cell office:value-type="float" office:value="719">
            <text:p>719</text:p>
          </table:table-cell>
          <table:table-cell office:value-type="float" office:value="743">
            <text:p>743</text:p>
          </table:table-cell>
          <table:table-cell office:value-type="float" office:value="752">
            <text:p>752</text:p>
          </table:table-cell>
          <table:table-cell/>
          <table:table-cell office:value-type="float" office:value="367">
            <text:p>367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367">
            <text:p>367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/>
          <table:table-cell office:value-type="float" office:value="367">
            <text:p>367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04">
            <text:p>604</text:p>
          </table:table-cell>
          <table:table-cell/>
          <table:table-cell office:value-type="float" office:value="368">
            <text:p>368</text:p>
          </table:table-cell>
          <table:table-cell office:value-type="float" office:value="608">
            <text:p>608</text:p>
          </table:table-cell>
          <table:table-cell office:value-type="float" office:value="631">
            <text:p>631</text:p>
          </table:table-cell>
          <table:table-cell office:value-type="float" office:value="641">
            <text:p>641</text:p>
          </table:table-cell>
          <table:table-cell/>
          <table:table-cell office:value-type="float" office:value="368">
            <text:p>368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368">
            <text:p>368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368">
            <text:p>36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39">
            <text:p>939</text:p>
          </table:table-cell>
          <table:table-cell/>
          <table:table-cell office:value-type="float" office:value="369">
            <text:p>369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369">
            <text:p>369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369">
            <text:p>369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369">
            <text:p>369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62">
            <text:p>262</text:p>
          </table:table-cell>
          <table:table-cell/>
          <table:table-cell office:value-type="float" office:value="370">
            <text:p>370</text:p>
          </table:table-cell>
          <table:table-cell office:value-type="float" office:value="509">
            <text:p>509</text:p>
          </table:table-cell>
          <table:table-cell office:value-type="float" office:value="532">
            <text:p>532</text:p>
          </table:table-cell>
          <table:table-cell office:value-type="float" office:value="541">
            <text:p>541</text:p>
          </table:table-cell>
          <table:table-cell/>
          <table:table-cell office:value-type="float" office:value="370">
            <text:p>370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370">
            <text:p>370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370">
            <text:p>37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09">
            <text:p>909</text:p>
          </table:table-cell>
          <table:table-cell/>
          <table:table-cell office:value-type="float" office:value="371">
            <text:p>371</text:p>
          </table:table-cell>
          <table:table-cell office:value-type="float" office:value="877">
            <text:p>877</text:p>
          </table:table-cell>
          <table:table-cell office:value-type="float" office:value="900">
            <text:p>900</text:p>
          </table:table-cell>
          <table:table-cell office:value-type="float" office:value="909">
            <text:p>909</text:p>
          </table:table-cell>
          <table:table-cell/>
          <table:table-cell office:value-type="float" office:value="371">
            <text:p>371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/>
          <table:table-cell office:value-type="float" office:value="371">
            <text:p>371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/>
          <table:table-cell office:value-type="float" office:value="371">
            <text:p>37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84">
            <text:p>984</text:p>
          </table:table-cell>
          <table:table-cell/>
          <table:table-cell office:value-type="float" office:value="372">
            <text:p>372</text:p>
          </table:table-cell>
          <table:table-cell office:value-type="float" office:value="686">
            <text:p>686</text:p>
          </table:table-cell>
          <table:table-cell office:value-type="float" office:value="709">
            <text:p>709</text:p>
          </table:table-cell>
          <table:table-cell office:value-type="float" office:value="718">
            <text:p>718</text:p>
          </table:table-cell>
          <table:table-cell/>
          <table:table-cell office:value-type="float" office:value="372">
            <text:p>372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372">
            <text:p>372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/>
          <table:table-cell office:value-type="float" office:value="372">
            <text:p>37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0">
            <text:p>700</text:p>
          </table:table-cell>
          <table:table-cell/>
          <table:table-cell office:value-type="float" office:value="373">
            <text:p>373</text:p>
          </table:table-cell>
          <table:table-cell office:value-type="float" office:value="372">
            <text:p>372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/>
          <table:table-cell office:value-type="float" office:value="373">
            <text:p>373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373">
            <text:p>373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373">
            <text:p>37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920">
            <text:p>920</text:p>
          </table:table-cell>
          <table:table-cell/>
          <table:table-cell office:value-type="float" office:value="374">
            <text:p>374</text:p>
          </table:table-cell>
          <table:table-cell office:value-type="float" office:value="864">
            <text:p>864</text:p>
          </table:table-cell>
          <table:table-cell office:value-type="float" office:value="887">
            <text:p>887</text:p>
          </table:table-cell>
          <table:table-cell office:value-type="float" office:value="896">
            <text:p>896</text:p>
          </table:table-cell>
          <table:table-cell/>
          <table:table-cell office:value-type="float" office:value="374">
            <text:p>374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/>
          <table:table-cell office:value-type="float" office:value="374">
            <text:p>374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/>
          <table:table-cell office:value-type="float" office:value="374">
            <text:p>374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548">
            <text:p>548</text:p>
          </table:table-cell>
          <table:table-cell/>
          <table:table-cell office:value-type="float" office:value="375">
            <text:p>375</text:p>
          </table:table-cell>
          <table:table-cell office:value-type="float" office:value="240">
            <text:p>240</text:p>
          </table:table-cell>
          <table:table-cell office:value-type="float" office:value="263">
            <text:p>263</text:p>
          </table:table-cell>
          <table:table-cell office:value-type="float" office:value="272">
            <text:p>272</text:p>
          </table:table-cell>
          <table:table-cell/>
          <table:table-cell office:value-type="float" office:value="375">
            <text:p>375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375">
            <text:p>375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375">
            <text:p>375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935">
            <text:p>935</text:p>
          </table:table-cell>
          <table:table-cell/>
          <table:table-cell office:value-type="float" office:value="376">
            <text:p>376</text:p>
          </table:table-cell>
          <table:table-cell office:value-type="float" office:value="159">
            <text:p>159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/>
          <table:table-cell office:value-type="float" office:value="376">
            <text:p>376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/>
          <table:table-cell office:value-type="float" office:value="376">
            <text:p>376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376">
            <text:p>376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06">
            <text:p>906</text:p>
          </table:table-cell>
          <table:table-cell/>
          <table:table-cell office:value-type="float" office:value="377">
            <text:p>377</text:p>
          </table:table-cell>
          <table:table-cell office:value-type="float" office:value="537">
            <text:p>537</text:p>
          </table:table-cell>
          <table:table-cell office:value-type="float" office:value="561">
            <text:p>561</text:p>
          </table:table-cell>
          <table:table-cell office:value-type="float" office:value="570">
            <text:p>570</text:p>
          </table:table-cell>
          <table:table-cell/>
          <table:table-cell office:value-type="float" office:value="377">
            <text:p>37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/>
          <table:table-cell office:value-type="float" office:value="377">
            <text:p>377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/>
          <table:table-cell office:value-type="float" office:value="377">
            <text:p>37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632">
            <text:p>632</text:p>
          </table:table-cell>
          <table:table-cell/>
          <table:table-cell office:value-type="float" office:value="378">
            <text:p>378</text:p>
          </table:table-cell>
          <table:table-cell office:value-type="float" office:value="653">
            <text:p>653</text:p>
          </table:table-cell>
          <table:table-cell office:value-type="float" office:value="676">
            <text:p>676</text:p>
          </table:table-cell>
          <table:table-cell office:value-type="float" office:value="685">
            <text:p>685</text:p>
          </table:table-cell>
          <table:table-cell/>
          <table:table-cell office:value-type="float" office:value="378">
            <text:p>378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/>
          <table:table-cell office:value-type="float" office:value="378">
            <text:p>378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/>
          <table:table-cell office:value-type="float" office:value="378">
            <text:p>378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27">
            <text:p>427</text:p>
          </table:table-cell>
          <table:table-cell/>
          <table:table-cell office:value-type="float" office:value="379">
            <text:p>379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office:value-type="float" office:value="773">
            <text:p>773</text:p>
          </table:table-cell>
          <table:table-cell/>
          <table:table-cell office:value-type="float" office:value="379">
            <text:p>379</text:p>
          </table:table-cell>
          <table:table-cell office:value-type="float" office:value="92">
            <text:p>92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/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379">
            <text:p>37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9">
            <text:p>79</text:p>
          </table:table-cell>
          <table:table-cell/>
          <table:table-cell office:value-type="float" office:value="380">
            <text:p>380</text:p>
          </table:table-cell>
          <table:table-cell office:value-type="float" office:value="812">
            <text:p>812</text:p>
          </table:table-cell>
          <table:table-cell office:value-type="float" office:value="835">
            <text:p>835</text:p>
          </table:table-cell>
          <table:table-cell office:value-type="float" office:value="844">
            <text:p>844</text:p>
          </table:table-cell>
          <table:table-cell/>
          <table:table-cell office:value-type="float" office:value="380">
            <text:p>380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380">
            <text:p>380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  <table:table-cell office:value-type="float" office:value="380">
            <text:p>380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397">
            <text:p>397</text:p>
          </table:table-cell>
          <table:table-cell/>
          <table:table-cell office:value-type="float" office:value="381">
            <text:p>381</text:p>
          </table:table-cell>
          <table:table-cell office:value-type="float" office:value="401">
            <text:p>401</text:p>
          </table:table-cell>
          <table:table-cell office:value-type="float" office:value="424">
            <text:p>424</text:p>
          </table:table-cell>
          <table:table-cell office:value-type="float" office:value="434">
            <text:p>434</text:p>
          </table:table-cell>
          <table:table-cell/>
          <table:table-cell office:value-type="float" office:value="381">
            <text:p>381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381">
            <text:p>381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381">
            <text:p>38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78">
            <text:p>178</text:p>
          </table:table-cell>
          <table:table-cell/>
          <table:table-cell office:value-type="float" office:value="382">
            <text:p>382</text:p>
          </table:table-cell>
          <table:table-cell office:value-type="float" office:value="230">
            <text:p>230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/>
          <table:table-cell office:value-type="float" office:value="382">
            <text:p>382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382">
            <text:p>382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/>
          <table:table-cell office:value-type="float" office:value="382">
            <text:p>382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53">
            <text:p>853</text:p>
          </table:table-cell>
          <table:table-cell/>
          <table:table-cell office:value-type="float" office:value="383">
            <text:p>383</text:p>
          </table:table-cell>
          <table:table-cell office:value-type="float" office:value="822">
            <text:p>822</text:p>
          </table:table-cell>
          <table:table-cell office:value-type="float" office:value="846">
            <text:p>846</text:p>
          </table:table-cell>
          <table:table-cell office:value-type="float" office:value="855">
            <text:p>855</text:p>
          </table:table-cell>
          <table:table-cell/>
          <table:table-cell office:value-type="float" office:value="383">
            <text:p>383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383">
            <text:p>383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/>
          <table:table-cell office:value-type="float" office:value="383">
            <text:p>383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66">
            <text:p>366</text:p>
          </table:table-cell>
          <table:table-cell/>
          <table:table-cell office:value-type="float" office:value="384">
            <text:p>384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/>
          <table:table-cell office:value-type="float" office:value="384">
            <text:p>38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384">
            <text:p>384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384">
            <text:p>384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0">
            <text:p>390</text:p>
          </table:table-cell>
          <table:table-cell/>
          <table:table-cell office:value-type="float" office:value="385">
            <text:p>385</text:p>
          </table:table-cell>
          <table:table-cell office:value-type="float" office:value="759">
            <text:p>759</text:p>
          </table:table-cell>
          <table:table-cell office:value-type="float" office:value="782">
            <text:p>782</text:p>
          </table:table-cell>
          <table:table-cell office:value-type="float" office:value="792">
            <text:p>792</text:p>
          </table:table-cell>
          <table:table-cell/>
          <table:table-cell office:value-type="float" office:value="385">
            <text:p>385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/>
          <table:table-cell office:value-type="float" office:value="385">
            <text:p>385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385">
            <text:p>385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88">
            <text:p>588</text:p>
          </table:table-cell>
          <table:table-cell/>
          <table:table-cell office:value-type="float" office:value="386">
            <text:p>386</text:p>
          </table:table-cell>
          <table:table-cell office:value-type="float" office:value="129">
            <text:p>129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/>
          <table:table-cell office:value-type="float" office:value="386">
            <text:p>386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  <table:table-cell office:value-type="float" office:value="386">
            <text:p>386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386">
            <text:p>386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17">
            <text:p>917</text:p>
          </table:table-cell>
          <table:table-cell table:style-name="ce1" office:value-type="float" office:value="929">
            <text:p>929</text:p>
          </table:table-cell>
          <table:table-cell/>
          <table:table-cell office:value-type="float" office:value="387">
            <text:p>387</text:p>
          </table:table-cell>
          <table:table-cell office:value-type="float" office:value="404">
            <text:p>404</text:p>
          </table:table-cell>
          <table:table-cell office:value-type="float" office:value="422">
            <text:p>422</text:p>
          </table:table-cell>
          <table:table-cell office:value-type="float" office:value="436">
            <text:p>436</text:p>
          </table:table-cell>
          <table:table-cell/>
          <table:table-cell office:value-type="float" office:value="387">
            <text:p>387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387">
            <text:p>387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  <table:table-cell office:value-type="float" office:value="387">
            <text:p>387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2">
            <text:p>362</text:p>
          </table:table-cell>
          <table:table-cell/>
          <table:table-cell office:value-type="float" office:value="388">
            <text:p>388</text:p>
          </table:table-cell>
          <table:table-cell office:value-type="float" office:value="260">
            <text:p>260</text:p>
          </table:table-cell>
          <table:table-cell office:value-type="float" office:value="278">
            <text:p>278</text:p>
          </table:table-cell>
          <table:table-cell office:value-type="float" office:value="293">
            <text:p>293</text:p>
          </table:table-cell>
          <table:table-cell/>
          <table:table-cell office:value-type="float" office:value="388">
            <text:p>388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/>
          <table:table-cell office:value-type="float" office:value="388">
            <text:p>388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388">
            <text:p>388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389">
            <text:p>389</text:p>
          </table:table-cell>
          <table:table-cell office:value-type="float" office:value="479">
            <text:p>479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/>
          <table:table-cell office:value-type="float" office:value="389">
            <text:p>389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float" office:value="389">
            <text:p>389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389">
            <text:p>389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57">
            <text:p>357</text:p>
          </table:table-cell>
          <table:table-cell/>
          <table:table-cell office:value-type="float" office:value="390">
            <text:p>390</text:p>
          </table:table-cell>
          <table:table-cell office:value-type="float" office:value="523">
            <text:p>523</text:p>
          </table:table-cell>
          <table:table-cell office:value-type="float" office:value="546">
            <text:p>546</text:p>
          </table:table-cell>
          <table:table-cell office:value-type="float" office:value="556">
            <text:p>556</text:p>
          </table:table-cell>
          <table:table-cell/>
          <table:table-cell office:value-type="float" office:value="390">
            <text:p>39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/>
          <table:table-cell office:value-type="float" office:value="390">
            <text:p>390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390">
            <text:p>390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67">
            <text:p>167</text:p>
          </table:table-cell>
          <table:table-cell/>
          <table:table-cell office:value-type="float" office:value="391">
            <text:p>391</text:p>
          </table:table-cell>
          <table:table-cell office:value-type="float" office:value="542">
            <text:p>542</text:p>
          </table:table-cell>
          <table:table-cell office:value-type="float" office:value="565">
            <text:p>565</text:p>
          </table:table-cell>
          <table:table-cell office:value-type="float" office:value="574">
            <text:p>574</text:p>
          </table:table-cell>
          <table:table-cell/>
          <table:table-cell office:value-type="float" office:value="391">
            <text:p>391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/>
          <table:table-cell office:value-type="float" office:value="391">
            <text:p>391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/>
          <table:table-cell office:value-type="float" office:value="391">
            <text:p>39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82">
            <text:p>682</text:p>
          </table:table-cell>
          <table:table-cell/>
          <table:table-cell office:value-type="float" office:value="392">
            <text:p>392</text:p>
          </table:table-cell>
          <table:table-cell office:value-type="float" office:value="406">
            <text:p>406</text:p>
          </table:table-cell>
          <table:table-cell office:value-type="float" office:value="429">
            <text:p>429</text:p>
          </table:table-cell>
          <table:table-cell office:value-type="float" office:value="439">
            <text:p>439</text:p>
          </table:table-cell>
          <table:table-cell/>
          <table:table-cell office:value-type="float" office:value="392">
            <text:p>392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office:value-type="float" office:value="392">
            <text:p>39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  <table:table-cell office:value-type="float" office:value="392">
            <text:p>392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46">
            <text:p>746</text:p>
          </table:table-cell>
          <table:table-cell/>
          <table:table-cell office:value-type="float" office:value="393">
            <text:p>393</text:p>
          </table:table-cell>
          <table:table-cell office:value-type="float" office:value="635">
            <text:p>635</text:p>
          </table:table-cell>
          <table:table-cell office:value-type="float" office:value="659">
            <text:p>659</text:p>
          </table:table-cell>
          <table:table-cell office:value-type="float" office:value="668">
            <text:p>668</text:p>
          </table:table-cell>
          <table:table-cell/>
          <table:table-cell office:value-type="float" office:value="393">
            <text:p>393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393">
            <text:p>393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393">
            <text:p>393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27">
            <text:p>827</text:p>
          </table:table-cell>
          <table:table-cell/>
          <table:table-cell office:value-type="float" office:value="394">
            <text:p>394</text:p>
          </table:table-cell>
          <table:table-cell office:value-type="float" office:value="233">
            <text:p>233</text:p>
          </table:table-cell>
          <table:table-cell office:value-type="float" office:value="257">
            <text:p>257</text:p>
          </table:table-cell>
          <table:table-cell office:value-type="float" office:value="266">
            <text:p>266</text:p>
          </table:table-cell>
          <table:table-cell/>
          <table:table-cell office:value-type="float" office:value="394">
            <text:p>39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float" office:value="394">
            <text:p>394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/>
          <table:table-cell office:value-type="float" office:value="394">
            <text:p>394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76">
            <text:p>376</text:p>
          </table:table-cell>
          <table:table-cell/>
          <table:table-cell office:value-type="float" office:value="395">
            <text:p>395</text:p>
          </table:table-cell>
          <table:table-cell office:value-type="float" office:value="729">
            <text:p>729</text:p>
          </table:table-cell>
          <table:table-cell office:value-type="float" office:value="752">
            <text:p>752</text:p>
          </table:table-cell>
          <table:table-cell office:value-type="float" office:value="761">
            <text:p>761</text:p>
          </table:table-cell>
          <table:table-cell/>
          <table:table-cell office:value-type="float" office:value="395">
            <text:p>39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/>
          <table:table-cell office:value-type="float" office:value="395">
            <text:p>395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395">
            <text:p>39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1">
            <text:p>371</text:p>
          </table:table-cell>
          <table:table-cell/>
          <table:table-cell office:value-type="float" office:value="396">
            <text:p>396</text:p>
          </table:table-cell>
          <table:table-cell office:value-type="float" office:value="554">
            <text:p>554</text:p>
          </table:table-cell>
          <table:table-cell office:value-type="float" office:value="577">
            <text:p>577</text:p>
          </table:table-cell>
          <table:table-cell office:value-type="float" office:value="586">
            <text:p>586</text:p>
          </table:table-cell>
          <table:table-cell/>
          <table:table-cell office:value-type="float" office:value="396">
            <text:p>39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396">
            <text:p>396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41">
            <text:p>241</text:p>
          </table:table-cell>
          <table:table-cell/>
          <table:table-cell office:value-type="float" office:value="397">
            <text:p>397</text:p>
          </table:table-cell>
          <table:table-cell office:value-type="float" office:value="669">
            <text:p>669</text:p>
          </table:table-cell>
          <table:table-cell office:value-type="float" office:value="692">
            <text:p>692</text:p>
          </table:table-cell>
          <table:table-cell office:value-type="float" office:value="701">
            <text:p>701</text:p>
          </table:table-cell>
          <table:table-cell/>
          <table:table-cell office:value-type="float" office:value="397">
            <text:p>397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397">
            <text:p>397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office:value-type="float" office:value="397">
            <text:p>39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62">
            <text:p>562</text:p>
          </table:table-cell>
          <table:table-cell/>
          <table:table-cell office:value-type="float" office:value="398">
            <text:p>398</text:p>
          </table:table-cell>
          <table:table-cell office:value-type="float" office:value="898">
            <text:p>898</text:p>
          </table:table-cell>
          <table:table-cell office:value-type="float" office:value="921">
            <text:p>921</text:p>
          </table:table-cell>
          <table:table-cell office:value-type="float" office:value="930">
            <text:p>930</text:p>
          </table:table-cell>
          <table:table-cell/>
          <table:table-cell office:value-type="float" office:value="398">
            <text:p>398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398">
            <text:p>398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398">
            <text:p>398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60">
            <text:p>660</text:p>
          </table:table-cell>
          <table:table-cell/>
          <table:table-cell office:value-type="float" office:value="399">
            <text:p>399</text:p>
          </table:table-cell>
          <table:table-cell office:value-type="float" office:value="532">
            <text:p>532</text:p>
          </table:table-cell>
          <table:table-cell office:value-type="float" office:value="544">
            <text:p>544</text:p>
          </table:table-cell>
          <table:table-cell office:value-type="float" office:value="561">
            <text:p>561</text:p>
          </table:table-cell>
          <table:table-cell/>
          <table:table-cell office:value-type="float" office:value="399">
            <text:p>399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/>
          <table:table-cell office:value-type="float" office:value="399">
            <text:p>399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399">
            <text:p>399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632">
            <text:p>632</text:p>
          </table:table-cell>
          <table:table-cell/>
          <table:table-cell office:value-type="float" office:value="400">
            <text:p>400</text:p>
          </table:table-cell>
          <table:table-cell office:value-type="float" office:value="153">
            <text:p>153</text:p>
          </table:table-cell>
          <table:table-cell office:value-type="float" office:value="176">
            <text:p>176</text:p>
          </table:table-cell>
          <table:table-cell office:value-type="float" office:value="185">
            <text:p>185</text:p>
          </table:table-cell>
          <table:table-cell/>
          <table:table-cell office:value-type="float" office:value="400">
            <text:p>400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400">
            <text:p>40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/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92">
            <text:p>292</text:p>
          </table:table-cell>
          <table:table-cell/>
          <table:table-cell office:value-type="float" office:value="401">
            <text:p>401</text:p>
          </table:table-cell>
          <table:table-cell office:value-type="float" office:value="988">
            <text:p>988</text:p>
          </table:table-cell>
          <table:table-cell office:value-type="float" office:value="1002">
            <text:p>1002</text:p>
          </table:table-cell>
          <table:table-cell office:value-type="float" office:value="1016">
            <text:p>1016</text:p>
          </table:table-cell>
          <table:table-cell/>
          <table:table-cell office:value-type="float" office:value="401">
            <text:p>401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/>
          <table:table-cell office:value-type="float" office:value="401">
            <text:p>401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/>
          <table:table-cell office:value-type="float" office:value="401">
            <text:p>40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58">
            <text:p>558</text:p>
          </table:table-cell>
          <table:table-cell/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float" office:value="609">
            <text:p>609</text:p>
          </table:table-cell>
          <table:table-cell office:value-type="float" office:value="618">
            <text:p>618</text:p>
          </table:table-cell>
          <table:table-cell/>
          <table:table-cell office:value-type="float" office:value="402">
            <text:p>40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402">
            <text:p>402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402">
            <text:p>402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18">
            <text:p>418</text:p>
          </table:table-cell>
          <table:table-cell/>
          <table:table-cell office:value-type="float" office:value="403">
            <text:p>403</text:p>
          </table:table-cell>
          <table:table-cell office:value-type="float" office:value="412">
            <text:p>412</text:p>
          </table:table-cell>
          <table:table-cell office:value-type="float" office:value="435">
            <text:p>435</text:p>
          </table:table-cell>
          <table:table-cell office:value-type="float" office:value="444">
            <text:p>444</text:p>
          </table:table-cell>
          <table:table-cell/>
          <table:table-cell office:value-type="float" office:value="403">
            <text:p>403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403">
            <text:p>403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403">
            <text:p>40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820">
            <text:p>820</text:p>
          </table:table-cell>
          <table:table-cell/>
          <table:table-cell office:value-type="float" office:value="404">
            <text:p>404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float" office:value="249">
            <text:p>249</text:p>
          </table:table-cell>
          <table:table-cell/>
          <table:table-cell office:value-type="float" office:value="404">
            <text:p>404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404">
            <text:p>404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404">
            <text:p>404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13">
            <text:p>713</text:p>
          </table:table-cell>
          <table:table-cell/>
          <table:table-cell office:value-type="float" office:value="405">
            <text:p>405</text:p>
          </table:table-cell>
          <table:table-cell office:value-type="float" office:value="556">
            <text:p>556</text:p>
          </table:table-cell>
          <table:table-cell office:value-type="float" office:value="570">
            <text:p>570</text:p>
          </table:table-cell>
          <table:table-cell office:value-type="float" office:value="584">
            <text:p>584</text:p>
          </table:table-cell>
          <table:table-cell/>
          <table:table-cell office:value-type="float" office:value="405">
            <text:p>405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/>
          <table:table-cell office:value-type="float" office:value="405">
            <text:p>405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/>
          <table:table-cell office:value-type="float" office:value="405">
            <text:p>40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1">
            <text:p>951</text:p>
          </table:table-cell>
          <table:table-cell/>
          <table:table-cell office:value-type="float" office:value="406">
            <text:p>406</text:p>
          </table:table-cell>
          <table:table-cell office:value-type="float" office:value="498">
            <text:p>498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/>
          <table:table-cell office:value-type="float" office:value="406">
            <text:p>406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406">
            <text:p>406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406">
            <text:p>40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1">
            <text:p>581</text:p>
          </table:table-cell>
          <table:table-cell/>
          <table:table-cell office:value-type="float" office:value="407">
            <text:p>407</text:p>
          </table:table-cell>
          <table:table-cell office:value-type="float" office:value="322">
            <text:p>322</text:p>
          </table:table-cell>
          <table:table-cell office:value-type="float" office:value="340">
            <text:p>340</text:p>
          </table:table-cell>
          <table:table-cell office:value-type="float" office:value="358">
            <text:p>358</text:p>
          </table:table-cell>
          <table:table-cell/>
          <table:table-cell office:value-type="float" office:value="407">
            <text:p>407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407">
            <text:p>40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407">
            <text:p>40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26">
            <text:p>826</text:p>
          </table:table-cell>
          <table:table-cell/>
          <table:table-cell office:value-type="float" office:value="408">
            <text:p>408</text:p>
          </table:table-cell>
          <table:table-cell office:value-type="float" office:value="353">
            <text:p>353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/>
          <table:table-cell office:value-type="float" office:value="408">
            <text:p>40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408">
            <text:p>408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office:value-type="float" office:value="408">
            <text:p>408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7">
            <text:p>67</text:p>
          </table:table-cell>
          <table:table-cell/>
          <table:table-cell office:value-type="float" office:value="409">
            <text:p>409</text:p>
          </table:table-cell>
          <table:table-cell office:value-type="float" office:value="711">
            <text:p>711</text:p>
          </table:table-cell>
          <table:table-cell office:value-type="float" office:value="734">
            <text:p>734</text:p>
          </table:table-cell>
          <table:table-cell office:value-type="float" office:value="743">
            <text:p>743</text:p>
          </table:table-cell>
          <table:table-cell/>
          <table:table-cell office:value-type="float" office:value="409">
            <text:p>40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/>
          <table:table-cell office:value-type="float" office:value="409">
            <text:p>409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/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11">
            <text:p>511</text:p>
          </table:table-cell>
          <table:table-cell/>
          <table:table-cell office:value-type="float" office:value="410">
            <text:p>410</text:p>
          </table:table-cell>
          <table:table-cell office:value-type="float" office:value="805">
            <text:p>805</text:p>
          </table:table-cell>
          <table:table-cell office:value-type="float" office:value="828">
            <text:p>828</text:p>
          </table:table-cell>
          <table:table-cell office:value-type="float" office:value="837">
            <text:p>837</text:p>
          </table:table-cell>
          <table:table-cell/>
          <table:table-cell office:value-type="float" office:value="410">
            <text:p>410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410">
            <text:p>41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410">
            <text:p>41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48">
            <text:p>748</text:p>
          </table:table-cell>
          <table:table-cell/>
          <table:table-cell office:value-type="float" office:value="411">
            <text:p>411</text:p>
          </table:table-cell>
          <table:table-cell office:value-type="float" office:value="868">
            <text:p>868</text:p>
          </table:table-cell>
          <table:table-cell office:value-type="float" office:value="891">
            <text:p>891</text:p>
          </table:table-cell>
          <table:table-cell office:value-type="float" office:value="901">
            <text:p>901</text:p>
          </table:table-cell>
          <table:table-cell/>
          <table:table-cell office:value-type="float" office:value="411">
            <text:p>411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/>
          <table:table-cell office:value-type="float" office:value="411">
            <text:p>411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411">
            <text:p>41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69">
            <text:p>169</text:p>
          </table:table-cell>
          <table:table-cell/>
          <table:table-cell office:value-type="float" office:value="412">
            <text:p>412</text:p>
          </table:table-cell>
          <table:table-cell office:value-type="float" office:value="407">
            <text:p>407</text:p>
          </table:table-cell>
          <table:table-cell office:value-type="float" office:value="430">
            <text:p>430</text:p>
          </table:table-cell>
          <table:table-cell office:value-type="float" office:value="440">
            <text:p>440</text:p>
          </table:table-cell>
          <table:table-cell/>
          <table:table-cell office:value-type="float" office:value="412">
            <text:p>412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412">
            <text:p>412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/>
          <table:table-cell office:value-type="float" office:value="412">
            <text:p>41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92">
            <text:p>692</text:p>
          </table:table-cell>
          <table:table-cell/>
          <table:table-cell office:value-type="float" office:value="413">
            <text:p>413</text:p>
          </table:table-cell>
          <table:table-cell office:value-type="float" office:value="123">
            <text:p>123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/>
          <table:table-cell office:value-type="float" office:value="413">
            <text:p>413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/>
          <table:table-cell office:value-type="float" office:value="413">
            <text:p>413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413">
            <text:p>41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34">
            <text:p>334</text:p>
          </table:table-cell>
          <table:table-cell/>
          <table:table-cell office:value-type="float" office:value="414">
            <text:p>414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414">
            <text:p>414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414">
            <text:p>414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414">
            <text:p>414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584">
            <text:p>584</text:p>
          </table:table-cell>
          <table:table-cell/>
          <table:table-cell office:value-type="float" office:value="415">
            <text:p>415</text:p>
          </table:table-cell>
          <table:table-cell office:value-type="float" office:value="520">
            <text:p>520</text:p>
          </table:table-cell>
          <table:table-cell office:value-type="float" office:value="544">
            <text:p>544</text:p>
          </table:table-cell>
          <table:table-cell office:value-type="float" office:value="553">
            <text:p>553</text:p>
          </table:table-cell>
          <table:table-cell/>
          <table:table-cell office:value-type="float" office:value="415">
            <text:p>415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415">
            <text:p>415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415">
            <text:p>41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74">
            <text:p>574</text:p>
          </table:table-cell>
          <table:table-cell/>
          <table:table-cell office:value-type="float" office:value="416">
            <text:p>416</text:p>
          </table:table-cell>
          <table:table-cell office:value-type="float" office:value="539">
            <text:p>539</text:p>
          </table:table-cell>
          <table:table-cell office:value-type="float" office:value="562">
            <text:p>562</text:p>
          </table:table-cell>
          <table:table-cell office:value-type="float" office:value="571">
            <text:p>571</text:p>
          </table:table-cell>
          <table:table-cell/>
          <table:table-cell office:value-type="float" office:value="416">
            <text:p>416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416">
            <text:p>416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/>
          <table:table-cell office:value-type="float" office:value="416">
            <text:p>41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521">
            <text:p>521</text:p>
          </table:table-cell>
          <table:table-cell/>
          <table:table-cell office:value-type="float" office:value="417">
            <text:p>417</text:p>
          </table:table-cell>
          <table:table-cell office:value-type="float" office:value="800">
            <text:p>800</text:p>
          </table:table-cell>
          <table:table-cell office:value-type="float" office:value="823">
            <text:p>823</text:p>
          </table:table-cell>
          <table:table-cell office:value-type="float" office:value="833">
            <text:p>833</text:p>
          </table:table-cell>
          <table:table-cell/>
          <table:table-cell office:value-type="float" office:value="417">
            <text:p>417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417">
            <text:p>417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417">
            <text:p>417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17">
            <text:p>217</text:p>
          </table:table-cell>
          <table:table-cell/>
          <table:table-cell office:value-type="float" office:value="418">
            <text:p>418</text:p>
          </table:table-cell>
          <table:table-cell office:value-type="float" office:value="184">
            <text:p>184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/>
          <table:table-cell office:value-type="float" office:value="418">
            <text:p>41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/>
          <table:table-cell office:value-type="float" office:value="418">
            <text:p>418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418">
            <text:p>418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59">
            <text:p>559</text:p>
          </table:table-cell>
          <table:table-cell/>
          <table:table-cell office:value-type="float" office:value="419">
            <text:p>419</text:p>
          </table:table-cell>
          <table:table-cell office:value-type="float" office:value="1018">
            <text:p>1018</text:p>
          </table:table-cell>
          <table:table-cell office:value-type="float" office:value="1036">
            <text:p>1036</text:p>
          </table:table-cell>
          <table:table-cell office:value-type="float" office:value="1055">
            <text:p>1055</text:p>
          </table:table-cell>
          <table:table-cell/>
          <table:table-cell office:value-type="float" office:value="419">
            <text:p>419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419">
            <text:p>41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419">
            <text:p>419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92">
            <text:p>792</text:p>
          </table:table-cell>
          <table:table-cell/>
          <table:table-cell office:value-type="float" office:value="420">
            <text:p>420</text:p>
          </table:table-cell>
          <table:table-cell office:value-type="float" office:value="436">
            <text:p>436</text:p>
          </table:table-cell>
          <table:table-cell office:value-type="float" office:value="460">
            <text:p>460</text:p>
          </table:table-cell>
          <table:table-cell office:value-type="float" office:value="469">
            <text:p>469</text:p>
          </table:table-cell>
          <table:table-cell/>
          <table:table-cell office:value-type="float" office:value="420">
            <text:p>420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420">
            <text:p>42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420">
            <text:p>420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31">
            <text:p>531</text:p>
          </table:table-cell>
          <table:table-cell/>
          <table:table-cell office:value-type="float" office:value="421">
            <text:p>421</text:p>
          </table:table-cell>
          <table:table-cell office:value-type="float" office:value="382">
            <text:p>382</text:p>
          </table:table-cell>
          <table:table-cell office:value-type="float" office:value="405">
            <text:p>405</text:p>
          </table:table-cell>
          <table:table-cell office:value-type="float" office:value="415">
            <text:p>415</text:p>
          </table:table-cell>
          <table:table-cell/>
          <table:table-cell office:value-type="float" office:value="421">
            <text:p>421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/>
          <table:table-cell office:value-type="float" office:value="421">
            <text:p>421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/>
          <table:table-cell office:value-type="float" office:value="421">
            <text:p>42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422">
            <text:p>422</text:p>
          </table:table-cell>
          <table:table-cell office:value-type="float" office:value="1033">
            <text:p>1033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422">
            <text:p>422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/>
          <table:table-cell office:value-type="float" office:value="422">
            <text:p>422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422">
            <text:p>422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9">
            <text:p>329</text:p>
          </table:table-cell>
          <table:table-cell/>
          <table:table-cell office:value-type="float" office:value="423">
            <text:p>423</text:p>
          </table:table-cell>
          <table:table-cell office:value-type="float" office:value="193">
            <text:p>193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/>
          <table:table-cell office:value-type="float" office:value="423">
            <text:p>42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423">
            <text:p>423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423">
            <text:p>423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58">
            <text:p>658</text:p>
          </table:table-cell>
          <table:table-cell/>
          <table:table-cell office:value-type="float" office:value="424">
            <text:p>424</text:p>
          </table:table-cell>
          <table:table-cell office:value-type="float" office:value="677">
            <text:p>677</text:p>
          </table:table-cell>
          <table:table-cell office:value-type="float" office:value="700">
            <text:p>700</text:p>
          </table:table-cell>
          <table:table-cell office:value-type="float" office:value="709">
            <text:p>709</text:p>
          </table:table-cell>
          <table:table-cell/>
          <table:table-cell office:value-type="float" office:value="424">
            <text:p>424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424">
            <text:p>424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424">
            <text:p>424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62">
            <text:p>962</text:p>
          </table:table-cell>
          <table:table-cell/>
          <table:table-cell office:value-type="float" office:value="425">
            <text:p>425</text:p>
          </table:table-cell>
          <table:table-cell office:value-type="float" office:value="979">
            <text:p>979</text:p>
          </table:table-cell>
          <table:table-cell office:value-type="float" office:value="1002">
            <text:p>1002</text:p>
          </table:table-cell>
          <table:table-cell office:value-type="float" office:value="1011">
            <text:p>1011</text:p>
          </table:table-cell>
          <table:table-cell/>
          <table:table-cell office:value-type="float" office:value="425">
            <text:p>42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/>
          <table:table-cell office:value-type="float" office:value="425">
            <text:p>425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425">
            <text:p>425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25">
            <text:p>825</text:p>
          </table:table-cell>
          <table:table-cell/>
          <table:table-cell office:value-type="float" office:value="426">
            <text:p>426</text:p>
          </table:table-cell>
          <table:table-cell office:value-type="float" office:value="287">
            <text:p>287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/>
          <table:table-cell office:value-type="float" office:value="426">
            <text:p>426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426">
            <text:p>426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/>
          <table:table-cell office:value-type="float" office:value="426">
            <text:p>42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20">
            <text:p>320</text:p>
          </table:table-cell>
          <table:table-cell/>
          <table:table-cell office:value-type="float" office:value="427">
            <text:p>427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/>
          <table:table-cell office:value-type="float" office:value="427">
            <text:p>427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427">
            <text:p>427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427">
            <text:p>427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17">
            <text:p>917</text:p>
          </table:table-cell>
          <table:table-cell table:style-name="ce1" office:value-type="float" office:value="928">
            <text:p>928</text:p>
          </table:table-cell>
          <table:table-cell/>
          <table:table-cell office:value-type="float" office:value="428">
            <text:p>428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office:value-type="float" office:value="859">
            <text:p>859</text:p>
          </table:table-cell>
          <table:table-cell/>
          <table:table-cell office:value-type="float" office:value="428">
            <text:p>428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428">
            <text:p>428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/>
          <table:table-cell office:value-type="float" office:value="428">
            <text:p>428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01">
            <text:p>201</text:p>
          </table:table-cell>
          <table:table-cell/>
          <table:table-cell office:value-type="float" office:value="429">
            <text:p>429</text:p>
          </table:table-cell>
          <table:table-cell office:value-type="float" office:value="747">
            <text:p>747</text:p>
          </table:table-cell>
          <table:table-cell office:value-type="float" office:value="770">
            <text:p>770</text:p>
          </table:table-cell>
          <table:table-cell office:value-type="float" office:value="779">
            <text:p>779</text:p>
          </table:table-cell>
          <table:table-cell/>
          <table:table-cell office:value-type="float" office:value="429">
            <text:p>429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429">
            <text:p>429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/>
          <table:table-cell office:value-type="float" office:value="429">
            <text:p>42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76">
            <text:p>476</text:p>
          </table:table-cell>
          <table:table-cell/>
          <table:table-cell office:value-type="float" office:value="430">
            <text:p>430</text:p>
          </table:table-cell>
          <table:table-cell office:value-type="float" office:value="695">
            <text:p>695</text:p>
          </table:table-cell>
          <table:table-cell office:value-type="float" office:value="718">
            <text:p>718</text:p>
          </table:table-cell>
          <table:table-cell office:value-type="float" office:value="727">
            <text:p>727</text:p>
          </table:table-cell>
          <table:table-cell/>
          <table:table-cell office:value-type="float" office:value="430">
            <text:p>430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/>
          <table:table-cell office:value-type="float" office:value="430">
            <text:p>430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/>
          <table:table-cell office:value-type="float" office:value="430">
            <text:p>4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44">
            <text:p>444</text:p>
          </table:table-cell>
          <table:table-cell/>
          <table:table-cell office:value-type="float" office:value="431">
            <text:p>431</text:p>
          </table:table-cell>
          <table:table-cell office:value-type="float" office:value="876">
            <text:p>876</text:p>
          </table:table-cell>
          <table:table-cell office:value-type="float" office:value="899">
            <text:p>899</text:p>
          </table:table-cell>
          <table:table-cell office:value-type="float" office:value="908">
            <text:p>908</text:p>
          </table:table-cell>
          <table:table-cell/>
          <table:table-cell office:value-type="float" office:value="431">
            <text:p>431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431">
            <text:p>43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431">
            <text:p>431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54">
            <text:p>854</text:p>
          </table:table-cell>
          <table:table-cell/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664">
            <text:p>664</text:p>
          </table:table-cell>
          <table:table-cell office:value-type="float" office:value="683">
            <text:p>683</text:p>
          </table:table-cell>
          <table:table-cell/>
          <table:table-cell office:value-type="float" office:value="432">
            <text:p>432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432">
            <text:p>432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office:value-type="float" office:value="432">
            <text:p>432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27">
            <text:p>627</text:p>
          </table:table-cell>
          <table:table-cell/>
          <table:table-cell office:value-type="float" office:value="433">
            <text:p>433</text:p>
          </table:table-cell>
          <table:table-cell office:value-type="float" office:value="322">
            <text:p>322</text:p>
          </table:table-cell>
          <table:table-cell office:value-type="float" office:value="346">
            <text:p>346</text:p>
          </table:table-cell>
          <table:table-cell office:value-type="float" office:value="355">
            <text:p>355</text:p>
          </table:table-cell>
          <table:table-cell/>
          <table:table-cell office:value-type="float" office:value="433">
            <text:p>433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/>
          <table:table-cell office:value-type="float" office:value="433">
            <text:p>433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433">
            <text:p>43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7">
            <text:p>87</text:p>
          </table:table-cell>
          <table:table-cell/>
          <table:table-cell office:value-type="float" office:value="434">
            <text:p>434</text:p>
          </table:table-cell>
          <table:table-cell office:value-type="float" office:value="954">
            <text:p>954</text:p>
          </table:table-cell>
          <table:table-cell office:value-type="float" office:value="977">
            <text:p>977</text:p>
          </table:table-cell>
          <table:table-cell office:value-type="float" office:value="986">
            <text:p>986</text:p>
          </table:table-cell>
          <table:table-cell/>
          <table:table-cell office:value-type="float" office:value="434">
            <text:p>434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/>
          <table:table-cell office:value-type="float" office:value="434">
            <text:p>43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434">
            <text:p>434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88">
            <text:p>388</text:p>
          </table:table-cell>
          <table:table-cell/>
          <table:table-cell office:value-type="float" office:value="435">
            <text:p>435</text:p>
          </table:table-cell>
          <table:table-cell office:value-type="float" office:value="418">
            <text:p>418</text:p>
          </table:table-cell>
          <table:table-cell office:value-type="float" office:value="441">
            <text:p>441</text:p>
          </table:table-cell>
          <table:table-cell office:value-type="float" office:value="450">
            <text:p>450</text:p>
          </table:table-cell>
          <table:table-cell/>
          <table:table-cell office:value-type="float" office:value="435">
            <text:p>435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435">
            <text:p>435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435">
            <text:p>435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31">
            <text:p>731</text:p>
          </table:table-cell>
          <table:table-cell/>
          <table:table-cell office:value-type="float" office:value="436">
            <text:p>436</text:p>
          </table:table-cell>
          <table:table-cell office:value-type="float" office:value="227">
            <text:p>227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/>
          <table:table-cell office:value-type="float" office:value="436">
            <text:p>436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436">
            <text:p>436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/>
          <table:table-cell office:value-type="float" office:value="436">
            <text:p>43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6">
            <text:p>66</text:p>
          </table:table-cell>
          <table:table-cell/>
          <table:table-cell office:value-type="float" office:value="437">
            <text:p>437</text:p>
          </table:table-cell>
          <table:table-cell office:value-type="float" office:value="327">
            <text:p>327</text:p>
          </table:table-cell>
          <table:table-cell office:value-type="float" office:value="350">
            <text:p>350</text:p>
          </table:table-cell>
          <table:table-cell office:value-type="float" office:value="360">
            <text:p>360</text:p>
          </table:table-cell>
          <table:table-cell/>
          <table:table-cell office:value-type="float" office:value="437">
            <text:p>437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437">
            <text:p>437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  <table:table-cell office:value-type="float" office:value="437">
            <text:p>43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701">
            <text:p>701</text:p>
          </table:table-cell>
          <table:table-cell/>
          <table:table-cell office:value-type="float" office:value="438">
            <text:p>438</text:p>
          </table:table-cell>
          <table:table-cell office:value-type="float" office:value="389">
            <text:p>389</text:p>
          </table:table-cell>
          <table:table-cell office:value-type="float" office:value="413">
            <text:p>413</text:p>
          </table:table-cell>
          <table:table-cell office:value-type="float" office:value="422">
            <text:p>422</text:p>
          </table:table-cell>
          <table:table-cell/>
          <table:table-cell office:value-type="float" office:value="438">
            <text:p>438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/>
          <table:table-cell office:value-type="float" office:value="438">
            <text:p>43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/>
          <table:table-cell office:value-type="float" office:value="438">
            <text:p>43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439">
            <text:p>439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/>
          <table:table-cell office:value-type="float" office:value="439">
            <text:p>439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439">
            <text:p>43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office:value-type="float" office:value="439">
            <text:p>439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26">
            <text:p>226</text:p>
          </table:table-cell>
          <table:table-cell/>
          <table:table-cell office:value-type="float" office:value="440">
            <text:p>440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440">
            <text:p>440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440">
            <text:p>440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440">
            <text:p>44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76">
            <text:p>276</text:p>
          </table:table-cell>
          <table:table-cell/>
          <table:table-cell office:value-type="float" office:value="441">
            <text:p>441</text:p>
          </table:table-cell>
          <table:table-cell office:value-type="float" office:value="481">
            <text:p>481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/>
          <table:table-cell office:value-type="float" office:value="441">
            <text:p>441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441">
            <text:p>441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/>
          <table:table-cell office:value-type="float" office:value="441">
            <text:p>44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83">
            <text:p>183</text:p>
          </table:table-cell>
          <table:table-cell/>
          <table:table-cell office:value-type="float" office:value="442">
            <text:p>442</text:p>
          </table:table-cell>
          <table:table-cell office:value-type="float" office:value="354">
            <text:p>354</text:p>
          </table:table-cell>
          <table:table-cell office:value-type="float" office:value="377">
            <text:p>377</text:p>
          </table:table-cell>
          <table:table-cell office:value-type="float" office:value="387">
            <text:p>387</text:p>
          </table:table-cell>
          <table:table-cell/>
          <table:table-cell office:value-type="float" office:value="442">
            <text:p>442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442">
            <text:p>442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/>
          <table:table-cell office:value-type="float" office:value="442">
            <text:p>44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81">
            <text:p>381</text:p>
          </table:table-cell>
          <table:table-cell/>
          <table:table-cell office:value-type="float" office:value="443">
            <text:p>443</text:p>
          </table:table-cell>
          <table:table-cell office:value-type="float" office:value="192">
            <text:p>192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/>
          <table:table-cell office:value-type="float" office:value="443">
            <text:p>443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/>
          <table:table-cell office:value-type="float" office:value="443">
            <text:p>443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  <table:table-cell office:value-type="float" office:value="443">
            <text:p>44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98">
            <text:p>198</text:p>
          </table:table-cell>
          <table:table-cell/>
          <table:table-cell office:value-type="float" office:value="444">
            <text:p>444</text:p>
          </table:table-cell>
          <table:table-cell office:value-type="float" office:value="616">
            <text:p>616</text:p>
          </table:table-cell>
          <table:table-cell office:value-type="float" office:value="639">
            <text:p>639</text:p>
          </table:table-cell>
          <table:table-cell office:value-type="float" office:value="648">
            <text:p>648</text:p>
          </table:table-cell>
          <table:table-cell/>
          <table:table-cell office:value-type="float" office:value="444">
            <text:p>444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/>
          <table:table-cell office:value-type="float" office:value="444">
            <text:p>444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444">
            <text:p>444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64">
            <text:p>764</text:p>
          </table:table-cell>
          <table:table-cell/>
          <table:table-cell office:value-type="float" office:value="445">
            <text:p>445</text:p>
          </table:table-cell>
          <table:table-cell office:value-type="float" office:value="524">
            <text:p>524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/>
          <table:table-cell office:value-type="float" office:value="445">
            <text:p>445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/>
          <table:table-cell office:value-type="float" office:value="445">
            <text:p>44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445">
            <text:p>445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983">
            <text:p>983</text:p>
          </table:table-cell>
          <table:table-cell/>
          <table:table-cell office:value-type="float" office:value="446">
            <text:p>446</text:p>
          </table:table-cell>
          <table:table-cell office:value-type="float" office:value="236">
            <text:p>236</text:p>
          </table:table-cell>
          <table:table-cell office:value-type="float" office:value="259">
            <text:p>259</text:p>
          </table:table-cell>
          <table:table-cell office:value-type="float" office:value="268">
            <text:p>268</text:p>
          </table:table-cell>
          <table:table-cell/>
          <table:table-cell office:value-type="float" office:value="446">
            <text:p>446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/>
          <table:table-cell office:value-type="float" office:value="446">
            <text:p>44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446">
            <text:p>446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65">
            <text:p>465</text:p>
          </table:table-cell>
          <table:table-cell/>
          <table:table-cell office:value-type="float" office:value="447">
            <text:p>447</text:p>
          </table:table-cell>
          <table:table-cell office:value-type="float" office:value="931">
            <text:p>931</text:p>
          </table:table-cell>
          <table:table-cell office:value-type="float" office:value="954">
            <text:p>954</text:p>
          </table:table-cell>
          <table:table-cell office:value-type="float" office:value="963">
            <text:p>963</text:p>
          </table:table-cell>
          <table:table-cell/>
          <table:table-cell office:value-type="float" office:value="447">
            <text:p>447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447">
            <text:p>44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447">
            <text:p>44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70">
            <text:p>170</text:p>
          </table:table-cell>
          <table:table-cell/>
          <table:table-cell office:value-type="float" office:value="448">
            <text:p>448</text:p>
          </table:table-cell>
          <table:table-cell office:value-type="float" office:value="518">
            <text:p>518</text:p>
          </table:table-cell>
          <table:table-cell office:value-type="float" office:value="536">
            <text:p>536</text:p>
          </table:table-cell>
          <table:table-cell office:value-type="float" office:value="554">
            <text:p>554</text:p>
          </table:table-cell>
          <table:table-cell/>
          <table:table-cell office:value-type="float" office:value="448">
            <text:p>448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/>
          <table:table-cell office:value-type="float" office:value="448">
            <text:p>448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448">
            <text:p>44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27">
            <text:p>627</text:p>
          </table:table-cell>
          <table:table-cell/>
          <table:table-cell office:value-type="float" office:value="449">
            <text:p>449</text:p>
          </table:table-cell>
          <table:table-cell office:value-type="float" office:value="777">
            <text:p>777</text:p>
          </table:table-cell>
          <table:table-cell office:value-type="float" office:value="801">
            <text:p>801</text:p>
          </table:table-cell>
          <table:table-cell office:value-type="float" office:value="810">
            <text:p>810</text:p>
          </table:table-cell>
          <table:table-cell/>
          <table:table-cell office:value-type="float" office:value="449">
            <text:p>449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/>
          <table:table-cell office:value-type="float" office:value="449">
            <text:p>449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449">
            <text:p>449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79">
            <text:p>579</text:p>
          </table:table-cell>
          <table:table-cell/>
          <table:table-cell office:value-type="float" office:value="450">
            <text:p>450</text:p>
          </table:table-cell>
          <table:table-cell office:value-type="float" office:value="476">
            <text:p>476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/>
          <table:table-cell office:value-type="float" office:value="450">
            <text:p>450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/>
          <table:table-cell office:value-type="float" office:value="450">
            <text:p>450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450">
            <text:p>450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92">
            <text:p>692</text:p>
          </table:table-cell>
          <table:table-cell/>
          <table:table-cell office:value-type="float" office:value="451">
            <text:p>451</text:p>
          </table:table-cell>
          <table:table-cell office:value-type="float" office:value="447">
            <text:p>447</text:p>
          </table:table-cell>
          <table:table-cell office:value-type="float" office:value="470">
            <text:p>470</text:p>
          </table:table-cell>
          <table:table-cell office:value-type="float" office:value="480">
            <text:p>480</text:p>
          </table:table-cell>
          <table:table-cell/>
          <table:table-cell office:value-type="float" office:value="451">
            <text:p>451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451">
            <text:p>451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/>
          <table:table-cell office:value-type="float" office:value="451">
            <text:p>45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04">
            <text:p>704</text:p>
          </table:table-cell>
          <table:table-cell/>
          <table:table-cell office:value-type="float" office:value="452">
            <text:p>452</text:p>
          </table:table-cell>
          <table:table-cell office:value-type="float" office:value="731">
            <text:p>731</text:p>
          </table:table-cell>
          <table:table-cell office:value-type="float" office:value="754">
            <text:p>754</text:p>
          </table:table-cell>
          <table:table-cell office:value-type="float" office:value="763">
            <text:p>763</text:p>
          </table:table-cell>
          <table:table-cell/>
          <table:table-cell office:value-type="float" office:value="452">
            <text:p>452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452">
            <text:p>452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/>
          <table:table-cell office:value-type="float" office:value="452">
            <text:p>45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17">
            <text:p>1017</text:p>
          </table:table-cell>
          <table:table-cell/>
          <table:table-cell office:value-type="float" office:value="453">
            <text:p>453</text:p>
          </table:table-cell>
          <table:table-cell office:value-type="float" office:value="927">
            <text:p>927</text:p>
          </table:table-cell>
          <table:table-cell office:value-type="float" office:value="950">
            <text:p>950</text:p>
          </table:table-cell>
          <table:table-cell office:value-type="float" office:value="959">
            <text:p>959</text:p>
          </table:table-cell>
          <table:table-cell/>
          <table:table-cell office:value-type="float" office:value="453">
            <text:p>453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453">
            <text:p>453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453">
            <text:p>45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18">
            <text:p>118</text:p>
          </table:table-cell>
          <table:table-cell/>
          <table:table-cell office:value-type="float" office:value="454">
            <text:p>454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office:value-type="float" office:value="552">
            <text:p>552</text:p>
          </table:table-cell>
          <table:table-cell/>
          <table:table-cell office:value-type="float" office:value="454">
            <text:p>454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/>
          <table:table-cell office:value-type="float" office:value="454">
            <text:p>454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/>
          <table:table-cell office:value-type="float" office:value="454">
            <text:p>454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25">
            <text:p>225</text:p>
          </table:table-cell>
          <table:table-cell/>
          <table:table-cell office:value-type="float" office:value="455">
            <text:p>455</text:p>
          </table:table-cell>
          <table:table-cell office:value-type="float" office:value="521">
            <text:p>521</text:p>
          </table:table-cell>
          <table:table-cell office:value-type="float" office:value="544">
            <text:p>544</text:p>
          </table:table-cell>
          <table:table-cell office:value-type="float" office:value="553">
            <text:p>553</text:p>
          </table:table-cell>
          <table:table-cell/>
          <table:table-cell office:value-type="float" office:value="455">
            <text:p>455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455">
            <text:p>455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/>
          <table:table-cell office:value-type="float" office:value="455">
            <text:p>455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82">
            <text:p>482</text:p>
          </table:table-cell>
          <table:table-cell/>
          <table:table-cell office:value-type="float" office:value="456">
            <text:p>456</text:p>
          </table:table-cell>
          <table:table-cell office:value-type="float" office:value="877">
            <text:p>877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/>
          <table:table-cell office:value-type="float" office:value="456">
            <text:p>456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456">
            <text:p>456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/>
          <table:table-cell office:value-type="float" office:value="456">
            <text:p>45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76">
            <text:p>776</text:p>
          </table:table-cell>
          <table:table-cell/>
          <table:table-cell office:value-type="float" office:value="457">
            <text:p>457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/>
          <table:table-cell office:value-type="float" office:value="457">
            <text:p>457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457">
            <text:p>457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457">
            <text:p>457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8">
            <text:p>78</text:p>
          </table:table-cell>
          <table:table-cell/>
          <table:table-cell office:value-type="float" office:value="458">
            <text:p>458</text:p>
          </table:table-cell>
          <table:table-cell office:value-type="float" office:value="630">
            <text:p>630</text:p>
          </table:table-cell>
          <table:table-cell office:value-type="float" office:value="651">
            <text:p>651</text:p>
          </table:table-cell>
          <table:table-cell office:value-type="float" office:value="670">
            <text:p>670</text:p>
          </table:table-cell>
          <table:table-cell/>
          <table:table-cell office:value-type="float" office:value="458">
            <text:p>458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458">
            <text:p>45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04">
            <text:p>1004</text:p>
          </table:table-cell>
          <table:table-cell/>
          <table:table-cell office:value-type="float" office:value="459">
            <text:p>459</text:p>
          </table:table-cell>
          <table:table-cell office:value-type="float" office:value="1012">
            <text:p>1012</text:p>
          </table:table-cell>
          <table:table-cell office:value-type="float" office:value="1035">
            <text:p>1035</text:p>
          </table:table-cell>
          <table:table-cell office:value-type="float" office:value="1044">
            <text:p>1044</text:p>
          </table:table-cell>
          <table:table-cell/>
          <table:table-cell office:value-type="float" office:value="459">
            <text:p>459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459">
            <text:p>459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/>
          <table:table-cell office:value-type="float" office:value="459">
            <text:p>45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9">
            <text:p>49</text:p>
          </table:table-cell>
          <table:table-cell/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/>
          <table:table-cell office:value-type="float" office:value="460">
            <text:p>460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460">
            <text:p>46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460">
            <text:p>460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499">
            <text:p>499</text:p>
          </table:table-cell>
          <table:table-cell/>
          <table:table-cell office:value-type="float" office:value="461">
            <text:p>461</text:p>
          </table:table-cell>
          <table:table-cell office:value-type="float" office:value="1023">
            <text:p>1023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461">
            <text:p>461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461">
            <text:p>461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/>
          <table:table-cell office:value-type="float" office:value="461">
            <text:p>46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82">
            <text:p>182</text:p>
          </table:table-cell>
          <table:table-cell/>
          <table:table-cell office:value-type="float" office:value="462">
            <text:p>462</text:p>
          </table:table-cell>
          <table:table-cell office:value-type="float" office:value="209">
            <text:p>209</text:p>
          </table:table-cell>
          <table:table-cell office:value-type="float" office:value="227">
            <text:p>227</text:p>
          </table:table-cell>
          <table:table-cell office:value-type="float" office:value="245">
            <text:p>245</text:p>
          </table:table-cell>
          <table:table-cell/>
          <table:table-cell office:value-type="float" office:value="462">
            <text:p>462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/>
          <table:table-cell office:value-type="float" office:value="462">
            <text:p>462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462">
            <text:p>462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1">
            <text:p>251</text:p>
          </table:table-cell>
          <table:table-cell/>
          <table:table-cell office:value-type="float" office:value="463">
            <text:p>463</text:p>
          </table:table-cell>
          <table:table-cell office:value-type="float" office:value="472">
            <text:p>472</text:p>
          </table:table-cell>
          <table:table-cell office:value-type="float" office:value="495">
            <text:p>495</text:p>
          </table:table-cell>
          <table:table-cell office:value-type="float" office:value="505">
            <text:p>505</text:p>
          </table:table-cell>
          <table:table-cell/>
          <table:table-cell office:value-type="float" office:value="463">
            <text:p>463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463">
            <text:p>463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463">
            <text:p>46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03">
            <text:p>703</text:p>
          </table:table-cell>
          <table:table-cell/>
          <table:table-cell office:value-type="float" office:value="464">
            <text:p>464</text:p>
          </table:table-cell>
          <table:table-cell office:value-type="float" office:value="546">
            <text:p>546</text:p>
          </table:table-cell>
          <table:table-cell office:value-type="float" office:value="569">
            <text:p>569</text:p>
          </table:table-cell>
          <table:table-cell office:value-type="float" office:value="578">
            <text:p>578</text:p>
          </table:table-cell>
          <table:table-cell/>
          <table:table-cell office:value-type="float" office:value="464">
            <text:p>464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464">
            <text:p>464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464">
            <text:p>464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34">
            <text:p>934</text:p>
          </table:table-cell>
          <table:table-cell/>
          <table:table-cell office:value-type="float" office:value="465">
            <text:p>465</text:p>
          </table:table-cell>
          <table:table-cell office:value-type="float" office:value="164">
            <text:p>164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/>
          <table:table-cell office:value-type="float" office:value="465">
            <text:p>465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465">
            <text:p>465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465">
            <text:p>465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19">
            <text:p>519</text:p>
          </table:table-cell>
          <table:table-cell/>
          <table:table-cell office:value-type="float" office:value="466">
            <text:p>466</text:p>
          </table:table-cell>
          <table:table-cell office:value-type="float" office:value="136">
            <text:p>136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/>
          <table:table-cell office:value-type="float" office:value="466">
            <text:p>466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466">
            <text:p>466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466">
            <text:p>466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86">
            <text:p>386</text:p>
          </table:table-cell>
          <table:table-cell/>
          <table:table-cell office:value-type="float" office:value="467">
            <text:p>467</text:p>
          </table:table-cell>
          <table:table-cell office:value-type="float" office:value="4">
            <text:p>4</text:p>
          </table:table-cell>
          <table:table-cell office:value-type="float" office:value="439">
            <text:p>439</text:p>
          </table:table-cell>
          <table:table-cell office:value-type="float" office:value="449">
            <text:p>449</text:p>
          </table:table-cell>
          <table:table-cell/>
          <table:table-cell office:value-type="float" office:value="467">
            <text:p>467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float" office:value="467">
            <text:p>467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/>
          <table:table-cell office:value-type="float" office:value="467">
            <text:p>467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739">
            <text:p>739</text:p>
          </table:table-cell>
          <table:table-cell/>
          <table:table-cell office:value-type="float" office:value="468">
            <text:p>468</text:p>
          </table:table-cell>
          <table:table-cell office:value-type="float" office:value="306">
            <text:p>306</text:p>
          </table:table-cell>
          <table:table-cell office:value-type="float" office:value="329">
            <text:p>329</text:p>
          </table:table-cell>
          <table:table-cell office:value-type="float" office:value="338">
            <text:p>338</text:p>
          </table:table-cell>
          <table:table-cell/>
          <table:table-cell office:value-type="float" office:value="468">
            <text:p>468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float" office:value="468">
            <text:p>468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468">
            <text:p>46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901">
            <text:p>901</text:p>
          </table:table-cell>
          <table:table-cell/>
          <table:table-cell office:value-type="float" office:value="469">
            <text:p>469</text:p>
          </table:table-cell>
          <table:table-cell office:value-type="float" office:value="749">
            <text:p>749</text:p>
          </table:table-cell>
          <table:table-cell office:value-type="float" office:value="773">
            <text:p>773</text:p>
          </table:table-cell>
          <table:table-cell office:value-type="float" office:value="782">
            <text:p>782</text:p>
          </table:table-cell>
          <table:table-cell/>
          <table:table-cell office:value-type="float" office:value="469">
            <text:p>469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/>
          <table:table-cell office:value-type="float" office:value="469">
            <text:p>46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469">
            <text:p>469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36">
            <text:p>536</text:p>
          </table:table-cell>
          <table:table-cell/>
          <table:table-cell office:value-type="float" office:value="470">
            <text:p>470</text:p>
          </table:table-cell>
          <table:table-cell office:value-type="float" office:value="983">
            <text:p>983</text:p>
          </table:table-cell>
          <table:table-cell office:value-type="float" office:value="1006">
            <text:p>1006</text:p>
          </table:table-cell>
          <table:table-cell office:value-type="float" office:value="1015">
            <text:p>1015</text:p>
          </table:table-cell>
          <table:table-cell/>
          <table:table-cell office:value-type="float" office:value="470">
            <text:p>470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float" office:value="470">
            <text:p>470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470">
            <text:p>47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41">
            <text:p>741</text:p>
          </table:table-cell>
          <table:table-cell/>
          <table:table-cell office:value-type="float" office:value="471">
            <text:p>471</text:p>
          </table:table-cell>
          <table:table-cell office:value-type="float" office:value="384">
            <text:p>384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/>
          <table:table-cell office:value-type="float" office:value="471">
            <text:p>471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/>
          <table:table-cell office:value-type="float" office:value="471">
            <text:p>471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471">
            <text:p>47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53">
            <text:p>153</text:p>
          </table:table-cell>
          <table:table-cell/>
          <table:table-cell office:value-type="float" office:value="472">
            <text:p>472</text:p>
          </table:table-cell>
          <table:table-cell office:value-type="float" office:value="996">
            <text:p>996</text:p>
          </table:table-cell>
          <table:table-cell office:value-type="float" office:value="1019">
            <text:p>1019</text:p>
          </table:table-cell>
          <table:table-cell office:value-type="float" office:value="1028">
            <text:p>1028</text:p>
          </table:table-cell>
          <table:table-cell/>
          <table:table-cell office:value-type="float" office:value="472">
            <text:p>472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472">
            <text:p>472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/>
          <table:table-cell office:value-type="float" office:value="472">
            <text:p>472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983">
            <text:p>983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1007">
            <text:p>1007</text:p>
          </table:table-cell>
          <table:table-cell/>
          <table:table-cell office:value-type="float" office:value="473">
            <text:p>473</text:p>
          </table:table-cell>
          <table:table-cell office:value-type="float" office:value="971">
            <text:p>971</text:p>
          </table:table-cell>
          <table:table-cell office:value-type="float" office:value="995">
            <text:p>995</text:p>
          </table:table-cell>
          <table:table-cell office:value-type="float" office:value="1004">
            <text:p>1004</text:p>
          </table:table-cell>
          <table:table-cell/>
          <table:table-cell office:value-type="float" office:value="473">
            <text:p>473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/>
          <table:table-cell office:value-type="float" office:value="473">
            <text:p>473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office:value-type="float" office:value="473">
            <text:p>473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759">
            <text:p>759</text:p>
          </table:table-cell>
          <table:table-cell/>
          <table:table-cell office:value-type="float" office:value="474">
            <text:p>474</text:p>
          </table:table-cell>
          <table:table-cell office:value-type="float" office:value="690">
            <text:p>690</text:p>
          </table:table-cell>
          <table:table-cell office:value-type="float" office:value="714">
            <text:p>714</text:p>
          </table:table-cell>
          <table:table-cell office:value-type="float" office:value="723">
            <text:p>723</text:p>
          </table:table-cell>
          <table:table-cell/>
          <table:table-cell office:value-type="float" office:value="474">
            <text:p>474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474">
            <text:p>474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/>
          <table:table-cell office:value-type="float" office:value="474">
            <text:p>474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35">
            <text:p>735</text:p>
          </table:table-cell>
          <table:table-cell/>
          <table:table-cell office:value-type="float" office:value="475">
            <text:p>475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475">
            <text:p>475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475">
            <text:p>475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65">
            <text:p>165</text:p>
          </table:table-cell>
          <table:table-cell/>
          <table:table-cell office:value-type="float" office:value="476">
            <text:p>476</text:p>
          </table:table-cell>
          <table:table-cell office:value-type="float" office:value="963">
            <text:p>963</text:p>
          </table:table-cell>
          <table:table-cell office:value-type="float" office:value="986">
            <text:p>986</text:p>
          </table:table-cell>
          <table:table-cell office:value-type="float" office:value="995">
            <text:p>995</text:p>
          </table:table-cell>
          <table:table-cell/>
          <table:table-cell office:value-type="float" office:value="476">
            <text:p>476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476">
            <text:p>47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/>
          <table:table-cell office:value-type="float" office:value="476">
            <text:p>47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77">
            <text:p>477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float" office:value="477">
            <text:p>477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477">
            <text:p>477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477">
            <text:p>477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8">
            <text:p>78</text:p>
          </table:table-cell>
          <table:table-cell/>
          <table:table-cell office:value-type="float" office:value="478">
            <text:p>478</text:p>
          </table:table-cell>
          <table:table-cell office:value-type="float" office:value="156">
            <text:p>156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/>
          <table:table-cell office:value-type="float" office:value="478">
            <text:p>47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478">
            <text:p>478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478">
            <text:p>47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71">
            <text:p>871</text:p>
          </table:table-cell>
          <table:table-cell/>
          <table:table-cell office:value-type="float" office:value="479">
            <text:p>479</text:p>
          </table:table-cell>
          <table:table-cell office:value-type="float" office:value="490">
            <text:p>490</text:p>
          </table:table-cell>
          <table:table-cell office:value-type="float" office:value="513">
            <text:p>513</text:p>
          </table:table-cell>
          <table:table-cell office:value-type="float" office:value="523">
            <text:p>523</text:p>
          </table:table-cell>
          <table:table-cell/>
          <table:table-cell office:value-type="float" office:value="479">
            <text:p>479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float" office:value="479">
            <text:p>479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/>
          <table:table-cell office:value-type="float" office:value="479">
            <text:p>47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608">
            <text:p>608</text:p>
          </table:table-cell>
          <table:table-cell/>
          <table:table-cell office:value-type="float" office:value="480">
            <text:p>480</text:p>
          </table:table-cell>
          <table:table-cell office:value-type="float" office:value="465">
            <text:p>465</text:p>
          </table:table-cell>
          <table:table-cell office:value-type="float" office:value="488">
            <text:p>488</text:p>
          </table:table-cell>
          <table:table-cell office:value-type="float" office:value="497">
            <text:p>497</text:p>
          </table:table-cell>
          <table:table-cell/>
          <table:table-cell office:value-type="float" office:value="480">
            <text:p>480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480">
            <text:p>48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/>
          <table:table-cell office:value-type="float" office:value="480">
            <text:p>480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89">
            <text:p>989</text:p>
          </table:table-cell>
          <table:table-cell/>
          <table:table-cell office:value-type="float" office:value="481">
            <text:p>481</text:p>
          </table:table-cell>
          <table:table-cell office:value-type="float" office:value="628">
            <text:p>628</text:p>
          </table:table-cell>
          <table:table-cell office:value-type="float" office:value="651">
            <text:p>651</text:p>
          </table:table-cell>
          <table:table-cell office:value-type="float" office:value="660">
            <text:p>660</text:p>
          </table:table-cell>
          <table:table-cell/>
          <table:table-cell office:value-type="float" office:value="481">
            <text:p>481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481">
            <text:p>48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481">
            <text:p>48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3">
            <text:p>193</text:p>
          </table:table-cell>
          <table:table-cell/>
          <table:table-cell office:value-type="float" office:value="482">
            <text:p>482</text:p>
          </table:table-cell>
          <table:table-cell office:value-type="float" office:value="342">
            <text:p>342</text:p>
          </table:table-cell>
          <table:table-cell office:value-type="float" office:value="365">
            <text:p>365</text:p>
          </table:table-cell>
          <table:table-cell office:value-type="float" office:value="375">
            <text:p>375</text:p>
          </table:table-cell>
          <table:table-cell/>
          <table:table-cell office:value-type="float" office:value="482">
            <text:p>482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482">
            <text:p>482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office:value-type="float" office:value="482">
            <text:p>48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92">
            <text:p>92</text:p>
          </table:table-cell>
          <table:table-cell/>
          <table:table-cell office:value-type="float" office:value="483">
            <text:p>483</text:p>
          </table:table-cell>
          <table:table-cell office:value-type="float" office:value="720">
            <text:p>720</text:p>
          </table:table-cell>
          <table:table-cell office:value-type="float" office:value="743">
            <text:p>743</text:p>
          </table:table-cell>
          <table:table-cell office:value-type="float" office:value="753">
            <text:p>753</text:p>
          </table:table-cell>
          <table:table-cell/>
          <table:table-cell office:value-type="float" office:value="483">
            <text:p>483</text:p>
          </table:table-cell>
          <table:table-cell office:value-type="float" office:value="86">
            <text:p>86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/>
          <table:table-cell office:value-type="float" office:value="483">
            <text:p>483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/>
          <table:table-cell office:value-type="float" office:value="483">
            <text:p>483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15">
            <text:p>515</text:p>
          </table:table-cell>
          <table:table-cell/>
          <table:table-cell office:value-type="float" office:value="484">
            <text:p>484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484">
            <text:p>484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/>
          <table:table-cell office:value-type="float" office:value="484">
            <text:p>484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484">
            <text:p>48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20">
            <text:p>120</text:p>
          </table:table-cell>
          <table:table-cell/>
          <table:table-cell office:value-type="float" office:value="485">
            <text:p>485</text:p>
          </table:table-cell>
          <table:table-cell office:value-type="float" office:value="853">
            <text:p>853</text:p>
          </table:table-cell>
          <table:table-cell office:value-type="float" office:value="876">
            <text:p>876</text:p>
          </table:table-cell>
          <table:table-cell office:value-type="float" office:value="886">
            <text:p>886</text:p>
          </table:table-cell>
          <table:table-cell/>
          <table:table-cell office:value-type="float" office:value="485">
            <text:p>485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/>
          <table:table-cell office:value-type="float" office:value="485">
            <text:p>48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77">
            <text:p>977</text:p>
          </table:table-cell>
          <table:table-cell/>
          <table:table-cell office:value-type="float" office:value="486">
            <text:p>486</text:p>
          </table:table-cell>
          <table:table-cell office:value-type="float" office:value="316">
            <text:p>316</text:p>
          </table:table-cell>
          <table:table-cell office:value-type="float" office:value="339">
            <text:p>339</text:p>
          </table:table-cell>
          <table:table-cell office:value-type="float" office:value="348">
            <text:p>348</text:p>
          </table:table-cell>
          <table:table-cell/>
          <table:table-cell office:value-type="float" office:value="486">
            <text:p>486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/>
          <table:table-cell office:value-type="float" office:value="486">
            <text:p>486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486">
            <text:p>486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982">
            <text:p>982</text:p>
          </table:table-cell>
          <table:table-cell/>
          <table:table-cell office:value-type="float" office:value="487">
            <text:p>487</text:p>
          </table:table-cell>
          <table:table-cell office:value-type="float" office:value="115">
            <text:p>115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/>
          <table:table-cell office:value-type="float" office:value="487">
            <text:p>487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/>
          <table:table-cell office:value-type="float" office:value="487">
            <text:p>48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487">
            <text:p>487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74">
            <text:p>774</text:p>
          </table:table-cell>
          <table:table-cell/>
          <table:table-cell office:value-type="float" office:value="488">
            <text:p>488</text:p>
          </table:table-cell>
          <table:table-cell office:value-type="float" office:value="248">
            <text:p>248</text:p>
          </table:table-cell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/>
          <table:table-cell office:value-type="float" office:value="488">
            <text:p>488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488">
            <text:p>488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488">
            <text:p>488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19">
            <text:p>319</text:p>
          </table:table-cell>
          <table:table-cell/>
          <table:table-cell office:value-type="float" office:value="489">
            <text:p>489</text:p>
          </table:table-cell>
          <table:table-cell office:value-type="float" office:value="928">
            <text:p>928</text:p>
          </table:table-cell>
          <table:table-cell office:value-type="float" office:value="951">
            <text:p>951</text:p>
          </table:table-cell>
          <table:table-cell office:value-type="float" office:value="960">
            <text:p>960</text:p>
          </table:table-cell>
          <table:table-cell/>
          <table:table-cell office:value-type="float" office:value="489">
            <text:p>489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/>
          <table:table-cell office:value-type="float" office:value="489">
            <text:p>48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/>
          <table:table-cell office:value-type="float" office:value="489">
            <text:p>489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97">
            <text:p>197</text:p>
          </table:table-cell>
          <table:table-cell/>
          <table:table-cell office:value-type="float" office:value="490">
            <text:p>490</text:p>
          </table:table-cell>
          <table:table-cell office:value-type="float" office:value="799">
            <text:p>799</text:p>
          </table:table-cell>
          <table:table-cell office:value-type="float" office:value="822">
            <text:p>822</text:p>
          </table:table-cell>
          <table:table-cell office:value-type="float" office:value="832">
            <text:p>832</text:p>
          </table:table-cell>
          <table:table-cell/>
          <table:table-cell office:value-type="float" office:value="490">
            <text:p>490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490">
            <text:p>49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490">
            <text:p>490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0">
            <text:p>580</text:p>
          </table:table-cell>
          <table:table-cell/>
          <table:table-cell office:value-type="float" office:value="491">
            <text:p>491</text:p>
          </table:table-cell>
          <table:table-cell office:value-type="float" office:value="432">
            <text:p>432</text:p>
          </table:table-cell>
          <table:table-cell office:value-type="float" office:value="455">
            <text:p>455</text:p>
          </table:table-cell>
          <table:table-cell office:value-type="float" office:value="464">
            <text:p>464</text:p>
          </table:table-cell>
          <table:table-cell/>
          <table:table-cell office:value-type="float" office:value="491">
            <text:p>491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/>
          <table:table-cell office:value-type="float" office:value="491">
            <text:p>49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491">
            <text:p>49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952">
            <text:p>952</text:p>
          </table:table-cell>
          <table:table-cell/>
          <table:table-cell office:value-type="float" office:value="492">
            <text:p>492</text:p>
          </table:table-cell>
          <table:table-cell office:value-type="float" office:value="242">
            <text:p>242</text:p>
          </table:table-cell>
          <table:table-cell office:value-type="float" office:value="265">
            <text:p>265</text:p>
          </table:table-cell>
          <table:table-cell office:value-type="float" office:value="274">
            <text:p>274</text:p>
          </table:table-cell>
          <table:table-cell/>
          <table:table-cell office:value-type="float" office:value="492">
            <text:p>492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office:value-type="float" office:value="121">
            <text:p>121</text:p>
          </table:table-cell>
          <table:table-cell/>
          <table:table-cell office:value-type="float" office:value="492">
            <text:p>492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492">
            <text:p>49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600">
            <text:p>600</text:p>
          </table:table-cell>
          <table:table-cell/>
          <table:table-cell office:value-type="float" office:value="493">
            <text:p>493</text:p>
          </table:table-cell>
          <table:table-cell office:value-type="float" office:value="646">
            <text:p>646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/>
          <table:table-cell office:value-type="float" office:value="493">
            <text:p>49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493">
            <text:p>49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994">
            <text:p>994</text:p>
          </table:table-cell>
          <table:table-cell/>
          <table:table-cell office:value-type="float" office:value="494">
            <text:p>494</text:p>
          </table:table-cell>
          <table:table-cell office:value-type="float" office:value="1024">
            <text:p>1024</text:p>
          </table:table-cell>
          <table:table-cell office:value-type="float" office:value="1047">
            <text:p>1047</text:p>
          </table:table-cell>
          <table:table-cell office:value-type="float" office:value="21">
            <text:p>21</text:p>
          </table:table-cell>
          <table:table-cell/>
          <table:table-cell office:value-type="float" office:value="494">
            <text:p>494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/>
          <table:table-cell office:value-type="float" office:value="494">
            <text:p>49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494">
            <text:p>49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1005">
            <text:p>1005</text:p>
          </table:table-cell>
          <table:table-cell/>
          <table:table-cell office:value-type="float" office:value="495">
            <text:p>495</text:p>
          </table:table-cell>
          <table:table-cell office:value-type="float" office:value="1008">
            <text:p>1008</text:p>
          </table:table-cell>
          <table:table-cell office:value-type="float" office:value="1031">
            <text:p>1031</text:p>
          </table:table-cell>
          <table:table-cell office:value-type="float" office:value="1040">
            <text:p>1040</text:p>
          </table:table-cell>
          <table:table-cell/>
          <table:table-cell office:value-type="float" office:value="495">
            <text:p>495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/>
          <table:table-cell office:value-type="float" office:value="495">
            <text:p>495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/>
          <table:table-cell office:value-type="float" office:value="495">
            <text:p>495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7">
            <text:p>77</text:p>
          </table:table-cell>
          <table:table-cell/>
          <table:table-cell office:value-type="float" office:value="496">
            <text:p>496</text:p>
          </table:table-cell>
          <table:table-cell office:value-type="float" office:value="148">
            <text:p>148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/>
          <table:table-cell office:value-type="float" office:value="496">
            <text:p>496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496">
            <text:p>496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496">
            <text:p>49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497">
            <text:p>497</text:p>
          </table:table-cell>
          <table:table-cell office:value-type="float" office:value="401">
            <text:p>401</text:p>
          </table:table-cell>
          <table:table-cell office:value-type="float" office:value="424">
            <text:p>424</text:p>
          </table:table-cell>
          <table:table-cell office:value-type="float" office:value="433">
            <text:p>433</text:p>
          </table:table-cell>
          <table:table-cell/>
          <table:table-cell office:value-type="float" office:value="497">
            <text:p>497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  <table:table-cell office:value-type="float" office:value="497">
            <text:p>497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497">
            <text:p>497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98">
            <text:p>898</text:p>
          </table:table-cell>
          <table:table-cell/>
          <table:table-cell office:value-type="float" office:value="498">
            <text:p>498</text:p>
          </table:table-cell>
          <table:table-cell office:value-type="float" office:value="596">
            <text:p>596</text:p>
          </table:table-cell>
          <table:table-cell office:value-type="float" office:value="619">
            <text:p>619</text:p>
          </table:table-cell>
          <table:table-cell office:value-type="float" office:value="629">
            <text:p>629</text:p>
          </table:table-cell>
          <table:table-cell/>
          <table:table-cell office:value-type="float" office:value="498">
            <text:p>498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498">
            <text:p>498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/>
          <table:table-cell office:value-type="float" office:value="498">
            <text:p>49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58">
            <text:p>558</text:p>
          </table:table-cell>
          <table:table-cell/>
          <table:table-cell office:value-type="float" office:value="499">
            <text:p>499</text:p>
          </table:table-cell>
          <table:table-cell office:value-type="float" office:value="733">
            <text:p>733</text:p>
          </table:table-cell>
          <table:table-cell office:value-type="float" office:value="756">
            <text:p>756</text:p>
          </table:table-cell>
          <table:table-cell office:value-type="float" office:value="766">
            <text:p>766</text:p>
          </table:table-cell>
          <table:table-cell/>
          <table:table-cell office:value-type="float" office:value="499">
            <text:p>49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499">
            <text:p>499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499">
            <text:p>499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592">
            <text:p>592</text:p>
          </table:table-cell>
          <table:table-cell/>
          <table:table-cell office:value-type="float" office:value="500">
            <text:p>500</text:p>
          </table:table-cell>
          <table:table-cell office:value-type="float" office:value="299">
            <text:p>299</text:p>
          </table:table-cell>
          <table:table-cell office:value-type="float" office:value="323">
            <text:p>323</text:p>
          </table:table-cell>
          <table:table-cell office:value-type="float" office:value="332">
            <text:p>332</text:p>
          </table:table-cell>
          <table:table-cell/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/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93">
            <text:p>293</text:p>
          </table:table-cell>
          <table:table-cell/>
          <table:table-cell office:value-type="float" office:value="501">
            <text:p>501</text:p>
          </table:table-cell>
          <table:table-cell office:value-type="float" office:value="271">
            <text:p>271</text:p>
          </table:table-cell>
          <table:table-cell office:value-type="float" office:value="294">
            <text:p>294</text:p>
          </table:table-cell>
          <table:table-cell office:value-type="float" office:value="304">
            <text:p>304</text:p>
          </table:table-cell>
          <table:table-cell/>
          <table:table-cell office:value-type="float" office:value="501">
            <text:p>501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/>
          <table:table-cell office:value-type="float" office:value="501">
            <text:p>501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501">
            <text:p>50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15">
            <text:p>115</text:p>
          </table:table-cell>
          <table:table-cell/>
          <table:table-cell office:value-type="float" office:value="502">
            <text:p>502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/>
          <table:table-cell office:value-type="float" office:value="502">
            <text:p>502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502">
            <text:p>502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502">
            <text:p>502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98">
            <text:p>298</text:p>
          </table:table-cell>
          <table:table-cell/>
          <table:table-cell office:value-type="float" office:value="503">
            <text:p>503</text:p>
          </table:table-cell>
          <table:table-cell office:value-type="float" office:value="969">
            <text:p>969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503">
            <text:p>503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503">
            <text:p>503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503">
            <text:p>503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858">
            <text:p>858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504">
            <text:p>504</text:p>
          </table:table-cell>
          <table:table-cell office:value-type="float" office:value="315">
            <text:p>315</text:p>
          </table:table-cell>
          <table:table-cell office:value-type="float" office:value="333">
            <text:p>333</text:p>
          </table:table-cell>
          <table:table-cell office:value-type="float" office:value="351">
            <text:p>351</text:p>
          </table:table-cell>
          <table:table-cell/>
          <table:table-cell office:value-type="float" office:value="504">
            <text:p>504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/>
          <table:table-cell office:value-type="float" office:value="504">
            <text:p>504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office:value-type="float" office:value="504">
            <text:p>504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809">
            <text:p>809</text:p>
          </table:table-cell>
          <table:table-cell/>
          <table:table-cell office:value-type="float" office:value="505">
            <text:p>505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505">
            <text:p>505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  <table:table-cell office:value-type="float" office:value="505">
            <text:p>505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/>
          <table:table-cell office:value-type="float" office:value="505">
            <text:p>505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29">
            <text:p>229</text:p>
          </table:table-cell>
          <table:table-cell/>
          <table:table-cell office:value-type="float" office:value="506">
            <text:p>506</text:p>
          </table:table-cell>
          <table:table-cell office:value-type="float" office:value="511">
            <text:p>511</text:p>
          </table:table-cell>
          <table:table-cell office:value-type="float" office:value="529">
            <text:p>529</text:p>
          </table:table-cell>
          <table:table-cell office:value-type="float" office:value="547">
            <text:p>547</text:p>
          </table:table-cell>
          <table:table-cell/>
          <table:table-cell office:value-type="float" office:value="506">
            <text:p>506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/>
          <table:table-cell office:value-type="float" office:value="506">
            <text:p>506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506">
            <text:p>506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44">
            <text:p>844</text:p>
          </table:table-cell>
          <table:table-cell/>
          <table:table-cell office:value-type="float" office:value="507">
            <text:p>507</text:p>
          </table:table-cell>
          <table:table-cell office:value-type="float" office:value="297">
            <text:p>297</text:p>
          </table:table-cell>
          <table:table-cell office:value-type="float" office:value="314">
            <text:p>314</text:p>
          </table:table-cell>
          <table:table-cell office:value-type="float" office:value="333">
            <text:p>333</text:p>
          </table:table-cell>
          <table:table-cell/>
          <table:table-cell office:value-type="float" office:value="507">
            <text:p>507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507">
            <text:p>507</text:p>
          </table:table-cell>
          <table:table-cell office:value-type="float" office:value="52">
            <text:p>52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/>
          <table:table-cell office:value-type="float" office:value="507">
            <text:p>507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59">
            <text:p>859</text:p>
          </table:table-cell>
          <table:table-cell/>
          <table:table-cell office:value-type="float" office:value="508">
            <text:p>508</text:p>
          </table:table-cell>
          <table:table-cell office:value-type="float" office:value="880">
            <text:p>880</text:p>
          </table:table-cell>
          <table:table-cell office:value-type="float" office:value="903">
            <text:p>903</text:p>
          </table:table-cell>
          <table:table-cell office:value-type="float" office:value="912">
            <text:p>912</text:p>
          </table:table-cell>
          <table:table-cell/>
          <table:table-cell office:value-type="float" office:value="508">
            <text:p>508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/>
          <table:table-cell office:value-type="float" office:value="508">
            <text:p>508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508">
            <text:p>508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22">
            <text:p>1022</text:p>
          </table:table-cell>
          <table:table-cell table:style-name="ce1" office:value-type="float" office:value="1036">
            <text:p>1036</text:p>
          </table:table-cell>
          <table:table-cell/>
          <table:table-cell office:value-type="float" office:value="509">
            <text:p>509</text:p>
          </table:table-cell>
          <table:table-cell office:value-type="float" office:value="474">
            <text:p>474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/>
          <table:table-cell office:value-type="float" office:value="509">
            <text:p>509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509">
            <text:p>509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/>
          <table:table-cell office:value-type="float" office:value="509">
            <text:p>509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510">
            <text:p>510</text:p>
          </table:table-cell>
          <table:table-cell office:value-type="float" office:value="157">
            <text:p>157</text:p>
          </table:table-cell>
          <table:table-cell office:value-type="float" office:value="180">
            <text:p>180</text:p>
          </table:table-cell>
          <table:table-cell office:value-type="float" office:value="189">
            <text:p>189</text:p>
          </table:table-cell>
          <table:table-cell/>
          <table:table-cell office:value-type="float" office:value="510">
            <text:p>510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/>
          <table:table-cell office:value-type="float" office:value="510">
            <text:p>510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/>
          <table:table-cell office:value-type="float" office:value="510">
            <text:p>51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967">
            <text:p>967</text:p>
          </table:table-cell>
          <table:table-cell/>
          <table:table-cell office:value-type="float" office:value="511">
            <text:p>511</text:p>
          </table:table-cell>
          <table:table-cell office:value-type="float" office:value="763">
            <text:p>763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/>
          <table:table-cell office:value-type="float" office:value="511">
            <text:p>511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/>
          <table:table-cell office:value-type="float" office:value="511">
            <text:p>511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511">
            <text:p>51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17">
            <text:p>717</text:p>
          </table:table-cell>
          <table:table-cell/>
          <table:table-cell office:value-type="float" office:value="512">
            <text:p>512</text:p>
          </table:table-cell>
          <table:table-cell office:value-type="float" office:value="822">
            <text:p>822</text:p>
          </table:table-cell>
          <table:table-cell office:value-type="float" office:value="845">
            <text:p>845</text:p>
          </table:table-cell>
          <table:table-cell office:value-type="float" office:value="854">
            <text:p>854</text:p>
          </table:table-cell>
          <table:table-cell/>
          <table:table-cell office:value-type="float" office:value="512">
            <text:p>51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/>
          <table:table-cell office:value-type="float" office:value="512">
            <text:p>51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512">
            <text:p>51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09">
            <text:p>909</text:p>
          </table:table-cell>
          <table:table-cell/>
          <table:table-cell office:value-type="float" office:value="513">
            <text:p>513</text:p>
          </table:table-cell>
          <table:table-cell office:value-type="float" office:value="814">
            <text:p>814</text:p>
          </table:table-cell>
          <table:table-cell office:value-type="float" office:value="837">
            <text:p>837</text:p>
          </table:table-cell>
          <table:table-cell office:value-type="float" office:value="847">
            <text:p>847</text:p>
          </table:table-cell>
          <table:table-cell/>
          <table:table-cell office:value-type="float" office:value="513">
            <text:p>513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513">
            <text:p>513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513">
            <text:p>513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34">
            <text:p>434</text:p>
          </table:table-cell>
          <table:table-cell/>
          <table:table-cell office:value-type="float" office:value="514">
            <text:p>514</text:p>
          </table:table-cell>
          <table:table-cell office:value-type="float" office:value="109">
            <text:p>109</text:p>
          </table:table-cell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  <table:table-cell/>
          <table:table-cell office:value-type="float" office:value="514">
            <text:p>514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514">
            <text:p>514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/>
          <table:table-cell office:value-type="float" office:value="514">
            <text:p>514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515">
            <text:p>515</text:p>
          </table:table-cell>
          <table:table-cell office:value-type="float" office:value="772">
            <text:p>772</text:p>
          </table:table-cell>
          <table:table-cell office:value-type="float" office:value="795">
            <text:p>795</text:p>
          </table:table-cell>
          <table:table-cell office:value-type="float" office:value="804">
            <text:p>804</text:p>
          </table:table-cell>
          <table:table-cell/>
          <table:table-cell office:value-type="float" office:value="515">
            <text:p>515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515">
            <text:p>515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515">
            <text:p>515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599">
            <text:p>599</text:p>
          </table:table-cell>
          <table:table-cell/>
          <table:table-cell office:value-type="float" office:value="516">
            <text:p>516</text:p>
          </table:table-cell>
          <table:table-cell office:value-type="float" office:value="776">
            <text:p>776</text:p>
          </table:table-cell>
          <table:table-cell office:value-type="float" office:value="799">
            <text:p>799</text:p>
          </table:table-cell>
          <table:table-cell office:value-type="float" office:value="809">
            <text:p>809</text:p>
          </table:table-cell>
          <table:table-cell/>
          <table:table-cell office:value-type="float" office:value="516">
            <text:p>516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516">
            <text:p>516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516">
            <text:p>51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78">
            <text:p>378</text:p>
          </table:table-cell>
          <table:table-cell/>
          <table:table-cell office:value-type="float" office:value="517">
            <text:p>517</text:p>
          </table:table-cell>
          <table:table-cell office:value-type="float" office:value="722">
            <text:p>722</text:p>
          </table:table-cell>
          <table:table-cell office:value-type="float" office:value="745">
            <text:p>745</text:p>
          </table:table-cell>
          <table:table-cell office:value-type="float" office:value="754">
            <text:p>754</text:p>
          </table:table-cell>
          <table:table-cell/>
          <table:table-cell office:value-type="float" office:value="517">
            <text:p>517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517">
            <text:p>517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517">
            <text:p>51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417">
            <text:p>417</text:p>
          </table:table-cell>
          <table:table-cell/>
          <table:table-cell office:value-type="float" office:value="518">
            <text:p>518</text:p>
          </table:table-cell>
          <table:table-cell office:value-type="float" office:value="750">
            <text:p>750</text:p>
          </table:table-cell>
          <table:table-cell office:value-type="float" office:value="774">
            <text:p>774</text:p>
          </table:table-cell>
          <table:table-cell office:value-type="float" office:value="783">
            <text:p>783</text:p>
          </table:table-cell>
          <table:table-cell/>
          <table:table-cell office:value-type="float" office:value="518">
            <text:p>518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518">
            <text:p>518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518">
            <text:p>51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4">
            <text:p>44</text:p>
          </table:table-cell>
          <table:table-cell/>
          <table:table-cell office:value-type="float" office:value="519">
            <text:p>519</text:p>
          </table:table-cell>
          <table:table-cell office:value-type="float" office:value="273">
            <text:p>273</text:p>
          </table:table-cell>
          <table:table-cell office:value-type="float" office:value="296">
            <text:p>296</text:p>
          </table:table-cell>
          <table:table-cell office:value-type="float" office:value="305">
            <text:p>305</text:p>
          </table:table-cell>
          <table:table-cell/>
          <table:table-cell office:value-type="float" office:value="519">
            <text:p>519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519">
            <text:p>51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  <table:table-cell office:value-type="float" office:value="519">
            <text:p>519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16">
            <text:p>916</text:p>
          </table:table-cell>
          <table:table-cell/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323">
            <text:p>323</text:p>
          </table:table-cell>
          <table:table-cell office:value-type="float" office:value="332">
            <text:p>332</text:p>
          </table:table-cell>
          <table:table-cell/>
          <table:table-cell office:value-type="float" office:value="520">
            <text:p>520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520">
            <text:p>520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/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65">
            <text:p>165</text:p>
          </table:table-cell>
          <table:table-cell/>
          <table:table-cell office:value-type="float" office:value="521">
            <text:p>521</text:p>
          </table:table-cell>
          <table:table-cell office:value-type="float" office:value="456">
            <text:p>456</text:p>
          </table:table-cell>
          <table:table-cell office:value-type="float" office:value="479">
            <text:p>479</text:p>
          </table:table-cell>
          <table:table-cell office:value-type="float" office:value="488">
            <text:p>488</text:p>
          </table:table-cell>
          <table:table-cell/>
          <table:table-cell office:value-type="float" office:value="521">
            <text:p>521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521">
            <text:p>52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521">
            <text:p>52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0">
            <text:p>1040</text:p>
          </table:table-cell>
          <table:table-cell/>
          <table:table-cell office:value-type="float" office:value="522">
            <text:p>522</text:p>
          </table:table-cell>
          <table:table-cell office:value-type="float" office:value="239">
            <text:p>239</text:p>
          </table:table-cell>
          <table:table-cell office:value-type="float" office:value="262">
            <text:p>262</text:p>
          </table:table-cell>
          <table:table-cell office:value-type="float" office:value="271">
            <text:p>271</text:p>
          </table:table-cell>
          <table:table-cell/>
          <table:table-cell office:value-type="float" office:value="522">
            <text:p>522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522">
            <text:p>522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  <table:table-cell office:value-type="float" office:value="522">
            <text:p>522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523">
            <text:p>523</text:p>
          </table:table-cell>
          <table:table-cell office:value-type="float" office:value="747">
            <text:p>747</text:p>
          </table:table-cell>
          <table:table-cell office:value-type="float" office:value="770">
            <text:p>770</text:p>
          </table:table-cell>
          <table:table-cell office:value-type="float" office:value="779">
            <text:p>779</text:p>
          </table:table-cell>
          <table:table-cell/>
          <table:table-cell office:value-type="float" office:value="523">
            <text:p>52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523">
            <text:p>523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523">
            <text:p>523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53">
            <text:p>853</text:p>
          </table:table-cell>
          <table:table-cell/>
          <table:table-cell office:value-type="float" office:value="524">
            <text:p>524</text:p>
          </table:table-cell>
          <table:table-cell office:value-type="float" office:value="257">
            <text:p>257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/>
          <table:table-cell office:value-type="float" office:value="524">
            <text:p>524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524">
            <text:p>524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524">
            <text:p>52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76">
            <text:p>476</text:p>
          </table:table-cell>
          <table:table-cell/>
          <table:table-cell office:value-type="float" office:value="525">
            <text:p>525</text:p>
          </table:table-cell>
          <table:table-cell office:value-type="float" office:value="1016">
            <text:p>1016</text:p>
          </table:table-cell>
          <table:table-cell office:value-type="float" office:value="1039">
            <text:p>1039</text:p>
          </table:table-cell>
          <table:table-cell office:value-type="float" office:value="12">
            <text:p>12</text:p>
          </table:table-cell>
          <table:table-cell/>
          <table:table-cell office:value-type="float" office:value="525">
            <text:p>525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525">
            <text:p>525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525">
            <text:p>52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26">
            <text:p>226</text:p>
          </table:table-cell>
          <table:table-cell/>
          <table:table-cell office:value-type="float" office:value="526">
            <text:p>526</text:p>
          </table:table-cell>
          <table:table-cell office:value-type="float" office:value="731">
            <text:p>731</text:p>
          </table:table-cell>
          <table:table-cell office:value-type="float" office:value="754">
            <text:p>754</text:p>
          </table:table-cell>
          <table:table-cell office:value-type="float" office:value="764">
            <text:p>764</text:p>
          </table:table-cell>
          <table:table-cell/>
          <table:table-cell office:value-type="float" office:value="526">
            <text:p>526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526">
            <text:p>526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526">
            <text:p>526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1">
            <text:p>261</text:p>
          </table:table-cell>
          <table:table-cell/>
          <table:table-cell office:value-type="float" office:value="527">
            <text:p>527</text:p>
          </table:table-cell>
          <table:table-cell office:value-type="float" office:value="984">
            <text:p>984</text:p>
          </table:table-cell>
          <table:table-cell office:value-type="float" office:value="1007">
            <text:p>1007</text:p>
          </table:table-cell>
          <table:table-cell office:value-type="float" office:value="1017">
            <text:p>1017</text:p>
          </table:table-cell>
          <table:table-cell/>
          <table:table-cell office:value-type="float" office:value="527">
            <text:p>527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/>
          <table:table-cell office:value-type="float" office:value="527">
            <text:p>527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527">
            <text:p>527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99">
            <text:p>199</text:p>
          </table:table-cell>
          <table:table-cell/>
          <table:table-cell office:value-type="float" office:value="528">
            <text:p>528</text:p>
          </table:table-cell>
          <table:table-cell office:value-type="float" office:value="147">
            <text:p>147</text:p>
          </table:table-cell>
          <table:table-cell office:value-type="float" office:value="171">
            <text:p>171</text:p>
          </table:table-cell>
          <table:table-cell office:value-type="float" office:value="180">
            <text:p>180</text:p>
          </table:table-cell>
          <table:table-cell/>
          <table:table-cell office:value-type="float" office:value="528">
            <text:p>52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528">
            <text:p>528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/>
          <table:table-cell office:value-type="float" office:value="528">
            <text:p>528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16">
            <text:p>616</text:p>
          </table:table-cell>
          <table:table-cell/>
          <table:table-cell office:value-type="float" office:value="529">
            <text:p>529</text:p>
          </table:table-cell>
          <table:table-cell office:value-type="float" office:value="265">
            <text:p>265</text:p>
          </table:table-cell>
          <table:table-cell office:value-type="float" office:value="288">
            <text:p>288</text:p>
          </table:table-cell>
          <table:table-cell office:value-type="float" office:value="297">
            <text:p>297</text:p>
          </table:table-cell>
          <table:table-cell/>
          <table:table-cell office:value-type="float" office:value="529">
            <text:p>529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529">
            <text:p>529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/>
          <table:table-cell office:value-type="float" office:value="529">
            <text:p>529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987">
            <text:p>987</text:p>
          </table:table-cell>
          <table:table-cell table:style-name="ce1" office:value-type="float" office:value="998">
            <text:p>998</text:p>
          </table:table-cell>
          <table:table-cell/>
          <table:table-cell office:value-type="float" office:value="530">
            <text:p>530</text:p>
          </table:table-cell>
          <table:table-cell office:value-type="float" office:value="816">
            <text:p>816</text:p>
          </table:table-cell>
          <table:table-cell office:value-type="float" office:value="839">
            <text:p>839</text:p>
          </table:table-cell>
          <table:table-cell office:value-type="float" office:value="848">
            <text:p>848</text:p>
          </table:table-cell>
          <table:table-cell/>
          <table:table-cell office:value-type="float" office:value="530">
            <text:p>530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/>
          <table:table-cell office:value-type="float" office:value="530">
            <text:p>5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98">
            <text:p>298</text:p>
          </table:table-cell>
          <table:table-cell/>
          <table:table-cell office:value-type="float" office:value="531">
            <text:p>531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161">
            <text:p>161</text:p>
          </table:table-cell>
          <table:table-cell/>
          <table:table-cell office:value-type="float" office:value="531">
            <text:p>531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/>
          <table:table-cell office:value-type="float" office:value="531">
            <text:p>531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/>
          <table:table-cell office:value-type="float" office:value="531">
            <text:p>53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2">
            <text:p>82</text:p>
          </table:table-cell>
          <table:table-cell/>
          <table:table-cell office:value-type="float" office:value="532">
            <text:p>532</text:p>
          </table:table-cell>
          <table:table-cell office:value-type="float" office:value="160">
            <text:p>160</text:p>
          </table:table-cell>
          <table:table-cell office:value-type="float" office:value="184">
            <text:p>184</text:p>
          </table:table-cell>
          <table:table-cell office:value-type="float" office:value="193">
            <text:p>193</text:p>
          </table:table-cell>
          <table:table-cell/>
          <table:table-cell office:value-type="float" office:value="532">
            <text:p>532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532">
            <text:p>532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532">
            <text:p>53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9">
            <text:p>109</text:p>
          </table:table-cell>
          <table:table-cell/>
          <table:table-cell office:value-type="float" office:value="533">
            <text:p>533</text:p>
          </table:table-cell>
          <table:table-cell office:value-type="float" office:value="899">
            <text:p>899</text:p>
          </table:table-cell>
          <table:table-cell office:value-type="float" office:value="923">
            <text:p>923</text:p>
          </table:table-cell>
          <table:table-cell office:value-type="float" office:value="932">
            <text:p>932</text:p>
          </table:table-cell>
          <table:table-cell/>
          <table:table-cell office:value-type="float" office:value="533">
            <text:p>533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/>
          <table:table-cell office:value-type="float" office:value="533">
            <text:p>533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/>
          <table:table-cell office:value-type="float" office:value="533">
            <text:p>53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987">
            <text:p>987</text:p>
          </table:table-cell>
          <table:table-cell table:style-name="ce1" office:value-type="float" office:value="998">
            <text:p>998</text:p>
          </table:table-cell>
          <table:table-cell/>
          <table:table-cell office:value-type="float" office:value="534">
            <text:p>534</text:p>
          </table:table-cell>
          <table:table-cell office:value-type="float" office:value="553">
            <text:p>553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534">
            <text:p>534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/>
          <table:table-cell office:value-type="float" office:value="534">
            <text:p>534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office:value-type="float" office:value="534">
            <text:p>534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43">
            <text:p>143</text:p>
          </table:table-cell>
          <table:table-cell/>
          <table:table-cell office:value-type="float" office:value="535">
            <text:p>535</text:p>
          </table:table-cell>
          <table:table-cell office:value-type="float" office:value="592">
            <text:p>592</text:p>
          </table:table-cell>
          <table:table-cell office:value-type="float" office:value="616">
            <text:p>616</text:p>
          </table:table-cell>
          <table:table-cell office:value-type="float" office:value="625">
            <text:p>625</text:p>
          </table:table-cell>
          <table:table-cell/>
          <table:table-cell office:value-type="float" office:value="535">
            <text:p>535</text:p>
          </table:table-cell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535">
            <text:p>535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/>
          <table:table-cell office:value-type="float" office:value="535">
            <text:p>53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799">
            <text:p>799</text:p>
          </table:table-cell>
          <table:table-cell/>
          <table:table-cell office:value-type="float" office:value="536">
            <text:p>536</text:p>
          </table:table-cell>
          <table:table-cell office:value-type="float" office:value="477">
            <text:p>477</text:p>
          </table:table-cell>
          <table:table-cell office:value-type="float" office:value="500">
            <text:p>500</text:p>
          </table:table-cell>
          <table:table-cell office:value-type="float" office:value="509">
            <text:p>509</text:p>
          </table:table-cell>
          <table:table-cell/>
          <table:table-cell office:value-type="float" office:value="536">
            <text:p>536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536">
            <text:p>536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/>
          <table:table-cell office:value-type="float" office:value="536">
            <text:p>536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1">
            <text:p>211</text:p>
          </table:table-cell>
          <table:table-cell/>
          <table:table-cell office:value-type="float" office:value="537">
            <text:p>537</text:p>
          </table:table-cell>
          <table:table-cell office:value-type="float" office:value="927">
            <text:p>927</text:p>
          </table:table-cell>
          <table:table-cell office:value-type="float" office:value="950">
            <text:p>950</text:p>
          </table:table-cell>
          <table:table-cell office:value-type="float" office:value="960">
            <text:p>960</text:p>
          </table:table-cell>
          <table:table-cell/>
          <table:table-cell office:value-type="float" office:value="537">
            <text:p>537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537">
            <text:p>537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537">
            <text:p>537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14">
            <text:p>914</text:p>
          </table:table-cell>
          <table:table-cell/>
          <table:table-cell office:value-type="float" office:value="538">
            <text:p>538</text:p>
          </table:table-cell>
          <table:table-cell office:value-type="float" office:value="827">
            <text:p>827</text:p>
          </table:table-cell>
          <table:table-cell office:value-type="float" office:value="850">
            <text:p>850</text:p>
          </table:table-cell>
          <table:table-cell office:value-type="float" office:value="859">
            <text:p>859</text:p>
          </table:table-cell>
          <table:table-cell/>
          <table:table-cell office:value-type="float" office:value="538">
            <text:p>538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538">
            <text:p>53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/>
          <table:table-cell office:value-type="float" office:value="538">
            <text:p>53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539">
            <text:p>539</text:p>
          </table:table-cell>
          <table:table-cell office:value-type="float" office:value="993">
            <text:p>993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/>
          <table:table-cell office:value-type="float" office:value="539">
            <text:p>539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539">
            <text:p>53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539">
            <text:p>539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806">
            <text:p>806</text:p>
          </table:table-cell>
          <table:table-cell/>
          <table:table-cell office:value-type="float" office:value="540">
            <text:p>540</text:p>
          </table:table-cell>
          <table:table-cell office:value-type="float" office:value="964">
            <text:p>964</text:p>
          </table:table-cell>
          <table:table-cell office:value-type="float" office:value="988">
            <text:p>988</text:p>
          </table:table-cell>
          <table:table-cell office:value-type="float" office:value="998">
            <text:p>998</text:p>
          </table:table-cell>
          <table:table-cell/>
          <table:table-cell office:value-type="float" office:value="540">
            <text:p>540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/>
          <table:table-cell office:value-type="float" office:value="540">
            <text:p>540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540">
            <text:p>54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2">
            <text:p>582</text:p>
          </table:table-cell>
          <table:table-cell/>
          <table:table-cell office:value-type="float" office:value="541">
            <text:p>541</text:p>
          </table:table-cell>
          <table:table-cell office:value-type="float" office:value="285">
            <text:p>285</text:p>
          </table:table-cell>
          <table:table-cell office:value-type="float" office:value="309">
            <text:p>309</text:p>
          </table:table-cell>
          <table:table-cell office:value-type="float" office:value="318">
            <text:p>318</text:p>
          </table:table-cell>
          <table:table-cell/>
          <table:table-cell office:value-type="float" office:value="541">
            <text:p>541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/>
          <table:table-cell office:value-type="float" office:value="541">
            <text:p>541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541">
            <text:p>54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34">
            <text:p>434</text:p>
          </table:table-cell>
          <table:table-cell/>
          <table:table-cell office:value-type="float" office:value="542">
            <text:p>542</text:p>
          </table:table-cell>
          <table:table-cell office:value-type="float" office:value="954">
            <text:p>954</text:p>
          </table:table-cell>
          <table:table-cell office:value-type="float" office:value="977">
            <text:p>977</text:p>
          </table:table-cell>
          <table:table-cell office:value-type="float" office:value="986">
            <text:p>986</text:p>
          </table:table-cell>
          <table:table-cell/>
          <table:table-cell office:value-type="float" office:value="542">
            <text:p>542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/>
          <table:table-cell office:value-type="float" office:value="542">
            <text:p>542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/>
          <table:table-cell office:value-type="float" office:value="542">
            <text:p>542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662">
            <text:p>662</text:p>
          </table:table-cell>
          <table:table-cell/>
          <table:table-cell office:value-type="float" office:value="543">
            <text:p>543</text:p>
          </table:table-cell>
          <table:table-cell office:value-type="float" office:value="433">
            <text:p>433</text:p>
          </table:table-cell>
          <table:table-cell office:value-type="float" office:value="456">
            <text:p>456</text:p>
          </table:table-cell>
          <table:table-cell office:value-type="float" office:value="466">
            <text:p>466</text:p>
          </table:table-cell>
          <table:table-cell/>
          <table:table-cell office:value-type="float" office:value="543">
            <text:p>54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543">
            <text:p>543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543">
            <text:p>543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14">
            <text:p>314</text:p>
          </table:table-cell>
          <table:table-cell/>
          <table:table-cell office:value-type="float" office:value="544">
            <text:p>544</text:p>
          </table:table-cell>
          <table:table-cell office:value-type="float" office:value="804">
            <text:p>804</text:p>
          </table:table-cell>
          <table:table-cell office:value-type="float" office:value="827">
            <text:p>827</text:p>
          </table:table-cell>
          <table:table-cell office:value-type="float" office:value="837">
            <text:p>837</text:p>
          </table:table-cell>
          <table:table-cell/>
          <table:table-cell office:value-type="float" office:value="544">
            <text:p>544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544">
            <text:p>544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544">
            <text:p>54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611">
            <text:p>611</text:p>
          </table:table-cell>
          <table:table-cell/>
          <table:table-cell office:value-type="float" office:value="545">
            <text:p>545</text:p>
          </table:table-cell>
          <table:table-cell office:value-type="float" office:value="600">
            <text:p>600</text:p>
          </table:table-cell>
          <table:table-cell office:value-type="float" office:value="623">
            <text:p>623</text:p>
          </table:table-cell>
          <table:table-cell office:value-type="float" office:value="632">
            <text:p>632</text:p>
          </table:table-cell>
          <table:table-cell/>
          <table:table-cell office:value-type="float" office:value="545">
            <text:p>545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545">
            <text:p>545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  <table:table-cell/>
          <table:table-cell office:value-type="float" office:value="545">
            <text:p>54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546">
            <text:p>546</text:p>
          </table:table-cell>
          <table:table-cell office:value-type="float" office:value="799">
            <text:p>799</text:p>
          </table:table-cell>
          <table:table-cell office:value-type="float" office:value="822">
            <text:p>822</text:p>
          </table:table-cell>
          <table:table-cell office:value-type="float" office:value="832">
            <text:p>832</text:p>
          </table:table-cell>
          <table:table-cell/>
          <table:table-cell office:value-type="float" office:value="546">
            <text:p>54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float" office:value="546">
            <text:p>546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546">
            <text:p>546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76">
            <text:p>676</text:p>
          </table:table-cell>
          <table:table-cell/>
          <table:table-cell office:value-type="float" office:value="547">
            <text:p>547</text:p>
          </table:table-cell>
          <table:table-cell office:value-type="float" office:value="684">
            <text:p>684</text:p>
          </table:table-cell>
          <table:table-cell office:value-type="float" office:value="707">
            <text:p>707</text:p>
          </table:table-cell>
          <table:table-cell office:value-type="float" office:value="716">
            <text:p>716</text:p>
          </table:table-cell>
          <table:table-cell/>
          <table:table-cell office:value-type="float" office:value="547">
            <text:p>547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547">
            <text:p>547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547">
            <text:p>547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2">
            <text:p>432</text:p>
          </table:table-cell>
          <table:table-cell table:style-name="ce1" office:value-type="float" office:value="444">
            <text:p>444</text:p>
          </table:table-cell>
          <table:table-cell/>
          <table:table-cell office:value-type="float" office:value="548">
            <text:p>548</text:p>
          </table:table-cell>
          <table:table-cell office:value-type="float" office:value="887">
            <text:p>887</text:p>
          </table:table-cell>
          <table:table-cell office:value-type="float" office:value="910">
            <text:p>910</text:p>
          </table:table-cell>
          <table:table-cell office:value-type="float" office:value="920">
            <text:p>920</text:p>
          </table:table-cell>
          <table:table-cell/>
          <table:table-cell office:value-type="float" office:value="548">
            <text:p>548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/>
          <table:table-cell office:value-type="float" office:value="548">
            <text:p>5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/>
          <table:table-cell office:value-type="float" office:value="548">
            <text:p>548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63">
            <text:p>763</text:p>
          </table:table-cell>
          <table:table-cell/>
          <table:table-cell office:value-type="float" office:value="549">
            <text:p>549</text:p>
          </table:table-cell>
          <table:table-cell office:value-type="float" office:value="411">
            <text:p>411</text:p>
          </table:table-cell>
          <table:table-cell office:value-type="float" office:value="435">
            <text:p>435</text:p>
          </table:table-cell>
          <table:table-cell office:value-type="float" office:value="444">
            <text:p>444</text:p>
          </table:table-cell>
          <table:table-cell/>
          <table:table-cell office:value-type="float" office:value="549">
            <text:p>549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/>
          <table:table-cell office:value-type="float" office:value="549">
            <text:p>549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549">
            <text:p>54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510">
            <text:p>510</text:p>
          </table:table-cell>
          <table:table-cell/>
          <table:table-cell office:value-type="float" office:value="550">
            <text:p>550</text:p>
          </table:table-cell>
          <table:table-cell office:value-type="float" office:value="445">
            <text:p>445</text:p>
          </table:table-cell>
          <table:table-cell office:value-type="float" office:value="468">
            <text:p>468</text:p>
          </table:table-cell>
          <table:table-cell office:value-type="float" office:value="478">
            <text:p>478</text:p>
          </table:table-cell>
          <table:table-cell/>
          <table:table-cell office:value-type="float" office:value="550">
            <text:p>550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/>
          <table:table-cell office:value-type="float" office:value="550">
            <text:p>550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/>
          <table:table-cell office:value-type="float" office:value="550">
            <text:p>55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14">
            <text:p>514</text:p>
          </table:table-cell>
          <table:table-cell/>
          <table:table-cell office:value-type="float" office:value="551">
            <text:p>551</text:p>
          </table:table-cell>
          <table:table-cell office:value-type="float" office:value="534">
            <text:p>534</text:p>
          </table:table-cell>
          <table:table-cell office:value-type="float" office:value="557">
            <text:p>557</text:p>
          </table:table-cell>
          <table:table-cell office:value-type="float" office:value="566">
            <text:p>566</text:p>
          </table:table-cell>
          <table:table-cell/>
          <table:table-cell office:value-type="float" office:value="551">
            <text:p>551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551">
            <text:p>5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551">
            <text:p>55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56">
            <text:p>556</text:p>
          </table:table-cell>
          <table:table-cell table:style-name="ce1" office:value-type="float" office:value="567">
            <text:p>567</text:p>
          </table:table-cell>
          <table:table-cell/>
          <table:table-cell office:value-type="float" office:value="552">
            <text:p>552</text:p>
          </table:table-cell>
          <table:table-cell office:value-type="float" office:value="140">
            <text:p>140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/>
          <table:table-cell office:value-type="float" office:value="552">
            <text:p>552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552">
            <text:p>552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552">
            <text:p>55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29">
            <text:p>829</text:p>
          </table:table-cell>
          <table:table-cell/>
          <table:table-cell office:value-type="float" office:value="553">
            <text:p>553</text:p>
          </table:table-cell>
          <table:table-cell office:value-type="float" office:value="523">
            <text:p>523</text:p>
          </table:table-cell>
          <table:table-cell office:value-type="float" office:value="546">
            <text:p>546</text:p>
          </table:table-cell>
          <table:table-cell office:value-type="float" office:value="555">
            <text:p>555</text:p>
          </table:table-cell>
          <table:table-cell/>
          <table:table-cell office:value-type="float" office:value="553">
            <text:p>553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553">
            <text:p>553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/>
          <table:table-cell office:value-type="float" office:value="553">
            <text:p>553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592">
            <text:p>592</text:p>
          </table:table-cell>
          <table:table-cell/>
          <table:table-cell office:value-type="float" office:value="554">
            <text:p>554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/>
          <table:table-cell office:value-type="float" office:value="554">
            <text:p>554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554">
            <text:p>55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554">
            <text:p>55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504">
            <text:p>504</text:p>
          </table:table-cell>
          <table:table-cell/>
          <table:table-cell office:value-type="float" office:value="555">
            <text:p>555</text:p>
          </table:table-cell>
          <table:table-cell office:value-type="float" office:value="462">
            <text:p>462</text:p>
          </table:table-cell>
          <table:table-cell office:value-type="float" office:value="486">
            <text:p>486</text:p>
          </table:table-cell>
          <table:table-cell office:value-type="float" office:value="495">
            <text:p>495</text:p>
          </table:table-cell>
          <table:table-cell/>
          <table:table-cell office:value-type="float" office:value="555">
            <text:p>555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float" office:value="555">
            <text:p>555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/>
          <table:table-cell office:value-type="float" office:value="555">
            <text:p>555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295">
            <text:p>295</text:p>
          </table:table-cell>
          <table:table-cell/>
          <table:table-cell office:value-type="float" office:value="556">
            <text:p>556</text:p>
          </table:table-cell>
          <table:table-cell office:value-type="float" office:value="570">
            <text:p>570</text:p>
          </table:table-cell>
          <table:table-cell office:value-type="float" office:value="593">
            <text:p>593</text:p>
          </table:table-cell>
          <table:table-cell office:value-type="float" office:value="603">
            <text:p>603</text:p>
          </table:table-cell>
          <table:table-cell/>
          <table:table-cell office:value-type="float" office:value="556">
            <text:p>556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556">
            <text:p>556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556">
            <text:p>556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1">
            <text:p>51</text:p>
          </table:table-cell>
          <table:table-cell/>
          <table:table-cell office:value-type="float" office:value="557">
            <text:p>557</text:p>
          </table:table-cell>
          <table:table-cell office:value-type="float" office:value="140">
            <text:p>140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/>
          <table:table-cell office:value-type="float" office:value="557">
            <text:p>557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557">
            <text:p>557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557">
            <text:p>557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71">
            <text:p>171</text:p>
          </table:table-cell>
          <table:table-cell/>
          <table:table-cell office:value-type="float" office:value="558">
            <text:p>558</text:p>
          </table:table-cell>
          <table:table-cell office:value-type="float" office:value="781">
            <text:p>781</text:p>
          </table:table-cell>
          <table:table-cell office:value-type="float" office:value="804">
            <text:p>804</text:p>
          </table:table-cell>
          <table:table-cell office:value-type="float" office:value="814">
            <text:p>814</text:p>
          </table:table-cell>
          <table:table-cell/>
          <table:table-cell office:value-type="float" office:value="558">
            <text:p>558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/>
          <table:table-cell office:value-type="float" office:value="558">
            <text:p>558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/>
          <table:table-cell office:value-type="float" office:value="558">
            <text:p>55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0">
            <text:p>950</text:p>
          </table:table-cell>
          <table:table-cell/>
          <table:table-cell office:value-type="float" office:value="559">
            <text:p>559</text:p>
          </table:table-cell>
          <table:table-cell office:value-type="float" office:value="504">
            <text:p>504</text:p>
          </table:table-cell>
          <table:table-cell office:value-type="float" office:value="527">
            <text:p>527</text:p>
          </table:table-cell>
          <table:table-cell office:value-type="float" office:value="537">
            <text:p>537</text:p>
          </table:table-cell>
          <table:table-cell/>
          <table:table-cell office:value-type="float" office:value="559">
            <text:p>559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/>
          <table:table-cell office:value-type="float" office:value="559">
            <text:p>559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559">
            <text:p>559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560">
            <text:p>560</text:p>
          </table:table-cell>
          <table:table-cell office:value-type="float" office:value="940">
            <text:p>940</text:p>
          </table:table-cell>
          <table:table-cell office:value-type="float" office:value="964">
            <text:p>964</text:p>
          </table:table-cell>
          <table:table-cell office:value-type="float" office:value="973">
            <text:p>973</text:p>
          </table:table-cell>
          <table:table-cell/>
          <table:table-cell office:value-type="float" office:value="560">
            <text:p>560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560">
            <text:p>560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/>
          <table:table-cell office:value-type="float" office:value="560">
            <text:p>56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496">
            <text:p>496</text:p>
          </table:table-cell>
          <table:table-cell/>
          <table:table-cell office:value-type="float" office:value="561">
            <text:p>561</text:p>
          </table:table-cell>
          <table:table-cell office:value-type="float" office:value="256">
            <text:p>256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561">
            <text:p>561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561">
            <text:p>561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/>
          <table:table-cell office:value-type="float" office:value="561">
            <text:p>561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2">
            <text:p>732</text:p>
          </table:table-cell>
          <table:table-cell/>
          <table:table-cell office:value-type="float" office:value="562">
            <text:p>562</text:p>
          </table:table-cell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/>
          <table:table-cell office:value-type="float" office:value="562">
            <text:p>562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  <table:table-cell office:value-type="float" office:value="562">
            <text:p>562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562">
            <text:p>56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86">
            <text:p>886</text:p>
          </table:table-cell>
          <table:table-cell/>
          <table:table-cell office:value-type="float" office:value="563">
            <text:p>563</text:p>
          </table:table-cell>
          <table:table-cell office:value-type="float" office:value="348">
            <text:p>348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/>
          <table:table-cell office:value-type="float" office:value="563">
            <text:p>563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/>
          <table:table-cell office:value-type="float" office:value="563">
            <text:p>563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/>
          <table:table-cell office:value-type="float" office:value="563">
            <text:p>563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27">
            <text:p>527</text:p>
          </table:table-cell>
          <table:table-cell/>
          <table:table-cell office:value-type="float" office:value="564">
            <text:p>564</text:p>
          </table:table-cell>
          <table:table-cell office:value-type="float" office:value="879">
            <text:p>879</text:p>
          </table:table-cell>
          <table:table-cell office:value-type="float" office:value="902">
            <text:p>902</text:p>
          </table:table-cell>
          <table:table-cell office:value-type="float" office:value="911">
            <text:p>911</text:p>
          </table:table-cell>
          <table:table-cell/>
          <table:table-cell office:value-type="float" office:value="564">
            <text:p>564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564">
            <text:p>564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564">
            <text:p>56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57">
            <text:p>257</text:p>
          </table:table-cell>
          <table:table-cell/>
          <table:table-cell office:value-type="float" office:value="565">
            <text:p>565</text:p>
          </table:table-cell>
          <table:table-cell office:value-type="float" office:value="328">
            <text:p>328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/>
          <table:table-cell office:value-type="float" office:value="565">
            <text:p>565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float" office:value="565">
            <text:p>565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565">
            <text:p>565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566">
            <text:p>566</text:p>
          </table:table-cell>
          <table:table-cell office:value-type="float" office:value="941">
            <text:p>941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/>
          <table:table-cell office:value-type="float" office:value="566">
            <text:p>566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566">
            <text:p>566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/>
          <table:table-cell office:value-type="float" office:value="566">
            <text:p>56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966">
            <text:p>966</text:p>
          </table:table-cell>
          <table:table-cell/>
          <table:table-cell office:value-type="float" office:value="567">
            <text:p>567</text:p>
          </table:table-cell>
          <table:table-cell office:value-type="float" office:value="885">
            <text:p>885</text:p>
          </table:table-cell>
          <table:table-cell office:value-type="float" office:value="908">
            <text:p>908</text:p>
          </table:table-cell>
          <table:table-cell office:value-type="float" office:value="917">
            <text:p>917</text:p>
          </table:table-cell>
          <table:table-cell/>
          <table:table-cell office:value-type="float" office:value="567">
            <text:p>567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567">
            <text:p>567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/>
          <table:table-cell office:value-type="float" office:value="567">
            <text:p>56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56">
            <text:p>556</text:p>
          </table:table-cell>
          <table:table-cell/>
          <table:table-cell office:value-type="float" office:value="568">
            <text:p>568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568">
            <text:p>568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/>
          <table:table-cell office:value-type="float" office:value="568">
            <text:p>568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568">
            <text:p>56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569">
            <text:p>569</text:p>
          </table:table-cell>
          <table:table-cell office:value-type="float" office:value="173">
            <text:p>173</text:p>
          </table:table-cell>
          <table:table-cell office:value-type="float" office:value="196">
            <text:p>196</text:p>
          </table:table-cell>
          <table:table-cell office:value-type="float" office:value="205">
            <text:p>205</text:p>
          </table:table-cell>
          <table:table-cell/>
          <table:table-cell office:value-type="float" office:value="569">
            <text:p>569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569">
            <text:p>569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569">
            <text:p>569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04">
            <text:p>704</text:p>
          </table:table-cell>
          <table:table-cell/>
          <table:table-cell office:value-type="float" office:value="570">
            <text:p>570</text:p>
          </table:table-cell>
          <table:table-cell office:value-type="float" office:value="945">
            <text:p>945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/>
          <table:table-cell office:value-type="float" office:value="570">
            <text:p>570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570">
            <text:p>570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office:value-type="float" office:value="570">
            <text:p>57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737">
            <text:p>737</text:p>
          </table:table-cell>
          <table:table-cell/>
          <table:table-cell office:value-type="float" office:value="571">
            <text:p>571</text:p>
          </table:table-cell>
          <table:table-cell office:value-type="float" office:value="268">
            <text:p>268</text:p>
          </table:table-cell>
          <table:table-cell office:value-type="float" office:value="292">
            <text:p>292</text:p>
          </table:table-cell>
          <table:table-cell office:value-type="float" office:value="301">
            <text:p>301</text:p>
          </table:table-cell>
          <table:table-cell/>
          <table:table-cell office:value-type="float" office:value="571">
            <text:p>571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/>
          <table:table-cell office:value-type="float" office:value="571">
            <text:p>571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  <table:table-cell office:value-type="float" office:value="571">
            <text:p>57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76">
            <text:p>576</text:p>
          </table:table-cell>
          <table:table-cell/>
          <table:table-cell office:value-type="float" office:value="572">
            <text:p>572</text:p>
          </table:table-cell>
          <table:table-cell office:value-type="float" office:value="739">
            <text:p>739</text:p>
          </table:table-cell>
          <table:table-cell office:value-type="float" office:value="762">
            <text:p>762</text:p>
          </table:table-cell>
          <table:table-cell office:value-type="float" office:value="772">
            <text:p>772</text:p>
          </table:table-cell>
          <table:table-cell/>
          <table:table-cell office:value-type="float" office:value="572">
            <text:p>572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572">
            <text:p>572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/>
          <table:table-cell office:value-type="float" office:value="572">
            <text:p>57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04">
            <text:p>204</text:p>
          </table:table-cell>
          <table:table-cell/>
          <table:table-cell office:value-type="float" office:value="573">
            <text:p>573</text:p>
          </table:table-cell>
          <table:table-cell office:value-type="float" office:value="470">
            <text:p>470</text:p>
          </table:table-cell>
          <table:table-cell office:value-type="float" office:value="493">
            <text:p>493</text:p>
          </table:table-cell>
          <table:table-cell office:value-type="float" office:value="502">
            <text:p>502</text:p>
          </table:table-cell>
          <table:table-cell/>
          <table:table-cell office:value-type="float" office:value="573">
            <text:p>573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573">
            <text:p>57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573">
            <text:p>57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770">
            <text:p>770</text:p>
          </table:table-cell>
          <table:table-cell/>
          <table:table-cell office:value-type="float" office:value="574">
            <text:p>574</text:p>
          </table:table-cell>
          <table:table-cell office:value-type="float" office:value="169">
            <text:p>169</text:p>
          </table:table-cell>
          <table:table-cell office:value-type="float" office:value="192">
            <text:p>192</text:p>
          </table:table-cell>
          <table:table-cell office:value-type="float" office:value="201">
            <text:p>201</text:p>
          </table:table-cell>
          <table:table-cell/>
          <table:table-cell office:value-type="float" office:value="574">
            <text:p>574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574">
            <text:p>574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574">
            <text:p>57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575">
            <text:p>575</text:p>
          </table:table-cell>
          <table:table-cell office:value-type="float" office:value="835">
            <text:p>835</text:p>
          </table:table-cell>
          <table:table-cell office:value-type="float" office:value="859">
            <text:p>859</text:p>
          </table:table-cell>
          <table:table-cell office:value-type="float" office:value="868">
            <text:p>868</text:p>
          </table:table-cell>
          <table:table-cell/>
          <table:table-cell office:value-type="float" office:value="575">
            <text:p>575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575">
            <text:p>575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575">
            <text:p>575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25">
            <text:p>325</text:p>
          </table:table-cell>
          <table:table-cell/>
          <table:table-cell office:value-type="float" office:value="576">
            <text:p>576</text:p>
          </table:table-cell>
          <table:table-cell office:value-type="float" office:value="282">
            <text:p>282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/>
          <table:table-cell office:value-type="float" office:value="576">
            <text:p>576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576">
            <text:p>576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576">
            <text:p>576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658">
            <text:p>658</text:p>
          </table:table-cell>
          <table:table-cell/>
          <table:table-cell office:value-type="float" office:value="577">
            <text:p>577</text:p>
          </table:table-cell>
          <table:table-cell office:value-type="float" office:value="788">
            <text:p>788</text:p>
          </table:table-cell>
          <table:table-cell office:value-type="float" office:value="806">
            <text:p>806</text:p>
          </table:table-cell>
          <table:table-cell office:value-type="float" office:value="825">
            <text:p>825</text:p>
          </table:table-cell>
          <table:table-cell/>
          <table:table-cell office:value-type="float" office:value="577">
            <text:p>577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577">
            <text:p>577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577">
            <text:p>57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2">
            <text:p>52</text:p>
          </table:table-cell>
          <table:table-cell/>
          <table:table-cell office:value-type="float" office:value="578">
            <text:p>578</text:p>
          </table:table-cell>
          <table:table-cell office:value-type="float" office:value="617">
            <text:p>617</text:p>
          </table:table-cell>
          <table:table-cell office:value-type="float" office:value="640">
            <text:p>640</text:p>
          </table:table-cell>
          <table:table-cell office:value-type="float" office:value="649">
            <text:p>649</text:p>
          </table:table-cell>
          <table:table-cell/>
          <table:table-cell office:value-type="float" office:value="578">
            <text:p>578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/>
          <table:table-cell office:value-type="float" office:value="578">
            <text:p>578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/>
          <table:table-cell office:value-type="float" office:value="578">
            <text:p>57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1">
            <text:p>191</text:p>
          </table:table-cell>
          <table:table-cell/>
          <table:table-cell office:value-type="float" office:value="579">
            <text:p>579</text:p>
          </table:table-cell>
          <table:table-cell office:value-type="float" office:value="257">
            <text:p>257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/>
          <table:table-cell office:value-type="float" office:value="579">
            <text:p>579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/>
          <table:table-cell office:value-type="float" office:value="579">
            <text:p>579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/>
          <table:table-cell office:value-type="float" office:value="579">
            <text:p>57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0">
            <text:p>950</text:p>
          </table:table-cell>
          <table:table-cell/>
          <table:table-cell office:value-type="float" office:value="580">
            <text:p>580</text:p>
          </table:table-cell>
          <table:table-cell office:value-type="float" office:value="204">
            <text:p>204</text:p>
          </table:table-cell>
          <table:table-cell office:value-type="float" office:value="227">
            <text:p>227</text:p>
          </table:table-cell>
          <table:table-cell office:value-type="float" office:value="237">
            <text:p>237</text:p>
          </table:table-cell>
          <table:table-cell/>
          <table:table-cell office:value-type="float" office:value="580">
            <text:p>580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580">
            <text:p>580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580">
            <text:p>580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65">
            <text:p>465</text:p>
          </table:table-cell>
          <table:table-cell/>
          <table:table-cell office:value-type="float" office:value="581">
            <text:p>581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  <table:table-cell office:value-type="float" office:value="581">
            <text:p>581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581">
            <text:p>581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/>
          <table:table-cell office:value-type="float" office:value="581">
            <text:p>58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57">
            <text:p>657</text:p>
          </table:table-cell>
          <table:table-cell/>
          <table:table-cell office:value-type="float" office:value="582">
            <text:p>582</text:p>
          </table:table-cell>
          <table:table-cell office:value-type="float" office:value="246">
            <text:p>246</text:p>
          </table:table-cell>
          <table:table-cell office:value-type="float" office:value="269">
            <text:p>269</text:p>
          </table:table-cell>
          <table:table-cell office:value-type="float" office:value="278">
            <text:p>278</text:p>
          </table:table-cell>
          <table:table-cell/>
          <table:table-cell office:value-type="float" office:value="582">
            <text:p>58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582">
            <text:p>582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582">
            <text:p>58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74">
            <text:p>574</text:p>
          </table:table-cell>
          <table:table-cell/>
          <table:table-cell office:value-type="float" office:value="583">
            <text:p>583</text:p>
          </table:table-cell>
          <table:table-cell office:value-type="float" office:value="384">
            <text:p>384</text:p>
          </table:table-cell>
          <table:table-cell office:value-type="float" office:value="408">
            <text:p>408</text:p>
          </table:table-cell>
          <table:table-cell office:value-type="float" office:value="417">
            <text:p>417</text:p>
          </table:table-cell>
          <table:table-cell/>
          <table:table-cell office:value-type="float" office:value="583">
            <text:p>583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583">
            <text:p>583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583">
            <text:p>58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80">
            <text:p>680</text:p>
          </table:table-cell>
          <table:table-cell/>
          <table:table-cell office:value-type="float" office:value="584">
            <text:p>584</text:p>
          </table:table-cell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  <table:table-cell office:value-type="float" office:value="292">
            <text:p>292</text:p>
          </table:table-cell>
          <table:table-cell/>
          <table:table-cell office:value-type="float" office:value="584">
            <text:p>584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584">
            <text:p>58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  <table:table-cell office:value-type="float" office:value="584">
            <text:p>584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04">
            <text:p>904</text:p>
          </table:table-cell>
          <table:table-cell/>
          <table:table-cell office:value-type="float" office:value="585">
            <text:p>585</text:p>
          </table:table-cell>
          <table:table-cell office:value-type="float" office:value="283">
            <text:p>283</text:p>
          </table:table-cell>
          <table:table-cell office:value-type="float" office:value="307">
            <text:p>307</text:p>
          </table:table-cell>
          <table:table-cell office:value-type="float" office:value="316">
            <text:p>316</text:p>
          </table:table-cell>
          <table:table-cell/>
          <table:table-cell office:value-type="float" office:value="585">
            <text:p>585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/>
          <table:table-cell office:value-type="float" office:value="585">
            <text:p>585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/>
          <table:table-cell office:value-type="float" office:value="585">
            <text:p>585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91">
            <text:p>691</text:p>
          </table:table-cell>
          <table:table-cell/>
          <table:table-cell office:value-type="float" office:value="586">
            <text:p>586</text:p>
          </table:table-cell>
          <table:table-cell office:value-type="float" office:value="239">
            <text:p>239</text:p>
          </table:table-cell>
          <table:table-cell office:value-type="float" office:value="257">
            <text:p>257</text:p>
          </table:table-cell>
          <table:table-cell office:value-type="float" office:value="275">
            <text:p>275</text:p>
          </table:table-cell>
          <table:table-cell/>
          <table:table-cell office:value-type="float" office:value="586">
            <text:p>586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586">
            <text:p>586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586">
            <text:p>586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817">
            <text:p>817</text:p>
          </table:table-cell>
          <table:table-cell table:style-name="ce1" office:value-type="float" office:value="829">
            <text:p>829</text:p>
          </table:table-cell>
          <table:table-cell/>
          <table:table-cell office:value-type="float" office:value="587">
            <text:p>587</text:p>
          </table:table-cell>
          <table:table-cell office:value-type="float" office:value="1031">
            <text:p>103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587">
            <text:p>587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/>
          <table:table-cell office:value-type="float" office:value="587">
            <text:p>587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587">
            <text:p>587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21">
            <text:p>321</text:p>
          </table:table-cell>
          <table:table-cell/>
          <table:table-cell office:value-type="float" office:value="588">
            <text:p>588</text:p>
          </table:table-cell>
          <table:table-cell office:value-type="float" office:value="128">
            <text:p>128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/>
          <table:table-cell office:value-type="float" office:value="588">
            <text:p>5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/>
          <table:table-cell office:value-type="float" office:value="588">
            <text:p>588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588">
            <text:p>58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589">
            <text:p>589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/>
          <table:table-cell office:value-type="float" office:value="589">
            <text:p>589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/>
          <table:table-cell office:value-type="float" office:value="589">
            <text:p>589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589">
            <text:p>589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972">
            <text:p>972</text:p>
          </table:table-cell>
          <table:table-cell/>
          <table:table-cell office:value-type="float" office:value="590">
            <text:p>590</text:p>
          </table:table-cell>
          <table:table-cell office:value-type="float" office:value="890">
            <text:p>890</text:p>
          </table:table-cell>
          <table:table-cell office:value-type="float" office:value="913">
            <text:p>913</text:p>
          </table:table-cell>
          <table:table-cell office:value-type="float" office:value="922">
            <text:p>922</text:p>
          </table:table-cell>
          <table:table-cell/>
          <table:table-cell office:value-type="float" office:value="590">
            <text:p>590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590">
            <text:p>59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590">
            <text:p>59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591">
            <text:p>591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/>
          <table:table-cell office:value-type="float" office:value="591">
            <text:p>59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/>
          <table:table-cell office:value-type="float" office:value="591">
            <text:p>591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591">
            <text:p>591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39">
            <text:p>539</text:p>
          </table:table-cell>
          <table:table-cell/>
          <table:table-cell office:value-type="float" office:value="592">
            <text:p>592</text:p>
          </table:table-cell>
          <table:table-cell office:value-type="float" office:value="386">
            <text:p>386</text:p>
          </table:table-cell>
          <table:table-cell office:value-type="float" office:value="405">
            <text:p>405</text:p>
          </table:table-cell>
          <table:table-cell office:value-type="float" office:value="423">
            <text:p>423</text:p>
          </table:table-cell>
          <table:table-cell/>
          <table:table-cell office:value-type="float" office:value="592">
            <text:p>592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office:value-type="float" office:value="592">
            <text:p>592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592">
            <text:p>592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07">
            <text:p>907</text:p>
          </table:table-cell>
          <table:table-cell/>
          <table:table-cell office:value-type="float" office:value="593">
            <text:p>593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593">
            <text:p>593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593">
            <text:p>593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593">
            <text:p>593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72">
            <text:p>672</text:p>
          </table:table-cell>
          <table:table-cell/>
          <table:table-cell office:value-type="float" office:value="594">
            <text:p>594</text:p>
          </table:table-cell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 office:value-type="float" office:value="281">
            <text:p>281</text:p>
          </table:table-cell>
          <table:table-cell/>
          <table:table-cell office:value-type="float" office:value="594">
            <text:p>594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/>
          <table:table-cell office:value-type="float" office:value="594">
            <text:p>594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/>
          <table:table-cell office:value-type="float" office:value="594">
            <text:p>59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7">
            <text:p>67</text:p>
          </table:table-cell>
          <table:table-cell/>
          <table:table-cell office:value-type="float" office:value="595">
            <text:p>595</text:p>
          </table:table-cell>
          <table:table-cell office:value-type="float" office:value="621">
            <text:p>621</text:p>
          </table:table-cell>
          <table:table-cell office:value-type="float" office:value="645">
            <text:p>645</text:p>
          </table:table-cell>
          <table:table-cell office:value-type="float" office:value="654">
            <text:p>654</text:p>
          </table:table-cell>
          <table:table-cell/>
          <table:table-cell office:value-type="float" office:value="595">
            <text:p>595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595">
            <text:p>59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/>
          <table:table-cell office:value-type="float" office:value="595">
            <text:p>595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2">
            <text:p>582</text:p>
          </table:table-cell>
          <table:table-cell/>
          <table:table-cell office:value-type="float" office:value="596">
            <text:p>596</text:p>
          </table:table-cell>
          <table:table-cell office:value-type="float" office:value="216">
            <text:p>216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/>
          <table:table-cell office:value-type="float" office:value="596">
            <text:p>596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596">
            <text:p>596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/>
          <table:table-cell office:value-type="float" office:value="596">
            <text:p>596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619">
            <text:p>619</text:p>
          </table:table-cell>
          <table:table-cell/>
          <table:table-cell office:value-type="float" office:value="597">
            <text:p>597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46">
            <text:p>546</text:p>
          </table:table-cell>
          <table:table-cell/>
          <table:table-cell office:value-type="float" office:value="597">
            <text:p>597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/>
          <table:table-cell office:value-type="float" office:value="597">
            <text:p>597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597">
            <text:p>597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87">
            <text:p>287</text:p>
          </table:table-cell>
          <table:table-cell/>
          <table:table-cell office:value-type="float" office:value="598">
            <text:p>598</text:p>
          </table:table-cell>
          <table:table-cell office:value-type="float" office:value="182">
            <text:p>182</text:p>
          </table:table-cell>
          <table:table-cell office:value-type="float" office:value="199">
            <text:p>199</text:p>
          </table:table-cell>
          <table:table-cell office:value-type="float" office:value="218">
            <text:p>218</text:p>
          </table:table-cell>
          <table:table-cell/>
          <table:table-cell office:value-type="float" office:value="598">
            <text:p>598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598">
            <text:p>598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/>
          <table:table-cell office:value-type="float" office:value="598">
            <text:p>598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31">
            <text:p>731</text:p>
          </table:table-cell>
          <table:table-cell/>
          <table:table-cell office:value-type="float" office:value="599">
            <text:p>599</text:p>
          </table:table-cell>
          <table:table-cell office:value-type="float" office:value="641">
            <text:p>641</text:p>
          </table:table-cell>
          <table:table-cell office:value-type="float" office:value="665">
            <text:p>665</text:p>
          </table:table-cell>
          <table:table-cell office:value-type="float" office:value="674">
            <text:p>674</text:p>
          </table:table-cell>
          <table:table-cell/>
          <table:table-cell office:value-type="float" office:value="599">
            <text:p>599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/>
          <table:table-cell office:value-type="float" office:value="599">
            <text:p>599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/>
          <table:table-cell office:value-type="float" office:value="599">
            <text:p>599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94">
            <text:p>894</text:p>
          </table:table-cell>
          <table:table-cell/>
          <table:table-cell office:value-type="float" office:value="600">
            <text:p>600</text:p>
          </table:table-cell>
          <table:table-cell office:value-type="float" office:value="435">
            <text:p>435</text:p>
          </table:table-cell>
          <table:table-cell office:value-type="float" office:value="458">
            <text:p>458</text:p>
          </table:table-cell>
          <table:table-cell office:value-type="float" office:value="468">
            <text:p>468</text:p>
          </table:table-cell>
          <table:table-cell/>
          <table:table-cell office:value-type="float" office:value="600">
            <text:p>600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/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14">
            <text:p>514</text:p>
          </table:table-cell>
          <table:table-cell/>
          <table:table-cell office:value-type="float" office:value="601">
            <text:p>601</text:p>
          </table:table-cell>
          <table:table-cell office:value-type="float" office:value="709">
            <text:p>709</text:p>
          </table:table-cell>
          <table:table-cell office:value-type="float" office:value="732">
            <text:p>732</text:p>
          </table:table-cell>
          <table:table-cell office:value-type="float" office:value="742">
            <text:p>742</text:p>
          </table:table-cell>
          <table:table-cell/>
          <table:table-cell office:value-type="float" office:value="601">
            <text:p>60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/>
          <table:table-cell office:value-type="float" office:value="601">
            <text:p>60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601">
            <text:p>60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69">
            <text:p>769</text:p>
          </table:table-cell>
          <table:table-cell/>
          <table:table-cell office:value-type="float" office:value="602">
            <text:p>602</text:p>
          </table:table-cell>
          <table:table-cell office:value-type="float" office:value="612">
            <text:p>612</text:p>
          </table:table-cell>
          <table:table-cell office:value-type="float" office:value="635">
            <text:p>635</text:p>
          </table:table-cell>
          <table:table-cell office:value-type="float" office:value="644">
            <text:p>644</text:p>
          </table:table-cell>
          <table:table-cell/>
          <table:table-cell office:value-type="float" office:value="602">
            <text:p>602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602">
            <text:p>602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602">
            <text:p>60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76">
            <text:p>576</text:p>
          </table:table-cell>
          <table:table-cell/>
          <table:table-cell office:value-type="float" office:value="603">
            <text:p>603</text:p>
          </table:table-cell>
          <table:table-cell office:value-type="float" office:value="859">
            <text:p>859</text:p>
          </table:table-cell>
          <table:table-cell office:value-type="float" office:value="882">
            <text:p>882</text:p>
          </table:table-cell>
          <table:table-cell office:value-type="float" office:value="891">
            <text:p>891</text:p>
          </table:table-cell>
          <table:table-cell/>
          <table:table-cell office:value-type="float" office:value="603">
            <text:p>603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603">
            <text:p>603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/>
          <table:table-cell office:value-type="float" office:value="603">
            <text:p>603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73">
            <text:p>773</text:p>
          </table:table-cell>
          <table:table-cell/>
          <table:table-cell office:value-type="float" office:value="604">
            <text:p>604</text:p>
          </table:table-cell>
          <table:table-cell office:value-type="float" office:value="786">
            <text:p>786</text:p>
          </table:table-cell>
          <table:table-cell office:value-type="float" office:value="809">
            <text:p>809</text:p>
          </table:table-cell>
          <table:table-cell office:value-type="float" office:value="819">
            <text:p>819</text:p>
          </table:table-cell>
          <table:table-cell/>
          <table:table-cell office:value-type="float" office:value="604">
            <text:p>604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/>
          <table:table-cell office:value-type="float" office:value="604">
            <text:p>60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604">
            <text:p>604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604">
            <text:p>604</text:p>
          </table:table-cell>
          <table:table-cell/>
          <table:table-cell office:value-type="float" office:value="605">
            <text:p>605</text:p>
          </table:table-cell>
          <table:table-cell office:value-type="float" office:value="104">
            <text:p>104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/>
          <table:table-cell office:value-type="float" office:value="605">
            <text:p>605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/>
          <table:table-cell office:value-type="float" office:value="605">
            <text:p>605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605">
            <text:p>60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595">
            <text:p>595</text:p>
          </table:table-cell>
          <table:table-cell/>
          <table:table-cell office:value-type="float" office:value="606">
            <text:p>606</text:p>
          </table:table-cell>
          <table:table-cell office:value-type="float" office:value="178">
            <text:p>178</text:p>
          </table:table-cell>
          <table:table-cell office:value-type="float" office:value="201">
            <text:p>201</text:p>
          </table:table-cell>
          <table:table-cell office:value-type="float" office:value="210">
            <text:p>210</text:p>
          </table:table-cell>
          <table:table-cell/>
          <table:table-cell office:value-type="float" office:value="606">
            <text:p>606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606">
            <text:p>606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/>
          <table:table-cell office:value-type="float" office:value="606">
            <text:p>60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88">
            <text:p>688</text:p>
          </table:table-cell>
          <table:table-cell/>
          <table:table-cell office:value-type="float" office:value="607">
            <text:p>607</text:p>
          </table:table-cell>
          <table:table-cell office:value-type="float" office:value="830">
            <text:p>830</text:p>
          </table:table-cell>
          <table:table-cell office:value-type="float" office:value="854">
            <text:p>854</text:p>
          </table:table-cell>
          <table:table-cell office:value-type="float" office:value="863">
            <text:p>863</text:p>
          </table:table-cell>
          <table:table-cell/>
          <table:table-cell office:value-type="float" office:value="607">
            <text:p>607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607">
            <text:p>607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607">
            <text:p>60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7">
            <text:p>137</text:p>
          </table:table-cell>
          <table:table-cell/>
          <table:table-cell office:value-type="float" office:value="608">
            <text:p>608</text:p>
          </table:table-cell>
          <table:table-cell office:value-type="float" office:value="940">
            <text:p>940</text:p>
          </table:table-cell>
          <table:table-cell office:value-type="float" office:value="963">
            <text:p>963</text:p>
          </table:table-cell>
          <table:table-cell office:value-type="float" office:value="973">
            <text:p>973</text:p>
          </table:table-cell>
          <table:table-cell/>
          <table:table-cell office:value-type="float" office:value="608">
            <text:p>608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608">
            <text:p>608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608">
            <text:p>608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529">
            <text:p>529</text:p>
          </table:table-cell>
          <table:table-cell/>
          <table:table-cell office:value-type="float" office:value="609">
            <text:p>609</text:p>
          </table:table-cell>
          <table:table-cell office:value-type="float" office:value="237">
            <text:p>237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/>
          <table:table-cell office:value-type="float" office:value="609">
            <text:p>609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609">
            <text:p>609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/>
          <table:table-cell office:value-type="float" office:value="609">
            <text:p>60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610">
            <text:p>610</text:p>
          </table:table-cell>
          <table:table-cell office:value-type="float" office:value="642">
            <text:p>642</text:p>
          </table:table-cell>
          <table:table-cell office:value-type="float" office:value="661">
            <text:p>661</text:p>
          </table:table-cell>
          <table:table-cell office:value-type="float" office:value="679">
            <text:p>679</text:p>
          </table:table-cell>
          <table:table-cell/>
          <table:table-cell office:value-type="float" office:value="610">
            <text:p>610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610">
            <text:p>6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610">
            <text:p>61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56">
            <text:p>956</text:p>
          </table:table-cell>
          <table:table-cell/>
          <table:table-cell office:value-type="float" office:value="611">
            <text:p>611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office:value-type="float" office:value="667">
            <text:p>667</text:p>
          </table:table-cell>
          <table:table-cell/>
          <table:table-cell office:value-type="float" office:value="611">
            <text:p>611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611">
            <text:p>611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611">
            <text:p>61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036">
            <text:p>1036</text:p>
          </table:table-cell>
          <table:table-cell/>
          <table:table-cell office:value-type="float" office:value="612">
            <text:p>612</text:p>
          </table:table-cell>
          <table:table-cell office:value-type="float" office:value="199">
            <text:p>199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/>
          <table:table-cell office:value-type="float" office:value="612">
            <text:p>612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612">
            <text:p>612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612">
            <text:p>612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79">
            <text:p>479</text:p>
          </table:table-cell>
          <table:table-cell/>
          <table:table-cell office:value-type="float" office:value="613">
            <text:p>613</text:p>
          </table:table-cell>
          <table:table-cell office:value-type="float" office:value="389">
            <text:p>389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/>
          <table:table-cell office:value-type="float" office:value="613">
            <text:p>613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  <table:table-cell office:value-type="float" office:value="613">
            <text:p>613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613">
            <text:p>61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13">
            <text:p>1013</text:p>
          </table:table-cell>
          <table:table-cell/>
          <table:table-cell office:value-type="float" office:value="614">
            <text:p>614</text:p>
          </table:table-cell>
          <table:table-cell office:value-type="float" office:value="686">
            <text:p>686</text:p>
          </table:table-cell>
          <table:table-cell office:value-type="float" office:value="710">
            <text:p>710</text:p>
          </table:table-cell>
          <table:table-cell office:value-type="float" office:value="719">
            <text:p>719</text:p>
          </table:table-cell>
          <table:table-cell/>
          <table:table-cell office:value-type="float" office:value="614">
            <text:p>614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/>
          <table:table-cell office:value-type="float" office:value="614">
            <text:p>614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/>
          <table:table-cell office:value-type="float" office:value="614">
            <text:p>614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19">
            <text:p>519</text:p>
          </table:table-cell>
          <table:table-cell/>
          <table:table-cell office:value-type="float" office:value="615">
            <text:p>615</text:p>
          </table:table-cell>
          <table:table-cell office:value-type="float" office:value="872">
            <text:p>872</text:p>
          </table:table-cell>
          <table:table-cell office:value-type="float" office:value="895">
            <text:p>895</text:p>
          </table:table-cell>
          <table:table-cell office:value-type="float" office:value="904">
            <text:p>904</text:p>
          </table:table-cell>
          <table:table-cell/>
          <table:table-cell office:value-type="float" office:value="615">
            <text:p>615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/>
          <table:table-cell office:value-type="float" office:value="615">
            <text:p>61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  <table:table-cell office:value-type="float" office:value="615">
            <text:p>615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56">
            <text:p>956</text:p>
          </table:table-cell>
          <table:table-cell/>
          <table:table-cell office:value-type="float" office:value="616">
            <text:p>616</text:p>
          </table:table-cell>
          <table:table-cell office:value-type="float" office:value="947">
            <text:p>947</text:p>
          </table:table-cell>
          <table:table-cell office:value-type="float" office:value="971">
            <text:p>971</text:p>
          </table:table-cell>
          <table:table-cell office:value-type="float" office:value="980">
            <text:p>980</text:p>
          </table:table-cell>
          <table:table-cell/>
          <table:table-cell office:value-type="float" office:value="616">
            <text:p>616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616">
            <text:p>616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616">
            <text:p>6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2">
            <text:p>212</text:p>
          </table:table-cell>
          <table:table-cell/>
          <table:table-cell office:value-type="float" office:value="617">
            <text:p>617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617">
            <text:p>617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617">
            <text:p>617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office:value-type="float" office:value="617">
            <text:p>61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27">
            <text:p>1027</text:p>
          </table:table-cell>
          <table:table-cell/>
          <table:table-cell office:value-type="float" office:value="618">
            <text:p>618</text:p>
          </table:table-cell>
          <table:table-cell office:value-type="float" office:value="365">
            <text:p>365</text:p>
          </table:table-cell>
          <table:table-cell office:value-type="float" office:value="389">
            <text:p>389</text:p>
          </table:table-cell>
          <table:table-cell office:value-type="float" office:value="398">
            <text:p>398</text:p>
          </table:table-cell>
          <table:table-cell/>
          <table:table-cell office:value-type="float" office:value="618">
            <text:p>618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618">
            <text:p>618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618">
            <text:p>618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59">
            <text:p>859</text:p>
          </table:table-cell>
          <table:table-cell/>
          <table:table-cell office:value-type="float" office:value="619">
            <text:p>619</text:p>
          </table:table-cell>
          <table:table-cell office:value-type="float" office:value="917">
            <text:p>917</text:p>
          </table:table-cell>
          <table:table-cell office:value-type="float" office:value="935">
            <text:p>935</text:p>
          </table:table-cell>
          <table:table-cell office:value-type="float" office:value="954">
            <text:p>954</text:p>
          </table:table-cell>
          <table:table-cell/>
          <table:table-cell office:value-type="float" office:value="619">
            <text:p>619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619">
            <text:p>619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/>
          <table:table-cell office:value-type="float" office:value="619">
            <text:p>619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87">
            <text:p>887</text:p>
          </table:table-cell>
          <table:table-cell/>
          <table:table-cell office:value-type="float" office:value="620">
            <text:p>620</text:p>
          </table:table-cell>
          <table:table-cell office:value-type="float" office:value="865">
            <text:p>865</text:p>
          </table:table-cell>
          <table:table-cell office:value-type="float" office:value="888">
            <text:p>888</text:p>
          </table:table-cell>
          <table:table-cell office:value-type="float" office:value="898">
            <text:p>898</text:p>
          </table:table-cell>
          <table:table-cell/>
          <table:table-cell office:value-type="float" office:value="620">
            <text:p>62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620">
            <text:p>620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/>
          <table:table-cell office:value-type="float" office:value="620">
            <text:p>62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2">
            <text:p>132</text:p>
          </table:table-cell>
          <table:table-cell/>
          <table:table-cell office:value-type="float" office:value="621">
            <text:p>621</text:p>
          </table:table-cell>
          <table:table-cell office:value-type="float" office:value="557">
            <text:p>557</text:p>
          </table:table-cell>
          <table:table-cell office:value-type="float" office:value="581">
            <text:p>581</text:p>
          </table:table-cell>
          <table:table-cell office:value-type="float" office:value="590">
            <text:p>590</text:p>
          </table:table-cell>
          <table:table-cell/>
          <table:table-cell office:value-type="float" office:value="621">
            <text:p>621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621">
            <text:p>621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621">
            <text:p>62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991">
            <text:p>991</text:p>
          </table:table-cell>
          <table:table-cell/>
          <table:table-cell office:value-type="float" office:value="622">
            <text:p>622</text:p>
          </table:table-cell>
          <table:table-cell office:value-type="float" office:value="969">
            <text:p>969</text:p>
          </table:table-cell>
          <table:table-cell office:value-type="float" office:value="987">
            <text:p>987</text:p>
          </table:table-cell>
          <table:table-cell office:value-type="float" office:value="1006">
            <text:p>1006</text:p>
          </table:table-cell>
          <table:table-cell/>
          <table:table-cell office:value-type="float" office:value="622">
            <text:p>622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622">
            <text:p>622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  <table:table-cell office:value-type="float" office:value="622">
            <text:p>62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40">
            <text:p>540</text:p>
          </table:table-cell>
          <table:table-cell/>
          <table:table-cell office:value-type="float" office:value="623">
            <text:p>623</text:p>
          </table:table-cell>
          <table:table-cell office:value-type="float" office:value="590">
            <text:p>590</text:p>
          </table:table-cell>
          <table:table-cell office:value-type="float" office:value="613">
            <text:p>613</text:p>
          </table:table-cell>
          <table:table-cell office:value-type="float" office:value="623">
            <text:p>623</text:p>
          </table:table-cell>
          <table:table-cell/>
          <table:table-cell office:value-type="float" office:value="623">
            <text:p>623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623">
            <text:p>623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623">
            <text:p>623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701">
            <text:p>701</text:p>
          </table:table-cell>
          <table:table-cell table:style-name="ce1" office:value-type="float" office:value="712">
            <text:p>712</text:p>
          </table:table-cell>
          <table:table-cell/>
          <table:table-cell office:value-type="float" office:value="624">
            <text:p>624</text:p>
          </table:table-cell>
          <table:table-cell office:value-type="float" office:value="5">
            <text:p>5</text:p>
          </table:table-cell>
          <table:table-cell office:value-type="float" office:value="346">
            <text:p>346</text:p>
          </table:table-cell>
          <table:table-cell office:value-type="float" office:value="355">
            <text:p>355</text:p>
          </table:table-cell>
          <table:table-cell/>
          <table:table-cell office:value-type="float" office:value="624">
            <text:p>624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624">
            <text:p>62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624">
            <text:p>62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817">
            <text:p>817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1">
            <text:p>841</text:p>
          </table:table-cell>
          <table:table-cell/>
          <table:table-cell office:value-type="float" office:value="625">
            <text:p>625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/>
          <table:table-cell office:value-type="float" office:value="625">
            <text:p>625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625">
            <text:p>62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625">
            <text:p>62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04">
            <text:p>904</text:p>
          </table:table-cell>
          <table:table-cell/>
          <table:table-cell office:value-type="float" office:value="626">
            <text:p>626</text:p>
          </table:table-cell>
          <table:table-cell office:value-type="float" office:value="357">
            <text:p>357</text:p>
          </table:table-cell>
          <table:table-cell office:value-type="float" office:value="380">
            <text:p>380</text:p>
          </table:table-cell>
          <table:table-cell office:value-type="float" office:value="389">
            <text:p>389</text:p>
          </table:table-cell>
          <table:table-cell/>
          <table:table-cell office:value-type="float" office:value="626">
            <text:p>626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/>
          <table:table-cell office:value-type="float" office:value="626">
            <text:p>626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626">
            <text:p>62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660">
            <text:p>660</text:p>
          </table:table-cell>
          <table:table-cell/>
          <table:table-cell office:value-type="float" office:value="627">
            <text:p>627</text:p>
          </table:table-cell>
          <table:table-cell office:value-type="float" office:value="604">
            <text:p>604</text:p>
          </table:table-cell>
          <table:table-cell office:value-type="float" office:value="622">
            <text:p>622</text:p>
          </table:table-cell>
          <table:table-cell office:value-type="float" office:value="641">
            <text:p>641</text:p>
          </table:table-cell>
          <table:table-cell/>
          <table:table-cell office:value-type="float" office:value="627">
            <text:p>627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627">
            <text:p>62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/>
          <table:table-cell office:value-type="float" office:value="627">
            <text:p>627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7">
            <text:p>47</text:p>
          </table:table-cell>
          <table:table-cell/>
          <table:table-cell office:value-type="float" office:value="628">
            <text:p>628</text:p>
          </table:table-cell>
          <table:table-cell office:value-type="float" office:value="502">
            <text:p>502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/>
          <table:table-cell office:value-type="float" office:value="628">
            <text:p>628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628">
            <text:p>628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628">
            <text:p>62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77">
            <text:p>877</text:p>
          </table:table-cell>
          <table:table-cell/>
          <table:table-cell office:value-type="float" office:value="629">
            <text:p>629</text:p>
          </table:table-cell>
          <table:table-cell office:value-type="float" office:value="313">
            <text:p>313</text:p>
          </table:table-cell>
          <table:table-cell office:value-type="float" office:value="337">
            <text:p>337</text:p>
          </table:table-cell>
          <table:table-cell office:value-type="float" office:value="346">
            <text:p>346</text:p>
          </table:table-cell>
          <table:table-cell/>
          <table:table-cell office:value-type="float" office:value="629">
            <text:p>62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/>
          <table:table-cell office:value-type="float" office:value="629">
            <text:p>629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/>
          <table:table-cell office:value-type="float" office:value="629">
            <text:p>62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8">
            <text:p>48</text:p>
          </table:table-cell>
          <table:table-cell/>
          <table:table-cell office:value-type="float" office:value="630">
            <text:p>630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/>
          <table:table-cell office:value-type="float" office:value="630">
            <text:p>630</text:p>
          </table:table-cell>
          <table:table-cell office:value-type="float" office:value="101">
            <text:p>10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/>
          <table:table-cell office:value-type="float" office:value="630">
            <text:p>630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office:value-type="float" office:value="630">
            <text:p>63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498">
            <text:p>498</text:p>
          </table:table-cell>
          <table:table-cell/>
          <table:table-cell office:value-type="float" office:value="631">
            <text:p>631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631">
            <text:p>631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/>
          <table:table-cell office:value-type="float" office:value="631">
            <text:p>631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631">
            <text:p>63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346">
            <text:p>346</text:p>
          </table:table-cell>
          <table:table-cell/>
          <table:table-cell office:value-type="float" office:value="632">
            <text:p>632</text:p>
          </table:table-cell>
          <table:table-cell office:value-type="float" office:value="168">
            <text:p>168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/>
          <table:table-cell office:value-type="float" office:value="632">
            <text:p>63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632">
            <text:p>63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632">
            <text:p>632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88">
            <text:p>388</text:p>
          </table:table-cell>
          <table:table-cell/>
          <table:table-cell office:value-type="float" office:value="633">
            <text:p>633</text:p>
          </table:table-cell>
          <table:table-cell office:value-type="float" office:value="622">
            <text:p>622</text:p>
          </table:table-cell>
          <table:table-cell office:value-type="float" office:value="646">
            <text:p>646</text:p>
          </table:table-cell>
          <table:table-cell office:value-type="float" office:value="655">
            <text:p>655</text:p>
          </table:table-cell>
          <table:table-cell/>
          <table:table-cell office:value-type="float" office:value="633">
            <text:p>633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  <table:table-cell office:value-type="float" office:value="633">
            <text:p>633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633">
            <text:p>63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99">
            <text:p>899</text:p>
          </table:table-cell>
          <table:table-cell/>
          <table:table-cell office:value-type="float" office:value="634">
            <text:p>63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634">
            <text:p>634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634">
            <text:p>63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634">
            <text:p>63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962">
            <text:p>962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986">
            <text:p>986</text:p>
          </table:table-cell>
          <table:table-cell/>
          <table:table-cell office:value-type="float" office:value="635">
            <text:p>63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635">
            <text:p>63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/>
          <table:table-cell office:value-type="float" office:value="635">
            <text:p>635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  <table:table-cell office:value-type="float" office:value="635">
            <text:p>63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024">
            <text:p>1024</text:p>
          </table:table-cell>
          <table:table-cell/>
          <table:table-cell office:value-type="float" office:value="636">
            <text:p>636</text:p>
          </table:table-cell>
          <table:table-cell office:value-type="float" office:value="640">
            <text:p>640</text:p>
          </table:table-cell>
          <table:table-cell office:value-type="float" office:value="665">
            <text:p>665</text:p>
          </table:table-cell>
          <table:table-cell office:value-type="float" office:value="675">
            <text:p>675</text:p>
          </table:table-cell>
          <table:table-cell/>
          <table:table-cell office:value-type="float" office:value="636">
            <text:p>636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636">
            <text:p>636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636">
            <text:p>63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0">
            <text:p>460</text:p>
          </table:table-cell>
          <table:table-cell/>
          <table:table-cell office:value-type="float" office:value="637">
            <text:p>637</text:p>
          </table:table-cell>
          <table:table-cell office:value-type="float" office:value="745">
            <text:p>745</text:p>
          </table:table-cell>
          <table:table-cell office:value-type="float" office:value="770">
            <text:p>770</text:p>
          </table:table-cell>
          <table:table-cell office:value-type="float" office:value="779">
            <text:p>779</text:p>
          </table:table-cell>
          <table:table-cell/>
          <table:table-cell office:value-type="float" office:value="637">
            <text:p>637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637">
            <text:p>637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/>
          <table:table-cell office:value-type="float" office:value="637">
            <text:p>637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56">
            <text:p>956</text:p>
          </table:table-cell>
          <table:table-cell/>
          <table:table-cell office:value-type="float" office:value="638">
            <text:p>638</text:p>
          </table:table-cell>
          <table:table-cell office:value-type="float" office:value="613">
            <text:p>613</text:p>
          </table:table-cell>
          <table:table-cell office:value-type="float" office:value="637">
            <text:p>637</text:p>
          </table:table-cell>
          <table:table-cell office:value-type="float" office:value="646">
            <text:p>646</text:p>
          </table:table-cell>
          <table:table-cell/>
          <table:table-cell office:value-type="float" office:value="638">
            <text:p>638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638">
            <text:p>638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/>
          <table:table-cell office:value-type="float" office:value="638">
            <text:p>638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61">
            <text:p>261</text:p>
          </table:table-cell>
          <table:table-cell/>
          <table:table-cell office:value-type="float" office:value="639">
            <text:p>639</text:p>
          </table:table-cell>
          <table:table-cell office:value-type="float" office:value="404">
            <text:p>404</text:p>
          </table:table-cell>
          <table:table-cell office:value-type="float" office:value="427">
            <text:p>427</text:p>
          </table:table-cell>
          <table:table-cell office:value-type="float" office:value="436">
            <text:p>436</text:p>
          </table:table-cell>
          <table:table-cell/>
          <table:table-cell office:value-type="float" office:value="639">
            <text:p>639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639">
            <text:p>639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639">
            <text:p>639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36">
            <text:p>336</text:p>
          </table:table-cell>
          <table:table-cell/>
          <table:table-cell office:value-type="float" office:value="640">
            <text:p>640</text:p>
          </table:table-cell>
          <table:table-cell office:value-type="float" office:value="580">
            <text:p>580</text:p>
          </table:table-cell>
          <table:table-cell office:value-type="float" office:value="599">
            <text:p>599</text:p>
          </table:table-cell>
          <table:table-cell office:value-type="float" office:value="617">
            <text:p>617</text:p>
          </table:table-cell>
          <table:table-cell/>
          <table:table-cell office:value-type="float" office:value="640">
            <text:p>640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640">
            <text:p>640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/>
          <table:table-cell office:value-type="float" office:value="640">
            <text:p>640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497">
            <text:p>497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21">
            <text:p>521</text:p>
          </table:table-cell>
          <table:table-cell/>
          <table:table-cell office:value-type="float" office:value="641">
            <text:p>641</text:p>
          </table:table-cell>
          <table:table-cell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529">
            <text:p>529</text:p>
          </table:table-cell>
          <table:table-cell/>
          <table:table-cell office:value-type="float" office:value="641">
            <text:p>641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/>
          <table:table-cell office:value-type="float" office:value="641">
            <text:p>641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641">
            <text:p>64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2">
            <text:p>192</text:p>
          </table:table-cell>
          <table:table-cell/>
          <table:table-cell office:value-type="float" office:value="642">
            <text:p>642</text:p>
          </table:table-cell>
          <table:table-cell office:value-type="float" office:value="345">
            <text:p>345</text:p>
          </table:table-cell>
          <table:table-cell office:value-type="float" office:value="368">
            <text:p>368</text:p>
          </table:table-cell>
          <table:table-cell office:value-type="float" office:value="377">
            <text:p>377</text:p>
          </table:table-cell>
          <table:table-cell/>
          <table:table-cell office:value-type="float" office:value="642">
            <text:p>642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/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58">
            <text:p>258</text:p>
          </table:table-cell>
          <table:table-cell/>
          <table:table-cell office:value-type="float" office:value="643">
            <text:p>643</text:p>
          </table:table-cell>
          <table:table-cell office:value-type="float" office:value="410">
            <text:p>410</text:p>
          </table:table-cell>
          <table:table-cell office:value-type="float" office:value="433">
            <text:p>433</text:p>
          </table:table-cell>
          <table:table-cell office:value-type="float" office:value="443">
            <text:p>443</text:p>
          </table:table-cell>
          <table:table-cell/>
          <table:table-cell office:value-type="float" office:value="643">
            <text:p>643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643">
            <text:p>643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643">
            <text:p>643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49">
            <text:p>349</text:p>
          </table:table-cell>
          <table:table-cell/>
          <table:table-cell office:value-type="float" office:value="644">
            <text:p>644</text:p>
          </table:table-cell>
          <table:table-cell office:value-type="float" office:value="445">
            <text:p>445</text:p>
          </table:table-cell>
          <table:table-cell office:value-type="float" office:value="469">
            <text:p>469</text:p>
          </table:table-cell>
          <table:table-cell office:value-type="float" office:value="478">
            <text:p>478</text:p>
          </table:table-cell>
          <table:table-cell/>
          <table:table-cell office:value-type="float" office:value="644">
            <text:p>644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/>
          <table:table-cell office:value-type="float" office:value="644">
            <text:p>644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/>
          <table:table-cell office:value-type="float" office:value="644">
            <text:p>644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2">
            <text:p>472</text:p>
          </table:table-cell>
          <table:table-cell/>
          <table:table-cell office:value-type="float" office:value="645">
            <text:p>645</text:p>
          </table:table-cell>
          <table:table-cell office:value-type="float" office:value="477">
            <text:p>477</text:p>
          </table:table-cell>
          <table:table-cell office:value-type="float" office:value="501">
            <text:p>501</text:p>
          </table:table-cell>
          <table:table-cell office:value-type="float" office:value="510">
            <text:p>510</text:p>
          </table:table-cell>
          <table:table-cell/>
          <table:table-cell office:value-type="float" office:value="645">
            <text:p>645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/>
          <table:table-cell office:value-type="float" office:value="645">
            <text:p>64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645">
            <text:p>645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14">
            <text:p>914</text:p>
          </table:table-cell>
          <table:table-cell/>
          <table:table-cell office:value-type="float" office:value="646">
            <text:p>646</text:p>
          </table:table-cell>
          <table:table-cell office:value-type="float" office:value="409">
            <text:p>409</text:p>
          </table:table-cell>
          <table:table-cell office:value-type="float" office:value="433">
            <text:p>433</text:p>
          </table:table-cell>
          <table:table-cell office:value-type="float" office:value="442">
            <text:p>442</text:p>
          </table:table-cell>
          <table:table-cell/>
          <table:table-cell office:value-type="float" office:value="646">
            <text:p>646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646">
            <text:p>64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646">
            <text:p>64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3">
            <text:p>93</text:p>
          </table:table-cell>
          <table:table-cell/>
          <table:table-cell office:value-type="float" office:value="647">
            <text:p>647</text:p>
          </table:table-cell>
          <table:table-cell office:value-type="float" office:value="954">
            <text:p>954</text:p>
          </table:table-cell>
          <table:table-cell office:value-type="float" office:value="977">
            <text:p>977</text:p>
          </table:table-cell>
          <table:table-cell office:value-type="float" office:value="987">
            <text:p>987</text:p>
          </table:table-cell>
          <table:table-cell/>
          <table:table-cell office:value-type="float" office:value="647">
            <text:p>647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/>
          <table:table-cell office:value-type="float" office:value="647">
            <text:p>647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/>
          <table:table-cell office:value-type="float" office:value="647">
            <text:p>647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38">
            <text:p>538</text:p>
          </table:table-cell>
          <table:table-cell/>
          <table:table-cell office:value-type="float" office:value="648">
            <text:p>648</text:p>
          </table:table-cell>
          <table:table-cell office:value-type="float" office:value="690">
            <text:p>690</text:p>
          </table:table-cell>
          <table:table-cell office:value-type="float" office:value="707">
            <text:p>707</text:p>
          </table:table-cell>
          <table:table-cell office:value-type="float" office:value="726">
            <text:p>726</text:p>
          </table:table-cell>
          <table:table-cell/>
          <table:table-cell office:value-type="float" office:value="648">
            <text:p>648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/>
          <table:table-cell office:value-type="float" office:value="648">
            <text:p>64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/>
          <table:table-cell office:value-type="float" office:value="648">
            <text:p>64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0">
            <text:p>840</text:p>
          </table:table-cell>
          <table:table-cell/>
          <table:table-cell office:value-type="float" office:value="649">
            <text:p>649</text:p>
          </table:table-cell>
          <table:table-cell office:value-type="float" office:value="377">
            <text:p>377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/>
          <table:table-cell office:value-type="float" office:value="649">
            <text:p>649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649">
            <text:p>64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649">
            <text:p>649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61">
            <text:p>661</text:p>
          </table:table-cell>
          <table:table-cell/>
          <table:table-cell office:value-type="float" office:value="650">
            <text:p>650</text:p>
          </table:table-cell>
          <table:table-cell office:value-type="float" office:value="746">
            <text:p>746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/>
          <table:table-cell office:value-type="float" office:value="650">
            <text:p>650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650">
            <text:p>65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3">
            <text:p>113</text:p>
          </table:table-cell>
          <table:table-cell/>
          <table:table-cell office:value-type="float" office:value="651">
            <text:p>651</text:p>
          </table:table-cell>
          <table:table-cell office:value-type="float" office:value="818">
            <text:p>818</text:p>
          </table:table-cell>
          <table:table-cell office:value-type="float" office:value="842">
            <text:p>842</text:p>
          </table:table-cell>
          <table:table-cell office:value-type="float" office:value="851">
            <text:p>851</text:p>
          </table:table-cell>
          <table:table-cell/>
          <table:table-cell office:value-type="float" office:value="651">
            <text:p>65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651">
            <text:p>651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651">
            <text:p>65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01">
            <text:p>701</text:p>
          </table:table-cell>
          <table:table-cell table:style-name="ce1" office:value-type="float" office:value="711">
            <text:p>711</text:p>
          </table:table-cell>
          <table:table-cell/>
          <table:table-cell office:value-type="float" office:value="652">
            <text:p>652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/>
          <table:table-cell office:value-type="float" office:value="652">
            <text:p>652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652">
            <text:p>652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/>
          <table:table-cell office:value-type="float" office:value="652">
            <text:p>652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92">
            <text:p>892</text:p>
          </table:table-cell>
          <table:table-cell/>
          <table:table-cell office:value-type="float" office:value="653">
            <text:p>653</text:p>
          </table:table-cell>
          <table:table-cell office:value-type="float" office:value="918">
            <text:p>918</text:p>
          </table:table-cell>
          <table:table-cell office:value-type="float" office:value="942">
            <text:p>942</text:p>
          </table:table-cell>
          <table:table-cell office:value-type="float" office:value="951">
            <text:p>951</text:p>
          </table:table-cell>
          <table:table-cell/>
          <table:table-cell office:value-type="float" office:value="653">
            <text:p>653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653">
            <text:p>653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/>
          <table:table-cell office:value-type="float" office:value="653">
            <text:p>653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16">
            <text:p>616</text:p>
          </table:table-cell>
          <table:table-cell/>
          <table:table-cell office:value-type="float" office:value="654">
            <text:p>654</text:p>
          </table:table-cell>
          <table:table-cell office:value-type="float" office:value="1019">
            <text:p>1019</text:p>
          </table:table-cell>
          <table:table-cell office:value-type="float" office:value="1042">
            <text:p>1042</text:p>
          </table:table-cell>
          <table:table-cell office:value-type="float" office:value="13">
            <text:p>13</text:p>
          </table:table-cell>
          <table:table-cell/>
          <table:table-cell office:value-type="float" office:value="654">
            <text:p>654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654">
            <text:p>654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  <table:table-cell office:value-type="float" office:value="654">
            <text:p>65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3">
            <text:p>153</text:p>
          </table:table-cell>
          <table:table-cell/>
          <table:table-cell office:value-type="float" office:value="655">
            <text:p>655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655">
            <text:p>65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/>
          <table:table-cell office:value-type="float" office:value="655">
            <text:p>655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655">
            <text:p>655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656">
            <text:p>656</text:p>
          </table:table-cell>
          <table:table-cell office:value-type="float" office:value="218">
            <text:p>218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/>
          <table:table-cell office:value-type="float" office:value="656">
            <text:p>656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/>
          <table:table-cell office:value-type="float" office:value="656">
            <text:p>656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/>
          <table:table-cell office:value-type="float" office:value="656">
            <text:p>656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821">
            <text:p>821</text:p>
          </table:table-cell>
          <table:table-cell/>
          <table:table-cell office:value-type="float" office:value="657">
            <text:p>657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25">
            <text:p>125</text:p>
          </table:table-cell>
          <table:table-cell/>
          <table:table-cell office:value-type="float" office:value="657">
            <text:p>657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/>
          <table:table-cell office:value-type="float" office:value="657">
            <text:p>657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657">
            <text:p>65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90">
            <text:p>690</text:p>
          </table:table-cell>
          <table:table-cell/>
          <table:table-cell office:value-type="float" office:value="658">
            <text:p>658</text:p>
          </table:table-cell>
          <table:table-cell office:value-type="float" office:value="249">
            <text:p>249</text:p>
          </table:table-cell>
          <table:table-cell office:value-type="float" office:value="272">
            <text:p>272</text:p>
          </table:table-cell>
          <table:table-cell office:value-type="float" office:value="281">
            <text:p>281</text:p>
          </table:table-cell>
          <table:table-cell/>
          <table:table-cell office:value-type="float" office:value="658">
            <text:p>658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658">
            <text:p>658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office:value-type="float" office:value="658">
            <text:p>658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746">
            <text:p>746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0">
            <text:p>770</text:p>
          </table:table-cell>
          <table:table-cell/>
          <table:table-cell office:value-type="float" office:value="659">
            <text:p>659</text:p>
          </table:table-cell>
          <table:table-cell office:value-type="float" office:value="529">
            <text:p>529</text:p>
          </table:table-cell>
          <table:table-cell office:value-type="float" office:value="552">
            <text:p>552</text:p>
          </table:table-cell>
          <table:table-cell office:value-type="float" office:value="562">
            <text:p>562</text:p>
          </table:table-cell>
          <table:table-cell/>
          <table:table-cell office:value-type="float" office:value="659">
            <text:p>659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659">
            <text:p>659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659">
            <text:p>659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11">
            <text:p>911</text:p>
          </table:table-cell>
          <table:table-cell/>
          <table:table-cell office:value-type="float" office:value="660">
            <text:p>660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372">
            <text:p>372</text:p>
          </table:table-cell>
          <table:table-cell/>
          <table:table-cell office:value-type="float" office:value="660">
            <text:p>660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660">
            <text:p>66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/>
          <table:table-cell office:value-type="float" office:value="660">
            <text:p>66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834">
            <text:p>834</text:p>
          </table:table-cell>
          <table:table-cell/>
          <table:table-cell office:value-type="float" office:value="661">
            <text:p>661</text:p>
          </table:table-cell>
          <table:table-cell office:value-type="float" office:value="319">
            <text:p>319</text:p>
          </table:table-cell>
          <table:table-cell office:value-type="float" office:value="343">
            <text:p>343</text:p>
          </table:table-cell>
          <table:table-cell office:value-type="float" office:value="352">
            <text:p>352</text:p>
          </table:table-cell>
          <table:table-cell/>
          <table:table-cell office:value-type="float" office:value="661">
            <text:p>661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661">
            <text:p>661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661">
            <text:p>66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06">
            <text:p>906</text:p>
          </table:table-cell>
          <table:table-cell/>
          <table:table-cell office:value-type="float" office:value="662">
            <text:p>662</text:p>
          </table:table-cell>
          <table:table-cell office:value-type="float" office:value="623">
            <text:p>623</text:p>
          </table:table-cell>
          <table:table-cell office:value-type="float" office:value="646">
            <text:p>646</text:p>
          </table:table-cell>
          <table:table-cell office:value-type="float" office:value="656">
            <text:p>656</text:p>
          </table:table-cell>
          <table:table-cell/>
          <table:table-cell office:value-type="float" office:value="662">
            <text:p>662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662">
            <text:p>662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/>
          <table:table-cell office:value-type="float" office:value="662">
            <text:p>66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79">
            <text:p>179</text:p>
          </table:table-cell>
          <table:table-cell/>
          <table:table-cell office:value-type="float" office:value="663">
            <text:p>663</text:p>
          </table:table-cell>
          <table:table-cell office:value-type="float" office:value="777">
            <text:p>777</text:p>
          </table:table-cell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/>
          <table:table-cell office:value-type="float" office:value="663">
            <text:p>663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663">
            <text:p>663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663">
            <text:p>663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68">
            <text:p>668</text:p>
          </table:table-cell>
          <table:table-cell/>
          <table:table-cell office:value-type="float" office:value="664">
            <text:p>664</text:p>
          </table:table-cell>
          <table:table-cell office:value-type="float" office:value="721">
            <text:p>721</text:p>
          </table:table-cell>
          <table:table-cell office:value-type="float" office:value="739">
            <text:p>739</text:p>
          </table:table-cell>
          <table:table-cell office:value-type="float" office:value="758">
            <text:p>758</text:p>
          </table:table-cell>
          <table:table-cell/>
          <table:table-cell office:value-type="float" office:value="664">
            <text:p>664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664">
            <text:p>66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664">
            <text:p>664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1">
            <text:p>501</text:p>
          </table:table-cell>
          <table:table-cell/>
          <table:table-cell office:value-type="float" office:value="665">
            <text:p>665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/>
          <table:table-cell office:value-type="float" office:value="665">
            <text:p>665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/>
          <table:table-cell office:value-type="float" office:value="665">
            <text:p>66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665">
            <text:p>665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69">
            <text:p>269</text:p>
          </table:table-cell>
          <table:table-cell/>
          <table:table-cell office:value-type="float" office:value="666">
            <text:p>666</text:p>
          </table:table-cell>
          <table:table-cell office:value-type="float" office:value="727">
            <text:p>727</text:p>
          </table:table-cell>
          <table:table-cell office:value-type="float" office:value="745">
            <text:p>745</text:p>
          </table:table-cell>
          <table:table-cell office:value-type="float" office:value="763">
            <text:p>763</text:p>
          </table:table-cell>
          <table:table-cell/>
          <table:table-cell office:value-type="float" office:value="666">
            <text:p>666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666">
            <text:p>666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/>
          <table:table-cell office:value-type="float" office:value="666">
            <text:p>666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13">
            <text:p>313</text:p>
          </table:table-cell>
          <table:table-cell/>
          <table:table-cell office:value-type="float" office:value="667">
            <text:p>667</text:p>
          </table:table-cell>
          <table:table-cell office:value-type="float" office:value="703">
            <text:p>703</text:p>
          </table:table-cell>
          <table:table-cell office:value-type="float" office:value="726">
            <text:p>726</text:p>
          </table:table-cell>
          <table:table-cell office:value-type="float" office:value="736">
            <text:p>736</text:p>
          </table:table-cell>
          <table:table-cell/>
          <table:table-cell office:value-type="float" office:value="667">
            <text:p>667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/>
          <table:table-cell office:value-type="float" office:value="667">
            <text:p>667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667">
            <text:p>667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437">
            <text:p>437</text:p>
          </table:table-cell>
          <table:table-cell/>
          <table:table-cell office:value-type="float" office:value="668">
            <text:p>668</text:p>
          </table:table-cell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/>
          <table:table-cell office:value-type="float" office:value="668">
            <text:p>668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/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/>
          <table:table-cell office:value-type="float" office:value="668">
            <text:p>668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5">
            <text:p>125</text:p>
          </table:table-cell>
          <table:table-cell/>
          <table:table-cell office:value-type="float" office:value="669">
            <text:p>669</text:p>
          </table:table-cell>
          <table:table-cell office:value-type="float" office:value="326">
            <text:p>326</text:p>
          </table:table-cell>
          <table:table-cell office:value-type="float" office:value="349">
            <text:p>349</text:p>
          </table:table-cell>
          <table:table-cell office:value-type="float" office:value="358">
            <text:p>358</text:p>
          </table:table-cell>
          <table:table-cell/>
          <table:table-cell office:value-type="float" office:value="669">
            <text:p>669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669">
            <text:p>669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/>
          <table:table-cell office:value-type="float" office:value="669">
            <text:p>66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37">
            <text:p>537</text:p>
          </table:table-cell>
          <table:table-cell/>
          <table:table-cell office:value-type="float" office:value="670">
            <text:p>670</text:p>
          </table:table-cell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  <table:table-cell office:value-type="float" office:value="192">
            <text:p>192</text:p>
          </table:table-cell>
          <table:table-cell/>
          <table:table-cell office:value-type="float" office:value="670">
            <text:p>67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670">
            <text:p>670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/>
          <table:table-cell office:value-type="float" office:value="670">
            <text:p>67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46">
            <text:p>446</text:p>
          </table:table-cell>
          <table:table-cell/>
          <table:table-cell office:value-type="float" office:value="671">
            <text:p>671</text:p>
          </table:table-cell>
          <table:table-cell office:value-type="float" office:value="191">
            <text:p>191</text:p>
          </table:table-cell>
          <table:table-cell office:value-type="float" office:value="215">
            <text:p>215</text:p>
          </table:table-cell>
          <table:table-cell office:value-type="float" office:value="224">
            <text:p>224</text:p>
          </table:table-cell>
          <table:table-cell/>
          <table:table-cell office:value-type="float" office:value="671">
            <text:p>671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/>
          <table:table-cell office:value-type="float" office:value="671">
            <text:p>67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671">
            <text:p>67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67">
            <text:p>267</text:p>
          </table:table-cell>
          <table:table-cell/>
          <table:table-cell office:value-type="float" office:value="672">
            <text:p>672</text:p>
          </table:table-cell>
          <table:table-cell office:value-type="float" office:value="520">
            <text:p>520</text:p>
          </table:table-cell>
          <table:table-cell office:value-type="float" office:value="543">
            <text:p>543</text:p>
          </table:table-cell>
          <table:table-cell office:value-type="float" office:value="553">
            <text:p>553</text:p>
          </table:table-cell>
          <table:table-cell/>
          <table:table-cell office:value-type="float" office:value="672">
            <text:p>672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  <table:table-cell office:value-type="float" office:value="672">
            <text:p>672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/>
          <table:table-cell office:value-type="float" office:value="672">
            <text:p>67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39">
            <text:p>239</text:p>
          </table:table-cell>
          <table:table-cell/>
          <table:table-cell office:value-type="float" office:value="673">
            <text:p>673</text:p>
          </table:table-cell>
          <table:table-cell office:value-type="float" office:value="252">
            <text:p>252</text:p>
          </table:table-cell>
          <table:table-cell office:value-type="float" office:value="276">
            <text:p>276</text:p>
          </table:table-cell>
          <table:table-cell office:value-type="float" office:value="285">
            <text:p>285</text:p>
          </table:table-cell>
          <table:table-cell/>
          <table:table-cell office:value-type="float" office:value="673">
            <text:p>673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/>
          <table:table-cell office:value-type="float" office:value="673">
            <text:p>673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/>
          <table:table-cell office:value-type="float" office:value="673">
            <text:p>67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737">
            <text:p>737</text:p>
          </table:table-cell>
          <table:table-cell/>
          <table:table-cell office:value-type="float" office:value="674">
            <text:p>674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/>
          <table:table-cell office:value-type="float" office:value="674">
            <text:p>674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674">
            <text:p>674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/>
          <table:table-cell office:value-type="float" office:value="674">
            <text:p>674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04">
            <text:p>204</text:p>
          </table:table-cell>
          <table:table-cell/>
          <table:table-cell office:value-type="float" office:value="675">
            <text:p>675</text:p>
          </table:table-cell>
          <table:table-cell office:value-type="float" office:value="660">
            <text:p>660</text:p>
          </table:table-cell>
          <table:table-cell office:value-type="float" office:value="683">
            <text:p>683</text:p>
          </table:table-cell>
          <table:table-cell office:value-type="float" office:value="693">
            <text:p>693</text:p>
          </table:table-cell>
          <table:table-cell/>
          <table:table-cell office:value-type="float" office:value="675">
            <text:p>675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/>
          <table:table-cell office:value-type="float" office:value="675">
            <text:p>675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/>
          <table:table-cell office:value-type="float" office:value="675">
            <text:p>675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628">
            <text:p>628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676">
            <text:p>676</text:p>
          </table:table-cell>
          <table:table-cell office:value-type="float" office:value="299">
            <text:p>299</text:p>
          </table:table-cell>
          <table:table-cell office:value-type="float" office:value="322">
            <text:p>322</text:p>
          </table:table-cell>
          <table:table-cell office:value-type="float" office:value="331">
            <text:p>331</text:p>
          </table:table-cell>
          <table:table-cell/>
          <table:table-cell office:value-type="float" office:value="676">
            <text:p>676</text:p>
          </table:table-cell>
          <table:table-cell office:value-type="float" office:value="102">
            <text:p>10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676">
            <text:p>67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office:value-type="float" office:value="676">
            <text:p>67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993">
            <text:p>993</text:p>
          </table:table-cell>
          <table:table-cell/>
          <table:table-cell office:value-type="float" office:value="677">
            <text:p>677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office:value-type="float" office:value="772">
            <text:p>772</text:p>
          </table:table-cell>
          <table:table-cell/>
          <table:table-cell office:value-type="float" office:value="677">
            <text:p>677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677">
            <text:p>677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677">
            <text:p>677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62">
            <text:p>762</text:p>
          </table:table-cell>
          <table:table-cell/>
          <table:table-cell office:value-type="float" office:value="678">
            <text:p>678</text:p>
          </table:table-cell>
          <table:table-cell office:value-type="float" office:value="187">
            <text:p>187</text:p>
          </table:table-cell>
          <table:table-cell office:value-type="float" office:value="211">
            <text:p>211</text:p>
          </table:table-cell>
          <table:table-cell office:value-type="float" office:value="220">
            <text:p>220</text:p>
          </table:table-cell>
          <table:table-cell/>
          <table:table-cell office:value-type="float" office:value="678">
            <text:p>678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678">
            <text:p>678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678">
            <text:p>678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398">
            <text:p>398</text:p>
          </table:table-cell>
          <table:table-cell/>
          <table:table-cell office:value-type="float" office:value="679">
            <text:p>679</text:p>
          </table:table-cell>
          <table:table-cell office:value-type="float" office:value="177">
            <text:p>177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/>
          <table:table-cell office:value-type="float" office:value="679">
            <text:p>679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/>
          <table:table-cell office:value-type="float" office:value="679">
            <text:p>679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84">
            <text:p>684</text:p>
          </table:table-cell>
          <table:table-cell/>
          <table:table-cell office:value-type="float" office:value="680">
            <text:p>680</text:p>
          </table:table-cell>
          <table:table-cell office:value-type="float" office:value="168">
            <text:p>168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/>
          <table:table-cell office:value-type="float" office:value="680">
            <text:p>68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office:value-type="float" office:value="680">
            <text:p>68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/>
          <table:table-cell office:value-type="float" office:value="680">
            <text:p>680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7">
            <text:p>97</text:p>
          </table:table-cell>
          <table:table-cell/>
          <table:table-cell office:value-type="float" office:value="681">
            <text:p>681</text:p>
          </table:table-cell>
          <table:table-cell office:value-type="float" office:value="946">
            <text:p>946</text:p>
          </table:table-cell>
          <table:table-cell office:value-type="float" office:value="970">
            <text:p>970</text:p>
          </table:table-cell>
          <table:table-cell office:value-type="float" office:value="979">
            <text:p>979</text:p>
          </table:table-cell>
          <table:table-cell/>
          <table:table-cell office:value-type="float" office:value="681">
            <text:p>681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681">
            <text:p>681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office:value-type="float" office:value="681">
            <text:p>681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77">
            <text:p>877</text:p>
          </table:table-cell>
          <table:table-cell/>
          <table:table-cell office:value-type="float" office:value="682">
            <text:p>682</text:p>
          </table:table-cell>
          <table:table-cell office:value-type="float" office:value="628">
            <text:p>628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/>
          <table:table-cell office:value-type="float" office:value="682">
            <text:p>682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/>
          <table:table-cell office:value-type="float" office:value="682">
            <text:p>682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682">
            <text:p>682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76">
            <text:p>776</text:p>
          </table:table-cell>
          <table:table-cell/>
          <table:table-cell office:value-type="float" office:value="683">
            <text:p>683</text:p>
          </table:table-cell>
          <table:table-cell office:value-type="float" office:value="969">
            <text:p>969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683">
            <text:p>68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683">
            <text:p>683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office:value-type="float" office:value="683">
            <text:p>683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9">
            <text:p>99</text:p>
          </table:table-cell>
          <table:table-cell/>
          <table:table-cell office:value-type="float" office:value="684">
            <text:p>684</text:p>
          </table:table-cell>
          <table:table-cell office:value-type="float" office:value="636">
            <text:p>636</text:p>
          </table:table-cell>
          <table:table-cell office:value-type="float" office:value="659">
            <text:p>659</text:p>
          </table:table-cell>
          <table:table-cell office:value-type="float" office:value="669">
            <text:p>669</text:p>
          </table:table-cell>
          <table:table-cell/>
          <table:table-cell office:value-type="float" office:value="684">
            <text:p>684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684">
            <text:p>684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office:value-type="float" office:value="684">
            <text:p>68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66">
            <text:p>966</text:p>
          </table:table-cell>
          <table:table-cell/>
          <table:table-cell office:value-type="float" office:value="685">
            <text:p>685</text:p>
          </table:table-cell>
          <table:table-cell office:value-type="float" office:value="179">
            <text:p>179</text:p>
          </table:table-cell>
          <table:table-cell office:value-type="float" office:value="202">
            <text:p>202</text:p>
          </table:table-cell>
          <table:table-cell office:value-type="float" office:value="211">
            <text:p>211</text:p>
          </table:table-cell>
          <table:table-cell/>
          <table:table-cell office:value-type="float" office:value="685">
            <text:p>68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685">
            <text:p>685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685">
            <text:p>68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416">
            <text:p>416</text:p>
          </table:table-cell>
          <table:table-cell/>
          <table:table-cell office:value-type="float" office:value="686">
            <text:p>686</text:p>
          </table:table-cell>
          <table:table-cell office:value-type="float" office:value="781">
            <text:p>781</text:p>
          </table:table-cell>
          <table:table-cell office:value-type="float" office:value="805">
            <text:p>805</text:p>
          </table:table-cell>
          <table:table-cell office:value-type="float" office:value="814">
            <text:p>814</text:p>
          </table:table-cell>
          <table:table-cell/>
          <table:table-cell office:value-type="float" office:value="686">
            <text:p>686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686">
            <text:p>686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/>
          <table:table-cell office:value-type="float" office:value="686">
            <text:p>686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35">
            <text:p>435</text:p>
          </table:table-cell>
          <table:table-cell/>
          <table:table-cell office:value-type="float" office:value="687">
            <text:p>687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/>
          <table:table-cell office:value-type="float" office:value="687">
            <text:p>687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/>
          <table:table-cell office:value-type="float" office:value="687">
            <text:p>687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98">
            <text:p>298</text:p>
          </table:table-cell>
          <table:table-cell/>
          <table:table-cell office:value-type="float" office:value="688">
            <text:p>688</text:p>
          </table:table-cell>
          <table:table-cell office:value-type="float" office:value="917">
            <text:p>917</text:p>
          </table:table-cell>
          <table:table-cell office:value-type="float" office:value="938">
            <text:p>938</text:p>
          </table:table-cell>
          <table:table-cell office:value-type="float" office:value="956">
            <text:p>956</text:p>
          </table:table-cell>
          <table:table-cell/>
          <table:table-cell office:value-type="float" office:value="688">
            <text:p>688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/>
          <table:table-cell office:value-type="float" office:value="688">
            <text:p>688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/>
          <table:table-cell office:value-type="float" office:value="688">
            <text:p>68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75">
            <text:p>275</text:p>
          </table:table-cell>
          <table:table-cell/>
          <table:table-cell office:value-type="float" office:value="689">
            <text:p>689</text:p>
          </table:table-cell>
          <table:table-cell office:value-type="float" office:value="522">
            <text:p>522</text:p>
          </table:table-cell>
          <table:table-cell office:value-type="float" office:value="545">
            <text:p>545</text:p>
          </table:table-cell>
          <table:table-cell office:value-type="float" office:value="554">
            <text:p>554</text:p>
          </table:table-cell>
          <table:table-cell/>
          <table:table-cell office:value-type="float" office:value="689">
            <text:p>689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689">
            <text:p>689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/>
          <table:table-cell office:value-type="float" office:value="689">
            <text:p>689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18">
            <text:p>318</text:p>
          </table:table-cell>
          <table:table-cell/>
          <table:table-cell office:value-type="float" office:value="690">
            <text:p>690</text:p>
          </table:table-cell>
          <table:table-cell office:value-type="float" office:value="555">
            <text:p>555</text:p>
          </table:table-cell>
          <table:table-cell office:value-type="float" office:value="578">
            <text:p>578</text:p>
          </table:table-cell>
          <table:table-cell office:value-type="float" office:value="588">
            <text:p>588</text:p>
          </table:table-cell>
          <table:table-cell/>
          <table:table-cell office:value-type="float" office:value="690">
            <text:p>690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/>
          <table:table-cell office:value-type="float" office:value="690">
            <text:p>690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/>
          <table:table-cell office:value-type="float" office:value="690">
            <text:p>69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12">
            <text:p>1012</text:p>
          </table:table-cell>
          <table:table-cell/>
          <table:table-cell office:value-type="float" office:value="691">
            <text:p>691</text:p>
          </table:table-cell>
          <table:table-cell office:value-type="float" office:value="122">
            <text:p>122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/>
          <table:table-cell office:value-type="float" office:value="691">
            <text:p>691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/>
          <table:table-cell office:value-type="float" office:value="691">
            <text:p>691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/>
          <table:table-cell office:value-type="float" office:value="691">
            <text:p>691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0">
            <text:p>370</text:p>
          </table:table-cell>
          <table:table-cell/>
          <table:table-cell office:value-type="float" office:value="692">
            <text:p>692</text:p>
          </table:table-cell>
          <table:table-cell office:value-type="float" office:value="234">
            <text:p>234</text:p>
          </table:table-cell>
          <table:table-cell office:value-type="float" office:value="258">
            <text:p>258</text:p>
          </table:table-cell>
          <table:table-cell office:value-type="float" office:value="267">
            <text:p>267</text:p>
          </table:table-cell>
          <table:table-cell/>
          <table:table-cell office:value-type="float" office:value="692">
            <text:p>692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692">
            <text:p>692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692">
            <text:p>69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78">
            <text:p>178</text:p>
          </table:table-cell>
          <table:table-cell/>
          <table:table-cell office:value-type="float" office:value="693">
            <text:p>693</text:p>
          </table:table-cell>
          <table:table-cell office:value-type="float" office:value="522">
            <text:p>522</text:p>
          </table:table-cell>
          <table:table-cell office:value-type="float" office:value="545">
            <text:p>545</text:p>
          </table:table-cell>
          <table:table-cell office:value-type="float" office:value="555">
            <text:p>555</text:p>
          </table:table-cell>
          <table:table-cell/>
          <table:table-cell office:value-type="float" office:value="693">
            <text:p>693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693">
            <text:p>693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693">
            <text:p>69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46">
            <text:p>746</text:p>
          </table:table-cell>
          <table:table-cell table:style-name="ce1" office:value-type="float" office:value="757">
            <text:p>757</text:p>
          </table:table-cell>
          <table:table-cell/>
          <table:table-cell office:value-type="float" office:value="694">
            <text:p>694</text:p>
          </table:table-cell>
          <table:table-cell office:value-type="float" office:value="399">
            <text:p>399</text:p>
          </table:table-cell>
          <table:table-cell office:value-type="float" office:value="423">
            <text:p>423</text:p>
          </table:table-cell>
          <table:table-cell office:value-type="float" office:value="432">
            <text:p>432</text:p>
          </table:table-cell>
          <table:table-cell/>
          <table:table-cell office:value-type="float" office:value="694">
            <text:p>694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694">
            <text:p>69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694">
            <text:p>694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48">
            <text:p>748</text:p>
          </table:table-cell>
          <table:table-cell/>
          <table:table-cell office:value-type="float" office:value="695">
            <text:p>695</text:p>
          </table:table-cell>
          <table:table-cell office:value-type="float" office:value="796">
            <text:p>796</text:p>
          </table:table-cell>
          <table:table-cell office:value-type="float" office:value="820">
            <text:p>820</text:p>
          </table:table-cell>
          <table:table-cell office:value-type="float" office:value="829">
            <text:p>829</text:p>
          </table:table-cell>
          <table:table-cell/>
          <table:table-cell office:value-type="float" office:value="695">
            <text:p>695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695">
            <text:p>695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office:value-type="float" office:value="695">
            <text:p>69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25">
            <text:p>325</text:p>
          </table:table-cell>
          <table:table-cell/>
          <table:table-cell office:value-type="float" office:value="696">
            <text:p>696</text:p>
          </table:table-cell>
          <table:table-cell office:value-type="float" office:value="991">
            <text:p>991</text:p>
          </table:table-cell>
          <table:table-cell office:value-type="float" office:value="1015">
            <text:p>1015</text:p>
          </table:table-cell>
          <table:table-cell office:value-type="float" office:value="1024">
            <text:p>1024</text:p>
          </table:table-cell>
          <table:table-cell/>
          <table:table-cell office:value-type="float" office:value="696">
            <text:p>696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696">
            <text:p>69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/>
          <table:table-cell office:value-type="float" office:value="696">
            <text:p>696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17">
            <text:p>517</text:p>
          </table:table-cell>
          <table:table-cell/>
          <table:table-cell office:value-type="float" office:value="697">
            <text:p>697</text:p>
          </table:table-cell>
          <table:table-cell office:value-type="float" office:value="881">
            <text:p>881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/>
          <table:table-cell office:value-type="float" office:value="697">
            <text:p>697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697">
            <text:p>697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697">
            <text:p>69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723">
            <text:p>723</text:p>
          </table:table-cell>
          <table:table-cell/>
          <table:table-cell office:value-type="float" office:value="698">
            <text:p>698</text:p>
          </table:table-cell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 office:value-type="float" office:value="208">
            <text:p>208</text:p>
          </table:table-cell>
          <table:table-cell/>
          <table:table-cell office:value-type="float" office:value="698">
            <text:p>698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698">
            <text:p>698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698">
            <text:p>698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910">
            <text:p>910</text:p>
          </table:table-cell>
          <table:table-cell/>
          <table:table-cell office:value-type="float" office:value="699">
            <text:p>699</text:p>
          </table:table-cell>
          <table:table-cell office:value-type="float" office:value="359">
            <text:p>359</text:p>
          </table:table-cell>
          <table:table-cell office:value-type="float" office:value="373">
            <text:p>373</text:p>
          </table:table-cell>
          <table:table-cell office:value-type="float" office:value="387">
            <text:p>387</text:p>
          </table:table-cell>
          <table:table-cell/>
          <table:table-cell office:value-type="float" office:value="699">
            <text:p>699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699">
            <text:p>699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/>
          <table:table-cell office:value-type="float" office:value="699">
            <text:p>69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07">
            <text:p>707</text:p>
          </table:table-cell>
          <table:table-cell/>
          <table:table-cell office:value-type="float" office:value="700">
            <text:p>700</text:p>
          </table:table-cell>
          <table:table-cell office:value-type="float" office:value="768">
            <text:p>768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/>
          <table:table-cell office:value-type="float" office:value="700">
            <text:p>700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/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700">
            <text:p>70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2">
            <text:p>142</text:p>
          </table:table-cell>
          <table:table-cell/>
          <table:table-cell office:value-type="float" office:value="701">
            <text:p>701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/>
          <table:table-cell office:value-type="float" office:value="701">
            <text:p>701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701">
            <text:p>701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/>
          <table:table-cell office:value-type="float" office:value="701">
            <text:p>70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88">
            <text:p>688</text:p>
          </table:table-cell>
          <table:table-cell/>
          <table:table-cell office:value-type="float" office:value="702">
            <text:p>702</text:p>
          </table:table-cell>
          <table:table-cell office:value-type="float" office:value="498">
            <text:p>498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/>
          <table:table-cell office:value-type="float" office:value="702">
            <text:p>702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702">
            <text:p>702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/>
          <table:table-cell office:value-type="float" office:value="702">
            <text:p>702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26">
            <text:p>926</text:p>
          </table:table-cell>
          <table:table-cell/>
          <table:table-cell office:value-type="float" office:value="703">
            <text:p>703</text:p>
          </table:table-cell>
          <table:table-cell office:value-type="float" office:value="243">
            <text:p>243</text:p>
          </table:table-cell>
          <table:table-cell office:value-type="float" office:value="267">
            <text:p>267</text:p>
          </table:table-cell>
          <table:table-cell office:value-type="float" office:value="276">
            <text:p>276</text:p>
          </table:table-cell>
          <table:table-cell/>
          <table:table-cell office:value-type="float" office:value="703">
            <text:p>703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703">
            <text:p>703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/>
          <table:table-cell office:value-type="float" office:value="703">
            <text:p>70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035">
            <text:p>1035</text:p>
          </table:table-cell>
          <table:table-cell/>
          <table:table-cell office:value-type="float" office:value="704">
            <text:p>704</text:p>
          </table:table-cell>
          <table:table-cell office:value-type="float" office:value="530">
            <text:p>530</text:p>
          </table:table-cell>
          <table:table-cell office:value-type="float" office:value="554">
            <text:p>554</text:p>
          </table:table-cell>
          <table:table-cell office:value-type="float" office:value="563">
            <text:p>563</text:p>
          </table:table-cell>
          <table:table-cell/>
          <table:table-cell office:value-type="float" office:value="704">
            <text:p>704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704">
            <text:p>70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704">
            <text:p>704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294">
            <text:p>294</text:p>
          </table:table-cell>
          <table:table-cell/>
          <table:table-cell office:value-type="float" office:value="705">
            <text:p>705</text:p>
          </table:table-cell>
          <table:table-cell office:value-type="float" office:value="675">
            <text:p>675</text:p>
          </table:table-cell>
          <table:table-cell office:value-type="float" office:value="699">
            <text:p>699</text:p>
          </table:table-cell>
          <table:table-cell office:value-type="float" office:value="708">
            <text:p>708</text:p>
          </table:table-cell>
          <table:table-cell/>
          <table:table-cell office:value-type="float" office:value="705">
            <text:p>70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705">
            <text:p>70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705">
            <text:p>70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663">
            <text:p>663</text:p>
          </table:table-cell>
          <table:table-cell/>
          <table:table-cell office:value-type="float" office:value="706">
            <text:p>706</text:p>
          </table:table-cell>
          <table:table-cell office:value-type="float" office:value="639">
            <text:p>639</text:p>
          </table:table-cell>
          <table:table-cell office:value-type="float" office:value="662">
            <text:p>662</text:p>
          </table:table-cell>
          <table:table-cell office:value-type="float" office:value="671">
            <text:p>671</text:p>
          </table:table-cell>
          <table:table-cell/>
          <table:table-cell office:value-type="float" office:value="706">
            <text:p>706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706">
            <text:p>706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/>
          <table:table-cell office:value-type="float" office:value="706">
            <text:p>706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805">
            <text:p>805</text:p>
          </table:table-cell>
          <table:table-cell/>
          <table:table-cell office:value-type="float" office:value="707">
            <text:p>707</text:p>
          </table:table-cell>
          <table:table-cell office:value-type="float" office:value="115">
            <text:p>115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/>
          <table:table-cell office:value-type="float" office:value="707">
            <text:p>707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/>
          <table:table-cell office:value-type="float" office:value="707">
            <text:p>707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707">
            <text:p>70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0">
            <text:p>50</text:p>
          </table:table-cell>
          <table:table-cell/>
          <table:table-cell office:value-type="float" office:value="708">
            <text:p>708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708">
            <text:p>708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708">
            <text:p>708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office:value-type="float" office:value="708">
            <text:p>708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3">
            <text:p>253</text:p>
          </table:table-cell>
          <table:table-cell/>
          <table:table-cell office:value-type="float" office:value="709">
            <text:p>709</text:p>
          </table:table-cell>
          <table:table-cell office:value-type="float" office:value="549">
            <text:p>549</text:p>
          </table:table-cell>
          <table:table-cell office:value-type="float" office:value="573">
            <text:p>573</text:p>
          </table:table-cell>
          <table:table-cell office:value-type="float" office:value="582">
            <text:p>582</text:p>
          </table:table-cell>
          <table:table-cell/>
          <table:table-cell office:value-type="float" office:value="709">
            <text:p>709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/>
          <table:table-cell office:value-type="float" office:value="709">
            <text:p>709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709">
            <text:p>70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87">
            <text:p>87</text:p>
          </table:table-cell>
          <table:table-cell/>
          <table:table-cell office:value-type="float" office:value="710">
            <text:p>710</text:p>
          </table:table-cell>
          <table:table-cell office:value-type="float" office:value="548">
            <text:p>548</text:p>
          </table:table-cell>
          <table:table-cell office:value-type="float" office:value="571">
            <text:p>571</text:p>
          </table:table-cell>
          <table:table-cell office:value-type="float" office:value="580">
            <text:p>580</text:p>
          </table:table-cell>
          <table:table-cell/>
          <table:table-cell office:value-type="float" office:value="710">
            <text:p>71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/>
          <table:table-cell office:value-type="float" office:value="710">
            <text:p>710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/>
          <table:table-cell office:value-type="float" office:value="710">
            <text:p>710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98">
            <text:p>198</text:p>
          </table:table-cell>
          <table:table-cell/>
          <table:table-cell office:value-type="float" office:value="711">
            <text:p>711</text:p>
          </table:table-cell>
          <table:table-cell office:value-type="float" office:value="509">
            <text:p>509</text:p>
          </table:table-cell>
          <table:table-cell office:value-type="float" office:value="527">
            <text:p>527</text:p>
          </table:table-cell>
          <table:table-cell office:value-type="float" office:value="546">
            <text:p>546</text:p>
          </table:table-cell>
          <table:table-cell/>
          <table:table-cell office:value-type="float" office:value="711">
            <text:p>711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/>
          <table:table-cell office:value-type="float" office:value="711">
            <text:p>71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office:value-type="float" office:value="711">
            <text:p>71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52">
            <text:p>752</text:p>
          </table:table-cell>
          <table:table-cell/>
          <table:table-cell office:value-type="float" office:value="712">
            <text:p>712</text:p>
          </table:table-cell>
          <table:table-cell office:value-type="float" office:value="326">
            <text:p>326</text:p>
          </table:table-cell>
          <table:table-cell office:value-type="float" office:value="350">
            <text:p>350</text:p>
          </table:table-cell>
          <table:table-cell office:value-type="float" office:value="359">
            <text:p>359</text:p>
          </table:table-cell>
          <table:table-cell/>
          <table:table-cell office:value-type="float" office:value="712">
            <text:p>712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712">
            <text:p>712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712">
            <text:p>712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951">
            <text:p>951</text:p>
          </table:table-cell>
          <table:table-cell/>
          <table:table-cell office:value-type="float" office:value="713">
            <text:p>713</text:p>
          </table:table-cell>
          <table:table-cell office:value-type="float" office:value="763">
            <text:p>763</text:p>
          </table:table-cell>
          <table:table-cell office:value-type="float" office:value="787">
            <text:p>787</text:p>
          </table:table-cell>
          <table:table-cell office:value-type="float" office:value="796">
            <text:p>796</text:p>
          </table:table-cell>
          <table:table-cell/>
          <table:table-cell office:value-type="float" office:value="713">
            <text:p>713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713">
            <text:p>713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713">
            <text:p>71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40">
            <text:p>340</text:p>
          </table:table-cell>
          <table:table-cell/>
          <table:table-cell office:value-type="float" office:value="714">
            <text:p>714</text:p>
          </table:table-cell>
          <table:table-cell office:value-type="float" office:value="154">
            <text:p>154</text:p>
          </table:table-cell>
          <table:table-cell office:value-type="float" office:value="177">
            <text:p>177</text:p>
          </table:table-cell>
          <table:table-cell office:value-type="float" office:value="186">
            <text:p>186</text:p>
          </table:table-cell>
          <table:table-cell/>
          <table:table-cell office:value-type="float" office:value="714">
            <text:p>71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714">
            <text:p>714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/>
          <table:table-cell office:value-type="float" office:value="714">
            <text:p>714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742">
            <text:p>742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66">
            <text:p>766</text:p>
          </table:table-cell>
          <table:table-cell/>
          <table:table-cell office:value-type="float" office:value="715">
            <text:p>715</text:p>
          </table:table-cell>
          <table:table-cell office:value-type="float" office:value="501">
            <text:p>501</text:p>
          </table:table-cell>
          <table:table-cell office:value-type="float" office:value="524">
            <text:p>524</text:p>
          </table:table-cell>
          <table:table-cell office:value-type="float" office:value="533">
            <text:p>533</text:p>
          </table:table-cell>
          <table:table-cell/>
          <table:table-cell office:value-type="float" office:value="715">
            <text:p>715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715">
            <text:p>715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715">
            <text:p>71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62">
            <text:p>462</text:p>
          </table:table-cell>
          <table:table-cell/>
          <table:table-cell office:value-type="float" office:value="716">
            <text:p>716</text:p>
          </table:table-cell>
          <table:table-cell office:value-type="float" office:value="319">
            <text:p>319</text:p>
          </table:table-cell>
          <table:table-cell office:value-type="float" office:value="337">
            <text:p>337</text:p>
          </table:table-cell>
          <table:table-cell office:value-type="float" office:value="356">
            <text:p>356</text:p>
          </table:table-cell>
          <table:table-cell/>
          <table:table-cell office:value-type="float" office:value="716">
            <text:p>716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716">
            <text:p>716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/>
          <table:table-cell office:value-type="float" office:value="716">
            <text:p>716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24">
            <text:p>924</text:p>
          </table:table-cell>
          <table:table-cell/>
          <table:table-cell office:value-type="float" office:value="717">
            <text:p>717</text:p>
          </table:table-cell>
          <table:table-cell office:value-type="float" office:value="323">
            <text:p>323</text:p>
          </table:table-cell>
          <table:table-cell office:value-type="float" office:value="346">
            <text:p>346</text:p>
          </table:table-cell>
          <table:table-cell office:value-type="float" office:value="356">
            <text:p>356</text:p>
          </table:table-cell>
          <table:table-cell/>
          <table:table-cell office:value-type="float" office:value="717">
            <text:p>717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717">
            <text:p>71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717">
            <text:p>71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452">
            <text:p>452</text:p>
          </table:table-cell>
          <table:table-cell/>
          <table:table-cell office:value-type="float" office:value="718">
            <text:p>718</text:p>
          </table:table-cell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/>
          <table:table-cell office:value-type="float" office:value="718">
            <text:p>718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718">
            <text:p>718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718">
            <text:p>71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00">
            <text:p>1000</text:p>
          </table:table-cell>
          <table:table-cell/>
          <table:table-cell office:value-type="float" office:value="719">
            <text:p>719</text:p>
          </table:table-cell>
          <table:table-cell office:value-type="float" office:value="988">
            <text:p>988</text:p>
          </table:table-cell>
          <table:table-cell office:value-type="float" office:value="1012">
            <text:p>1012</text:p>
          </table:table-cell>
          <table:table-cell office:value-type="float" office:value="1021">
            <text:p>1021</text:p>
          </table:table-cell>
          <table:table-cell/>
          <table:table-cell office:value-type="float" office:value="719">
            <text:p>719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/>
          <table:table-cell office:value-type="float" office:value="719">
            <text:p>71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/>
          <table:table-cell office:value-type="float" office:value="719">
            <text:p>719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79">
            <text:p>779</text:p>
          </table:table-cell>
          <table:table-cell/>
          <table:table-cell office:value-type="float" office:value="720">
            <text:p>720</text:p>
          </table:table-cell>
          <table:table-cell office:value-type="float" office:value="5">
            <text:p>5</text:p>
          </table:table-cell>
          <table:table-cell office:value-type="float" office:value="432">
            <text:p>432</text:p>
          </table:table-cell>
          <table:table-cell office:value-type="float" office:value="442">
            <text:p>442</text:p>
          </table:table-cell>
          <table:table-cell/>
          <table:table-cell office:value-type="float" office:value="720">
            <text:p>720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720">
            <text:p>72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720">
            <text:p>72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78">
            <text:p>178</text:p>
          </table:table-cell>
          <table:table-cell/>
          <table:table-cell office:value-type="float" office:value="721">
            <text:p>721</text:p>
          </table:table-cell>
          <table:table-cell office:value-type="float" office:value="707">
            <text:p>707</text:p>
          </table:table-cell>
          <table:table-cell office:value-type="float" office:value="731">
            <text:p>731</text:p>
          </table:table-cell>
          <table:table-cell office:value-type="float" office:value="740">
            <text:p>740</text:p>
          </table:table-cell>
          <table:table-cell/>
          <table:table-cell office:value-type="float" office:value="721">
            <text:p>72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float" office:value="721">
            <text:p>72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721">
            <text:p>72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608">
            <text:p>608</text:p>
          </table:table-cell>
          <table:table-cell/>
          <table:table-cell office:value-type="float" office:value="722">
            <text:p>722</text:p>
          </table:table-cell>
          <table:table-cell office:value-type="float" office:value="545">
            <text:p>545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/>
          <table:table-cell office:value-type="float" office:value="722">
            <text:p>72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/>
          <table:table-cell office:value-type="float" office:value="722">
            <text:p>722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/>
          <table:table-cell office:value-type="float" office:value="722">
            <text:p>72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723">
            <text:p>723</text:p>
          </table:table-cell>
          <table:table-cell office:value-type="float" office:value="370">
            <text:p>370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  <table:table-cell/>
          <table:table-cell office:value-type="float" office:value="723">
            <text:p>723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723">
            <text:p>723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723">
            <text:p>723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28">
            <text:p>928</text:p>
          </table:table-cell>
          <table:table-cell/>
          <table:table-cell office:value-type="float" office:value="724">
            <text:p>724</text:p>
          </table:table-cell>
          <table:table-cell office:value-type="float" office:value="257">
            <text:p>257</text:p>
          </table:table-cell>
          <table:table-cell office:value-type="float" office:value="281">
            <text:p>281</text:p>
          </table:table-cell>
          <table:table-cell office:value-type="float" office:value="290">
            <text:p>290</text:p>
          </table:table-cell>
          <table:table-cell/>
          <table:table-cell office:value-type="float" office:value="724">
            <text:p>724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724">
            <text:p>724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office:value-type="float" office:value="724">
            <text:p>72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797">
            <text:p>797</text:p>
          </table:table-cell>
          <table:table-cell/>
          <table:table-cell office:value-type="float" office:value="725">
            <text:p>725</text:p>
          </table:table-cell>
          <table:table-cell office:value-type="float" office:value="708">
            <text:p>708</text:p>
          </table:table-cell>
          <table:table-cell office:value-type="float" office:value="732">
            <text:p>732</text:p>
          </table:table-cell>
          <table:table-cell office:value-type="float" office:value="741">
            <text:p>741</text:p>
          </table:table-cell>
          <table:table-cell/>
          <table:table-cell office:value-type="float" office:value="725">
            <text:p>725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/>
          <table:table-cell office:value-type="float" office:value="725">
            <text:p>725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/>
          <table:table-cell office:value-type="float" office:value="725">
            <text:p>72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12">
            <text:p>412</text:p>
          </table:table-cell>
          <table:table-cell/>
          <table:table-cell office:value-type="float" office:value="726">
            <text:p>726</text:p>
          </table:table-cell>
          <table:table-cell office:value-type="float" office:value="574">
            <text:p>574</text:p>
          </table:table-cell>
          <table:table-cell office:value-type="float" office:value="598">
            <text:p>598</text:p>
          </table:table-cell>
          <table:table-cell office:value-type="float" office:value="607">
            <text:p>607</text:p>
          </table:table-cell>
          <table:table-cell/>
          <table:table-cell office:value-type="float" office:value="726">
            <text:p>726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726">
            <text:p>726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726">
            <text:p>726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1003">
            <text:p>1003</text:p>
          </table:table-cell>
          <table:table-cell/>
          <table:table-cell office:value-type="float" office:value="727">
            <text:p>727</text:p>
          </table:table-cell>
          <table:table-cell office:value-type="float" office:value="508">
            <text:p>508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/>
          <table:table-cell office:value-type="float" office:value="727">
            <text:p>727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/>
          <table:table-cell office:value-type="float" office:value="727">
            <text:p>727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/>
          <table:table-cell office:value-type="float" office:value="727">
            <text:p>727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553">
            <text:p>553</text:p>
          </table:table-cell>
          <table:table-cell/>
          <table:table-cell office:value-type="float" office:value="728">
            <text:p>728</text:p>
          </table:table-cell>
          <table:table-cell office:value-type="float" office:value="765">
            <text:p>765</text:p>
          </table:table-cell>
          <table:table-cell office:value-type="float" office:value="789">
            <text:p>789</text:p>
          </table:table-cell>
          <table:table-cell office:value-type="float" office:value="798">
            <text:p>798</text:p>
          </table:table-cell>
          <table:table-cell/>
          <table:table-cell office:value-type="float" office:value="728">
            <text:p>72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float" office:value="728">
            <text:p>728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728">
            <text:p>72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33">
            <text:p>733</text:p>
          </table:table-cell>
          <table:table-cell/>
          <table:table-cell office:value-type="float" office:value="729">
            <text:p>729</text:p>
          </table:table-cell>
          <table:table-cell office:value-type="float" office:value="974">
            <text:p>974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/>
          <table:table-cell office:value-type="float" office:value="729">
            <text:p>729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/>
          <table:table-cell office:value-type="float" office:value="729">
            <text:p>729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/>
          <table:table-cell office:value-type="float" office:value="729">
            <text:p>729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590">
            <text:p>590</text:p>
          </table:table-cell>
          <table:table-cell/>
          <table:table-cell office:value-type="float" office:value="730">
            <text:p>730</text:p>
          </table:table-cell>
          <table:table-cell office:value-type="float" office:value="423">
            <text:p>423</text:p>
          </table:table-cell>
          <table:table-cell office:value-type="float" office:value="446">
            <text:p>446</text:p>
          </table:table-cell>
          <table:table-cell office:value-type="float" office:value="455">
            <text:p>455</text:p>
          </table:table-cell>
          <table:table-cell/>
          <table:table-cell office:value-type="float" office:value="730">
            <text:p>730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730">
            <text:p>730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/>
          <table:table-cell office:value-type="float" office:value="730">
            <text:p>73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731">
            <text:p>731</text:p>
          </table:table-cell>
          <table:table-cell office:value-type="float" office:value="805">
            <text:p>805</text:p>
          </table:table-cell>
          <table:table-cell office:value-type="float" office:value="828">
            <text:p>828</text:p>
          </table:table-cell>
          <table:table-cell office:value-type="float" office:value="838">
            <text:p>838</text:p>
          </table:table-cell>
          <table:table-cell/>
          <table:table-cell office:value-type="float" office:value="731">
            <text:p>731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731">
            <text:p>731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/>
          <table:table-cell office:value-type="float" office:value="731">
            <text:p>731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732">
            <text:p>732</text:p>
          </table:table-cell>
          <table:table-cell office:value-type="float" office:value="169">
            <text:p>169</text:p>
          </table:table-cell>
          <table:table-cell office:value-type="float" office:value="192">
            <text:p>192</text:p>
          </table:table-cell>
          <table:table-cell office:value-type="float" office:value="201">
            <text:p>201</text:p>
          </table:table-cell>
          <table:table-cell/>
          <table:table-cell office:value-type="float" office:value="732">
            <text:p>73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732">
            <text:p>732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732">
            <text:p>73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96">
            <text:p>296</text:p>
          </table:table-cell>
          <table:table-cell/>
          <table:table-cell office:value-type="float" office:value="733">
            <text:p>733</text:p>
          </table:table-cell>
          <table:table-cell office:value-type="float" office:value="1016">
            <text:p>1016</text:p>
          </table:table-cell>
          <table:table-cell office:value-type="float" office:value="1039">
            <text:p>1039</text:p>
          </table:table-cell>
          <table:table-cell office:value-type="float" office:value="1048">
            <text:p>1048</text:p>
          </table:table-cell>
          <table:table-cell/>
          <table:table-cell office:value-type="float" office:value="733">
            <text:p>73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733">
            <text:p>73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733">
            <text:p>733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49">
            <text:p>649</text:p>
          </table:table-cell>
          <table:table-cell/>
          <table:table-cell office:value-type="float" office:value="734">
            <text:p>734</text:p>
          </table:table-cell>
          <table:table-cell office:value-type="float" office:value="767">
            <text:p>767</text:p>
          </table:table-cell>
          <table:table-cell office:value-type="float" office:value="790">
            <text:p>790</text:p>
          </table:table-cell>
          <table:table-cell office:value-type="float" office:value="799">
            <text:p>799</text:p>
          </table:table-cell>
          <table:table-cell/>
          <table:table-cell office:value-type="float" office:value="734">
            <text:p>73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float" office:value="734">
            <text:p>734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/>
          <table:table-cell office:value-type="float" office:value="734">
            <text:p>73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88">
            <text:p>488</text:p>
          </table:table-cell>
          <table:table-cell/>
          <table:table-cell office:value-type="float" office:value="735">
            <text:p>735</text:p>
          </table:table-cell>
          <table:table-cell office:value-type="float" office:value="230">
            <text:p>230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/>
          <table:table-cell office:value-type="float" office:value="735">
            <text:p>735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/>
          <table:table-cell office:value-type="float" office:value="735">
            <text:p>735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735">
            <text:p>73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0">
            <text:p>150</text:p>
          </table:table-cell>
          <table:table-cell/>
          <table:table-cell office:value-type="float" office:value="736">
            <text:p>736</text:p>
          </table:table-cell>
          <table:table-cell office:value-type="float" office:value="479">
            <text:p>479</text:p>
          </table:table-cell>
          <table:table-cell office:value-type="float" office:value="502">
            <text:p>502</text:p>
          </table:table-cell>
          <table:table-cell office:value-type="float" office:value="512">
            <text:p>512</text:p>
          </table:table-cell>
          <table:table-cell/>
          <table:table-cell office:value-type="float" office:value="736">
            <text:p>736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/>
          <table:table-cell office:value-type="float" office:value="736">
            <text:p>736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736">
            <text:p>736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792">
            <text:p>792</text:p>
          </table:table-cell>
          <table:table-cell/>
          <table:table-cell office:value-type="float" office:value="737">
            <text:p>737</text:p>
          </table:table-cell>
          <table:table-cell office:value-type="float" office:value="269">
            <text:p>269</text:p>
          </table:table-cell>
          <table:table-cell office:value-type="float" office:value="292">
            <text:p>292</text:p>
          </table:table-cell>
          <table:table-cell office:value-type="float" office:value="301">
            <text:p>301</text:p>
          </table:table-cell>
          <table:table-cell/>
          <table:table-cell office:value-type="float" office:value="737">
            <text:p>737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office:value-type="float" office:value="116">
            <text:p>116</text:p>
          </table:table-cell>
          <table:table-cell/>
          <table:table-cell office:value-type="float" office:value="737">
            <text:p>737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/>
          <table:table-cell office:value-type="float" office:value="737">
            <text:p>737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402">
            <text:p>402</text:p>
          </table:table-cell>
          <table:table-cell/>
          <table:table-cell office:value-type="float" office:value="738">
            <text:p>738</text:p>
          </table:table-cell>
          <table:table-cell office:value-type="float" office:value="659">
            <text:p>659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/>
          <table:table-cell office:value-type="float" office:value="738">
            <text:p>738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738">
            <text:p>738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738">
            <text:p>738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28">
            <text:p>728</text:p>
          </table:table-cell>
          <table:table-cell/>
          <table:table-cell office:value-type="float" office:value="739">
            <text:p>739</text:p>
          </table:table-cell>
          <table:table-cell office:value-type="float" office:value="622">
            <text:p>622</text:p>
          </table:table-cell>
          <table:table-cell office:value-type="float" office:value="645">
            <text:p>645</text:p>
          </table:table-cell>
          <table:table-cell office:value-type="float" office:value="654">
            <text:p>654</text:p>
          </table:table-cell>
          <table:table-cell/>
          <table:table-cell office:value-type="float" office:value="739">
            <text:p>73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739">
            <text:p>739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739">
            <text:p>73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40">
            <text:p>740</text:p>
          </table:table-cell>
          <table:table-cell office:value-type="float" office:value="813">
            <text:p>813</text:p>
          </table:table-cell>
          <table:table-cell office:value-type="float" office:value="837">
            <text:p>837</text:p>
          </table:table-cell>
          <table:table-cell office:value-type="float" office:value="846">
            <text:p>846</text:p>
          </table:table-cell>
          <table:table-cell/>
          <table:table-cell office:value-type="float" office:value="740">
            <text:p>740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740">
            <text:p>740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office:value-type="float" office:value="740">
            <text:p>74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818">
            <text:p>818</text:p>
          </table:table-cell>
          <table:table-cell table:style-name="ce1" office:value-type="float" office:value="830">
            <text:p>830</text:p>
          </table:table-cell>
          <table:table-cell/>
          <table:table-cell office:value-type="float" office:value="741">
            <text:p>741</text:p>
          </table:table-cell>
          <table:table-cell office:value-type="float" office:value="133">
            <text:p>133</text:p>
          </table:table-cell>
          <table:table-cell office:value-type="float" office:value="157">
            <text:p>157</text:p>
          </table:table-cell>
          <table:table-cell office:value-type="float" office:value="166">
            <text:p>166</text:p>
          </table:table-cell>
          <table:table-cell/>
          <table:table-cell office:value-type="float" office:value="741">
            <text:p>741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/>
          <table:table-cell office:value-type="float" office:value="741">
            <text:p>741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/>
          <table:table-cell office:value-type="float" office:value="741">
            <text:p>74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18">
            <text:p>718</text:p>
          </table:table-cell>
          <table:table-cell/>
          <table:table-cell office:value-type="float" office:value="742">
            <text:p>742</text:p>
          </table:table-cell>
          <table:table-cell office:value-type="float" office:value="243">
            <text:p>243</text:p>
          </table:table-cell>
          <table:table-cell office:value-type="float" office:value="267">
            <text:p>267</text:p>
          </table:table-cell>
          <table:table-cell office:value-type="float" office:value="276">
            <text:p>276</text:p>
          </table:table-cell>
          <table:table-cell/>
          <table:table-cell office:value-type="float" office:value="742">
            <text:p>742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742">
            <text:p>74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/>
          <table:table-cell office:value-type="float" office:value="742">
            <text:p>74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27">
            <text:p>727</text:p>
          </table:table-cell>
          <table:table-cell/>
          <table:table-cell office:value-type="float" office:value="743">
            <text:p>743</text:p>
          </table:table-cell>
          <table:table-cell office:value-type="float" office:value="1006">
            <text:p>1006</text:p>
          </table:table-cell>
          <table:table-cell office:value-type="float" office:value="1029">
            <text:p>1029</text:p>
          </table:table-cell>
          <table:table-cell office:value-type="float" office:value="1038">
            <text:p>1038</text:p>
          </table:table-cell>
          <table:table-cell/>
          <table:table-cell office:value-type="float" office:value="743">
            <text:p>743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743">
            <text:p>743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/>
          <table:table-cell office:value-type="float" office:value="743">
            <text:p>7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3">
            <text:p>903</text:p>
          </table:table-cell>
          <table:table-cell/>
          <table:table-cell office:value-type="float" office:value="744">
            <text:p>744</text:p>
          </table:table-cell>
          <table:table-cell office:value-type="float" office:value="997">
            <text:p>997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/>
          <table:table-cell office:value-type="float" office:value="744">
            <text:p>744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/>
          <table:table-cell office:value-type="float" office:value="744">
            <text:p>744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744">
            <text:p>744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56">
            <text:p>656</text:p>
          </table:table-cell>
          <table:table-cell/>
          <table:table-cell office:value-type="float" office:value="745">
            <text:p>745</text:p>
          </table:table-cell>
          <table:table-cell office:value-type="float" office:value="303">
            <text:p>303</text:p>
          </table:table-cell>
          <table:table-cell office:value-type="float" office:value="327">
            <text:p>327</text:p>
          </table:table-cell>
          <table:table-cell office:value-type="float" office:value="336">
            <text:p>336</text:p>
          </table:table-cell>
          <table:table-cell/>
          <table:table-cell office:value-type="float" office:value="745">
            <text:p>745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745">
            <text:p>745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/>
          <table:table-cell office:value-type="float" office:value="745">
            <text:p>74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08">
            <text:p>508</text:p>
          </table:table-cell>
          <table:table-cell/>
          <table:table-cell office:value-type="float" office:value="746">
            <text:p>746</text:p>
          </table:table-cell>
          <table:table-cell office:value-type="float" office:value="293">
            <text:p>293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/>
          <table:table-cell office:value-type="float" office:value="746">
            <text:p>746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746">
            <text:p>746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746">
            <text:p>746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73">
            <text:p>573</text:p>
          </table:table-cell>
          <table:table-cell/>
          <table:table-cell office:value-type="float" office:value="747">
            <text:p>747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/>
          <table:table-cell office:value-type="float" office:value="747">
            <text:p>74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747">
            <text:p>747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747">
            <text:p>747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748">
            <text:p>748</text:p>
          </table:table-cell>
          <table:table-cell office:value-type="float" office:value="653">
            <text:p>653</text:p>
          </table:table-cell>
          <table:table-cell office:value-type="float" office:value="676">
            <text:p>676</text:p>
          </table:table-cell>
          <table:table-cell office:value-type="float" office:value="686">
            <text:p>686</text:p>
          </table:table-cell>
          <table:table-cell/>
          <table:table-cell office:value-type="float" office:value="748">
            <text:p>748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/>
          <table:table-cell office:value-type="float" office:value="748">
            <text:p>748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748">
            <text:p>74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67">
            <text:p>467</text:p>
          </table:table-cell>
          <table:table-cell/>
          <table:table-cell office:value-type="float" office:value="749">
            <text:p>749</text:p>
          </table:table-cell>
          <table:table-cell office:value-type="float" office:value="1025">
            <text:p>1025</text:p>
          </table:table-cell>
          <table:table-cell office:value-type="float" office:value="1048">
            <text:p>1048</text:p>
          </table:table-cell>
          <table:table-cell office:value-type="float" office:value="20">
            <text:p>20</text:p>
          </table:table-cell>
          <table:table-cell/>
          <table:table-cell office:value-type="float" office:value="749">
            <text:p>749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749">
            <text:p>749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/>
          <table:table-cell office:value-type="float" office:value="749">
            <text:p>749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53">
            <text:p>653</text:p>
          </table:table-cell>
          <table:table-cell/>
          <table:table-cell office:value-type="float" office:value="750">
            <text:p>750</text:p>
          </table:table-cell>
          <table:table-cell office:value-type="float" office:value="515">
            <text:p>515</text:p>
          </table:table-cell>
          <table:table-cell office:value-type="float" office:value="538">
            <text:p>538</text:p>
          </table:table-cell>
          <table:table-cell office:value-type="float" office:value="547">
            <text:p>547</text:p>
          </table:table-cell>
          <table:table-cell/>
          <table:table-cell office:value-type="float" office:value="750">
            <text:p>750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750">
            <text:p>750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750">
            <text:p>75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84">
            <text:p>684</text:p>
          </table:table-cell>
          <table:table-cell/>
          <table:table-cell office:value-type="float" office:value="751">
            <text:p>751</text:p>
          </table:table-cell>
          <table:table-cell office:value-type="float" office:value="402">
            <text:p>402</text:p>
          </table:table-cell>
          <table:table-cell office:value-type="float" office:value="425">
            <text:p>425</text:p>
          </table:table-cell>
          <table:table-cell office:value-type="float" office:value="435">
            <text:p>435</text:p>
          </table:table-cell>
          <table:table-cell/>
          <table:table-cell office:value-type="float" office:value="751">
            <text:p>75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/>
          <table:table-cell office:value-type="float" office:value="751">
            <text:p>751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751">
            <text:p>75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84">
            <text:p>484</text:p>
          </table:table-cell>
          <table:table-cell/>
          <table:table-cell office:value-type="float" office:value="752">
            <text:p>752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office:value-type="float" office:value="778">
            <text:p>778</text:p>
          </table:table-cell>
          <table:table-cell/>
          <table:table-cell office:value-type="float" office:value="752">
            <text:p>752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752">
            <text:p>752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752">
            <text:p>75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85">
            <text:p>685</text:p>
          </table:table-cell>
          <table:table-cell/>
          <table:table-cell office:value-type="float" office:value="753">
            <text:p>753</text:p>
          </table:table-cell>
          <table:table-cell office:value-type="float" office:value="189">
            <text:p>189</text:p>
          </table:table-cell>
          <table:table-cell office:value-type="float" office:value="213">
            <text:p>213</text:p>
          </table:table-cell>
          <table:table-cell office:value-type="float" office:value="222">
            <text:p>222</text:p>
          </table:table-cell>
          <table:table-cell/>
          <table:table-cell office:value-type="float" office:value="753">
            <text:p>753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753">
            <text:p>753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  <table:table-cell office:value-type="float" office:value="753">
            <text:p>753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53">
            <text:p>353</text:p>
          </table:table-cell>
          <table:table-cell/>
          <table:table-cell office:value-type="float" office:value="754">
            <text:p>754</text:p>
          </table:table-cell>
          <table:table-cell office:value-type="float" office:value="1014">
            <text:p>1014</text:p>
          </table:table-cell>
          <table:table-cell office:value-type="float" office:value="1038">
            <text:p>1038</text:p>
          </table:table-cell>
          <table:table-cell office:value-type="float" office:value="8">
            <text:p>8</text:p>
          </table:table-cell>
          <table:table-cell/>
          <table:table-cell office:value-type="float" office:value="754">
            <text:p>754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754">
            <text:p>754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/>
          <table:table-cell office:value-type="float" office:value="754">
            <text:p>754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57">
            <text:p>457</text:p>
          </table:table-cell>
          <table:table-cell/>
          <table:table-cell office:value-type="float" office:value="755">
            <text:p>755</text:p>
          </table:table-cell>
          <table:table-cell office:value-type="float" office:value="636">
            <text:p>636</text:p>
          </table:table-cell>
          <table:table-cell office:value-type="float" office:value="659">
            <text:p>659</text:p>
          </table:table-cell>
          <table:table-cell office:value-type="float" office:value="669">
            <text:p>669</text:p>
          </table:table-cell>
          <table:table-cell/>
          <table:table-cell office:value-type="float" office:value="755">
            <text:p>755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755">
            <text:p>755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/>
          <table:table-cell office:value-type="float" office:value="755">
            <text:p>755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631">
            <text:p>631</text:p>
          </table:table-cell>
          <table:table-cell/>
          <table:table-cell office:value-type="float" office:value="756">
            <text:p>756</text:p>
          </table:table-cell>
          <table:table-cell office:value-type="float" office:value="689">
            <text:p>689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/>
          <table:table-cell office:value-type="float" office:value="756">
            <text:p>756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756">
            <text:p>756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  <table:table-cell office:value-type="float" office:value="756">
            <text:p>756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738">
            <text:p>738</text:p>
          </table:table-cell>
          <table:table-cell/>
          <table:table-cell office:value-type="float" office:value="757">
            <text:p>757</text:p>
          </table:table-cell>
          <table:table-cell office:value-type="float" office:value="878">
            <text:p>878</text:p>
          </table:table-cell>
          <table:table-cell office:value-type="float" office:value="902">
            <text:p>902</text:p>
          </table:table-cell>
          <table:table-cell office:value-type="float" office:value="911">
            <text:p>911</text:p>
          </table:table-cell>
          <table:table-cell/>
          <table:table-cell office:value-type="float" office:value="757">
            <text:p>757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/>
          <table:table-cell office:value-type="float" office:value="757">
            <text:p>757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757">
            <text:p>757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70">
            <text:p>970</text:p>
          </table:table-cell>
          <table:table-cell/>
          <table:table-cell office:value-type="float" office:value="758">
            <text:p>758</text:p>
          </table:table-cell>
          <table:table-cell office:value-type="float" office:value="978">
            <text:p>978</text:p>
          </table:table-cell>
          <table:table-cell office:value-type="float" office:value="1001">
            <text:p>1001</text:p>
          </table:table-cell>
          <table:table-cell office:value-type="float" office:value="1010">
            <text:p>1010</text:p>
          </table:table-cell>
          <table:table-cell/>
          <table:table-cell office:value-type="float" office:value="758">
            <text:p>758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/>
          <table:table-cell office:value-type="float" office:value="758">
            <text:p>75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758">
            <text:p>75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740">
            <text:p>740</text:p>
          </table:table-cell>
          <table:table-cell/>
          <table:table-cell office:value-type="float" office:value="759">
            <text:p>759</text:p>
          </table:table-cell>
          <table:table-cell office:value-type="float" office:value="569">
            <text:p>569</text:p>
          </table:table-cell>
          <table:table-cell office:value-type="float" office:value="592">
            <text:p>592</text:p>
          </table:table-cell>
          <table:table-cell office:value-type="float" office:value="601">
            <text:p>601</text:p>
          </table:table-cell>
          <table:table-cell/>
          <table:table-cell office:value-type="float" office:value="759">
            <text:p>759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759">
            <text:p>759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759">
            <text:p>75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43">
            <text:p>743</text:p>
          </table:table-cell>
          <table:table-cell/>
          <table:table-cell office:value-type="float" office:value="760">
            <text:p>760</text:p>
          </table:table-cell>
          <table:table-cell office:value-type="float" office:value="419">
            <text:p>419</text:p>
          </table:table-cell>
          <table:table-cell office:value-type="float" office:value="442">
            <text:p>442</text:p>
          </table:table-cell>
          <table:table-cell office:value-type="float" office:value="452">
            <text:p>452</text:p>
          </table:table-cell>
          <table:table-cell/>
          <table:table-cell office:value-type="float" office:value="760">
            <text:p>760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office:value-type="float" office:value="760">
            <text:p>760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760">
            <text:p>76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51">
            <text:p>851</text:p>
          </table:table-cell>
          <table:table-cell/>
          <table:table-cell office:value-type="float" office:value="761">
            <text:p>761</text:p>
          </table:table-cell>
          <table:table-cell office:value-type="float" office:value="773">
            <text:p>773</text:p>
          </table:table-cell>
          <table:table-cell office:value-type="float" office:value="791">
            <text:p>791</text:p>
          </table:table-cell>
          <table:table-cell office:value-type="float" office:value="809">
            <text:p>809</text:p>
          </table:table-cell>
          <table:table-cell/>
          <table:table-cell office:value-type="float" office:value="761">
            <text:p>761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/>
          <table:table-cell office:value-type="float" office:value="761">
            <text:p>761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/>
          <table:table-cell office:value-type="float" office:value="761">
            <text:p>76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67">
            <text:p>767</text:p>
          </table:table-cell>
          <table:table-cell/>
          <table:table-cell office:value-type="float" office:value="762">
            <text:p>762</text:p>
          </table:table-cell>
          <table:table-cell office:value-type="float" office:value="544">
            <text:p>544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/>
          <table:table-cell office:value-type="float" office:value="762">
            <text:p>762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762">
            <text:p>762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/>
          <table:table-cell office:value-type="float" office:value="762">
            <text:p>76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710">
            <text:p>710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34">
            <text:p>734</text:p>
          </table:table-cell>
          <table:table-cell/>
          <table:table-cell office:value-type="float" office:value="763">
            <text:p>763</text:p>
          </table:table-cell>
          <table:table-cell office:value-type="float" office:value="454">
            <text:p>454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/>
          <table:table-cell office:value-type="float" office:value="763">
            <text:p>763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763">
            <text:p>76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/>
          <table:table-cell office:value-type="float" office:value="763">
            <text:p>763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59">
            <text:p>559</text:p>
          </table:table-cell>
          <table:table-cell/>
          <table:table-cell office:value-type="float" office:value="764">
            <text:p>764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 office:value-type="float" office:value="927">
            <text:p>927</text:p>
          </table:table-cell>
          <table:table-cell/>
          <table:table-cell office:value-type="float" office:value="764">
            <text:p>764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764">
            <text:p>764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764">
            <text:p>76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73">
            <text:p>773</text:p>
          </table:table-cell>
          <table:table-cell/>
          <table:table-cell office:value-type="float" office:value="765">
            <text:p>765</text:p>
          </table:table-cell>
          <table:table-cell office:value-type="float" office:value="593">
            <text:p>593</text:p>
          </table:table-cell>
          <table:table-cell office:value-type="float" office:value="617">
            <text:p>617</text:p>
          </table:table-cell>
          <table:table-cell office:value-type="float" office:value="626">
            <text:p>626</text:p>
          </table:table-cell>
          <table:table-cell/>
          <table:table-cell office:value-type="float" office:value="765">
            <text:p>765</text:p>
          </table:table-cell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765">
            <text:p>76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765">
            <text:p>765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766">
            <text:p>766</text:p>
          </table:table-cell>
          <table:table-cell office:value-type="float" office:value="671">
            <text:p>671</text:p>
          </table:table-cell>
          <table:table-cell office:value-type="float" office:value="694">
            <text:p>694</text:p>
          </table:table-cell>
          <table:table-cell office:value-type="float" office:value="703">
            <text:p>703</text:p>
          </table:table-cell>
          <table:table-cell/>
          <table:table-cell office:value-type="float" office:value="766">
            <text:p>766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/>
          <table:table-cell office:value-type="float" office:value="766">
            <text:p>766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office:value-type="float" office:value="766">
            <text:p>76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1044">
            <text:p>1044</text:p>
          </table:table-cell>
          <table:table-cell/>
          <table:table-cell office:value-type="float" office:value="767">
            <text:p>767</text:p>
          </table:table-cell>
          <table:table-cell office:value-type="float" office:value="536">
            <text:p>536</text:p>
          </table:table-cell>
          <table:table-cell office:value-type="float" office:value="560">
            <text:p>560</text:p>
          </table:table-cell>
          <table:table-cell office:value-type="float" office:value="569">
            <text:p>569</text:p>
          </table:table-cell>
          <table:table-cell/>
          <table:table-cell office:value-type="float" office:value="767">
            <text:p>767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767">
            <text:p>767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767">
            <text:p>767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19">
            <text:p>419</text:p>
          </table:table-cell>
          <table:table-cell/>
          <table:table-cell office:value-type="float" office:value="768">
            <text:p>768</text:p>
          </table:table-cell>
          <table:table-cell office:value-type="float" office:value="996">
            <text:p>996</text:p>
          </table:table-cell>
          <table:table-cell office:value-type="float" office:value="1020">
            <text:p>1020</text:p>
          </table:table-cell>
          <table:table-cell office:value-type="float" office:value="1029">
            <text:p>1029</text:p>
          </table:table-cell>
          <table:table-cell/>
          <table:table-cell office:value-type="float" office:value="768">
            <text:p>768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/>
          <table:table-cell office:value-type="float" office:value="768">
            <text:p>768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office:value-type="float" office:value="768">
            <text:p>768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35">
            <text:p>235</text:p>
          </table:table-cell>
          <table:table-cell/>
          <table:table-cell office:value-type="float" office:value="769">
            <text:p>769</text:p>
          </table:table-cell>
          <table:table-cell office:value-type="float" office:value="699">
            <text:p>699</text:p>
          </table:table-cell>
          <table:table-cell office:value-type="float" office:value="722">
            <text:p>722</text:p>
          </table:table-cell>
          <table:table-cell office:value-type="float" office:value="732">
            <text:p>732</text:p>
          </table:table-cell>
          <table:table-cell/>
          <table:table-cell office:value-type="float" office:value="769">
            <text:p>769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769">
            <text:p>769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769">
            <text:p>769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97">
            <text:p>297</text:p>
          </table:table-cell>
          <table:table-cell/>
          <table:table-cell office:value-type="float" office:value="770">
            <text:p>770</text:p>
          </table:table-cell>
          <table:table-cell office:value-type="float" office:value="452">
            <text:p>452</text:p>
          </table:table-cell>
          <table:table-cell office:value-type="float" office:value="475">
            <text:p>475</text:p>
          </table:table-cell>
          <table:table-cell office:value-type="float" office:value="484">
            <text:p>484</text:p>
          </table:table-cell>
          <table:table-cell/>
          <table:table-cell office:value-type="float" office:value="770">
            <text:p>770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770">
            <text:p>770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4">
            <text:p>84</text:p>
          </table:table-cell>
          <table:table-cell/>
          <table:table-cell office:value-type="float" office:value="771">
            <text:p>771</text:p>
          </table:table-cell>
          <table:table-cell office:value-type="float" office:value="426">
            <text:p>426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/>
          <table:table-cell office:value-type="float" office:value="771">
            <text:p>771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771">
            <text:p>77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771">
            <text:p>771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08">
            <text:p>908</text:p>
          </table:table-cell>
          <table:table-cell/>
          <table:table-cell office:value-type="float" office:value="772">
            <text:p>772</text:p>
          </table:table-cell>
          <table:table-cell office:value-type="float" office:value="336">
            <text:p>336</text:p>
          </table:table-cell>
          <table:table-cell office:value-type="float" office:value="359">
            <text:p>359</text:p>
          </table:table-cell>
          <table:table-cell office:value-type="float" office:value="368">
            <text:p>368</text:p>
          </table:table-cell>
          <table:table-cell/>
          <table:table-cell office:value-type="float" office:value="772">
            <text:p>772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206">
            <text:p>206</text:p>
          </table:table-cell>
          <table:table-cell/>
          <table:table-cell office:value-type="float" office:value="772">
            <text:p>77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772">
            <text:p>77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41">
            <text:p>941</text:p>
          </table:table-cell>
          <table:table-cell/>
          <table:table-cell office:value-type="float" office:value="773">
            <text:p>773</text:p>
          </table:table-cell>
          <table:table-cell office:value-type="float" office:value="954">
            <text:p>954</text:p>
          </table:table-cell>
          <table:table-cell office:value-type="float" office:value="972">
            <text:p>972</text:p>
          </table:table-cell>
          <table:table-cell office:value-type="float" office:value="990">
            <text:p>990</text:p>
          </table:table-cell>
          <table:table-cell/>
          <table:table-cell office:value-type="float" office:value="773">
            <text:p>773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773">
            <text:p>773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773">
            <text:p>77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13">
            <text:p>413</text:p>
          </table:table-cell>
          <table:table-cell/>
          <table:table-cell office:value-type="float" office:value="774">
            <text:p>774</text:p>
          </table:table-cell>
          <table:table-cell office:value-type="float" office:value="853">
            <text:p>853</text:p>
          </table:table-cell>
          <table:table-cell office:value-type="float" office:value="876">
            <text:p>876</text:p>
          </table:table-cell>
          <table:table-cell office:value-type="float" office:value="885">
            <text:p>885</text:p>
          </table:table-cell>
          <table:table-cell/>
          <table:table-cell office:value-type="float" office:value="774">
            <text:p>774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/>
          <table:table-cell office:value-type="float" office:value="774">
            <text:p>774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/>
          <table:table-cell office:value-type="float" office:value="774">
            <text:p>774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41">
            <text:p>541</text:p>
          </table:table-cell>
          <table:table-cell/>
          <table:table-cell office:value-type="float" office:value="775">
            <text:p>77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/>
          <table:table-cell office:value-type="float" office:value="775">
            <text:p>775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/>
          <table:table-cell office:value-type="float" office:value="775">
            <text:p>775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/>
          <table:table-cell office:value-type="float" office:value="775">
            <text:p>77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012">
            <text:p>1012</text:p>
          </table:table-cell>
          <table:table-cell/>
          <table:table-cell office:value-type="float" office:value="776">
            <text:p>776</text:p>
          </table:table-cell>
          <table:table-cell office:value-type="float" office:value="1008">
            <text:p>1008</text:p>
          </table:table-cell>
          <table:table-cell office:value-type="float" office:value="1032">
            <text:p>1032</text:p>
          </table:table-cell>
          <table:table-cell office:value-type="float" office:value="1041">
            <text:p>1041</text:p>
          </table:table-cell>
          <table:table-cell/>
          <table:table-cell office:value-type="float" office:value="776">
            <text:p>776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776">
            <text:p>776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776">
            <text:p>776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86">
            <text:p>486</text:p>
          </table:table-cell>
          <table:table-cell/>
          <table:table-cell office:value-type="float" office:value="777">
            <text:p>777</text:p>
          </table:table-cell>
          <table:table-cell office:value-type="float" office:value="548">
            <text:p>548</text:p>
          </table:table-cell>
          <table:table-cell office:value-type="float" office:value="571">
            <text:p>571</text:p>
          </table:table-cell>
          <table:table-cell office:value-type="float" office:value="581">
            <text:p>581</text:p>
          </table:table-cell>
          <table:table-cell/>
          <table:table-cell office:value-type="float" office:value="777">
            <text:p>777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777">
            <text:p>777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/>
          <table:table-cell office:value-type="float" office:value="777">
            <text:p>777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73">
            <text:p>373</text:p>
          </table:table-cell>
          <table:table-cell/>
          <table:table-cell office:value-type="float" office:value="778">
            <text:p>778</text:p>
          </table:table-cell>
          <table:table-cell office:value-type="float" office:value="402">
            <text:p>402</text:p>
          </table:table-cell>
          <table:table-cell office:value-type="float" office:value="425">
            <text:p>425</text:p>
          </table:table-cell>
          <table:table-cell office:value-type="float" office:value="434">
            <text:p>434</text:p>
          </table:table-cell>
          <table:table-cell/>
          <table:table-cell office:value-type="float" office:value="778">
            <text:p>778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/>
          <table:table-cell office:value-type="float" office:value="778">
            <text:p>778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778">
            <text:p>778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1">
            <text:p>211</text:p>
          </table:table-cell>
          <table:table-cell/>
          <table:table-cell office:value-type="float" office:value="779">
            <text:p>779</text:p>
          </table:table-cell>
          <table:table-cell office:value-type="float" office:value="482">
            <text:p>482</text:p>
          </table:table-cell>
          <table:table-cell office:value-type="float" office:value="505">
            <text:p>505</text:p>
          </table:table-cell>
          <table:table-cell office:value-type="float" office:value="514">
            <text:p>514</text:p>
          </table:table-cell>
          <table:table-cell/>
          <table:table-cell office:value-type="float" office:value="779">
            <text:p>779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779">
            <text:p>779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779">
            <text:p>779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90">
            <text:p>490</text:p>
          </table:table-cell>
          <table:table-cell/>
          <table:table-cell office:value-type="float" office:value="780">
            <text:p>780</text:p>
          </table:table-cell>
          <table:table-cell office:value-type="float" office:value="924">
            <text:p>924</text:p>
          </table:table-cell>
          <table:table-cell office:value-type="float" office:value="948">
            <text:p>948</text:p>
          </table:table-cell>
          <table:table-cell office:value-type="float" office:value="957">
            <text:p>957</text:p>
          </table:table-cell>
          <table:table-cell/>
          <table:table-cell office:value-type="float" office:value="780">
            <text:p>780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780">
            <text:p>780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/>
          <table:table-cell office:value-type="float" office:value="780">
            <text:p>780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73">
            <text:p>973</text:p>
          </table:table-cell>
          <table:table-cell/>
          <table:table-cell office:value-type="float" office:value="781">
            <text:p>781</text:p>
          </table:table-cell>
          <table:table-cell office:value-type="float" office:value="509">
            <text:p>509</text:p>
          </table:table-cell>
          <table:table-cell office:value-type="float" office:value="532">
            <text:p>532</text:p>
          </table:table-cell>
          <table:table-cell office:value-type="float" office:value="541">
            <text:p>541</text:p>
          </table:table-cell>
          <table:table-cell/>
          <table:table-cell office:value-type="float" office:value="781">
            <text:p>781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/>
          <table:table-cell office:value-type="float" office:value="781">
            <text:p>781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/>
          <table:table-cell office:value-type="float" office:value="781">
            <text:p>78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782">
            <text:p>782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/>
          <table:table-cell office:value-type="float" office:value="782">
            <text:p>782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782">
            <text:p>782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782">
            <text:p>782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66">
            <text:p>866</text:p>
          </table:table-cell>
          <table:table-cell/>
          <table:table-cell office:value-type="float" office:value="783">
            <text:p>783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/>
          <table:table-cell office:value-type="float" office:value="783">
            <text:p>783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783">
            <text:p>783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office:value-type="float" office:value="783">
            <text:p>783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58">
            <text:p>158</text:p>
          </table:table-cell>
          <table:table-cell/>
          <table:table-cell office:value-type="float" office:value="784">
            <text:p>784</text:p>
          </table:table-cell>
          <table:table-cell office:value-type="float" office:value="195">
            <text:p>195</text:p>
          </table:table-cell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/>
          <table:table-cell office:value-type="float" office:value="784">
            <text:p>784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784">
            <text:p>784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784">
            <text:p>784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4">
            <text:p>154</text:p>
          </table:table-cell>
          <table:table-cell/>
          <table:table-cell office:value-type="float" office:value="785">
            <text:p>785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/>
          <table:table-cell office:value-type="float" office:value="785">
            <text:p>785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785">
            <text:p>785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22">
            <text:p>22</text:p>
          </table:table-cell>
          <table:table-cell/>
          <table:table-cell office:value-type="float" office:value="785">
            <text:p>78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87">
            <text:p>487</text:p>
          </table:table-cell>
          <table:table-cell/>
          <table:table-cell office:value-type="float" office:value="786">
            <text:p>786</text:p>
          </table:table-cell>
          <table:table-cell office:value-type="float" office:value="950">
            <text:p>950</text:p>
          </table:table-cell>
          <table:table-cell office:value-type="float" office:value="974">
            <text:p>974</text:p>
          </table:table-cell>
          <table:table-cell office:value-type="float" office:value="983">
            <text:p>983</text:p>
          </table:table-cell>
          <table:table-cell/>
          <table:table-cell office:value-type="float" office:value="786">
            <text:p>786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786">
            <text:p>786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786">
            <text:p>78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0">
            <text:p>680</text:p>
          </table:table-cell>
          <table:table-cell/>
          <table:table-cell office:value-type="float" office:value="787">
            <text:p>787</text:p>
          </table:table-cell>
          <table:table-cell office:value-type="float" office:value="732">
            <text:p>732</text:p>
          </table:table-cell>
          <table:table-cell office:value-type="float" office:value="755">
            <text:p>755</text:p>
          </table:table-cell>
          <table:table-cell office:value-type="float" office:value="764">
            <text:p>764</text:p>
          </table:table-cell>
          <table:table-cell/>
          <table:table-cell office:value-type="float" office:value="787">
            <text:p>787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  <table:table-cell office:value-type="float" office:value="787">
            <text:p>787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787">
            <text:p>78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82">
            <text:p>282</text:p>
          </table:table-cell>
          <table:table-cell/>
          <table:table-cell office:value-type="float" office:value="788">
            <text:p>788</text:p>
          </table:table-cell>
          <table:table-cell office:value-type="float" office:value="475">
            <text:p>475</text:p>
          </table:table-cell>
          <table:table-cell office:value-type="float" office:value="498">
            <text:p>498</text:p>
          </table:table-cell>
          <table:table-cell office:value-type="float" office:value="508">
            <text:p>508</text:p>
          </table:table-cell>
          <table:table-cell/>
          <table:table-cell office:value-type="float" office:value="788">
            <text:p>788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788">
            <text:p>788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office:value-type="float" office:value="788">
            <text:p>78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33">
            <text:p>233</text:p>
          </table:table-cell>
          <table:table-cell/>
          <table:table-cell office:value-type="float" office:value="789">
            <text:p>789</text:p>
          </table:table-cell>
          <table:table-cell office:value-type="float" office:value="529">
            <text:p>529</text:p>
          </table:table-cell>
          <table:table-cell office:value-type="float" office:value="552">
            <text:p>552</text:p>
          </table:table-cell>
          <table:table-cell office:value-type="float" office:value="561">
            <text:p>561</text:p>
          </table:table-cell>
          <table:table-cell/>
          <table:table-cell office:value-type="float" office:value="789">
            <text:p>789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789">
            <text:p>789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789">
            <text:p>78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88">
            <text:p>588</text:p>
          </table:table-cell>
          <table:table-cell/>
          <table:table-cell office:value-type="float" office:value="790">
            <text:p>790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office:value-type="float" office:value="790">
            <text:p>790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/>
          <table:table-cell office:value-type="float" office:value="790">
            <text:p>790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/>
          <table:table-cell office:value-type="float" office:value="790">
            <text:p>79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12">
            <text:p>312</text:p>
          </table:table-cell>
          <table:table-cell/>
          <table:table-cell office:value-type="float" office:value="791">
            <text:p>791</text:p>
          </table:table-cell>
          <table:table-cell office:value-type="float" office:value="988">
            <text:p>988</text:p>
          </table:table-cell>
          <table:table-cell office:value-type="float" office:value="1011">
            <text:p>1011</text:p>
          </table:table-cell>
          <table:table-cell office:value-type="float" office:value="1020">
            <text:p>1020</text:p>
          </table:table-cell>
          <table:table-cell/>
          <table:table-cell office:value-type="float" office:value="791">
            <text:p>791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791">
            <text:p>79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/>
          <table:table-cell office:value-type="float" office:value="791">
            <text:p>791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72">
            <text:p>172</text:p>
          </table:table-cell>
          <table:table-cell/>
          <table:table-cell office:value-type="float" office:value="792">
            <text:p>792</text:p>
          </table:table-cell>
          <table:table-cell office:value-type="float" office:value="935">
            <text:p>935</text:p>
          </table:table-cell>
          <table:table-cell office:value-type="float" office:value="958">
            <text:p>958</text:p>
          </table:table-cell>
          <table:table-cell office:value-type="float" office:value="968">
            <text:p>968</text:p>
          </table:table-cell>
          <table:table-cell/>
          <table:table-cell office:value-type="float" office:value="792">
            <text:p>792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792">
            <text:p>792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22">
            <text:p>22</text:p>
          </table:table-cell>
          <table:table-cell/>
          <table:table-cell office:value-type="float" office:value="792">
            <text:p>792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776">
            <text:p>776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799">
            <text:p>799</text:p>
          </table:table-cell>
          <table:table-cell/>
          <table:table-cell office:value-type="float" office:value="793">
            <text:p>793</text:p>
          </table:table-cell>
          <table:table-cell office:value-type="float" office:value="914">
            <text:p>914</text:p>
          </table:table-cell>
          <table:table-cell office:value-type="float" office:value="938">
            <text:p>938</text:p>
          </table:table-cell>
          <table:table-cell office:value-type="float" office:value="948">
            <text:p>948</text:p>
          </table:table-cell>
          <table:table-cell/>
          <table:table-cell office:value-type="float" office:value="793">
            <text:p>793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/>
          <table:table-cell office:value-type="float" office:value="793">
            <text:p>793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/>
          <table:table-cell office:value-type="float" office:value="793">
            <text:p>79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502">
            <text:p>502</text:p>
          </table:table-cell>
          <table:table-cell/>
          <table:table-cell office:value-type="float" office:value="794">
            <text:p>794</text:p>
          </table:table-cell>
          <table:table-cell office:value-type="float" office:value="517">
            <text:p>517</text:p>
          </table:table-cell>
          <table:table-cell office:value-type="float" office:value="541">
            <text:p>541</text:p>
          </table:table-cell>
          <table:table-cell office:value-type="float" office:value="550">
            <text:p>550</text:p>
          </table:table-cell>
          <table:table-cell/>
          <table:table-cell office:value-type="float" office:value="794">
            <text:p>794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794">
            <text:p>794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/>
          <table:table-cell office:value-type="float" office:value="794">
            <text:p>79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58">
            <text:p>958</text:p>
          </table:table-cell>
          <table:table-cell/>
          <table:table-cell office:value-type="float" office:value="795">
            <text:p>795</text:p>
          </table:table-cell>
          <table:table-cell office:value-type="float" office:value="884">
            <text:p>884</text:p>
          </table:table-cell>
          <table:table-cell office:value-type="float" office:value="907">
            <text:p>907</text:p>
          </table:table-cell>
          <table:table-cell office:value-type="float" office:value="916">
            <text:p>916</text:p>
          </table:table-cell>
          <table:table-cell/>
          <table:table-cell office:value-type="float" office:value="795">
            <text:p>795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795">
            <text:p>795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/>
          <table:table-cell office:value-type="float" office:value="795">
            <text:p>79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600">
            <text:p>600</text:p>
          </table:table-cell>
          <table:table-cell/>
          <table:table-cell office:value-type="float" office:value="796">
            <text:p>796</text:p>
          </table:table-cell>
          <table:table-cell office:value-type="float" office:value="585">
            <text:p>585</text:p>
          </table:table-cell>
          <table:table-cell office:value-type="float" office:value="608">
            <text:p>608</text:p>
          </table:table-cell>
          <table:table-cell office:value-type="float" office:value="618">
            <text:p>618</text:p>
          </table:table-cell>
          <table:table-cell/>
          <table:table-cell office:value-type="float" office:value="796">
            <text:p>79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796">
            <text:p>79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796">
            <text:p>796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80">
            <text:p>980</text:p>
          </table:table-cell>
          <table:table-cell/>
          <table:table-cell office:value-type="float" office:value="797">
            <text:p>797</text:p>
          </table:table-cell>
          <table:table-cell office:value-type="float" office:value="749">
            <text:p>749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/>
          <table:table-cell office:value-type="float" office:value="797">
            <text:p>797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797">
            <text:p>797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/>
          <table:table-cell office:value-type="float" office:value="797">
            <text:p>79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03">
            <text:p>103</text:p>
          </table:table-cell>
          <table:table-cell/>
          <table:table-cell office:value-type="float" office:value="798">
            <text:p>798</text:p>
          </table:table-cell>
          <table:table-cell office:value-type="float" office:value="116">
            <text:p>116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/>
          <table:table-cell office:value-type="float" office:value="798">
            <text:p>798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/>
          <table:table-cell office:value-type="float" office:value="798">
            <text:p>798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/>
          <table:table-cell office:value-type="float" office:value="798">
            <text:p>79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57">
            <text:p>957</text:p>
          </table:table-cell>
          <table:table-cell/>
          <table:table-cell office:value-type="float" office:value="799">
            <text:p>799</text:p>
          </table:table-cell>
          <table:table-cell office:value-type="float" office:value="487">
            <text:p>487</text:p>
          </table:table-cell>
          <table:table-cell office:value-type="float" office:value="510">
            <text:p>510</text:p>
          </table:table-cell>
          <table:table-cell office:value-type="float" office:value="519">
            <text:p>519</text:p>
          </table:table-cell>
          <table:table-cell/>
          <table:table-cell office:value-type="float" office:value="799">
            <text:p>799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799">
            <text:p>799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/>
          <table:table-cell office:value-type="float" office:value="799">
            <text:p>799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42">
            <text:p>742</text:p>
          </table:table-cell>
          <table:table-cell/>
          <table:table-cell office:value-type="float" office:value="800">
            <text:p>800</text:p>
          </table:table-cell>
          <table:table-cell office:value-type="float" office:value="345">
            <text:p>345</text:p>
          </table:table-cell>
          <table:table-cell office:value-type="float" office:value="369">
            <text:p>369</text:p>
          </table:table-cell>
          <table:table-cell office:value-type="float" office:value="378">
            <text:p>378</text:p>
          </table:table-cell>
          <table:table-cell/>
          <table:table-cell office:value-type="float" office:value="800">
            <text:p>80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/>
          <table:table-cell office:value-type="float" office:value="800">
            <text:p>80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25">
            <text:p>425</text:p>
          </table:table-cell>
          <table:table-cell/>
          <table:table-cell office:value-type="float" office:value="801">
            <text:p>801</text:p>
          </table:table-cell>
          <table:table-cell office:value-type="float" office:value="480">
            <text:p>480</text:p>
          </table:table-cell>
          <table:table-cell office:value-type="float" office:value="504">
            <text:p>504</text:p>
          </table:table-cell>
          <table:table-cell office:value-type="float" office:value="513">
            <text:p>513</text:p>
          </table:table-cell>
          <table:table-cell/>
          <table:table-cell office:value-type="float" office:value="801">
            <text:p>801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801">
            <text:p>80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801">
            <text:p>80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1">
            <text:p>151</text:p>
          </table:table-cell>
          <table:table-cell/>
          <table:table-cell office:value-type="float" office:value="802">
            <text:p>802</text:p>
          </table:table-cell>
          <table:table-cell office:value-type="float" office:value="491">
            <text:p>491</text:p>
          </table:table-cell>
          <table:table-cell office:value-type="float" office:value="515">
            <text:p>515</text:p>
          </table:table-cell>
          <table:table-cell office:value-type="float" office:value="524">
            <text:p>524</text:p>
          </table:table-cell>
          <table:table-cell/>
          <table:table-cell office:value-type="float" office:value="802">
            <text:p>802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/>
          <table:table-cell office:value-type="float" office:value="802">
            <text:p>802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/>
          <table:table-cell office:value-type="float" office:value="802">
            <text:p>802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84">
            <text:p>884</text:p>
          </table:table-cell>
          <table:table-cell/>
          <table:table-cell office:value-type="float" office:value="803">
            <text:p>803</text:p>
          </table:table-cell>
          <table:table-cell office:value-type="float" office:value="317">
            <text:p>317</text:p>
          </table:table-cell>
          <table:table-cell office:value-type="float" office:value="340">
            <text:p>340</text:p>
          </table:table-cell>
          <table:table-cell office:value-type="float" office:value="349">
            <text:p>349</text:p>
          </table:table-cell>
          <table:table-cell/>
          <table:table-cell office:value-type="float" office:value="803">
            <text:p>803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803">
            <text:p>80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/>
          <table:table-cell office:value-type="float" office:value="803">
            <text:p>80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3">
            <text:p>1003</text:p>
          </table:table-cell>
          <table:table-cell/>
          <table:table-cell office:value-type="float" office:value="804">
            <text:p>804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/>
          <table:table-cell office:value-type="float" office:value="804">
            <text:p>804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/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/>
          <table:table-cell office:value-type="float" office:value="804">
            <text:p>80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805">
            <text:p>805</text:p>
          </table:table-cell>
          <table:table-cell office:value-type="float" office:value="969">
            <text:p>969</text:p>
          </table:table-cell>
          <table:table-cell office:value-type="float" office:value="993">
            <text:p>993</text:p>
          </table:table-cell>
          <table:table-cell office:value-type="float" office:value="1002">
            <text:p>1002</text:p>
          </table:table-cell>
          <table:table-cell/>
          <table:table-cell office:value-type="float" office:value="805">
            <text:p>805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/>
          <table:table-cell office:value-type="float" office:value="805">
            <text:p>805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805">
            <text:p>80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806">
            <text:p>806</text:p>
          </table:table-cell>
          <table:table-cell office:value-type="float" office:value="452">
            <text:p>452</text:p>
          </table:table-cell>
          <table:table-cell office:value-type="float" office:value="469">
            <text:p>469</text:p>
          </table:table-cell>
          <table:table-cell office:value-type="float" office:value="488">
            <text:p>488</text:p>
          </table:table-cell>
          <table:table-cell/>
          <table:table-cell office:value-type="float" office:value="806">
            <text:p>806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806">
            <text:p>806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806">
            <text:p>806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2">
            <text:p>392</text:p>
          </table:table-cell>
          <table:table-cell/>
          <table:table-cell office:value-type="float" office:value="807">
            <text:p>807</text:p>
          </table:table-cell>
          <table:table-cell office:value-type="float" office:value="187">
            <text:p>187</text:p>
          </table:table-cell>
          <table:table-cell office:value-type="float" office:value="211">
            <text:p>211</text:p>
          </table:table-cell>
          <table:table-cell office:value-type="float" office:value="220">
            <text:p>220</text:p>
          </table:table-cell>
          <table:table-cell/>
          <table:table-cell office:value-type="float" office:value="807">
            <text:p>807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/>
          <table:table-cell office:value-type="float" office:value="807">
            <text:p>807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807">
            <text:p>80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42">
            <text:p>142</text:p>
          </table:table-cell>
          <table:table-cell/>
          <table:table-cell office:value-type="float" office:value="808">
            <text:p>808</text:p>
          </table:table-cell>
          <table:table-cell office:value-type="float" office:value="405">
            <text:p>405</text:p>
          </table:table-cell>
          <table:table-cell office:value-type="float" office:value="422">
            <text:p>422</text:p>
          </table:table-cell>
          <table:table-cell office:value-type="float" office:value="441">
            <text:p>441</text:p>
          </table:table-cell>
          <table:table-cell/>
          <table:table-cell office:value-type="float" office:value="808">
            <text:p>808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float" office:value="808">
            <text:p>808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808">
            <text:p>80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98">
            <text:p>98</text:p>
          </table:table-cell>
          <table:table-cell/>
          <table:table-cell office:value-type="float" office:value="809">
            <text:p>809</text:p>
          </table:table-cell>
          <table:table-cell office:value-type="float" office:value="417">
            <text:p>417</text:p>
          </table:table-cell>
          <table:table-cell office:value-type="float" office:value="440">
            <text:p>440</text:p>
          </table:table-cell>
          <table:table-cell office:value-type="float" office:value="449">
            <text:p>449</text:p>
          </table:table-cell>
          <table:table-cell/>
          <table:table-cell office:value-type="float" office:value="809">
            <text:p>809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809">
            <text:p>809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809">
            <text:p>80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60">
            <text:p>260</text:p>
          </table:table-cell>
          <table:table-cell/>
          <table:table-cell office:value-type="float" office:value="810">
            <text:p>810</text:p>
          </table:table-cell>
          <table:table-cell office:value-type="float" office:value="136">
            <text:p>136</text:p>
          </table:table-cell>
          <table:table-cell office:value-type="float" office:value="159">
            <text:p>159</text:p>
          </table:table-cell>
          <table:table-cell office:value-type="float" office:value="168">
            <text:p>168</text:p>
          </table:table-cell>
          <table:table-cell/>
          <table:table-cell office:value-type="float" office:value="810">
            <text:p>810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810">
            <text:p>810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/>
          <table:table-cell office:value-type="float" office:value="810">
            <text:p>81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2">
            <text:p>362</text:p>
          </table:table-cell>
          <table:table-cell/>
          <table:table-cell office:value-type="float" office:value="811">
            <text:p>811</text:p>
          </table:table-cell>
          <table:table-cell office:value-type="float" office:value="126">
            <text:p>126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/>
          <table:table-cell office:value-type="float" office:value="811">
            <text:p>811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811">
            <text:p>811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/>
          <table:table-cell office:value-type="float" office:value="811">
            <text:p>81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93">
            <text:p>293</text:p>
          </table:table-cell>
          <table:table-cell/>
          <table:table-cell office:value-type="float" office:value="812">
            <text:p>812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812">
            <text:p>812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812">
            <text:p>812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812">
            <text:p>812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63">
            <text:p>463</text:p>
          </table:table-cell>
          <table:table-cell/>
          <table:table-cell office:value-type="float" office:value="813">
            <text:p>813</text:p>
          </table:table-cell>
          <table:table-cell office:value-type="float" office:value="551">
            <text:p>551</text:p>
          </table:table-cell>
          <table:table-cell office:value-type="float" office:value="574">
            <text:p>574</text:p>
          </table:table-cell>
          <table:table-cell office:value-type="float" office:value="583">
            <text:p>583</text:p>
          </table:table-cell>
          <table:table-cell/>
          <table:table-cell office:value-type="float" office:value="813">
            <text:p>813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813">
            <text:p>81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/>
          <table:table-cell office:value-type="float" office:value="813">
            <text:p>813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76">
            <text:p>376</text:p>
          </table:table-cell>
          <table:table-cell/>
          <table:table-cell office:value-type="float" office:value="814">
            <text:p>814</text:p>
          </table:table-cell>
          <table:table-cell office:value-type="float" office:value="762">
            <text:p>762</text:p>
          </table:table-cell>
          <table:table-cell office:value-type="float" office:value="785">
            <text:p>785</text:p>
          </table:table-cell>
          <table:table-cell office:value-type="float" office:value="795">
            <text:p>795</text:p>
          </table:table-cell>
          <table:table-cell/>
          <table:table-cell office:value-type="float" office:value="814">
            <text:p>814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814">
            <text:p>814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/>
          <table:table-cell office:value-type="float" office:value="814">
            <text:p>814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612">
            <text:p>612</text:p>
          </table:table-cell>
          <table:table-cell/>
          <table:table-cell office:value-type="float" office:value="815">
            <text:p>815</text:p>
          </table:table-cell>
          <table:table-cell office:value-type="float" office:value="802">
            <text:p>802</text:p>
          </table:table-cell>
          <table:table-cell office:value-type="float" office:value="825">
            <text:p>825</text:p>
          </table:table-cell>
          <table:table-cell office:value-type="float" office:value="834">
            <text:p>834</text:p>
          </table:table-cell>
          <table:table-cell/>
          <table:table-cell office:value-type="float" office:value="815">
            <text:p>815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815">
            <text:p>815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815">
            <text:p>815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64">
            <text:p>864</text:p>
          </table:table-cell>
          <table:table-cell/>
          <table:table-cell office:value-type="float" office:value="816">
            <text:p>816</text:p>
          </table:table-cell>
          <table:table-cell office:value-type="float" office:value="942">
            <text:p>942</text:p>
          </table:table-cell>
          <table:table-cell office:value-type="float" office:value="965">
            <text:p>965</text:p>
          </table:table-cell>
          <table:table-cell office:value-type="float" office:value="975">
            <text:p>975</text:p>
          </table:table-cell>
          <table:table-cell/>
          <table:table-cell office:value-type="float" office:value="816">
            <text:p>81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/>
          <table:table-cell office:value-type="float" office:value="816">
            <text:p>816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/>
          <table:table-cell office:value-type="float" office:value="816">
            <text:p>816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64">
            <text:p>764</text:p>
          </table:table-cell>
          <table:table-cell/>
          <table:table-cell office:value-type="float" office:value="817">
            <text:p>817</text:p>
          </table:table-cell>
          <table:table-cell office:value-type="float" office:value="780">
            <text:p>780</text:p>
          </table:table-cell>
          <table:table-cell office:value-type="float" office:value="804">
            <text:p>804</text:p>
          </table:table-cell>
          <table:table-cell office:value-type="float" office:value="813">
            <text:p>813</text:p>
          </table:table-cell>
          <table:table-cell/>
          <table:table-cell office:value-type="float" office:value="817">
            <text:p>817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817">
            <text:p>817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817">
            <text:p>81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800">
            <text:p>800</text:p>
          </table:table-cell>
          <table:table-cell/>
          <table:table-cell office:value-type="float" office:value="818">
            <text:p>818</text:p>
          </table:table-cell>
          <table:table-cell office:value-type="float" office:value="1024">
            <text:p>102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office:value-type="float" office:value="818">
            <text:p>818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office:value-type="float" office:value="818">
            <text:p>8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818">
            <text:p>818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695">
            <text:p>695</text:p>
          </table:table-cell>
          <table:table-cell/>
          <table:table-cell office:value-type="float" office:value="819">
            <text:p>819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/>
          <table:table-cell office:value-type="float" office:value="819">
            <text:p>819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/>
          <table:table-cell office:value-type="float" office:value="819">
            <text:p>819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/>
          <table:table-cell office:value-type="float" office:value="819">
            <text:p>81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52">
            <text:p>352</text:p>
          </table:table-cell>
          <table:table-cell/>
          <table:table-cell office:value-type="float" office:value="820">
            <text:p>820</text:p>
          </table:table-cell>
          <table:table-cell office:value-type="float" office:value="814">
            <text:p>814</text:p>
          </table:table-cell>
          <table:table-cell office:value-type="float" office:value="838">
            <text:p>838</text:p>
          </table:table-cell>
          <table:table-cell office:value-type="float" office:value="847">
            <text:p>847</text:p>
          </table:table-cell>
          <table:table-cell/>
          <table:table-cell office:value-type="float" office:value="820">
            <text:p>820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820">
            <text:p>820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820">
            <text:p>82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33">
            <text:p>233</text:p>
          </table:table-cell>
          <table:table-cell/>
          <table:table-cell office:value-type="float" office:value="821">
            <text:p>821</text:p>
          </table:table-cell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  <table:table-cell/>
          <table:table-cell office:value-type="float" office:value="821">
            <text:p>821</text:p>
          </table:table-cell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  <table:table-cell office:value-type="float" office:value="821">
            <text:p>821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821">
            <text:p>821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81">
            <text:p>281</text:p>
          </table:table-cell>
          <table:table-cell/>
          <table:table-cell office:value-type="float" office:value="822">
            <text:p>822</text:p>
          </table:table-cell>
          <table:table-cell office:value-type="float" office:value="820">
            <text:p>820</text:p>
          </table:table-cell>
          <table:table-cell office:value-type="float" office:value="843">
            <text:p>843</text:p>
          </table:table-cell>
          <table:table-cell office:value-type="float" office:value="853">
            <text:p>853</text:p>
          </table:table-cell>
          <table:table-cell/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822">
            <text:p>822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822">
            <text:p>822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3">
            <text:p>333</text:p>
          </table:table-cell>
          <table:table-cell/>
          <table:table-cell office:value-type="float" office:value="823">
            <text:p>823</text:p>
          </table:table-cell>
          <table:table-cell office:value-type="float" office:value="6">
            <text:p>6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823">
            <text:p>823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office:value-type="float" office:value="823">
            <text:p>823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823">
            <text:p>823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953">
            <text:p>953</text:p>
          </table:table-cell>
          <table:table-cell/>
          <table:table-cell office:value-type="float" office:value="824">
            <text:p>824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824">
            <text:p>824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/>
          <table:table-cell office:value-type="float" office:value="824">
            <text:p>824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824">
            <text:p>824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6">
            <text:p>356</text:p>
          </table:table-cell>
          <table:table-cell/>
          <table:table-cell office:value-type="float" office:value="825">
            <text:p>825</text:p>
          </table:table-cell>
          <table:table-cell office:value-type="float" office:value="255">
            <text:p>255</text:p>
          </table:table-cell>
          <table:table-cell office:value-type="float" office:value="278">
            <text:p>278</text:p>
          </table:table-cell>
          <table:table-cell office:value-type="float" office:value="287">
            <text:p>287</text:p>
          </table:table-cell>
          <table:table-cell/>
          <table:table-cell office:value-type="float" office:value="825">
            <text:p>825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/>
          <table:table-cell office:value-type="float" office:value="825">
            <text:p>825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/>
          <table:table-cell office:value-type="float" office:value="825">
            <text:p>82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497">
            <text:p>497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20">
            <text:p>520</text:p>
          </table:table-cell>
          <table:table-cell/>
          <table:table-cell office:value-type="float" office:value="826">
            <text:p>826</text:p>
          </table:table-cell>
          <table:table-cell office:value-type="float" office:value="790">
            <text:p>790</text:p>
          </table:table-cell>
          <table:table-cell office:value-type="float" office:value="815">
            <text:p>815</text:p>
          </table:table-cell>
          <table:table-cell office:value-type="float" office:value="824">
            <text:p>824</text:p>
          </table:table-cell>
          <table:table-cell/>
          <table:table-cell office:value-type="float" office:value="826">
            <text:p>826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/>
          <table:table-cell office:value-type="float" office:value="826">
            <text:p>826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  <table:table-cell office:value-type="float" office:value="826">
            <text:p>826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42">
            <text:p>942</text:p>
          </table:table-cell>
          <table:table-cell/>
          <table:table-cell office:value-type="float" office:value="827">
            <text:p>827</text:p>
          </table:table-cell>
          <table:table-cell office:value-type="float" office:value="620">
            <text:p>620</text:p>
          </table:table-cell>
          <table:table-cell office:value-type="float" office:value="644">
            <text:p>644</text:p>
          </table:table-cell>
          <table:table-cell office:value-type="float" office:value="653">
            <text:p>653</text:p>
          </table:table-cell>
          <table:table-cell/>
          <table:table-cell office:value-type="float" office:value="827">
            <text:p>827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827">
            <text:p>827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827">
            <text:p>82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1037">
            <text:p>1037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828">
            <text:p>828</text:p>
          </table:table-cell>
          <table:table-cell office:value-type="float" office:value="483">
            <text:p>48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/>
          <table:table-cell office:value-type="float" office:value="828">
            <text:p>828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828">
            <text:p>828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35">
            <text:p>35</text:p>
          </table:table-cell>
          <table:table-cell/>
          <table:table-cell office:value-type="float" office:value="828">
            <text:p>82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665">
            <text:p>665</text:p>
          </table:table-cell>
          <table:table-cell/>
          <table:table-cell office:value-type="float" office:value="829">
            <text:p>829</text:p>
          </table:table-cell>
          <table:table-cell office:value-type="float" office:value="784">
            <text:p>784</text:p>
          </table:table-cell>
          <table:table-cell office:value-type="float" office:value="808">
            <text:p>808</text:p>
          </table:table-cell>
          <table:table-cell office:value-type="float" office:value="817">
            <text:p>817</text:p>
          </table:table-cell>
          <table:table-cell/>
          <table:table-cell office:value-type="float" office:value="829">
            <text:p>829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829">
            <text:p>829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/>
          <table:table-cell office:value-type="float" office:value="829">
            <text:p>829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3">
            <text:p>593</text:p>
          </table:table-cell>
          <table:table-cell/>
          <table:table-cell office:value-type="float" office:value="830">
            <text:p>830</text:p>
          </table:table-cell>
          <table:table-cell office:value-type="float" office:value="478">
            <text:p>478</text:p>
          </table:table-cell>
          <table:table-cell office:value-type="float" office:value="501">
            <text:p>501</text:p>
          </table:table-cell>
          <table:table-cell office:value-type="float" office:value="511">
            <text:p>511</text:p>
          </table:table-cell>
          <table:table-cell/>
          <table:table-cell office:value-type="float" office:value="830">
            <text:p>830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/>
          <table:table-cell office:value-type="float" office:value="830">
            <text:p>830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830">
            <text:p>83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48">
            <text:p>48</text:p>
          </table:table-cell>
          <table:table-cell/>
          <table:table-cell office:value-type="float" office:value="831">
            <text:p>831</text:p>
          </table:table-cell>
          <table:table-cell office:value-type="float" office:value="745">
            <text:p>745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/>
          <table:table-cell office:value-type="float" office:value="831">
            <text:p>831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/>
          <table:table-cell office:value-type="float" office:value="831">
            <text:p>831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office:value-type="float" office:value="831">
            <text:p>83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832">
            <text:p>832</text:p>
          </table:table-cell>
          <table:table-cell office:value-type="float" office:value="883">
            <text:p>883</text:p>
          </table:table-cell>
          <table:table-cell office:value-type="float" office:value="907">
            <text:p>907</text:p>
          </table:table-cell>
          <table:table-cell office:value-type="float" office:value="916">
            <text:p>916</text:p>
          </table:table-cell>
          <table:table-cell/>
          <table:table-cell office:value-type="float" office:value="832">
            <text:p>832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832">
            <text:p>83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/>
          <table:table-cell office:value-type="float" office:value="832">
            <text:p>832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0">
            <text:p>150</text:p>
          </table:table-cell>
          <table:table-cell/>
          <table:table-cell office:value-type="float" office:value="833">
            <text:p>833</text:p>
          </table:table-cell>
          <table:table-cell office:value-type="float" office:value="516">
            <text:p>516</text:p>
          </table:table-cell>
          <table:table-cell office:value-type="float" office:value="533">
            <text:p>533</text:p>
          </table:table-cell>
          <table:table-cell office:value-type="float" office:value="552">
            <text:p>552</text:p>
          </table:table-cell>
          <table:table-cell/>
          <table:table-cell office:value-type="float" office:value="833">
            <text:p>833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833">
            <text:p>833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833">
            <text:p>833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834">
            <text:p>834</text:p>
          </table:table-cell>
          <table:table-cell office:value-type="float" office:value="794">
            <text:p>794</text:p>
          </table:table-cell>
          <table:table-cell office:value-type="float" office:value="817">
            <text:p>817</text:p>
          </table:table-cell>
          <table:table-cell office:value-type="float" office:value="826">
            <text:p>826</text:p>
          </table:table-cell>
          <table:table-cell/>
          <table:table-cell office:value-type="float" office:value="834">
            <text:p>834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834">
            <text:p>834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834">
            <text:p>834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967">
            <text:p>967</text:p>
          </table:table-cell>
          <table:table-cell/>
          <table:table-cell office:value-type="float" office:value="835">
            <text:p>835</text:p>
          </table:table-cell>
          <table:table-cell office:value-type="float" office:value="554">
            <text:p>554</text:p>
          </table:table-cell>
          <table:table-cell office:value-type="float" office:value="577">
            <text:p>577</text:p>
          </table:table-cell>
          <table:table-cell office:value-type="float" office:value="586">
            <text:p>586</text:p>
          </table:table-cell>
          <table:table-cell/>
          <table:table-cell office:value-type="float" office:value="835">
            <text:p>835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835">
            <text:p>835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/>
          <table:table-cell office:value-type="float" office:value="835">
            <text:p>83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818">
            <text:p>818</text:p>
          </table:table-cell>
          <table:table-cell table:style-name="ce1" office:value-type="float" office:value="829">
            <text:p>829</text:p>
          </table:table-cell>
          <table:table-cell/>
          <table:table-cell office:value-type="float" office:value="836">
            <text:p>836</text:p>
          </table:table-cell>
          <table:table-cell office:value-type="float" office:value="546">
            <text:p>546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/>
          <table:table-cell office:value-type="float" office:value="836">
            <text:p>836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836">
            <text:p>836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836">
            <text:p>8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78">
            <text:p>378</text:p>
          </table:table-cell>
          <table:table-cell/>
          <table:table-cell office:value-type="float" office:value="837">
            <text:p>837</text:p>
          </table:table-cell>
          <table:table-cell office:value-type="float" office:value="541">
            <text:p>541</text:p>
          </table:table-cell>
          <table:table-cell office:value-type="float" office:value="564">
            <text:p>564</text:p>
          </table:table-cell>
          <table:table-cell office:value-type="float" office:value="573">
            <text:p>573</text:p>
          </table:table-cell>
          <table:table-cell/>
          <table:table-cell office:value-type="float" office:value="837">
            <text:p>837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837">
            <text:p>837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837">
            <text:p>83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838">
            <text:p>838</text:p>
          </table:table-cell>
          <table:table-cell office:value-type="float" office:value="785">
            <text:p>785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/>
          <table:table-cell office:value-type="float" office:value="838">
            <text:p>838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838">
            <text:p>838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/>
          <table:table-cell office:value-type="float" office:value="838">
            <text:p>838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816">
            <text:p>816</text:p>
          </table:table-cell>
          <table:table-cell/>
          <table:table-cell office:value-type="float" office:value="839">
            <text:p>839</text:p>
          </table:table-cell>
          <table:table-cell office:value-type="float" office:value="706">
            <text:p>706</text:p>
          </table:table-cell>
          <table:table-cell office:value-type="float" office:value="729">
            <text:p>729</text:p>
          </table:table-cell>
          <table:table-cell office:value-type="float" office:value="738">
            <text:p>738</text:p>
          </table:table-cell>
          <table:table-cell/>
          <table:table-cell office:value-type="float" office:value="839">
            <text:p>839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839">
            <text:p>83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839">
            <text:p>83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15">
            <text:p>915</text:p>
          </table:table-cell>
          <table:table-cell/>
          <table:table-cell office:value-type="float" office:value="840">
            <text:p>840</text:p>
          </table:table-cell>
          <table:table-cell office:value-type="float" office:value="936">
            <text:p>936</text:p>
          </table:table-cell>
          <table:table-cell office:value-type="float" office:value="960">
            <text:p>960</text:p>
          </table:table-cell>
          <table:table-cell office:value-type="float" office:value="969">
            <text:p>969</text:p>
          </table:table-cell>
          <table:table-cell/>
          <table:table-cell office:value-type="float" office:value="840">
            <text:p>840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840">
            <text:p>84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840">
            <text:p>840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0">
            <text:p>1040</text:p>
          </table:table-cell>
          <table:table-cell/>
          <table:table-cell office:value-type="float" office:value="841">
            <text:p>841</text:p>
          </table:table-cell>
          <table:table-cell office:value-type="float" office:value="568">
            <text:p>568</text:p>
          </table:table-cell>
          <table:table-cell office:value-type="float" office:value="591">
            <text:p>591</text:p>
          </table:table-cell>
          <table:table-cell office:value-type="float" office:value="601">
            <text:p>601</text:p>
          </table:table-cell>
          <table:table-cell/>
          <table:table-cell office:value-type="float" office:value="841">
            <text:p>84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/>
          <table:table-cell office:value-type="float" office:value="841">
            <text:p>841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841">
            <text:p>84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0">
            <text:p>140</text:p>
          </table:table-cell>
          <table:table-cell/>
          <table:table-cell office:value-type="float" office:value="842">
            <text:p>842</text:p>
          </table:table-cell>
          <table:table-cell office:value-type="float" office:value="392">
            <text:p>392</text:p>
          </table:table-cell>
          <table:table-cell office:value-type="float" office:value="415">
            <text:p>415</text:p>
          </table:table-cell>
          <table:table-cell office:value-type="float" office:value="425">
            <text:p>425</text:p>
          </table:table-cell>
          <table:table-cell/>
          <table:table-cell office:value-type="float" office:value="842">
            <text:p>842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842">
            <text:p>842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float" office:value="842">
            <text:p>842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11">
            <text:p>411</text:p>
          </table:table-cell>
          <table:table-cell/>
          <table:table-cell office:value-type="float" office:value="843">
            <text:p>843</text:p>
          </table:table-cell>
          <table:table-cell office:value-type="float" office:value="1001">
            <text:p>1001</text:p>
          </table:table-cell>
          <table:table-cell office:value-type="float" office:value="1024">
            <text:p>1024</text:p>
          </table:table-cell>
          <table:table-cell office:value-type="float" office:value="1033">
            <text:p>1033</text:p>
          </table:table-cell>
          <table:table-cell/>
          <table:table-cell office:value-type="float" office:value="843">
            <text:p>843</text:p>
          </table:table-cell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843">
            <text:p>843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office:value-type="float" office:value="843">
            <text:p>84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40">
            <text:p>440</text:p>
          </table:table-cell>
          <table:table-cell/>
          <table:table-cell office:value-type="float" office:value="844">
            <text:p>844</text:p>
          </table:table-cell>
          <table:table-cell office:value-type="float" office:value="502">
            <text:p>502</text:p>
          </table:table-cell>
          <table:table-cell office:value-type="float" office:value="526">
            <text:p>526</text:p>
          </table:table-cell>
          <table:table-cell office:value-type="float" office:value="535">
            <text:p>535</text:p>
          </table:table-cell>
          <table:table-cell/>
          <table:table-cell office:value-type="float" office:value="844">
            <text:p>844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844">
            <text:p>844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844">
            <text:p>84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862">
            <text:p>862</text:p>
          </table:table-cell>
          <table:table-cell/>
          <table:table-cell office:value-type="float" office:value="845">
            <text:p>845</text:p>
          </table:table-cell>
          <table:table-cell office:value-type="float" office:value="396">
            <text:p>396</text:p>
          </table:table-cell>
          <table:table-cell office:value-type="float" office:value="420">
            <text:p>420</text:p>
          </table:table-cell>
          <table:table-cell office:value-type="float" office:value="429">
            <text:p>429</text:p>
          </table:table-cell>
          <table:table-cell/>
          <table:table-cell office:value-type="float" office:value="845">
            <text:p>845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845">
            <text:p>84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845">
            <text:p>845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846">
            <text:p>846</text:p>
          </table:table-cell>
          <table:table-cell office:value-type="float" office:value="225">
            <text:p>225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/>
          <table:table-cell office:value-type="float" office:value="846">
            <text:p>846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/>
          <table:table-cell office:value-type="float" office:value="846">
            <text:p>846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/>
          <table:table-cell office:value-type="float" office:value="846">
            <text:p>846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98">
            <text:p>98</text:p>
          </table:table-cell>
          <table:table-cell/>
          <table:table-cell office:value-type="float" office:value="847">
            <text:p>847</text:p>
          </table:table-cell>
          <table:table-cell office:value-type="float" office:value="960">
            <text:p>960</text:p>
          </table:table-cell>
          <table:table-cell office:value-type="float" office:value="983">
            <text:p>983</text:p>
          </table:table-cell>
          <table:table-cell office:value-type="float" office:value="993">
            <text:p>993</text:p>
          </table:table-cell>
          <table:table-cell/>
          <table:table-cell office:value-type="float" office:value="847">
            <text:p>847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float" office:value="847">
            <text:p>847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float" office:value="847">
            <text:p>84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91">
            <text:p>691</text:p>
          </table:table-cell>
          <table:table-cell/>
          <table:table-cell office:value-type="float" office:value="848">
            <text:p>848</text:p>
          </table:table-cell>
          <table:table-cell office:value-type="float" office:value="283">
            <text:p>283</text:p>
          </table:table-cell>
          <table:table-cell office:value-type="float" office:value="306">
            <text:p>306</text:p>
          </table:table-cell>
          <table:table-cell office:value-type="float" office:value="315">
            <text:p>315</text:p>
          </table:table-cell>
          <table:table-cell/>
          <table:table-cell office:value-type="float" office:value="848">
            <text:p>848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848">
            <text:p>848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/>
          <table:table-cell office:value-type="float" office:value="848">
            <text:p>84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72">
            <text:p>472</text:p>
          </table:table-cell>
          <table:table-cell/>
          <table:table-cell office:value-type="float" office:value="849">
            <text:p>849</text:p>
          </table:table-cell>
          <table:table-cell office:value-type="float" office:value="268">
            <text:p>268</text:p>
          </table:table-cell>
          <table:table-cell office:value-type="float" office:value="292">
            <text:p>292</text:p>
          </table:table-cell>
          <table:table-cell office:value-type="float" office:value="302">
            <text:p>302</text:p>
          </table:table-cell>
          <table:table-cell/>
          <table:table-cell office:value-type="float" office:value="849">
            <text:p>849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849">
            <text:p>849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849">
            <text:p>849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0">
            <text:p>150</text:p>
          </table:table-cell>
          <table:table-cell/>
          <table:table-cell office:value-type="float" office:value="850">
            <text:p>850</text:p>
          </table:table-cell>
          <table:table-cell office:value-type="float" office:value="986">
            <text:p>986</text:p>
          </table:table-cell>
          <table:table-cell office:value-type="float" office:value="1009">
            <text:p>1009</text:p>
          </table:table-cell>
          <table:table-cell office:value-type="float" office:value="1018">
            <text:p>1018</text:p>
          </table:table-cell>
          <table:table-cell/>
          <table:table-cell office:value-type="float" office:value="850">
            <text:p>85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850">
            <text:p>85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850">
            <text:p>85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92">
            <text:p>892</text:p>
          </table:table-cell>
          <table:table-cell/>
          <table:table-cell office:value-type="float" office:value="851">
            <text:p>851</text:p>
          </table:table-cell>
          <table:table-cell office:value-type="float" office:value="372">
            <text:p>372</text:p>
          </table:table-cell>
          <table:table-cell office:value-type="float" office:value="395">
            <text:p>395</text:p>
          </table:table-cell>
          <table:table-cell office:value-type="float" office:value="404">
            <text:p>404</text:p>
          </table:table-cell>
          <table:table-cell/>
          <table:table-cell office:value-type="float" office:value="851">
            <text:p>851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/>
          <table:table-cell office:value-type="float" office:value="851">
            <text:p>85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851">
            <text:p>851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04">
            <text:p>604</text:p>
          </table:table-cell>
          <table:table-cell/>
          <table:table-cell office:value-type="float" office:value="852">
            <text:p>852</text:p>
          </table:table-cell>
          <table:table-cell office:value-type="float" office:value="614">
            <text:p>614</text:p>
          </table:table-cell>
          <table:table-cell office:value-type="float" office:value="637">
            <text:p>637</text:p>
          </table:table-cell>
          <table:table-cell office:value-type="float" office:value="647">
            <text:p>647</text:p>
          </table:table-cell>
          <table:table-cell/>
          <table:table-cell office:value-type="float" office:value="852">
            <text:p>852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/>
          <table:table-cell office:value-type="float" office:value="852">
            <text:p>852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/>
          <table:table-cell office:value-type="float" office:value="852">
            <text:p>852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1000">
            <text:p>1000</text:p>
          </table:table-cell>
          <table:table-cell/>
          <table:table-cell office:value-type="float" office:value="853">
            <text:p>853</text:p>
          </table:table-cell>
          <table:table-cell office:value-type="float" office:value="793">
            <text:p>793</text:p>
          </table:table-cell>
          <table:table-cell office:value-type="float" office:value="817">
            <text:p>817</text:p>
          </table:table-cell>
          <table:table-cell office:value-type="float" office:value="826">
            <text:p>826</text:p>
          </table:table-cell>
          <table:table-cell/>
          <table:table-cell office:value-type="float" office:value="853">
            <text:p>853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853">
            <text:p>85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853">
            <text:p>853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808">
            <text:p>808</text:p>
          </table:table-cell>
          <table:table-cell/>
          <table:table-cell office:value-type="float" office:value="854">
            <text:p>854</text:p>
          </table:table-cell>
          <table:table-cell office:value-type="float" office:value="391">
            <text:p>391</text:p>
          </table:table-cell>
          <table:table-cell office:value-type="float" office:value="409">
            <text:p>409</text:p>
          </table:table-cell>
          <table:table-cell office:value-type="float" office:value="428">
            <text:p>428</text:p>
          </table:table-cell>
          <table:table-cell/>
          <table:table-cell office:value-type="float" office:value="854">
            <text:p>854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854">
            <text:p>854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/>
          <table:table-cell office:value-type="float" office:value="854">
            <text:p>85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855">
            <text:p>855</text:p>
          </table:table-cell>
          <table:table-cell office:value-type="float" office:value="787">
            <text:p>787</text:p>
          </table:table-cell>
          <table:table-cell office:value-type="float" office:value="811">
            <text:p>811</text:p>
          </table:table-cell>
          <table:table-cell office:value-type="float" office:value="820">
            <text:p>820</text:p>
          </table:table-cell>
          <table:table-cell/>
          <table:table-cell office:value-type="float" office:value="855">
            <text:p>855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855">
            <text:p>855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855">
            <text:p>85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2">
            <text:p>902</text:p>
          </table:table-cell>
          <table:table-cell/>
          <table:table-cell office:value-type="float" office:value="856">
            <text:p>856</text:p>
          </table:table-cell>
          <table:table-cell office:value-type="float" office:value="672">
            <text:p>672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/>
          <table:table-cell office:value-type="float" office:value="856">
            <text:p>856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856">
            <text:p>856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/>
          <table:table-cell office:value-type="float" office:value="856">
            <text:p>85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86">
            <text:p>886</text:p>
          </table:table-cell>
          <table:table-cell/>
          <table:table-cell office:value-type="float" office:value="857">
            <text:p>857</text:p>
          </table:table-cell>
          <table:table-cell office:value-type="float" office:value="622">
            <text:p>622</text:p>
          </table:table-cell>
          <table:table-cell office:value-type="float" office:value="646">
            <text:p>646</text:p>
          </table:table-cell>
          <table:table-cell office:value-type="float" office:value="655">
            <text:p>655</text:p>
          </table:table-cell>
          <table:table-cell/>
          <table:table-cell office:value-type="float" office:value="857">
            <text:p>857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857">
            <text:p>857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857">
            <text:p>857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81">
            <text:p>181</text:p>
          </table:table-cell>
          <table:table-cell/>
          <table:table-cell office:value-type="float" office:value="858">
            <text:p>858</text:p>
          </table:table-cell>
          <table:table-cell office:value-type="float" office:value="521">
            <text:p>521</text:p>
          </table:table-cell>
          <table:table-cell office:value-type="float" office:value="544">
            <text:p>544</text:p>
          </table:table-cell>
          <table:table-cell office:value-type="float" office:value="554">
            <text:p>554</text:p>
          </table:table-cell>
          <table:table-cell/>
          <table:table-cell office:value-type="float" office:value="858">
            <text:p>858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858">
            <text:p>85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858">
            <text:p>858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67">
            <text:p>367</text:p>
          </table:table-cell>
          <table:table-cell/>
          <table:table-cell office:value-type="float" office:value="859">
            <text:p>859</text:p>
          </table:table-cell>
          <table:table-cell office:value-type="float" office:value="161">
            <text:p>161</text:p>
          </table:table-cell>
          <table:table-cell office:value-type="float" office:value="184">
            <text:p>184</text:p>
          </table:table-cell>
          <table:table-cell office:value-type="float" office:value="193">
            <text:p>193</text:p>
          </table:table-cell>
          <table:table-cell/>
          <table:table-cell office:value-type="float" office:value="859">
            <text:p>859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/>
          <table:table-cell office:value-type="float" office:value="859">
            <text:p>859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/>
          <table:table-cell office:value-type="float" office:value="859">
            <text:p>859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42">
            <text:p>842</text:p>
          </table:table-cell>
          <table:table-cell/>
          <table:table-cell office:value-type="float" office:value="860">
            <text:p>860</text:p>
          </table:table-cell>
          <table:table-cell office:value-type="float" office:value="264">
            <text:p>264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/>
          <table:table-cell office:value-type="float" office:value="860">
            <text:p>860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860">
            <text:p>860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/>
          <table:table-cell office:value-type="float" office:value="860">
            <text:p>86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04">
            <text:p>704</text:p>
          </table:table-cell>
          <table:table-cell/>
          <table:table-cell office:value-type="float" office:value="861">
            <text:p>861</text:p>
          </table:table-cell>
          <table:table-cell office:value-type="float" office:value="1025">
            <text:p>1025</text:p>
          </table:table-cell>
          <table:table-cell office:value-type="float" office:value="1048">
            <text:p>1048</text:p>
          </table:table-cell>
          <table:table-cell office:value-type="float" office:value="1057">
            <text:p>1057</text:p>
          </table:table-cell>
          <table:table-cell/>
          <table:table-cell office:value-type="float" office:value="861">
            <text:p>86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861">
            <text:p>861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/>
          <table:table-cell office:value-type="float" office:value="861">
            <text:p>861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75">
            <text:p>775</text:p>
          </table:table-cell>
          <table:table-cell/>
          <table:table-cell office:value-type="float" office:value="862">
            <text:p>862</text:p>
          </table:table-cell>
          <table:table-cell office:value-type="float" office:value="721">
            <text:p>721</text:p>
          </table:table-cell>
          <table:table-cell office:value-type="float" office:value="745">
            <text:p>745</text:p>
          </table:table-cell>
          <table:table-cell office:value-type="float" office:value="754">
            <text:p>754</text:p>
          </table:table-cell>
          <table:table-cell/>
          <table:table-cell office:value-type="float" office:value="862">
            <text:p>862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862">
            <text:p>862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862">
            <text:p>862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39">
            <text:p>239</text:p>
          </table:table-cell>
          <table:table-cell/>
          <table:table-cell office:value-type="float" office:value="863">
            <text:p>863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863">
            <text:p>863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863">
            <text:p>863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  <table:table-cell office:value-type="float" office:value="863">
            <text:p>86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1007">
            <text:p>1007</text:p>
          </table:table-cell>
          <table:table-cell/>
          <table:table-cell office:value-type="float" office:value="864">
            <text:p>864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office:value-type="float" office:value="223">
            <text:p>223</text:p>
          </table:table-cell>
          <table:table-cell/>
          <table:table-cell office:value-type="float" office:value="864">
            <text:p>86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float" office:value="864">
            <text:p>86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/>
          <table:table-cell office:value-type="float" office:value="864">
            <text:p>864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3">
            <text:p>903</text:p>
          </table:table-cell>
          <table:table-cell/>
          <table:table-cell office:value-type="float" office:value="865">
            <text:p>865</text:p>
          </table:table-cell>
          <table:table-cell office:value-type="float" office:value="523">
            <text:p>523</text:p>
          </table:table-cell>
          <table:table-cell office:value-type="float" office:value="541">
            <text:p>541</text:p>
          </table:table-cell>
          <table:table-cell office:value-type="float" office:value="559">
            <text:p>559</text:p>
          </table:table-cell>
          <table:table-cell/>
          <table:table-cell office:value-type="float" office:value="865">
            <text:p>865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/>
          <table:table-cell office:value-type="float" office:value="865">
            <text:p>865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/>
          <table:table-cell office:value-type="float" office:value="865">
            <text:p>865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512">
            <text:p>512</text:p>
          </table:table-cell>
          <table:table-cell/>
          <table:table-cell office:value-type="float" office:value="866">
            <text:p>866</text:p>
          </table:table-cell>
          <table:table-cell office:value-type="float" office:value="892">
            <text:p>892</text:p>
          </table:table-cell>
          <table:table-cell office:value-type="float" office:value="916">
            <text:p>916</text:p>
          </table:table-cell>
          <table:table-cell office:value-type="float" office:value="925">
            <text:p>925</text:p>
          </table:table-cell>
          <table:table-cell/>
          <table:table-cell office:value-type="float" office:value="866">
            <text:p>866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866">
            <text:p>86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/>
          <table:table-cell office:value-type="float" office:value="866">
            <text:p>86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50">
            <text:p>750</text:p>
          </table:table-cell>
          <table:table-cell/>
          <table:table-cell office:value-type="float" office:value="867">
            <text:p>867</text:p>
          </table:table-cell>
          <table:table-cell office:value-type="float" office:value="872">
            <text:p>872</text:p>
          </table:table-cell>
          <table:table-cell office:value-type="float" office:value="896">
            <text:p>896</text:p>
          </table:table-cell>
          <table:table-cell office:value-type="float" office:value="905">
            <text:p>905</text:p>
          </table:table-cell>
          <table:table-cell/>
          <table:table-cell office:value-type="float" office:value="867">
            <text:p>867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867">
            <text:p>867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office:value-type="float" office:value="867">
            <text:p>867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0">
            <text:p>360</text:p>
          </table:table-cell>
          <table:table-cell/>
          <table:table-cell office:value-type="float" office:value="868">
            <text:p>868</text:p>
          </table:table-cell>
          <table:table-cell office:value-type="float" office:value="1009">
            <text:p>1009</text:p>
          </table:table-cell>
          <table:table-cell office:value-type="float" office:value="1032">
            <text:p>1032</text:p>
          </table:table-cell>
          <table:table-cell office:value-type="float" office:value="1042">
            <text:p>1042</text:p>
          </table:table-cell>
          <table:table-cell/>
          <table:table-cell office:value-type="float" office:value="868">
            <text:p>868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office:value-type="float" office:value="868">
            <text:p>868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/>
          <table:table-cell office:value-type="float" office:value="868">
            <text:p>86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33">
            <text:p>633</text:p>
          </table:table-cell>
          <table:table-cell/>
          <table:table-cell office:value-type="float" office:value="869">
            <text:p>869</text:p>
          </table:table-cell>
          <table:table-cell office:value-type="float" office:value="340">
            <text:p>340</text:p>
          </table:table-cell>
          <table:table-cell office:value-type="float" office:value="358">
            <text:p>358</text:p>
          </table:table-cell>
          <table:table-cell office:value-type="float" office:value="377">
            <text:p>377</text:p>
          </table:table-cell>
          <table:table-cell/>
          <table:table-cell office:value-type="float" office:value="869">
            <text:p>869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869">
            <text:p>869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/>
          <table:table-cell office:value-type="float" office:value="869">
            <text:p>869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76">
            <text:p>376</text:p>
          </table:table-cell>
          <table:table-cell/>
          <table:table-cell office:value-type="float" office:value="870">
            <text:p>870</text:p>
          </table:table-cell>
          <table:table-cell office:value-type="float" office:value="924">
            <text:p>924</text:p>
          </table:table-cell>
          <table:table-cell office:value-type="float" office:value="947">
            <text:p>947</text:p>
          </table:table-cell>
          <table:table-cell office:value-type="float" office:value="956">
            <text:p>956</text:p>
          </table:table-cell>
          <table:table-cell/>
          <table:table-cell office:value-type="float" office:value="870">
            <text:p>870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870">
            <text:p>87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/>
          <table:table-cell office:value-type="float" office:value="870">
            <text:p>87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402">
            <text:p>402</text:p>
          </table:table-cell>
          <table:table-cell/>
          <table:table-cell office:value-type="float" office:value="871">
            <text:p>871</text:p>
          </table:table-cell>
          <table:table-cell office:value-type="float" office:value="616">
            <text:p>616</text:p>
          </table:table-cell>
          <table:table-cell office:value-type="float" office:value="635">
            <text:p>635</text:p>
          </table:table-cell>
          <table:table-cell office:value-type="float" office:value="653">
            <text:p>653</text:p>
          </table:table-cell>
          <table:table-cell/>
          <table:table-cell office:value-type="float" office:value="871">
            <text:p>871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/>
          <table:table-cell office:value-type="float" office:value="871">
            <text:p>87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871">
            <text:p>87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503">
            <text:p>503</text:p>
          </table:table-cell>
          <table:table-cell/>
          <table:table-cell office:value-type="float" office:value="872">
            <text:p>872</text:p>
          </table:table-cell>
          <table:table-cell office:value-type="float" office:value="949">
            <text:p>949</text:p>
          </table:table-cell>
          <table:table-cell office:value-type="float" office:value="972">
            <text:p>972</text:p>
          </table:table-cell>
          <table:table-cell office:value-type="float" office:value="981">
            <text:p>981</text:p>
          </table:table-cell>
          <table:table-cell/>
          <table:table-cell office:value-type="float" office:value="872">
            <text:p>8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872">
            <text:p>872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/>
          <table:table-cell office:value-type="float" office:value="872">
            <text:p>87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571">
            <text:p>571</text:p>
          </table:table-cell>
          <table:table-cell/>
          <table:table-cell office:value-type="float" office:value="873">
            <text:p>873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/>
          <table:table-cell office:value-type="float" office:value="873">
            <text:p>873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/>
          <table:table-cell office:value-type="float" office:value="873">
            <text:p>87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873">
            <text:p>87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58">
            <text:p>358</text:p>
          </table:table-cell>
          <table:table-cell/>
          <table:table-cell office:value-type="float" office:value="874">
            <text:p>874</text:p>
          </table:table-cell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 office:value-type="float" office:value="208">
            <text:p>208</text:p>
          </table:table-cell>
          <table:table-cell/>
          <table:table-cell office:value-type="float" office:value="874">
            <text:p>874</text:p>
          </table:table-cell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/>
          <table:table-cell office:value-type="float" office:value="874">
            <text:p>874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874">
            <text:p>87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3">
            <text:p>943</text:p>
          </table:table-cell>
          <table:table-cell/>
          <table:table-cell office:value-type="float" office:value="875">
            <text:p>875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/>
          <table:table-cell office:value-type="float" office:value="875">
            <text:p>875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/>
          <table:table-cell office:value-type="float" office:value="875">
            <text:p>875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/>
          <table:table-cell office:value-type="float" office:value="875">
            <text:p>875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405">
            <text:p>405</text:p>
          </table:table-cell>
          <table:table-cell/>
          <table:table-cell office:value-type="float" office:value="876">
            <text:p>876</text:p>
          </table:table-cell>
          <table:table-cell office:value-type="float" office:value="701">
            <text:p>701</text:p>
          </table:table-cell>
          <table:table-cell office:value-type="float" office:value="724">
            <text:p>724</text:p>
          </table:table-cell>
          <table:table-cell office:value-type="float" office:value="733">
            <text:p>733</text:p>
          </table:table-cell>
          <table:table-cell/>
          <table:table-cell office:value-type="float" office:value="876">
            <text:p>876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876">
            <text:p>876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/>
          <table:table-cell office:value-type="float" office:value="876">
            <text:p>87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729">
            <text:p>729</text:p>
          </table:table-cell>
          <table:table-cell/>
          <table:table-cell office:value-type="float" office:value="877">
            <text:p>877</text:p>
          </table:table-cell>
          <table:table-cell office:value-type="float" office:value="682">
            <text:p>682</text:p>
          </table:table-cell>
          <table:table-cell office:value-type="float" office:value="705">
            <text:p>705</text:p>
          </table:table-cell>
          <table:table-cell office:value-type="float" office:value="714">
            <text:p>714</text:p>
          </table:table-cell>
          <table:table-cell/>
          <table:table-cell office:value-type="float" office:value="877">
            <text:p>877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/>
          <table:table-cell office:value-type="float" office:value="877">
            <text:p>877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877">
            <text:p>87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27">
            <text:p>727</text:p>
          </table:table-cell>
          <table:table-cell/>
          <table:table-cell office:value-type="float" office:value="878">
            <text:p>878</text:p>
          </table:table-cell>
          <table:table-cell office:value-type="float" office:value="216">
            <text:p>216</text:p>
          </table:table-cell>
          <table:table-cell office:value-type="float" office:value="239">
            <text:p>239</text:p>
          </table:table-cell>
          <table:table-cell office:value-type="float" office:value="248">
            <text:p>248</text:p>
          </table:table-cell>
          <table:table-cell/>
          <table:table-cell office:value-type="float" office:value="878">
            <text:p>878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878">
            <text:p>878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878">
            <text:p>878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94">
            <text:p>294</text:p>
          </table:table-cell>
          <table:table-cell/>
          <table:table-cell office:value-type="float" office:value="879">
            <text:p>879</text:p>
          </table:table-cell>
          <table:table-cell office:value-type="float" office:value="144">
            <text:p>144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/>
          <table:table-cell office:value-type="float" office:value="879">
            <text:p>879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/>
          <table:table-cell office:value-type="float" office:value="879">
            <text:p>879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/>
          <table:table-cell office:value-type="float" office:value="879">
            <text:p>879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18">
            <text:p>1018</text:p>
          </table:table-cell>
          <table:table-cell/>
          <table:table-cell office:value-type="float" office:value="880">
            <text:p>880</text:p>
          </table:table-cell>
          <table:table-cell office:value-type="float" office:value="728">
            <text:p>728</text:p>
          </table:table-cell>
          <table:table-cell office:value-type="float" office:value="751">
            <text:p>751</text:p>
          </table:table-cell>
          <table:table-cell office:value-type="float" office:value="760">
            <text:p>760</text:p>
          </table:table-cell>
          <table:table-cell/>
          <table:table-cell office:value-type="float" office:value="880">
            <text:p>880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/>
          <table:table-cell office:value-type="float" office:value="880">
            <text:p>880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/>
          <table:table-cell office:value-type="float" office:value="880">
            <text:p>88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26">
            <text:p>826</text:p>
          </table:table-cell>
          <table:table-cell/>
          <table:table-cell office:value-type="float" office:value="881">
            <text:p>881</text:p>
          </table:table-cell>
          <table:table-cell office:value-type="float" office:value="208">
            <text:p>208</text:p>
          </table:table-cell>
          <table:table-cell office:value-type="float" office:value="226">
            <text:p>226</text:p>
          </table:table-cell>
          <table:table-cell office:value-type="float" office:value="245">
            <text:p>245</text:p>
          </table:table-cell>
          <table:table-cell/>
          <table:table-cell office:value-type="float" office:value="881">
            <text:p>881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881">
            <text:p>881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881">
            <text:p>88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13">
            <text:p>113</text:p>
          </table:table-cell>
          <table:table-cell/>
          <table:table-cell office:value-type="float" office:value="882">
            <text:p>882</text:p>
          </table:table-cell>
          <table:table-cell office:value-type="float" office:value="171">
            <text:p>171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/>
          <table:table-cell office:value-type="float" office:value="882">
            <text:p>882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882">
            <text:p>882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/>
          <table:table-cell office:value-type="float" office:value="882">
            <text:p>88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1">
            <text:p>701</text:p>
          </table:table-cell>
          <table:table-cell/>
          <table:table-cell office:value-type="float" office:value="883">
            <text:p>883</text:p>
          </table:table-cell>
          <table:table-cell office:value-type="float" office:value="382">
            <text:p>382</text:p>
          </table:table-cell>
          <table:table-cell office:value-type="float" office:value="405">
            <text:p>405</text:p>
          </table:table-cell>
          <table:table-cell office:value-type="float" office:value="415">
            <text:p>415</text:p>
          </table:table-cell>
          <table:table-cell/>
          <table:table-cell office:value-type="float" office:value="883">
            <text:p>883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/>
          <table:table-cell office:value-type="float" office:value="883">
            <text:p>88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/>
          <table:table-cell office:value-type="float" office:value="883">
            <text:p>88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84">
            <text:p>784</text:p>
          </table:table-cell>
          <table:table-cell/>
          <table:table-cell office:value-type="float" office:value="884">
            <text:p>884</text:p>
          </table:table-cell>
          <table:table-cell office:value-type="float" office:value="394">
            <text:p>394</text:p>
          </table:table-cell>
          <table:table-cell office:value-type="float" office:value="417">
            <text:p>417</text:p>
          </table:table-cell>
          <table:table-cell office:value-type="float" office:value="427">
            <text:p>427</text:p>
          </table:table-cell>
          <table:table-cell/>
          <table:table-cell office:value-type="float" office:value="884">
            <text:p>88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884">
            <text:p>884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/>
          <table:table-cell office:value-type="float" office:value="884">
            <text:p>884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60">
            <text:p>260</text:p>
          </table:table-cell>
          <table:table-cell/>
          <table:table-cell office:value-type="float" office:value="885">
            <text:p>885</text:p>
          </table:table-cell>
          <table:table-cell office:value-type="float" office:value="908">
            <text:p>908</text:p>
          </table:table-cell>
          <table:table-cell office:value-type="float" office:value="931">
            <text:p>931</text:p>
          </table:table-cell>
          <table:table-cell office:value-type="float" office:value="941">
            <text:p>941</text:p>
          </table:table-cell>
          <table:table-cell/>
          <table:table-cell office:value-type="float" office:value="885">
            <text:p>885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  <table:table-cell office:value-type="float" office:value="885">
            <text:p>885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885">
            <text:p>88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669">
            <text:p>669</text:p>
          </table:table-cell>
          <table:table-cell/>
          <table:table-cell office:value-type="float" office:value="886">
            <text:p>886</text:p>
          </table:table-cell>
          <table:table-cell office:value-type="float" office:value="1031">
            <text:p>1031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886">
            <text:p>886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886">
            <text:p>886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/>
          <table:table-cell office:value-type="float" office:value="886">
            <text:p>886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62">
            <text:p>462</text:p>
          </table:table-cell>
          <table:table-cell/>
          <table:table-cell office:value-type="float" office:value="887">
            <text:p>887</text:p>
          </table:table-cell>
          <table:table-cell office:value-type="float" office:value="914">
            <text:p>914</text:p>
          </table:table-cell>
          <table:table-cell office:value-type="float" office:value="937">
            <text:p>937</text:p>
          </table:table-cell>
          <table:table-cell office:value-type="float" office:value="946">
            <text:p>946</text:p>
          </table:table-cell>
          <table:table-cell/>
          <table:table-cell office:value-type="float" office:value="887">
            <text:p>887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/>
          <table:table-cell office:value-type="float" office:value="887">
            <text:p>887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  <table:table-cell office:value-type="float" office:value="887">
            <text:p>887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95">
            <text:p>895</text:p>
          </table:table-cell>
          <table:table-cell/>
          <table:table-cell office:value-type="float" office:value="888">
            <text:p>888</text:p>
          </table:table-cell>
          <table:table-cell office:value-type="float" office:value="209">
            <text:p>209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/>
          <table:table-cell office:value-type="float" office:value="888">
            <text:p>888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/>
          <table:table-cell office:value-type="float" office:value="888">
            <text:p>88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/>
          <table:table-cell office:value-type="float" office:value="888">
            <text:p>88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41">
            <text:p>241</text:p>
          </table:table-cell>
          <table:table-cell/>
          <table:table-cell office:value-type="float" office:value="889">
            <text:p>889</text:p>
          </table:table-cell>
          <table:table-cell office:value-type="float" office:value="203">
            <text:p>203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/>
          <table:table-cell office:value-type="float" office:value="889">
            <text:p>889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889">
            <text:p>889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/>
          <table:table-cell office:value-type="float" office:value="889">
            <text:p>889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02">
            <text:p>202</text:p>
          </table:table-cell>
          <table:table-cell/>
          <table:table-cell office:value-type="float" office:value="890">
            <text:p>890</text:p>
          </table:table-cell>
          <table:table-cell office:value-type="float" office:value="661">
            <text:p>661</text:p>
          </table:table-cell>
          <table:table-cell office:value-type="float" office:value="684">
            <text:p>684</text:p>
          </table:table-cell>
          <table:table-cell office:value-type="float" office:value="693">
            <text:p>693</text:p>
          </table:table-cell>
          <table:table-cell/>
          <table:table-cell office:value-type="float" office:value="890">
            <text:p>890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/>
          <table:table-cell office:value-type="float" office:value="890">
            <text:p>89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/>
          <table:table-cell office:value-type="float" office:value="890">
            <text:p>890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05">
            <text:p>905</text:p>
          </table:table-cell>
          <table:table-cell/>
          <table:table-cell office:value-type="float" office:value="891">
            <text:p>891</text:p>
          </table:table-cell>
          <table:table-cell office:value-type="float" office:value="697">
            <text:p>697</text:p>
          </table:table-cell>
          <table:table-cell office:value-type="float" office:value="721">
            <text:p>721</text:p>
          </table:table-cell>
          <table:table-cell office:value-type="float" office:value="730">
            <text:p>730</text:p>
          </table:table-cell>
          <table:table-cell/>
          <table:table-cell office:value-type="float" office:value="891">
            <text:p>89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891">
            <text:p>891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/>
          <table:table-cell office:value-type="float" office:value="891">
            <text:p>89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89">
            <text:p>189</text:p>
          </table:table-cell>
          <table:table-cell/>
          <table:table-cell office:value-type="float" office:value="892">
            <text:p>892</text:p>
          </table:table-cell>
          <table:table-cell office:value-type="float" office:value="747">
            <text:p>747</text:p>
          </table:table-cell>
          <table:table-cell office:value-type="float" office:value="770">
            <text:p>770</text:p>
          </table:table-cell>
          <table:table-cell office:value-type="float" office:value="779">
            <text:p>779</text:p>
          </table:table-cell>
          <table:table-cell/>
          <table:table-cell office:value-type="float" office:value="892">
            <text:p>892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/>
          <table:table-cell office:value-type="float" office:value="892">
            <text:p>89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892">
            <text:p>89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42">
            <text:p>742</text:p>
          </table:table-cell>
          <table:table-cell table:style-name="ce1" office:value-type="float" office:value="754">
            <text:p>754</text:p>
          </table:table-cell>
          <table:table-cell/>
          <table:table-cell office:value-type="float" office:value="893">
            <text:p>893</text:p>
          </table:table-cell>
          <table:table-cell office:value-type="float" office:value="411">
            <text:p>411</text:p>
          </table:table-cell>
          <table:table-cell office:value-type="float" office:value="435">
            <text:p>435</text:p>
          </table:table-cell>
          <table:table-cell office:value-type="float" office:value="444">
            <text:p>444</text:p>
          </table:table-cell>
          <table:table-cell/>
          <table:table-cell office:value-type="float" office:value="893">
            <text:p>893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/>
          <table:table-cell office:value-type="float" office:value="893">
            <text:p>893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893">
            <text:p>893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64">
            <text:p>164</text:p>
          </table:table-cell>
          <table:table-cell/>
          <table:table-cell office:value-type="float" office:value="894">
            <text:p>894</text:p>
          </table:table-cell>
          <table:table-cell office:value-type="float" office:value="121">
            <text:p>121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/>
          <table:table-cell office:value-type="float" office:value="894">
            <text:p>894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float" office:value="894">
            <text:p>894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894">
            <text:p>89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72">
            <text:p>972</text:p>
          </table:table-cell>
          <table:table-cell/>
          <table:table-cell office:value-type="float" office:value="895">
            <text:p>895</text:p>
          </table:table-cell>
          <table:table-cell office:value-type="float" office:value="236">
            <text:p>236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/>
          <table:table-cell office:value-type="float" office:value="895">
            <text:p>89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895">
            <text:p>89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895">
            <text:p>895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01">
            <text:p>301</text:p>
          </table:table-cell>
          <table:table-cell/>
          <table:table-cell office:value-type="float" office:value="896">
            <text:p>896</text:p>
          </table:table-cell>
          <table:table-cell office:value-type="float" office:value="299">
            <text:p>299</text:p>
          </table:table-cell>
          <table:table-cell office:value-type="float" office:value="322">
            <text:p>322</text:p>
          </table:table-cell>
          <table:table-cell office:value-type="float" office:value="331">
            <text:p>331</text:p>
          </table:table-cell>
          <table:table-cell/>
          <table:table-cell office:value-type="float" office:value="896">
            <text:p>896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896">
            <text:p>896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/>
          <table:table-cell office:value-type="float" office:value="896">
            <text:p>896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63">
            <text:p>263</text:p>
          </table:table-cell>
          <table:table-cell/>
          <table:table-cell office:value-type="float" office:value="897">
            <text:p>897</text:p>
          </table:table-cell>
          <table:table-cell office:value-type="float" office:value="605">
            <text:p>605</text:p>
          </table:table-cell>
          <table:table-cell office:value-type="float" office:value="629">
            <text:p>629</text:p>
          </table:table-cell>
          <table:table-cell office:value-type="float" office:value="638">
            <text:p>638</text:p>
          </table:table-cell>
          <table:table-cell/>
          <table:table-cell office:value-type="float" office:value="897">
            <text:p>897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/>
          <table:table-cell office:value-type="float" office:value="897">
            <text:p>897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897">
            <text:p>897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39">
            <text:p>239</text:p>
          </table:table-cell>
          <table:table-cell/>
          <table:table-cell office:value-type="float" office:value="898">
            <text:p>898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161">
            <text:p>161</text:p>
          </table:table-cell>
          <table:table-cell/>
          <table:table-cell office:value-type="float" office:value="898">
            <text:p>898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/>
          <table:table-cell office:value-type="float" office:value="898">
            <text:p>898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898">
            <text:p>898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88">
            <text:p>888</text:p>
          </table:table-cell>
          <table:table-cell/>
          <table:table-cell office:value-type="float" office:value="899">
            <text:p>899</text:p>
          </table:table-cell>
          <table:table-cell office:value-type="float" office:value="781">
            <text:p>781</text:p>
          </table:table-cell>
          <table:table-cell office:value-type="float" office:value="804">
            <text:p>804</text:p>
          </table:table-cell>
          <table:table-cell office:value-type="float" office:value="813">
            <text:p>813</text:p>
          </table:table-cell>
          <table:table-cell/>
          <table:table-cell office:value-type="float" office:value="899">
            <text:p>899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899">
            <text:p>899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/>
          <table:table-cell office:value-type="float" office:value="899">
            <text:p>899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1">
            <text:p>751</text:p>
          </table:table-cell>
          <table:table-cell/>
          <table:table-cell office:value-type="float" office:value="900">
            <text:p>900</text:p>
          </table:table-cell>
          <table:table-cell office:value-type="float" office:value="869">
            <text:p>869</text:p>
          </table:table-cell>
          <table:table-cell office:value-type="float" office:value="893">
            <text:p>893</text:p>
          </table:table-cell>
          <table:table-cell office:value-type="float" office:value="902">
            <text:p>902</text:p>
          </table:table-cell>
          <table:table-cell/>
          <table:table-cell office:value-type="float" office:value="900">
            <text:p>900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900">
            <text:p>90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/>
          <table:table-cell office:value-type="float" office:value="900">
            <text:p>90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54">
            <text:p>854</text:p>
          </table:table-cell>
          <table:table-cell/>
          <table:table-cell office:value-type="float" office:value="901">
            <text:p>901</text:p>
          </table:table-cell>
          <table:table-cell office:value-type="float" office:value="539">
            <text:p>539</text:p>
          </table:table-cell>
          <table:table-cell office:value-type="float" office:value="562">
            <text:p>562</text:p>
          </table:table-cell>
          <table:table-cell office:value-type="float" office:value="572">
            <text:p>572</text:p>
          </table:table-cell>
          <table:table-cell/>
          <table:table-cell office:value-type="float" office:value="901">
            <text:p>901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/>
          <table:table-cell office:value-type="float" office:value="901">
            <text:p>90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901">
            <text:p>90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430">
            <text:p>430</text:p>
          </table:table-cell>
          <table:table-cell/>
          <table:table-cell office:value-type="float" office:value="902">
            <text:p>902</text:p>
          </table:table-cell>
          <table:table-cell office:value-type="float" office:value="976">
            <text:p>976</text:p>
          </table:table-cell>
          <table:table-cell office:value-type="float" office:value="1000">
            <text:p>1000</text:p>
          </table:table-cell>
          <table:table-cell office:value-type="float" office:value="1009">
            <text:p>1009</text:p>
          </table:table-cell>
          <table:table-cell/>
          <table:table-cell office:value-type="float" office:value="902">
            <text:p>902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902">
            <text:p>90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  <table:table-cell office:value-type="float" office:value="902">
            <text:p>902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74">
            <text:p>674</text:p>
          </table:table-cell>
          <table:table-cell/>
          <table:table-cell office:value-type="float" office:value="903">
            <text:p>903</text:p>
          </table:table-cell>
          <table:table-cell office:value-type="float" office:value="1006">
            <text:p>1006</text:p>
          </table:table-cell>
          <table:table-cell office:value-type="float" office:value="1029">
            <text:p>1029</text:p>
          </table:table-cell>
          <table:table-cell office:value-type="float" office:value="1038">
            <text:p>1038</text:p>
          </table:table-cell>
          <table:table-cell/>
          <table:table-cell office:value-type="float" office:value="903">
            <text:p>903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903">
            <text:p>903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/>
          <table:table-cell office:value-type="float" office:value="903">
            <text:p>90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49">
            <text:p>149</text:p>
          </table:table-cell>
          <table:table-cell/>
          <table:table-cell office:value-type="float" office:value="904">
            <text:p>904</text:p>
          </table:table-cell>
          <table:table-cell office:value-type="float" office:value="465">
            <text:p>465</text:p>
          </table:table-cell>
          <table:table-cell office:value-type="float" office:value="488">
            <text:p>488</text:p>
          </table:table-cell>
          <table:table-cell office:value-type="float" office:value="497">
            <text:p>497</text:p>
          </table:table-cell>
          <table:table-cell/>
          <table:table-cell office:value-type="float" office:value="904">
            <text:p>904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904">
            <text:p>904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/>
          <table:table-cell office:value-type="float" office:value="904">
            <text:p>904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3">
            <text:p>943</text:p>
          </table:table-cell>
          <table:table-cell/>
          <table:table-cell office:value-type="float" office:value="905">
            <text:p>905</text:p>
          </table:table-cell>
          <table:table-cell office:value-type="float" office:value="545">
            <text:p>545</text:p>
          </table:table-cell>
          <table:table-cell office:value-type="float" office:value="569">
            <text:p>569</text:p>
          </table:table-cell>
          <table:table-cell office:value-type="float" office:value="578">
            <text:p>578</text:p>
          </table:table-cell>
          <table:table-cell/>
          <table:table-cell office:value-type="float" office:value="905">
            <text:p>905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905">
            <text:p>905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905">
            <text:p>90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451">
            <text:p>451</text:p>
          </table:table-cell>
          <table:table-cell/>
          <table:table-cell office:value-type="float" office:value="906">
            <text:p>906</text:p>
          </table:table-cell>
          <table:table-cell office:value-type="float" office:value="767">
            <text:p>767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/>
          <table:table-cell office:value-type="float" office:value="906">
            <text:p>906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/>
          <table:table-cell office:value-type="float" office:value="906">
            <text:p>906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/>
          <table:table-cell office:value-type="float" office:value="906">
            <text:p>90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56">
            <text:p>956</text:p>
          </table:table-cell>
          <table:table-cell/>
          <table:table-cell office:value-type="float" office:value="907">
            <text:p>907</text:p>
          </table:table-cell>
          <table:table-cell office:value-type="float" office:value="1020">
            <text:p>1020</text:p>
          </table:table-cell>
          <table:table-cell office:value-type="float" office:value="4">
            <text:p>4</text:p>
          </table:table-cell>
          <table:table-cell office:value-type="float" office:value="1052">
            <text:p>1052</text:p>
          </table:table-cell>
          <table:table-cell/>
          <table:table-cell office:value-type="float" office:value="907">
            <text:p>907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907">
            <text:p>907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office:value-type="float" office:value="907">
            <text:p>90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69">
            <text:p>369</text:p>
          </table:table-cell>
          <table:table-cell/>
          <table:table-cell office:value-type="float" office:value="908">
            <text:p>908</text:p>
          </table:table-cell>
          <table:table-cell office:value-type="float" office:value="256">
            <text:p>256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908">
            <text:p>908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/>
          <table:table-cell office:value-type="float" office:value="908">
            <text:p>908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908">
            <text:p>908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41">
            <text:p>541</text:p>
          </table:table-cell>
          <table:table-cell/>
          <table:table-cell office:value-type="float" office:value="909">
            <text:p>909</text:p>
          </table:table-cell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  <table:table-cell office:value-type="float" office:value="802">
            <text:p>802</text:p>
          </table:table-cell>
          <table:table-cell/>
          <table:table-cell office:value-type="float" office:value="909">
            <text:p>909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909">
            <text:p>90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office:value-type="float" office:value="909">
            <text:p>909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89">
            <text:p>189</text:p>
          </table:table-cell>
          <table:table-cell/>
          <table:table-cell office:value-type="float" office:value="910">
            <text:p>910</text:p>
          </table:table-cell>
          <table:table-cell office:value-type="float" office:value="862">
            <text:p>862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/>
          <table:table-cell office:value-type="float" office:value="910">
            <text:p>910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/>
          <table:table-cell office:value-type="float" office:value="910">
            <text:p>910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/>
          <table:table-cell office:value-type="float" office:value="910">
            <text:p>91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79">
            <text:p>879</text:p>
          </table:table-cell>
          <table:table-cell/>
          <table:table-cell office:value-type="float" office:value="911">
            <text:p>911</text:p>
          </table:table-cell>
          <table:table-cell office:value-type="float" office:value="215">
            <text:p>215</text:p>
          </table:table-cell>
          <table:table-cell office:value-type="float" office:value="239">
            <text:p>239</text:p>
          </table:table-cell>
          <table:table-cell office:value-type="float" office:value="248">
            <text:p>248</text:p>
          </table:table-cell>
          <table:table-cell/>
          <table:table-cell office:value-type="float" office:value="911">
            <text:p>911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/>
          <table:table-cell office:value-type="float" office:value="911">
            <text:p>911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/>
          <table:table-cell office:value-type="float" office:value="911">
            <text:p>911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56">
            <text:p>156</text:p>
          </table:table-cell>
          <table:table-cell/>
          <table:table-cell office:value-type="float" office:value="912">
            <text:p>912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/>
          <table:table-cell office:value-type="float" office:value="912">
            <text:p>912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912">
            <text:p>912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912">
            <text:p>912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0">
            <text:p>790</text:p>
          </table:table-cell>
          <table:table-cell/>
          <table:table-cell office:value-type="float" office:value="913">
            <text:p>913</text:p>
          </table:table-cell>
          <table:table-cell office:value-type="float" office:value="760">
            <text:p>760</text:p>
          </table:table-cell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/>
          <table:table-cell office:value-type="float" office:value="913">
            <text:p>913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office:value-type="float" office:value="913">
            <text:p>913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913">
            <text:p>913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14">
            <text:p>914</text:p>
          </table:table-cell>
          <table:table-cell/>
          <table:table-cell office:value-type="float" office:value="914">
            <text:p>914</text:p>
          </table:table-cell>
          <table:table-cell office:value-type="float" office:value="310">
            <text:p>310</text:p>
          </table:table-cell>
          <table:table-cell office:value-type="float" office:value="333">
            <text:p>333</text:p>
          </table:table-cell>
          <table:table-cell office:value-type="float" office:value="342">
            <text:p>342</text:p>
          </table:table-cell>
          <table:table-cell/>
          <table:table-cell office:value-type="float" office:value="914">
            <text:p>914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/>
          <table:table-cell office:value-type="float" office:value="914">
            <text:p>914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914">
            <text:p>91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88">
            <text:p>488</text:p>
          </table:table-cell>
          <table:table-cell/>
          <table:table-cell office:value-type="float" office:value="915">
            <text:p>915</text:p>
          </table:table-cell>
          <table:table-cell office:value-type="float" office:value="209">
            <text:p>209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/>
          <table:table-cell office:value-type="float" office:value="915">
            <text:p>915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/>
          <table:table-cell office:value-type="float" office:value="915">
            <text:p>91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915">
            <text:p>915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12">
            <text:p>512</text:p>
          </table:table-cell>
          <table:table-cell/>
          <table:table-cell office:value-type="float" office:value="916">
            <text:p>916</text:p>
          </table:table-cell>
          <table:table-cell office:value-type="float" office:value="642">
            <text:p>642</text:p>
          </table:table-cell>
          <table:table-cell office:value-type="float" office:value="660">
            <text:p>660</text:p>
          </table:table-cell>
          <table:table-cell office:value-type="float" office:value="678">
            <text:p>678</text:p>
          </table:table-cell>
          <table:table-cell/>
          <table:table-cell office:value-type="float" office:value="916">
            <text:p>916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/>
          <table:table-cell office:value-type="float" office:value="916">
            <text:p>916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916">
            <text:p>9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74">
            <text:p>374</text:p>
          </table:table-cell>
          <table:table-cell/>
          <table:table-cell office:value-type="float" office:value="917">
            <text:p>917</text:p>
          </table:table-cell>
          <table:table-cell office:value-type="float" office:value="1008">
            <text:p>1008</text:p>
          </table:table-cell>
          <table:table-cell office:value-type="float" office:value="1031">
            <text:p>1031</text:p>
          </table:table-cell>
          <table:table-cell office:value-type="float" office:value="1040">
            <text:p>1040</text:p>
          </table:table-cell>
          <table:table-cell/>
          <table:table-cell office:value-type="float" office:value="917">
            <text:p>917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/>
          <table:table-cell office:value-type="float" office:value="917">
            <text:p>917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/>
          <table:table-cell office:value-type="float" office:value="917">
            <text:p>91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820">
            <text:p>820</text:p>
          </table:table-cell>
          <table:table-cell/>
          <table:table-cell office:value-type="float" office:value="918">
            <text:p>918</text:p>
          </table:table-cell>
          <table:table-cell office:value-type="float" office:value="625">
            <text:p>625</text:p>
          </table:table-cell>
          <table:table-cell office:value-type="float" office:value="649">
            <text:p>649</text:p>
          </table:table-cell>
          <table:table-cell office:value-type="float" office:value="658">
            <text:p>658</text:p>
          </table:table-cell>
          <table:table-cell/>
          <table:table-cell office:value-type="float" office:value="918">
            <text:p>918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918">
            <text:p>918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918">
            <text:p>918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571">
            <text:p>571</text:p>
          </table:table-cell>
          <table:table-cell/>
          <table:table-cell office:value-type="float" office:value="919">
            <text:p>919</text:p>
          </table:table-cell>
          <table:table-cell office:value-type="float" office:value="709">
            <text:p>709</text:p>
          </table:table-cell>
          <table:table-cell office:value-type="float" office:value="732">
            <text:p>732</text:p>
          </table:table-cell>
          <table:table-cell office:value-type="float" office:value="741">
            <text:p>741</text:p>
          </table:table-cell>
          <table:table-cell/>
          <table:table-cell office:value-type="float" office:value="919">
            <text:p>919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/>
          <table:table-cell office:value-type="float" office:value="919">
            <text:p>919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919">
            <text:p>91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18">
            <text:p>1018</text:p>
          </table:table-cell>
          <table:table-cell/>
          <table:table-cell office:value-type="float" office:value="920">
            <text:p>920</text:p>
          </table:table-cell>
          <table:table-cell office:value-type="float" office:value="262">
            <text:p>262</text:p>
          </table:table-cell>
          <table:table-cell office:value-type="float" office:value="286">
            <text:p>286</text:p>
          </table:table-cell>
          <table:table-cell office:value-type="float" office:value="295">
            <text:p>295</text:p>
          </table:table-cell>
          <table:table-cell/>
          <table:table-cell office:value-type="float" office:value="920">
            <text:p>920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920">
            <text:p>92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/>
          <table:table-cell office:value-type="float" office:value="920">
            <text:p>92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73">
            <text:p>373</text:p>
          </table:table-cell>
          <table:table-cell/>
          <table:table-cell office:value-type="float" office:value="921">
            <text:p>921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/>
          <table:table-cell office:value-type="float" office:value="921">
            <text:p>921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921">
            <text:p>921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921">
            <text:p>92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51">
            <text:p>351</text:p>
          </table:table-cell>
          <table:table-cell/>
          <table:table-cell office:value-type="float" office:value="922">
            <text:p>922</text:p>
          </table:table-cell>
          <table:table-cell office:value-type="float" office:value="594">
            <text:p>594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/>
          <table:table-cell office:value-type="float" office:value="922">
            <text:p>922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922">
            <text:p>922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922">
            <text:p>922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028">
            <text:p>1028</text:p>
          </table:table-cell>
          <table:table-cell/>
          <table:table-cell office:value-type="float" office:value="923">
            <text:p>923</text:p>
          </table:table-cell>
          <table:table-cell office:value-type="float" office:value="852">
            <text:p>852</text:p>
          </table:table-cell>
          <table:table-cell office:value-type="float" office:value="875">
            <text:p>875</text:p>
          </table:table-cell>
          <table:table-cell office:value-type="float" office:value="884">
            <text:p>884</text:p>
          </table:table-cell>
          <table:table-cell/>
          <table:table-cell office:value-type="float" office:value="923">
            <text:p>923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/>
          <table:table-cell office:value-type="float" office:value="923">
            <text:p>923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office:value-type="float" office:value="923">
            <text:p>923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0">
            <text:p>420</text:p>
          </table:table-cell>
          <table:table-cell/>
          <table:table-cell office:value-type="float" office:value="924">
            <text:p>924</text:p>
          </table:table-cell>
          <table:table-cell office:value-type="float" office:value="988">
            <text:p>988</text:p>
          </table:table-cell>
          <table:table-cell office:value-type="float" office:value="1011">
            <text:p>1011</text:p>
          </table:table-cell>
          <table:table-cell office:value-type="float" office:value="1020">
            <text:p>1020</text:p>
          </table:table-cell>
          <table:table-cell/>
          <table:table-cell office:value-type="float" office:value="924">
            <text:p>924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924">
            <text:p>924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float" office:value="924">
            <text:p>924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23">
            <text:p>123</text:p>
          </table:table-cell>
          <table:table-cell/>
          <table:table-cell office:value-type="float" office:value="925">
            <text:p>925</text:p>
          </table:table-cell>
          <table:table-cell office:value-type="float" office:value="5">
            <text:p>5</text:p>
          </table:table-cell>
          <table:table-cell office:value-type="float" office:value="346">
            <text:p>346</text:p>
          </table:table-cell>
          <table:table-cell office:value-type="float" office:value="355">
            <text:p>355</text:p>
          </table:table-cell>
          <table:table-cell/>
          <table:table-cell office:value-type="float" office:value="925">
            <text:p>925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925">
            <text:p>92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925">
            <text:p>925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3">
            <text:p>73</text:p>
          </table:table-cell>
          <table:table-cell/>
          <table:table-cell office:value-type="float" office:value="926">
            <text:p>926</text:p>
          </table:table-cell>
          <table:table-cell office:value-type="float" office:value="691">
            <text:p>691</text:p>
          </table:table-cell>
          <table:table-cell office:value-type="float" office:value="715">
            <text:p>715</text:p>
          </table:table-cell>
          <table:table-cell office:value-type="float" office:value="724">
            <text:p>724</text:p>
          </table:table-cell>
          <table:table-cell/>
          <table:table-cell office:value-type="float" office:value="926">
            <text:p>926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926">
            <text:p>926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office:value-type="float" office:value="926">
            <text:p>926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58">
            <text:p>458</text:p>
          </table:table-cell>
          <table:table-cell/>
          <table:table-cell office:value-type="float" office:value="927">
            <text:p>927</text:p>
          </table:table-cell>
          <table:table-cell office:value-type="float" office:value="306">
            <text:p>306</text:p>
          </table:table-cell>
          <table:table-cell office:value-type="float" office:value="330">
            <text:p>330</text:p>
          </table:table-cell>
          <table:table-cell office:value-type="float" office:value="339">
            <text:p>339</text:p>
          </table:table-cell>
          <table:table-cell/>
          <table:table-cell office:value-type="float" office:value="927">
            <text:p>927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927">
            <text:p>927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office:value-type="float" office:value="927">
            <text:p>92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638">
            <text:p>638</text:p>
          </table:table-cell>
          <table:table-cell/>
          <table:table-cell office:value-type="float" office:value="928">
            <text:p>928</text:p>
          </table:table-cell>
          <table:table-cell office:value-type="float" office:value="690">
            <text:p>690</text:p>
          </table:table-cell>
          <table:table-cell office:value-type="float" office:value="714">
            <text:p>714</text:p>
          </table:table-cell>
          <table:table-cell office:value-type="float" office:value="723">
            <text:p>723</text:p>
          </table:table-cell>
          <table:table-cell/>
          <table:table-cell office:value-type="float" office:value="928">
            <text:p>928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928">
            <text:p>928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/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839">
            <text:p>839</text:p>
          </table:table-cell>
          <table:table-cell/>
          <table:table-cell office:value-type="float" office:value="929">
            <text:p>929</text:p>
          </table:table-cell>
          <table:table-cell office:value-type="float" office:value="264">
            <text:p>264</text:p>
          </table:table-cell>
          <table:table-cell office:value-type="float" office:value="288">
            <text:p>288</text:p>
          </table:table-cell>
          <table:table-cell office:value-type="float" office:value="297">
            <text:p>297</text:p>
          </table:table-cell>
          <table:table-cell/>
          <table:table-cell office:value-type="float" office:value="929">
            <text:p>929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929">
            <text:p>929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929">
            <text:p>929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657">
            <text:p>657</text:p>
          </table:table-cell>
          <table:table-cell/>
          <table:table-cell office:value-type="float" office:value="930">
            <text:p>930</text:p>
          </table:table-cell>
          <table:table-cell office:value-type="float" office:value="853">
            <text:p>853</text:p>
          </table:table-cell>
          <table:table-cell office:value-type="float" office:value="871">
            <text:p>871</text:p>
          </table:table-cell>
          <table:table-cell office:value-type="float" office:value="890">
            <text:p>890</text:p>
          </table:table-cell>
          <table:table-cell/>
          <table:table-cell office:value-type="float" office:value="930">
            <text:p>930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/>
          <table:table-cell office:value-type="float" office:value="930">
            <text:p>93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930">
            <text:p>930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661">
            <text:p>661</text:p>
          </table:table-cell>
          <table:table-cell/>
          <table:table-cell office:value-type="float" office:value="931">
            <text:p>931</text:p>
          </table:table-cell>
          <table:table-cell office:value-type="float" office:value="325">
            <text:p>325</text:p>
          </table:table-cell>
          <table:table-cell office:value-type="float" office:value="348">
            <text:p>348</text:p>
          </table:table-cell>
          <table:table-cell office:value-type="float" office:value="357">
            <text:p>357</text:p>
          </table:table-cell>
          <table:table-cell/>
          <table:table-cell office:value-type="float" office:value="931">
            <text:p>931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931">
            <text:p>931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/>
          <table:table-cell office:value-type="float" office:value="931">
            <text:p>93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84">
            <text:p>484</text:p>
          </table:table-cell>
          <table:table-cell/>
          <table:table-cell office:value-type="float" office:value="932">
            <text:p>932</text:p>
          </table:table-cell>
          <table:table-cell office:value-type="float" office:value="801">
            <text:p>801</text:p>
          </table:table-cell>
          <table:table-cell office:value-type="float" office:value="824">
            <text:p>824</text:p>
          </table:table-cell>
          <table:table-cell office:value-type="float" office:value="833">
            <text:p>833</text:p>
          </table:table-cell>
          <table:table-cell/>
          <table:table-cell office:value-type="float" office:value="932">
            <text:p>932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932">
            <text:p>932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/>
          <table:table-cell office:value-type="float" office:value="932">
            <text:p>93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72">
            <text:p>872</text:p>
          </table:table-cell>
          <table:table-cell/>
          <table:table-cell office:value-type="float" office:value="933">
            <text:p>933</text:p>
          </table:table-cell>
          <table:table-cell office:value-type="float" office:value="463">
            <text:p>463</text:p>
          </table:table-cell>
          <table:table-cell office:value-type="float" office:value="481">
            <text:p>481</text:p>
          </table:table-cell>
          <table:table-cell office:value-type="float" office:value="499">
            <text:p>499</text:p>
          </table:table-cell>
          <table:table-cell/>
          <table:table-cell office:value-type="float" office:value="933">
            <text:p>933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933">
            <text:p>933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office:value-type="float" office:value="933">
            <text:p>93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760">
            <text:p>760</text:p>
          </table:table-cell>
          <table:table-cell/>
          <table:table-cell office:value-type="float" office:value="934">
            <text:p>934</text:p>
          </table:table-cell>
          <table:table-cell office:value-type="float" office:value="602">
            <text:p>602</text:p>
          </table:table-cell>
          <table:table-cell office:value-type="float" office:value="625">
            <text:p>625</text:p>
          </table:table-cell>
          <table:table-cell office:value-type="float" office:value="634">
            <text:p>634</text:p>
          </table:table-cell>
          <table:table-cell/>
          <table:table-cell office:value-type="float" office:value="934">
            <text:p>934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934">
            <text:p>9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/>
          <table:table-cell office:value-type="float" office:value="934">
            <text:p>934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21">
            <text:p>321</text:p>
          </table:table-cell>
          <table:table-cell/>
          <table:table-cell office:value-type="float" office:value="935">
            <text:p>935</text:p>
          </table:table-cell>
          <table:table-cell office:value-type="float" office:value="620">
            <text:p>620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/>
          <table:table-cell office:value-type="float" office:value="935">
            <text:p>935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float" office:value="935">
            <text:p>935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/>
          <table:table-cell office:value-type="float" office:value="935">
            <text:p>935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44">
            <text:p>444</text:p>
          </table:table-cell>
          <table:table-cell/>
          <table:table-cell office:value-type="float" office:value="936">
            <text:p>936</text:p>
          </table:table-cell>
          <table:table-cell office:value-type="float" office:value="720">
            <text:p>720</text:p>
          </table:table-cell>
          <table:table-cell office:value-type="float" office:value="743">
            <text:p>743</text:p>
          </table:table-cell>
          <table:table-cell office:value-type="float" office:value="753">
            <text:p>753</text:p>
          </table:table-cell>
          <table:table-cell/>
          <table:table-cell office:value-type="float" office:value="936">
            <text:p>936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936">
            <text:p>936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/>
          <table:table-cell office:value-type="float" office:value="936">
            <text:p>936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57">
            <text:p>557</text:p>
          </table:table-cell>
          <table:table-cell/>
          <table:table-cell office:value-type="float" office:value="937">
            <text:p>937</text:p>
          </table:table-cell>
          <table:table-cell office:value-type="float" office:value="760">
            <text:p>760</text:p>
          </table:table-cell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/>
          <table:table-cell office:value-type="float" office:value="937">
            <text:p>937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937">
            <text:p>937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/>
          <table:table-cell office:value-type="float" office:value="937">
            <text:p>937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938">
            <text:p>938</text:p>
          </table:table-cell>
          <table:table-cell office:value-type="float" office:value="1024">
            <text:p>1024</text:p>
          </table:table-cell>
          <table:table-cell office:value-type="float" office:value="1047">
            <text:p>1047</text:p>
          </table:table-cell>
          <table:table-cell office:value-type="float" office:value="20">
            <text:p>20</text:p>
          </table:table-cell>
          <table:table-cell/>
          <table:table-cell office:value-type="float" office:value="938">
            <text:p>938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938">
            <text:p>938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office:value-type="float" office:value="938">
            <text:p>938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31">
            <text:p>1031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939">
            <text:p>939</text:p>
          </table:table-cell>
          <table:table-cell office:value-type="float" office:value="467">
            <text:p>467</text:p>
          </table:table-cell>
          <table:table-cell office:value-type="float" office:value="490">
            <text:p>490</text:p>
          </table:table-cell>
          <table:table-cell office:value-type="float" office:value="499">
            <text:p>499</text:p>
          </table:table-cell>
          <table:table-cell/>
          <table:table-cell office:value-type="float" office:value="939">
            <text:p>939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/>
          <table:table-cell office:value-type="float" office:value="939">
            <text:p>93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/>
          <table:table-cell office:value-type="float" office:value="939">
            <text:p>939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807">
            <text:p>807</text:p>
          </table:table-cell>
          <table:table-cell/>
          <table:table-cell office:value-type="float" office:value="940">
            <text:p>940</text:p>
          </table:table-cell>
          <table:table-cell office:value-type="float" office:value="256">
            <text:p>256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940">
            <text:p>940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/>
          <table:table-cell office:value-type="float" office:value="940">
            <text:p>94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940">
            <text:p>940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3">
            <text:p>943</text:p>
          </table:table-cell>
          <table:table-cell/>
          <table:table-cell office:value-type="float" office:value="941">
            <text:p>941</text:p>
          </table:table-cell>
          <table:table-cell office:value-type="float" office:value="358">
            <text:p>358</text:p>
          </table:table-cell>
          <table:table-cell office:value-type="float" office:value="381">
            <text:p>381</text:p>
          </table:table-cell>
          <table:table-cell office:value-type="float" office:value="390">
            <text:p>390</text:p>
          </table:table-cell>
          <table:table-cell/>
          <table:table-cell office:value-type="float" office:value="941">
            <text:p>941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941">
            <text:p>941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941">
            <text:p>94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2">
            <text:p>82</text:p>
          </table:table-cell>
          <table:table-cell/>
          <table:table-cell office:value-type="float" office:value="942">
            <text:p>942</text:p>
          </table:table-cell>
          <table:table-cell office:value-type="float" office:value="964">
            <text:p>964</text:p>
          </table:table-cell>
          <table:table-cell office:value-type="float" office:value="987">
            <text:p>987</text:p>
          </table:table-cell>
          <table:table-cell office:value-type="float" office:value="996">
            <text:p>996</text:p>
          </table:table-cell>
          <table:table-cell/>
          <table:table-cell office:value-type="float" office:value="942">
            <text:p>942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942">
            <text:p>942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/>
          <table:table-cell office:value-type="float" office:value="942">
            <text:p>94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943">
            <text:p>943</text:p>
          </table:table-cell>
          <table:table-cell office:value-type="float" office:value="947">
            <text:p>947</text:p>
          </table:table-cell>
          <table:table-cell office:value-type="float" office:value="971">
            <text:p>971</text:p>
          </table:table-cell>
          <table:table-cell office:value-type="float" office:value="980">
            <text:p>980</text:p>
          </table:table-cell>
          <table:table-cell/>
          <table:table-cell office:value-type="float" office:value="943">
            <text:p>943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/>
          <table:table-cell office:value-type="float" office:value="943">
            <text:p>943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943">
            <text:p>94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66">
            <text:p>966</text:p>
          </table:table-cell>
          <table:table-cell/>
          <table:table-cell office:value-type="float" office:value="944">
            <text:p>944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/>
          <table:table-cell office:value-type="float" office:value="944">
            <text:p>944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/>
          <table:table-cell office:value-type="float" office:value="944">
            <text:p>944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944">
            <text:p>94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1022">
            <text:p>1022</text:p>
          </table:table-cell>
          <table:table-cell table:style-name="ce1" office:value-type="float" office:value="1034">
            <text:p>1034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945">
            <text:p>945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/>
          <table:table-cell office:value-type="float" office:value="945">
            <text:p>945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945">
            <text:p>945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945">
            <text:p>94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4">
            <text:p>254</text:p>
          </table:table-cell>
          <table:table-cell/>
          <table:table-cell office:value-type="float" office:value="946">
            <text:p>946</text:p>
          </table:table-cell>
          <table:table-cell office:value-type="float" office:value="282">
            <text:p>282</text:p>
          </table:table-cell>
          <table:table-cell office:value-type="float" office:value="305">
            <text:p>305</text:p>
          </table:table-cell>
          <table:table-cell office:value-type="float" office:value="314">
            <text:p>314</text:p>
          </table:table-cell>
          <table:table-cell/>
          <table:table-cell office:value-type="float" office:value="946">
            <text:p>94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/>
          <table:table-cell office:value-type="float" office:value="946">
            <text:p>946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/>
          <table:table-cell office:value-type="float" office:value="946">
            <text:p>94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49">
            <text:p>449</text:p>
          </table:table-cell>
          <table:table-cell/>
          <table:table-cell office:value-type="float" office:value="947">
            <text:p>947</text:p>
          </table:table-cell>
          <table:table-cell office:value-type="float" office:value="144">
            <text:p>144</text:p>
          </table:table-cell>
          <table:table-cell office:value-type="float" office:value="168">
            <text:p>168</text:p>
          </table:table-cell>
          <table:table-cell office:value-type="float" office:value="177">
            <text:p>177</text:p>
          </table:table-cell>
          <table:table-cell/>
          <table:table-cell office:value-type="float" office:value="947">
            <text:p>947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/>
          <table:table-cell office:value-type="float" office:value="947">
            <text:p>947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947">
            <text:p>947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18">
            <text:p>118</text:p>
          </table:table-cell>
          <table:table-cell/>
          <table:table-cell office:value-type="float" office:value="948">
            <text:p>948</text:p>
          </table:table-cell>
          <table:table-cell office:value-type="float" office:value="395">
            <text:p>395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/>
          <table:table-cell office:value-type="float" office:value="948">
            <text:p>948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/>
          <table:table-cell office:value-type="float" office:value="948">
            <text:p>948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/>
          <table:table-cell office:value-type="float" office:value="948">
            <text:p>94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57">
            <text:p>757</text:p>
          </table:table-cell>
          <table:table-cell/>
          <table:table-cell office:value-type="float" office:value="949">
            <text:p>949</text:p>
          </table:table-cell>
          <table:table-cell office:value-type="float" office:value="380">
            <text:p>380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/>
          <table:table-cell office:value-type="float" office:value="949">
            <text:p>949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949">
            <text:p>949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/>
          <table:table-cell office:value-type="float" office:value="949">
            <text:p>949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10">
            <text:p>910</text:p>
          </table:table-cell>
          <table:table-cell/>
          <table:table-cell office:value-type="float" office:value="950">
            <text:p>950</text:p>
          </table:table-cell>
          <table:table-cell office:value-type="float" office:value="931">
            <text:p>931</text:p>
          </table:table-cell>
          <table:table-cell office:value-type="float" office:value="954">
            <text:p>954</text:p>
          </table:table-cell>
          <table:table-cell office:value-type="float" office:value="964">
            <text:p>964</text:p>
          </table:table-cell>
          <table:table-cell/>
          <table:table-cell office:value-type="float" office:value="950">
            <text:p>950</text:p>
          </table:table-cell>
          <table:table-cell office:value-type="float" office:value="174">
            <text:p>174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/>
          <table:table-cell office:value-type="float" office:value="950">
            <text:p>950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950">
            <text:p>95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724">
            <text:p>724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748">
            <text:p>748</text:p>
          </table:table-cell>
          <table:table-cell/>
          <table:table-cell office:value-type="float" office:value="951">
            <text:p>951</text:p>
          </table:table-cell>
          <table:table-cell office:value-type="float" office:value="356">
            <text:p>356</text:p>
          </table:table-cell>
          <table:table-cell office:value-type="float" office:value="379">
            <text:p>379</text:p>
          </table:table-cell>
          <table:table-cell office:value-type="float" office:value="388">
            <text:p>388</text:p>
          </table:table-cell>
          <table:table-cell/>
          <table:table-cell office:value-type="float" office:value="951">
            <text:p>951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/>
          <table:table-cell office:value-type="float" office:value="951">
            <text:p>951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/>
          <table:table-cell office:value-type="float" office:value="951">
            <text:p>95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952">
            <text:p>952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952">
            <text:p>952</text:p>
          </table:table-cell>
          <table:table-cell office:value-type="float" office:value="763">
            <text:p>763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/>
          <table:table-cell office:value-type="float" office:value="952">
            <text:p>952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952">
            <text:p>95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/>
          <table:table-cell office:value-type="float" office:value="952">
            <text:p>95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292">
            <text:p>292</text:p>
          </table:table-cell>
          <table:table-cell/>
          <table:table-cell office:value-type="float" office:value="953">
            <text:p>953</text:p>
          </table:table-cell>
          <table:table-cell office:value-type="float" office:value="870">
            <text:p>870</text:p>
          </table:table-cell>
          <table:table-cell office:value-type="float" office:value="893">
            <text:p>893</text:p>
          </table:table-cell>
          <table:table-cell office:value-type="float" office:value="903">
            <text:p>903</text:p>
          </table:table-cell>
          <table:table-cell/>
          <table:table-cell office:value-type="float" office:value="953">
            <text:p>953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953">
            <text:p>953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/>
          <table:table-cell office:value-type="float" office:value="953">
            <text:p>953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8">
            <text:p>68</text:p>
          </table:table-cell>
          <table:table-cell/>
          <table:table-cell office:value-type="float" office:value="954">
            <text:p>954</text:p>
          </table:table-cell>
          <table:table-cell office:value-type="float" office:value="277">
            <text:p>277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/>
          <table:table-cell office:value-type="float" office:value="954">
            <text:p>954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954">
            <text:p>954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/>
          <table:table-cell office:value-type="float" office:value="954">
            <text:p>954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955">
            <text:p>955</text:p>
          </table:table-cell>
          <table:table-cell office:value-type="float" office:value="381">
            <text:p>381</text:p>
          </table:table-cell>
          <table:table-cell office:value-type="float" office:value="404">
            <text:p>404</text:p>
          </table:table-cell>
          <table:table-cell office:value-type="float" office:value="414">
            <text:p>414</text:p>
          </table:table-cell>
          <table:table-cell/>
          <table:table-cell office:value-type="float" office:value="955">
            <text:p>955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  <table:table-cell office:value-type="float" office:value="955">
            <text:p>9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955">
            <text:p>95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605">
            <text:p>605</text:p>
          </table:table-cell>
          <table:table-cell/>
          <table:table-cell office:value-type="float" office:value="956">
            <text:p>956</text:p>
          </table:table-cell>
          <table:table-cell office:value-type="float" office:value="4">
            <text:p>4</text:p>
          </table:table-cell>
          <table:table-cell office:value-type="float" office:value="425">
            <text:p>425</text:p>
          </table:table-cell>
          <table:table-cell office:value-type="float" office:value="435">
            <text:p>435</text:p>
          </table:table-cell>
          <table:table-cell/>
          <table:table-cell office:value-type="float" office:value="956">
            <text:p>956</text:p>
          </table:table-cell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956">
            <text:p>956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office:value-type="float" office:value="956">
            <text:p>95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812">
            <text:p>812</text:p>
          </table:table-cell>
          <table:table-cell/>
          <table:table-cell office:value-type="float" office:value="957">
            <text:p>957</text:p>
          </table:table-cell>
          <table:table-cell office:value-type="float" office:value="462">
            <text:p>462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957">
            <text:p>957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957">
            <text:p>957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957">
            <text:p>95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878">
            <text:p>878</text:p>
          </table:table-cell>
          <table:table-cell/>
          <table:table-cell office:value-type="float" office:value="958">
            <text:p>958</text:p>
          </table:table-cell>
          <table:table-cell office:value-type="float" office:value="861">
            <text:p>861</text:p>
          </table:table-cell>
          <table:table-cell office:value-type="float" office:value="885">
            <text:p>885</text:p>
          </table:table-cell>
          <table:table-cell office:value-type="float" office:value="894">
            <text:p>894</text:p>
          </table:table-cell>
          <table:table-cell/>
          <table:table-cell office:value-type="float" office:value="958">
            <text:p>958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958">
            <text:p>958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/>
          <table:table-cell office:value-type="float" office:value="958">
            <text:p>95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38">
            <text:p>238</text:p>
          </table:table-cell>
          <table:table-cell/>
          <table:table-cell office:value-type="float" office:value="959">
            <text:p>959</text:p>
          </table:table-cell>
          <table:table-cell office:value-type="float" office:value="815">
            <text:p>815</text:p>
          </table:table-cell>
          <table:table-cell office:value-type="float" office:value="838">
            <text:p>838</text:p>
          </table:table-cell>
          <table:table-cell office:value-type="float" office:value="847">
            <text:p>847</text:p>
          </table:table-cell>
          <table:table-cell/>
          <table:table-cell office:value-type="float" office:value="959">
            <text:p>959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/>
          <table:table-cell office:value-type="float" office:value="959">
            <text:p>95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  <table:table-cell office:value-type="float" office:value="959">
            <text:p>959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95">
            <text:p>895</text:p>
          </table:table-cell>
          <table:table-cell/>
          <table:table-cell office:value-type="float" office:value="960">
            <text:p>960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960">
            <text:p>960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/>
          <table:table-cell office:value-type="float" office:value="960">
            <text:p>960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office:value-type="float" office:value="960">
            <text:p>960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23">
            <text:p>123</text:p>
          </table:table-cell>
          <table:table-cell/>
          <table:table-cell office:value-type="float" office:value="961">
            <text:p>961</text:p>
          </table:table-cell>
          <table:table-cell office:value-type="float" office:value="264">
            <text:p>264</text:p>
          </table:table-cell>
          <table:table-cell office:value-type="float" office:value="287">
            <text:p>287</text:p>
          </table:table-cell>
          <table:table-cell office:value-type="float" office:value="296">
            <text:p>296</text:p>
          </table:table-cell>
          <table:table-cell/>
          <table:table-cell office:value-type="float" office:value="961">
            <text:p>961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/>
          <table:table-cell office:value-type="float" office:value="961">
            <text:p>96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961">
            <text:p>96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75">
            <text:p>275</text:p>
          </table:table-cell>
          <table:table-cell/>
          <table:table-cell office:value-type="float" office:value="962">
            <text:p>962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/>
          <table:table-cell office:value-type="float" office:value="962">
            <text:p>962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962">
            <text:p>962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office:value-type="float" office:value="962">
            <text:p>962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06">
            <text:p>306</text:p>
          </table:table-cell>
          <table:table-cell/>
          <table:table-cell office:value-type="float" office:value="963">
            <text:p>96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/>
          <table:table-cell office:value-type="float" office:value="963">
            <text:p>963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/>
          <table:table-cell office:value-type="float" office:value="963">
            <text:p>963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963">
            <text:p>963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5">
            <text:p>135</text:p>
          </table:table-cell>
          <table:table-cell/>
          <table:table-cell office:value-type="float" office:value="964">
            <text:p>964</text:p>
          </table:table-cell>
          <table:table-cell office:value-type="float" office:value="1010">
            <text:p>1010</text:p>
          </table:table-cell>
          <table:table-cell office:value-type="float" office:value="1034">
            <text:p>1034</text:p>
          </table:table-cell>
          <table:table-cell office:value-type="float" office:value="1043">
            <text:p>1043</text:p>
          </table:table-cell>
          <table:table-cell/>
          <table:table-cell office:value-type="float" office:value="964">
            <text:p>964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964">
            <text:p>96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964">
            <text:p>964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464">
            <text:p>464</text:p>
          </table:table-cell>
          <table:table-cell/>
          <table:table-cell office:value-type="float" office:value="965">
            <text:p>965</text:p>
          </table:table-cell>
          <table:table-cell office:value-type="float" office:value="366">
            <text:p>366</text:p>
          </table:table-cell>
          <table:table-cell office:value-type="float" office:value="384">
            <text:p>384</text:p>
          </table:table-cell>
          <table:table-cell office:value-type="float" office:value="403">
            <text:p>403</text:p>
          </table:table-cell>
          <table:table-cell/>
          <table:table-cell office:value-type="float" office:value="965">
            <text:p>96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office:value-type="float" office:value="965">
            <text:p>965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/>
          <table:table-cell office:value-type="float" office:value="965">
            <text:p>96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034">
            <text:p>1034</text:p>
          </table:table-cell>
          <table:table-cell/>
          <table:table-cell office:value-type="float" office:value="966">
            <text:p>966</text:p>
          </table:table-cell>
          <table:table-cell office:value-type="float" office:value="152">
            <text:p>152</text:p>
          </table:table-cell>
          <table:table-cell office:value-type="float" office:value="169">
            <text:p>169</text:p>
          </table:table-cell>
          <table:table-cell office:value-type="float" office:value="188">
            <text:p>188</text:p>
          </table:table-cell>
          <table:table-cell/>
          <table:table-cell office:value-type="float" office:value="966">
            <text:p>966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/>
          <table:table-cell office:value-type="float" office:value="966">
            <text:p>966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/>
          <table:table-cell office:value-type="float" office:value="966">
            <text:p>96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85">
            <text:p>285</text:p>
          </table:table-cell>
          <table:table-cell/>
          <table:table-cell office:value-type="float" office:value="967">
            <text:p>967</text:p>
          </table:table-cell>
          <table:table-cell office:value-type="float" office:value="428">
            <text:p>428</text:p>
          </table:table-cell>
          <table:table-cell office:value-type="float" office:value="451">
            <text:p>451</text:p>
          </table:table-cell>
          <table:table-cell office:value-type="float" office:value="460">
            <text:p>460</text:p>
          </table:table-cell>
          <table:table-cell/>
          <table:table-cell office:value-type="float" office:value="967">
            <text:p>967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967">
            <text:p>967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967">
            <text:p>967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9">
            <text:p>99</text:p>
          </table:table-cell>
          <table:table-cell/>
          <table:table-cell office:value-type="float" office:value="968">
            <text:p>968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/>
          <table:table-cell office:value-type="float" office:value="968">
            <text:p>968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968">
            <text:p>968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/>
          <table:table-cell office:value-type="float" office:value="968">
            <text:p>968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65">
            <text:p>365</text:p>
          </table:table-cell>
          <table:table-cell/>
          <table:table-cell office:value-type="float" office:value="969">
            <text:p>969</text:p>
          </table:table-cell>
          <table:table-cell office:value-type="float" office:value="386">
            <text:p>386</text:p>
          </table:table-cell>
          <table:table-cell office:value-type="float" office:value="409">
            <text:p>409</text:p>
          </table:table-cell>
          <table:table-cell office:value-type="float" office:value="418">
            <text:p>418</text:p>
          </table:table-cell>
          <table:table-cell/>
          <table:table-cell office:value-type="float" office:value="969">
            <text:p>969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969">
            <text:p>969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969">
            <text:p>969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023">
            <text:p>1023</text:p>
          </table:table-cell>
          <table:table-cell/>
          <table:table-cell office:value-type="float" office:value="970">
            <text:p>970</text:p>
          </table:table-cell>
          <table:table-cell office:value-type="float" office:value="177">
            <text:p>177</text:p>
          </table:table-cell>
          <table:table-cell office:value-type="float" office:value="201">
            <text:p>201</text:p>
          </table:table-cell>
          <table:table-cell office:value-type="float" office:value="210">
            <text:p>210</text:p>
          </table:table-cell>
          <table:table-cell/>
          <table:table-cell office:value-type="float" office:value="970">
            <text:p>970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970">
            <text:p>970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/>
          <table:table-cell office:value-type="float" office:value="970">
            <text:p>97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16">
            <text:p>316</text:p>
          </table:table-cell>
          <table:table-cell/>
          <table:table-cell office:value-type="float" office:value="971">
            <text:p>971</text:p>
          </table:table-cell>
          <table:table-cell office:value-type="float" office:value="1015">
            <text:p>1015</text:p>
          </table:table-cell>
          <table:table-cell office:value-type="float" office:value="1038">
            <text:p>1038</text:p>
          </table:table-cell>
          <table:table-cell office:value-type="float" office:value="1047">
            <text:p>1047</text:p>
          </table:table-cell>
          <table:table-cell/>
          <table:table-cell office:value-type="float" office:value="971">
            <text:p>971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971">
            <text:p>971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/>
          <table:table-cell office:value-type="float" office:value="971">
            <text:p>97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1">
            <text:p>61</text:p>
          </table:table-cell>
          <table:table-cell/>
          <table:table-cell office:value-type="float" office:value="972">
            <text:p>972</text:p>
          </table:table-cell>
          <table:table-cell office:value-type="float" office:value="617">
            <text:p>617</text:p>
          </table:table-cell>
          <table:table-cell office:value-type="float" office:value="640">
            <text:p>640</text:p>
          </table:table-cell>
          <table:table-cell office:value-type="float" office:value="650">
            <text:p>650</text:p>
          </table:table-cell>
          <table:table-cell/>
          <table:table-cell office:value-type="float" office:value="972">
            <text:p>972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972">
            <text:p>97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972">
            <text:p>972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09">
            <text:p>809</text:p>
          </table:table-cell>
          <table:table-cell/>
          <table:table-cell office:value-type="float" office:value="973">
            <text:p>973</text:p>
          </table:table-cell>
          <table:table-cell office:value-type="float" office:value="749">
            <text:p>749</text:p>
          </table:table-cell>
          <table:table-cell office:value-type="float" office:value="773">
            <text:p>773</text:p>
          </table:table-cell>
          <table:table-cell office:value-type="float" office:value="782">
            <text:p>782</text:p>
          </table:table-cell>
          <table:table-cell/>
          <table:table-cell office:value-type="float" office:value="973">
            <text:p>97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973">
            <text:p>973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973">
            <text:p>973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628">
            <text:p>628</text:p>
          </table:table-cell>
          <table:table-cell/>
          <table:table-cell office:value-type="float" office:value="974">
            <text:p>974</text:p>
          </table:table-cell>
          <table:table-cell office:value-type="float" office:value="215">
            <text:p>215</text:p>
          </table:table-cell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/>
          <table:table-cell office:value-type="float" office:value="974">
            <text:p>974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974">
            <text:p>97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974">
            <text:p>974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8">
            <text:p>98</text:p>
          </table:table-cell>
          <table:table-cell/>
          <table:table-cell office:value-type="float" office:value="975">
            <text:p>975</text:p>
          </table:table-cell>
          <table:table-cell office:value-type="float" office:value="624">
            <text:p>624</text:p>
          </table:table-cell>
          <table:table-cell office:value-type="float" office:value="647">
            <text:p>647</text:p>
          </table:table-cell>
          <table:table-cell office:value-type="float" office:value="656">
            <text:p>656</text:p>
          </table:table-cell>
          <table:table-cell/>
          <table:table-cell office:value-type="float" office:value="975">
            <text:p>975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975">
            <text:p>975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/>
          <table:table-cell office:value-type="float" office:value="975">
            <text:p>975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032">
            <text:p>1032</text:p>
          </table:table-cell>
          <table:table-cell/>
          <table:table-cell office:value-type="float" office:value="976">
            <text:p>97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976">
            <text:p>976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float" office:value="976">
            <text:p>976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/>
          <table:table-cell office:value-type="float" office:value="976">
            <text:p>976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81">
            <text:p>981</text:p>
          </table:table-cell>
          <table:table-cell/>
          <table:table-cell office:value-type="float" office:value="977">
            <text:p>977</text:p>
          </table:table-cell>
          <table:table-cell office:value-type="float" office:value="667">
            <text:p>667</text:p>
          </table:table-cell>
          <table:table-cell office:value-type="float" office:value="691">
            <text:p>691</text:p>
          </table:table-cell>
          <table:table-cell office:value-type="float" office:value="700">
            <text:p>700</text:p>
          </table:table-cell>
          <table:table-cell/>
          <table:table-cell office:value-type="float" office:value="977">
            <text:p>97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977">
            <text:p>977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/>
          <table:table-cell office:value-type="float" office:value="977">
            <text:p>977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84">
            <text:p>384</text:p>
          </table:table-cell>
          <table:table-cell/>
          <table:table-cell office:value-type="float" office:value="978">
            <text:p>978</text:p>
          </table:table-cell>
          <table:table-cell office:value-type="float" office:value="923">
            <text:p>923</text:p>
          </table:table-cell>
          <table:table-cell office:value-type="float" office:value="946">
            <text:p>946</text:p>
          </table:table-cell>
          <table:table-cell office:value-type="float" office:value="955">
            <text:p>955</text:p>
          </table:table-cell>
          <table:table-cell/>
          <table:table-cell office:value-type="float" office:value="978">
            <text:p>978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/>
          <table:table-cell office:value-type="float" office:value="978">
            <text:p>97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978">
            <text:p>97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14">
            <text:p>214</text:p>
          </table:table-cell>
          <table:table-cell/>
          <table:table-cell office:value-type="float" office:value="979">
            <text:p>979</text:p>
          </table:table-cell>
          <table:table-cell office:value-type="float" office:value="781">
            <text:p>781</text:p>
          </table:table-cell>
          <table:table-cell office:value-type="float" office:value="805">
            <text:p>805</text:p>
          </table:table-cell>
          <table:table-cell office:value-type="float" office:value="814">
            <text:p>814</text:p>
          </table:table-cell>
          <table:table-cell/>
          <table:table-cell office:value-type="float" office:value="979">
            <text:p>979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979">
            <text:p>979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979">
            <text:p>97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4">
            <text:p>74</text:p>
          </table:table-cell>
          <table:table-cell/>
          <table:table-cell office:value-type="float" office:value="980">
            <text:p>980</text:p>
          </table:table-cell>
          <table:table-cell office:value-type="float" office:value="816">
            <text:p>816</text:p>
          </table:table-cell>
          <table:table-cell office:value-type="float" office:value="840">
            <text:p>840</text:p>
          </table:table-cell>
          <table:table-cell office:value-type="float" office:value="849">
            <text:p>849</text:p>
          </table:table-cell>
          <table:table-cell/>
          <table:table-cell office:value-type="float" office:value="980">
            <text:p>98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980">
            <text:p>980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office:value-type="float" office:value="980">
            <text:p>980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90">
            <text:p>790</text:p>
          </table:table-cell>
          <table:table-cell/>
          <table:table-cell office:value-type="float" office:value="981">
            <text:p>981</text:p>
          </table:table-cell>
          <table:table-cell office:value-type="float" office:value="163">
            <text:p>1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/>
          <table:table-cell office:value-type="float" office:value="981">
            <text:p>981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981">
            <text:p>98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981">
            <text:p>98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97">
            <text:p>197</text:p>
          </table:table-cell>
          <table:table-cell/>
          <table:table-cell office:value-type="float" office:value="982">
            <text:p>982</text:p>
          </table:table-cell>
          <table:table-cell office:value-type="float" office:value="306">
            <text:p>306</text:p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  <table:table-cell/>
          <table:table-cell office:value-type="float" office:value="982">
            <text:p>982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office:value-type="float" office:value="982">
            <text:p>982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810">
            <text:p>810</text:p>
          </table:table-cell>
          <table:table-cell/>
          <table:table-cell office:value-type="float" office:value="983">
            <text:p>983</text:p>
          </table:table-cell>
          <table:table-cell office:value-type="float" office:value="119">
            <text:p>119</text:p>
          </table:table-cell>
          <table:table-cell office:value-type="float" office:value="142">
            <text:p>142</text:p>
          </table:table-cell>
          <table:table-cell office:value-type="float" office:value="151">
            <text:p>151</text:p>
          </table:table-cell>
          <table:table-cell/>
          <table:table-cell office:value-type="float" office:value="983">
            <text:p>983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/>
          <table:table-cell office:value-type="float" office:value="983">
            <text:p>983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983">
            <text:p>983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308">
            <text:p>308</text:p>
          </table:table-cell>
          <table:table-cell/>
          <table:table-cell office:value-type="float" office:value="984">
            <text:p>984</text:p>
          </table:table-cell>
          <table:table-cell office:value-type="float" office:value="500">
            <text:p>500</text:p>
          </table:table-cell>
          <table:table-cell office:value-type="float" office:value="524">
            <text:p>524</text:p>
          </table:table-cell>
          <table:table-cell office:value-type="float" office:value="533">
            <text:p>533</text:p>
          </table:table-cell>
          <table:table-cell/>
          <table:table-cell office:value-type="float" office:value="984">
            <text:p>984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984">
            <text:p>984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984">
            <text:p>984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56">
            <text:p>156</text:p>
          </table:table-cell>
          <table:table-cell/>
          <table:table-cell office:value-type="float" office:value="985">
            <text:p>985</text:p>
          </table:table-cell>
          <table:table-cell office:value-type="float" office:value="348">
            <text:p>348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/>
          <table:table-cell office:value-type="float" office:value="985">
            <text:p>985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/>
          <table:table-cell office:value-type="float" office:value="985">
            <text:p>98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/>
          <table:table-cell office:value-type="float" office:value="985">
            <text:p>98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83">
            <text:p>483</text:p>
          </table:table-cell>
          <table:table-cell/>
          <table:table-cell office:value-type="float" office:value="986">
            <text:p>986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986">
            <text:p>986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986">
            <text:p>98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/>
          <table:table-cell office:value-type="float" office:value="986">
            <text:p>986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3">
            <text:p>1003</text:p>
          </table:table-cell>
          <table:table-cell/>
          <table:table-cell office:value-type="float" office:value="987">
            <text:p>987</text:p>
          </table:table-cell>
          <table:table-cell office:value-type="float" office:value="729">
            <text:p>729</text:p>
          </table:table-cell>
          <table:table-cell office:value-type="float" office:value="753">
            <text:p>753</text:p>
          </table:table-cell>
          <table:table-cell office:value-type="float" office:value="762">
            <text:p>762</text:p>
          </table:table-cell>
          <table:table-cell/>
          <table:table-cell office:value-type="float" office:value="987">
            <text:p>987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/>
          <table:table-cell office:value-type="float" office:value="987">
            <text:p>987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/>
          <table:table-cell office:value-type="float" office:value="987">
            <text:p>98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1">
            <text:p>751</text:p>
          </table:table-cell>
          <table:table-cell/>
          <table:table-cell office:value-type="float" office:value="988">
            <text:p>988</text:p>
          </table:table-cell>
          <table:table-cell office:value-type="float" office:value="316">
            <text:p>316</text:p>
          </table:table-cell>
          <table:table-cell office:value-type="float" office:value="339">
            <text:p>339</text:p>
          </table:table-cell>
          <table:table-cell office:value-type="float" office:value="348">
            <text:p>348</text:p>
          </table:table-cell>
          <table:table-cell/>
          <table:table-cell office:value-type="float" office:value="988">
            <text:p>988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988">
            <text:p>98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71">
            <text:p>471</text:p>
          </table:table-cell>
          <table:table-cell/>
          <table:table-cell office:value-type="float" office:value="989">
            <text:p>98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989">
            <text:p>989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989">
            <text:p>989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  <table:table-cell office:value-type="float" office:value="989">
            <text:p>989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2">
            <text:p>72</text:p>
          </table:table-cell>
          <table:table-cell/>
          <table:table-cell office:value-type="float" office:value="990">
            <text:p>990</text:p>
          </table:table-cell>
          <table:table-cell office:value-type="float" office:value="625">
            <text:p>625</text:p>
          </table:table-cell>
          <table:table-cell office:value-type="float" office:value="649">
            <text:p>649</text:p>
          </table:table-cell>
          <table:table-cell office:value-type="float" office:value="658">
            <text:p>658</text:p>
          </table:table-cell>
          <table:table-cell/>
          <table:table-cell office:value-type="float" office:value="990">
            <text:p>99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/>
          <table:table-cell office:value-type="float" office:value="990">
            <text:p>990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/>
          <table:table-cell office:value-type="float" office:value="990">
            <text:p>99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80">
            <text:p>80</text:p>
          </table:table-cell>
          <table:table-cell/>
          <table:table-cell office:value-type="float" office:value="991">
            <text:p>991</text:p>
          </table:table-cell>
          <table:table-cell office:value-type="float" office:value="647">
            <text:p>647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/>
          <table:table-cell office:value-type="float" office:value="991">
            <text:p>991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/>
          <table:table-cell office:value-type="float" office:value="991">
            <text:p>99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991">
            <text:p>99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78">
            <text:p>478</text:p>
          </table:table-cell>
          <table:table-cell/>
          <table:table-cell office:value-type="float" office:value="992">
            <text:p>992</text:p>
          </table:table-cell>
          <table:table-cell office:value-type="float" office:value="5">
            <text:p>5</text:p>
          </table:table-cell>
          <table:table-cell office:value-type="float" office:value="938">
            <text:p>938</text:p>
          </table:table-cell>
          <table:table-cell office:value-type="float" office:value="947">
            <text:p>947</text:p>
          </table:table-cell>
          <table:table-cell/>
          <table:table-cell office:value-type="float" office:value="992">
            <text:p>992</text:p>
          </table:table-cell>
          <table:table-cell office:value-type="float" office:value="87">
            <text:p>87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992">
            <text:p>992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/>
          <table:table-cell office:value-type="float" office:value="992">
            <text:p>99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3">
            <text:p>93</text:p>
          </table:table-cell>
          <table:table-cell/>
          <table:table-cell office:value-type="float" office:value="993">
            <text:p>993</text:p>
          </table:table-cell>
          <table:table-cell office:value-type="float" office:value="204">
            <text:p>204</text:p>
          </table:table-cell>
          <table:table-cell office:value-type="float" office:value="227">
            <text:p>227</text:p>
          </table:table-cell>
          <table:table-cell office:value-type="float" office:value="236">
            <text:p>236</text:p>
          </table:table-cell>
          <table:table-cell/>
          <table:table-cell office:value-type="float" office:value="993">
            <text:p>993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993">
            <text:p>993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993">
            <text:p>993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994">
            <text:p>994</text:p>
          </table:table-cell>
          <table:table-cell office:value-type="float" office:value="942">
            <text:p>942</text:p>
          </table:table-cell>
          <table:table-cell office:value-type="float" office:value="966">
            <text:p>966</text:p>
          </table:table-cell>
          <table:table-cell office:value-type="float" office:value="975">
            <text:p>975</text:p>
          </table:table-cell>
          <table:table-cell/>
          <table:table-cell office:value-type="float" office:value="994">
            <text:p>994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994">
            <text:p>994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/>
          <table:table-cell office:value-type="float" office:value="994">
            <text:p>994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594">
            <text:p>594</text:p>
          </table:table-cell>
          <table:table-cell/>
          <table:table-cell office:value-type="float" office:value="995">
            <text:p>995</text:p>
          </table:table-cell>
          <table:table-cell office:value-type="float" office:value="477">
            <text:p>477</text:p>
          </table:table-cell>
          <table:table-cell office:value-type="float" office:value="500">
            <text:p>500</text:p>
          </table:table-cell>
          <table:table-cell office:value-type="float" office:value="509">
            <text:p>509</text:p>
          </table:table-cell>
          <table:table-cell/>
          <table:table-cell office:value-type="float" office:value="995">
            <text:p>995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/>
          <table:table-cell office:value-type="float" office:value="995">
            <text:p>99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995">
            <text:p>995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81">
            <text:p>481</text:p>
          </table:table-cell>
          <table:table-cell/>
          <table:table-cell office:value-type="float" office:value="996">
            <text:p>996</text:p>
          </table:table-cell>
          <table:table-cell office:value-type="float" office:value="339">
            <text:p>339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/>
          <table:table-cell office:value-type="float" office:value="996">
            <text:p>996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/>
          <table:table-cell office:value-type="float" office:value="996">
            <text:p>996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996">
            <text:p>996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1000">
            <text:p>1000</text:p>
          </table:table-cell>
          <table:table-cell/>
          <table:table-cell office:value-type="float" office:value="997">
            <text:p>997</text:p>
          </table:table-cell>
          <table:table-cell office:value-type="float" office:value="404">
            <text:p>404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/>
          <table:table-cell office:value-type="float" office:value="997">
            <text:p>997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/>
          <table:table-cell office:value-type="float" office:value="997">
            <text:p>997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997">
            <text:p>997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42">
            <text:p>742</text:p>
          </table:table-cell>
          <table:table-cell/>
          <table:table-cell office:value-type="float" office:value="998">
            <text:p>998</text:p>
          </table:table-cell>
          <table:table-cell office:value-type="float" office:value="843">
            <text:p>843</text:p>
          </table:table-cell>
          <table:table-cell office:value-type="float" office:value="866">
            <text:p>866</text:p>
          </table:table-cell>
          <table:table-cell office:value-type="float" office:value="876">
            <text:p>876</text:p>
          </table:table-cell>
          <table:table-cell/>
          <table:table-cell office:value-type="float" office:value="998">
            <text:p>998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/>
          <table:table-cell office:value-type="float" office:value="998">
            <text:p>998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/>
          <table:table-cell office:value-type="float" office:value="998">
            <text:p>99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79">
            <text:p>879</text:p>
          </table:table-cell>
          <table:table-cell/>
          <table:table-cell office:value-type="float" office:value="999">
            <text:p>999</text:p>
          </table:table-cell>
          <table:table-cell office:value-type="float" office:value="991">
            <text:p>991</text:p>
          </table:table-cell>
          <table:table-cell office:value-type="float" office:value="1014">
            <text:p>1014</text:p>
          </table:table-cell>
          <table:table-cell office:value-type="float" office:value="1023">
            <text:p>1023</text:p>
          </table:table-cell>
          <table:table-cell/>
          <table:table-cell office:value-type="float" office:value="999">
            <text:p>999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/>
          <table:table-cell office:value-type="float" office:value="999">
            <text:p>999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999">
            <text:p>999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1000us no disturbance" table:number-columns-spanned="4" table:number-rows-spanned="1">
            <text:p>1000us no disturbance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1000us with 10 disturbance" table:number-columns-spanned="4" table:number-rows-spanned="1">
            <text:p>1000us with 10 disturbance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100us with 10 disturbance" table:number-columns-spanned="4" table:number-rows-spanned="1">
            <text:p>100us with 10 disturbance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50us with 10 disturbance" table:number-columns-spanned="4" table:number-rows-spanned="1">
            <text:p>50us with 10 disturbance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4">
            <text:p>4</text:p>
          </table:table-cell>
          <table:table-cell table:style-name="ce1" table:formula="of:=MIN([$Input.G13:.G1012])" office:value-type="float" office:value="4">
            <text:p>4</text:p>
          </table:table-cell>
          <table:table-cell table:style-name="ce1" table:formula="of:=MIN([$Input.H13:.H1012])" office:value-type="float" office:value="4">
            <text:p>4</text:p>
          </table:table-cell>
          <table:table-cell table:style-name="ce1" table:formula="of:=MIN([$Input.F13:.H1012])" office:value-type="float" office:value="4">
            <text:p>4</text:p>
          </table:table-cell>
          <table:table-cell/>
          <table:table-cell table:formula="of:=MIN([$Input.K13:.K1012])" office:value-type="float" office:value="4">
            <text:p>4</text:p>
          </table:table-cell>
          <table:table-cell table:formula="of:=MIN([$Input.L13:.L1012])" office:value-type="float" office:value="4">
            <text:p>4</text:p>
          </table:table-cell>
          <table:table-cell table:formula="of:=MIN([$Input.M13:.M1012])" office:value-type="float" office:value="8">
            <text:p>8</text:p>
          </table:table-cell>
          <table:table-cell table:formula="of:=MIN([$Input.K13:.M1012])" office:value-type="float" office:value="4">
            <text:p>4</text:p>
          </table:table-cell>
          <table:table-cell/>
          <table:table-cell table:formula="of:=MIN([$Input.P13:.P1012])" office:value-type="float" office:value="4">
            <text:p>4</text:p>
          </table:table-cell>
          <table:table-cell table:formula="of:=MIN([$Input.Q13:.Q1012])" office:value-type="float" office:value="5">
            <text:p>5</text:p>
          </table:table-cell>
          <table:table-cell table:formula="of:=MIN([$Input.R13:.R1012])" office:value-type="float" office:value="5">
            <text:p>5</text:p>
          </table:table-cell>
          <table:table-cell table:formula="of:=MIN([$Input.P13:.R1012])" office:value-type="float" office:value="4">
            <text:p>4</text:p>
          </table:table-cell>
          <table:table-cell/>
          <table:table-cell table:formula="of:=MIN([$Input.U13:.U1012])" office:value-type="float" office:value="4">
            <text:p>4</text:p>
          </table:table-cell>
          <table:table-cell table:formula="of:=MIN([$Input.V13:.V1012])" office:value-type="float" office:value="3">
            <text:p>3</text:p>
          </table:table-cell>
          <table:table-cell table:formula="of:=MIN([$Input.W13:.W1012])" office:value-type="float" office:value="3">
            <text:p>3</text:p>
          </table:table-cell>
          <table:table-cell table:formula="of:=MIN([$Input.U13:.W1012])" office:value-type="float" office:value="3">
            <text:p>3</text:p>
          </table:table-cell>
          <table:table-cell/>
          <table:table-cell table:formula="of:=MIN([$Input.Z13:.Z1012])" office:value-type="float" office:value="4">
            <text:p>4</text:p>
          </table:table-cell>
          <table:table-cell table:formula="of:=MIN([$Input.AA13:.AA1012])" office:value-type="float" office:value="4">
            <text:p>4</text:p>
          </table:table-cell>
          <table:table-cell table:formula="of:=MIN([$Input.AB13:.AB1012])" office:value-type="float" office:value="4">
            <text:p>4</text:p>
          </table:table-cell>
          <table:table-cell table:formula="of:=MIN([$Input.Z13:.AB1012])" office:value-type="float" office:value="4">
            <text:p>4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1056">
            <text:p>1056</text:p>
          </table:table-cell>
          <table:table-cell table:style-name="ce1" table:formula="of:=MAX([$Input.G13:.G1012])" office:value-type="float" office:value="1066">
            <text:p>1066</text:p>
          </table:table-cell>
          <table:table-cell table:style-name="ce1" table:formula="of:=MAX([$Input.H13:.H1012])" office:value-type="float" office:value="1076">
            <text:p>1076</text:p>
          </table:table-cell>
          <table:table-cell table:style-name="ce1" table:formula="of:=MAX([$Input.F13:.H1012])" office:value-type="float" office:value="1076">
            <text:p>1076</text:p>
          </table:table-cell>
          <table:table-cell/>
          <table:table-cell table:formula="of:=MAX([$Input.K13:.K1012])" office:value-type="float" office:value="1036">
            <text:p>1036</text:p>
          </table:table-cell>
          <table:table-cell table:formula="of:=MAX([$Input.L13:.L1012])" office:value-type="float" office:value="1051">
            <text:p>1051</text:p>
          </table:table-cell>
          <table:table-cell table:formula="of:=MAX([$Input.M13:.M1012])" office:value-type="float" office:value="1057">
            <text:p>1057</text:p>
          </table:table-cell>
          <table:table-cell table:formula="of:=MAX([$Input.K13:.M1012])" office:value-type="float" office:value="1057">
            <text:p>1057</text:p>
          </table:table-cell>
          <table:table-cell/>
          <table:table-cell table:formula="of:=MAX([$Input.P13:.P1012])" office:value-type="float" office:value="174">
            <text:p>174</text:p>
          </table:table-cell>
          <table:table-cell table:formula="of:=MAX([$Input.Q13:.Q1012])" office:value-type="float" office:value="116">
            <text:p>116</text:p>
          </table:table-cell>
          <table:table-cell table:formula="of:=MAX([$Input.R13:.R1012])" office:value-type="float" office:value="206">
            <text:p>206</text:p>
          </table:table-cell>
          <table:table-cell table:formula="of:=MAX([$Input.P13:.R1012])" office:value-type="float" office:value="206">
            <text:p>206</text:p>
          </table:table-cell>
          <table:table-cell/>
          <table:table-cell table:formula="of:=MAX([$Input.U13:.U1012])" office:value-type="float" office:value="82">
            <text:p>82</text:p>
          </table:table-cell>
          <table:table-cell table:formula="of:=MAX([$Input.V13:.V1012])" office:value-type="float" office:value="78">
            <text:p>78</text:p>
          </table:table-cell>
          <table:table-cell table:formula="of:=MAX([$Input.W13:.W1012])" office:value-type="float" office:value="84">
            <text:p>84</text:p>
          </table:table-cell>
          <table:table-cell table:formula="of:=MAX([$Input.U13:.W1012])" office:value-type="float" office:value="84">
            <text:p>84</text:p>
          </table:table-cell>
          <table:table-cell/>
          <table:table-cell table:formula="of:=MAX([$Input.Z13:.Z1012])" office:value-type="float" office:value="64">
            <text:p>64</text:p>
          </table:table-cell>
          <table:table-cell table:formula="of:=MAX([$Input.AA13:.AA1012])" office:value-type="float" office:value="62">
            <text:p>62</text:p>
          </table:table-cell>
          <table:table-cell table:formula="of:=MAX([$Input.AB13:.AB1012])" office:value-type="float" office:value="135">
            <text:p>135</text:p>
          </table:table-cell>
          <table:table-cell table:formula="of:=MAX([$Input.Z13:.AB1012])" office:value-type="float" office:value="135">
            <text:p>135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515.003">
            <text:p>515.003</text:p>
          </table:table-cell>
          <table:table-cell table:style-name="ce1" table:formula="of:=AVERAGE([$Input.G13:.G1012])" office:value-type="float" office:value="534.384">
            <text:p>534.384</text:p>
          </table:table-cell>
          <table:table-cell table:style-name="ce1" table:formula="of:=AVERAGE([$Input.H13:.H1012])" office:value-type="float" office:value="537.463">
            <text:p>537.463</text:p>
          </table:table-cell>
          <table:table-cell table:style-name="ce1" table:formula="of:=AVERAGE([$Input.F13:.H1012])" office:value-type="float" office:value="528.95">
            <text:p>528.95</text:p>
          </table:table-cell>
          <table:table-cell/>
          <table:table-cell table:formula="of:=AVERAGE([$Input.K13:.K1012])" office:value-type="float" office:value="516.417">
            <text:p>516.417</text:p>
          </table:table-cell>
          <table:table-cell table:formula="of:=AVERAGE([$Input.L13:.L1012])" office:value-type="float" office:value="538.072">
            <text:p>538.072</text:p>
          </table:table-cell>
          <table:table-cell table:formula="of:=AVERAGE([$Input.M13:.M1012])" office:value-type="float" office:value="542.099">
            <text:p>542.099</text:p>
          </table:table-cell>
          <table:table-cell table:formula="of:=AVERAGE([$Input.K13:.M1012])" office:value-type="float" office:value="532.196">
            <text:p>532.196</text:p>
          </table:table-cell>
          <table:table-cell/>
          <table:table-cell table:formula="of:=AVERAGE([$Input.P13:.P1012])" office:value-type="float" office:value="55.002">
            <text:p>55.002</text:p>
          </table:table-cell>
          <table:table-cell table:formula="of:=AVERAGE([$Input.Q13:.Q1012])" office:value-type="float" office:value="61.462">
            <text:p>61.462</text:p>
          </table:table-cell>
          <table:table-cell table:formula="of:=AVERAGE([$Input.R13:.R1012])" office:value-type="float" office:value="63.08">
            <text:p>63.08</text:p>
          </table:table-cell>
          <table:table-cell table:formula="of:=AVERAGE([$Input.P13:.R1012])" office:value-type="float" office:value="59.848">
            <text:p>59.848</text:p>
          </table:table-cell>
          <table:table-cell/>
          <table:table-cell table:formula="of:=AVERAGE([$Input.U13:.U1012])" office:value-type="float" office:value="34.494">
            <text:p>34.494</text:p>
          </table:table-cell>
          <table:table-cell table:formula="of:=AVERAGE([$Input.V13:.V1012])" office:value-type="float" office:value="39.259">
            <text:p>39.259</text:p>
          </table:table-cell>
          <table:table-cell table:formula="of:=AVERAGE([$Input.W13:.W1012])" office:value-type="float" office:value="38.918">
            <text:p>38.918</text:p>
          </table:table-cell>
          <table:table-cell table:formula="of:=AVERAGE([$Input.U13:.W1012])" office:value-type="float" office:value="37.557">
            <text:p>37.557</text:p>
          </table:table-cell>
          <table:table-cell/>
          <table:table-cell table:formula="of:=AVERAGE([$Input.Z13:.Z1012])" office:value-type="float" office:value="28.475">
            <text:p>28.475</text:p>
          </table:table-cell>
          <table:table-cell table:formula="of:=AVERAGE([$Input.AA13:.AA1012])" office:value-type="float" office:value="27.458">
            <text:p>27.458</text:p>
          </table:table-cell>
          <table:table-cell table:formula="of:=AVERAGE([$Input.AB13:.AB1012])" office:value-type="float" office:value="30.288">
            <text:p>30.288</text:p>
          </table:table-cell>
          <table:table-cell table:formula="of:=AVERAGE([$Input.Z13:.AB1012])" office:value-type="float" office:value="28.7403333333333">
            <text:p>28.7403333333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90">
            <text:p>90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52">
            <text:p>52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51">
            <text:p>51</text:p>
          </table:table-cell>
          <table:table-cell table:style-name="ce1" table:formula="of:=[.E10]+[.F10]+[.G10]" office:value-type="float" office:value="193">
            <text:p>193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81">
            <text:p>81</text:p>
          </table:table-cell>
          <table:table-cell table:number-matrix-columns-spanned="1" table:number-matrix-rows-spanned="21" table:formula="of:=FREQUENCY([$Input.L13:.L1012];[$Calculations.$B$10:.$B$30])" office:value-type="float" office:value="53">
            <text:p>53</text:p>
          </table:table-cell>
          <table:table-cell table:number-matrix-columns-spanned="1" table:number-matrix-rows-spanned="21" table:formula="of:=FREQUENCY([$Input.M13:.M1012];[$Calculations.$B$10:.$B$30])" office:value-type="float" office:value="53">
            <text:p>53</text:p>
          </table:table-cell>
          <table:table-cell table:formula="of:=[.J10]+[.K10]+[.L10]" office:value-type="float" office:value="187">
            <text:p>187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699">
            <text:p>699</text:p>
          </table:table-cell>
          <table:table-cell table:number-matrix-columns-spanned="1" table:number-matrix-rows-spanned="21" table:formula="of:=FREQUENCY([$Input.Q13:.Q1012];[$Calculations.$B$10:.$B$30])" office:value-type="float" office:value="664">
            <text:p>664</text:p>
          </table:table-cell>
          <table:table-cell table:number-matrix-columns-spanned="1" table:number-matrix-rows-spanned="21" table:formula="of:=FREQUENCY([$Input.R13:.R1012];[$Calculations.$B$10:.$B$30])" office:value-type="float" office:value="620">
            <text:p>620</text:p>
          </table:table-cell>
          <table:table-cell table:formula="of:=[.O10]+[.P10]+[.Q10]" office:value-type="float" office:value="1983">
            <text:p>1983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996">
            <text:p>996</text:p>
          </table:table-cell>
          <table:table-cell table:number-matrix-columns-spanned="1" table:number-matrix-rows-spanned="21" table:formula="of:=FREQUENCY([$Input.V13:.V1012];[$Calculations.$B$10:.$B$30])" office:value-type="float" office:value="998">
            <text:p>998</text:p>
          </table:table-cell>
          <table:table-cell table:number-matrix-columns-spanned="1" table:number-matrix-rows-spanned="21" table:formula="of:=FREQUENCY([$Input.W13:.W1012];[$Calculations.$B$10:.$B$30])" office:value-type="float" office:value="986">
            <text:p>986</text:p>
          </table:table-cell>
          <table:table-cell table:formula="of:=[.T10]+[.U10]+[.V10]" office:value-type="float" office:value="2980">
            <text:p>2980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AA13:.AA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AB13:.AB1012];[$Calculations.$B$10:.$B$30])" office:value-type="float" office:value="998">
            <text:p>998</text:p>
          </table:table-cell>
          <table:table-cell table:formula="of:=[.Y10]+[.Z10]+[.AA10]" office:value-type="float" office:value="2998">
            <text:p>2998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75">
            <text:p>75</text:p>
          </table:table-cell>
          <table:table-cell/>
          <table:table-cell table:style-name="ce1" table:formula="of:=[.B11]" office:value-type="float" office:value="75">
            <text:p>75</text:p>
          </table:table-cell>
          <table:table-cell office:value-type="float" office:value="66">
            <text:p>66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0">
            <text:p>70</text:p>
          </table:table-cell>
          <table:table-cell table:style-name="ce1" table:formula="of:=[.E11]+[.F11]+[.G11]" office:value-type="float" office:value="208">
            <text:p>208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formula="of:=[.J11]+[.K11]+[.L11]" office:value-type="float" office:value="178">
            <text:p>178</text:p>
          </table:table-cell>
          <table:table-cell table:style-name="ce1"/>
          <table:table-cell office:value-type="float" office:value="300">
            <text:p>300</text:p>
          </table:table-cell>
          <table:table-cell office:value-type="float" office:value="336">
            <text:p>336</text:p>
          </table:table-cell>
          <table:table-cell office:value-type="float" office:value="379">
            <text:p>379</text:p>
          </table:table-cell>
          <table:table-cell table:formula="of:=[.O11]+[.P11]+[.Q11]" office:value-type="float" office:value="1015">
            <text:p>1015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T11]+[.U11]+[.V11]" office:value-type="float" office:value="20">
            <text:p>2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Y11]+[.Z11]+[.AA11]" office:value-type="float" office:value="2">
            <text:p>2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150">
            <text:p>150</text:p>
          </table:table-cell>
          <table:table-cell/>
          <table:table-cell table:style-name="ce1" table:formula="of:=[.B12]" office:value-type="float" office:value="150">
            <text:p>150</text:p>
          </table:table-cell>
          <table:table-cell office:value-type="float" office:value="73">
            <text:p>73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6">
            <text:p>76</text:p>
          </table:table-cell>
          <table:table-cell table:style-name="ce1" table:formula="of:=[.E12]+[.F12]+[.G12]" office:value-type="float" office:value="229">
            <text:p>229</text:p>
          </table:table-cell>
          <table:table-cell table:style-name="ce1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1">
            <text:p>81</text:p>
          </table:table-cell>
          <table:table-cell table:formula="of:=[.J12]+[.K12]+[.L12]" office:value-type="float" office:value="241">
            <text:p>241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12]+[.P12]+[.Q12]" office:value-type="float" office:value="2">
            <text:p>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2]+[.U12]+[.V1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2]+[.Z12]+[.AA1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225">
            <text:p>225</text:p>
          </table:table-cell>
          <table:table-cell/>
          <table:table-cell table:style-name="ce1" table:formula="of:=[.B13]" office:value-type="float" office:value="225">
            <text:p>225</text:p>
          </table:table-cell>
          <table:table-cell office:value-type="float" office:value="68">
            <text:p>68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4">
            <text:p>74</text:p>
          </table:table-cell>
          <table:table-cell table:style-name="ce1" table:formula="of:=[.E13]+[.F13]+[.G13]" office:value-type="float" office:value="208">
            <text:p>208</text:p>
          </table:table-cell>
          <table:table-cell table:style-name="ce1"/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table:formula="of:=[.J13]+[.K13]+[.L13]" office:value-type="float" office:value="229">
            <text:p>229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3]+[.P13]+[.Q1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3]+[.U13]+[.V1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3]+[.Z13]+[.AA1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300">
            <text:p>300</text:p>
          </table:table-cell>
          <table:table-cell/>
          <table:table-cell table:style-name="ce1" table:formula="of:=[.B14]" office:value-type="float" office:value="300">
            <text:p>300</text:p>
          </table:table-cell>
          <table:table-cell office:value-type="float" office:value="70">
            <text:p>70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4">
            <text:p>74</text:p>
          </table:table-cell>
          <table:table-cell table:style-name="ce1" table:formula="of:=[.E14]+[.F14]+[.G14]" office:value-type="float" office:value="221">
            <text:p>221</text:p>
          </table:table-cell>
          <table:table-cell table:style-name="ce1"/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table:formula="of:=[.J14]+[.K14]+[.L14]" office:value-type="float" office:value="191">
            <text:p>19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4]+[.P14]+[.Q1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4]+[.U14]+[.V1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4]+[.Z14]+[.AA1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375">
            <text:p>375</text:p>
          </table:table-cell>
          <table:table-cell/>
          <table:table-cell table:style-name="ce1" table:formula="of:=[.B15]" office:value-type="float" office:value="375">
            <text:p>375</text:p>
          </table:table-cell>
          <table:table-cell office:value-type="float" office:value="65">
            <text:p>65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6">
            <text:p>56</text:p>
          </table:table-cell>
          <table:table-cell table:style-name="ce1" table:formula="of:=[.E15]+[.F15]+[.G15]" office:value-type="float" office:value="180">
            <text:p>180</text:p>
          </table:table-cell>
          <table:table-cell table:style-name="ce1"/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formula="of:=[.J15]+[.K15]+[.L15]" office:value-type="float" office:value="208">
            <text:p>208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5]+[.P15]+[.Q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5]+[.U15]+[.V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5]+[.Z15]+[.AA1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450">
            <text:p>450</text:p>
          </table:table-cell>
          <table:table-cell/>
          <table:table-cell table:style-name="ce1" table:formula="of:=[.B16]" office:value-type="float" office:value="450">
            <text:p>450</text:p>
          </table:table-cell>
          <table:table-cell office:value-type="float" office:value="73">
            <text:p>73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4">
            <text:p>84</text:p>
          </table:table-cell>
          <table:table-cell table:style-name="ce1" table:formula="of:=[.E16]+[.F16]+[.G16]" office:value-type="float" office:value="237">
            <text:p>237</text:p>
          </table:table-cell>
          <table:table-cell table:style-name="ce1"/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table:formula="of:=[.J16]+[.K16]+[.L16]" office:value-type="float" office:value="226">
            <text:p>22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6]+[.P16]+[.Q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6]+[.U16]+[.V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6]+[.Z16]+[.AA1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525">
            <text:p>525</text:p>
          </table:table-cell>
          <table:table-cell/>
          <table:table-cell table:style-name="ce1" table:formula="of:=[.B17]" office:value-type="float" office:value="525">
            <text:p>525</text:p>
          </table:table-cell>
          <table:table-cell office:value-type="float" office:value="75">
            <text:p>75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72">
            <text:p>72</text:p>
          </table:table-cell>
          <table:table-cell table:style-name="ce1" table:formula="of:=[.E17]+[.F17]+[.G17]" office:value-type="float" office:value="226">
            <text:p>226</text:p>
          </table:table-cell>
          <table:table-cell table:style-name="ce1"/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formula="of:=[.J17]+[.K17]+[.L17]" office:value-type="float" office:value="228">
            <text:p>228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7]+[.P17]+[.Q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7]+[.U17]+[.V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7]+[.Z17]+[.AA1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600">
            <text:p>600</text:p>
          </table:table-cell>
          <table:table-cell/>
          <table:table-cell table:style-name="ce1" table:formula="of:=[.B18]" office:value-type="float" office:value="600">
            <text:p>600</text:p>
          </table:table-cell>
          <table:table-cell office:value-type="float" office:value="67">
            <text:p>67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71">
            <text:p>71</text:p>
          </table:table-cell>
          <table:table-cell table:style-name="ce1" table:formula="of:=[.E18]+[.F18]+[.G18]" office:value-type="float" office:value="203">
            <text:p>203</text:p>
          </table:table-cell>
          <table:table-cell table:style-name="ce1"/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table:formula="of:=[.J18]+[.K18]+[.L18]" office:value-type="float" office:value="217">
            <text:p>217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8]+[.P18]+[.Q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8]+[.U18]+[.V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8]+[.Z18]+[.AA1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675">
            <text:p>675</text:p>
          </table:table-cell>
          <table:table-cell/>
          <table:table-cell table:style-name="ce1" table:formula="of:=[.B19]" office:value-type="float" office:value="675">
            <text:p>675</text:p>
          </table:table-cell>
          <table:table-cell office:value-type="float" office:value="80">
            <text:p>80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1">
            <text:p>81</text:p>
          </table:table-cell>
          <table:table-cell table:style-name="ce1" table:formula="of:=[.E19]+[.F19]+[.G19]" office:value-type="float" office:value="244">
            <text:p>244</text:p>
          </table:table-cell>
          <table:table-cell table:style-name="ce1"/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table:formula="of:=[.J19]+[.K19]+[.L19]" office:value-type="float" office:value="231">
            <text:p>23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9]+[.P19]+[.Q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9]+[.U19]+[.V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9]+[.Z19]+[.AA1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750">
            <text:p>750</text:p>
          </table:table-cell>
          <table:table-cell/>
          <table:table-cell table:style-name="ce1" table:formula="of:=[.B20]" office:value-type="float" office:value="750">
            <text:p>750</text:p>
          </table:table-cell>
          <table:table-cell office:value-type="float" office:value="69">
            <text:p>69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table:formula="of:=[.E20]+[.F20]+[.G20]" office:value-type="float" office:value="218">
            <text:p>218</text:p>
          </table:table-cell>
          <table:table-cell table:style-name="ce1"/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formula="of:=[.J20]+[.K20]+[.L20]" office:value-type="float" office:value="258">
            <text:p>258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0]+[.P20]+[.Q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0]+[.U20]+[.V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0]+[.Z20]+[.AA2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825">
            <text:p>825</text:p>
          </table:table-cell>
          <table:table-cell/>
          <table:table-cell table:style-name="ce1" table:formula="of:=[.B21]" office:value-type="float" office:value="825">
            <text:p>825</text:p>
          </table:table-cell>
          <table:table-cell office:value-type="float" office:value="83">
            <text:p>8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71">
            <text:p>71</text:p>
          </table:table-cell>
          <table:table-cell table:style-name="ce1" table:formula="of:=[.E21]+[.F21]+[.G21]" office:value-type="float" office:value="235">
            <text:p>235</text:p>
          </table:table-cell>
          <table:table-cell table:style-name="ce1"/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table:formula="of:=[.J21]+[.K21]+[.L21]" office:value-type="float" office:value="208">
            <text:p>208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1]+[.P21]+[.Q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1]+[.U21]+[.V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1]+[.Z21]+[.AA2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900">
            <text:p>900</text:p>
          </table:table-cell>
          <table:table-cell/>
          <table:table-cell table:style-name="ce1" table:formula="of:=[.B22]" office:value-type="float" office:value="900">
            <text:p>900</text:p>
          </table:table-cell>
          <table:table-cell office:value-type="float" office:value="68">
            <text:p>68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2">
            <text:p>82</text:p>
          </table:table-cell>
          <table:table-cell table:style-name="ce1" table:formula="of:=[.E22]+[.F22]+[.G22]" office:value-type="float" office:value="220">
            <text:p>220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table:formula="of:=[.J22]+[.K22]+[.L22]" office:value-type="float" office:value="207">
            <text:p>207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2]+[.P22]+[.Q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2]+[.U22]+[.V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2]+[.Z22]+[.AA2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975">
            <text:p>975</text:p>
          </table:table-cell>
          <table:table-cell/>
          <table:table-cell table:style-name="ce1" table:formula="of:=[.B23]" office:value-type="float" office:value="975">
            <text:p>975</text:p>
          </table:table-cell>
          <table:table-cell office:value-type="float" office:value="51">
            <text:p>51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2">
            <text:p>62</text:p>
          </table:table-cell>
          <table:table-cell table:style-name="ce1" table:formula="of:=[.E23]+[.F23]+[.G23]" office:value-type="float" office:value="172">
            <text:p>172</text:p>
          </table:table-cell>
          <table:table-cell table:style-name="ce1"/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formula="of:=[.J23]+[.K23]+[.L23]" office:value-type="float" office:value="186">
            <text:p>18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3]+[.P23]+[.Q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3]+[.U23]+[.V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3]+[.Z23]+[.AA2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1050">
            <text:p>1050</text:p>
          </table:table-cell>
          <table:table-cell/>
          <table:table-cell table:style-name="ce1" table:formula="of:=[.B24]" office:value-type="float" office:value="1050">
            <text:p>1050</text:p>
          </table:table-cell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formula="of:=[.E24]+[.F24]+[.G24]" office:value-type="float" office:value="6">
            <text:p>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J24]+[.K24]+[.L24]" office:value-type="float" office:value="5">
            <text:p>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4]+[.P24]+[.Q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4]+[.U24]+[.V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4]+[.Z24]+[.AA2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1125">
            <text:p>1125</text:p>
          </table:table-cell>
          <table:table-cell/>
          <table:table-cell table:style-name="ce1" table:formula="of:=[.B25]" office:value-type="float" office:value="1125">
            <text:p>112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5]+[.K25]+[.L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5]+[.P25]+[.Q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5]+[.U25]+[.V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5]+[.Z25]+[.AA2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1200">
            <text:p>1200</text:p>
          </table:table-cell>
          <table:table-cell/>
          <table:table-cell table:style-name="ce1" table:formula="of:=[.B26]" office:value-type="float" office:value="1200">
            <text:p>12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6]+[.K26]+[.L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6]+[.P26]+[.Q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6]+[.U26]+[.V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6]+[.Z26]+[.AA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1275">
            <text:p>1275</text:p>
          </table:table-cell>
          <table:table-cell/>
          <table:table-cell table:style-name="ce1" table:formula="of:=[.B27]" office:value-type="float" office:value="1275">
            <text:p>127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7]+[.K27]+[.L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7]+[.P27]+[.Q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7]+[.U27]+[.V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7]+[.Z27]+[.AA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1350">
            <text:p>1350</text:p>
          </table:table-cell>
          <table:table-cell/>
          <table:table-cell table:style-name="ce1" table:formula="of:=[.B28]" office:value-type="float" office:value="1350">
            <text:p>13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8]+[.K28]+[.L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8]+[.P28]+[.Q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8]+[.U28]+[.V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8]+[.Z28]+[.AA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1425">
            <text:p>1425</text:p>
          </table:table-cell>
          <table:table-cell/>
          <table:table-cell table:style-name="ce1" table:formula="of:=[.B29]" office:value-type="float" office:value="1425">
            <text:p>142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9]+[.K29]+[.L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9]+[.P29]+[.Q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9]+[.U29]+[.V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9]+[.Z29]+[.AA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1500">
            <text:p>1500</text:p>
          </table:table-cell>
          <table:table-cell/>
          <table:table-cell table:style-name="ce1" table:formula="of:=[.B30]" office:value-type="float" office:value="1500">
            <text:p>1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30]+[.F30]+[.G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0]+[.K30]+[.L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30]+[.P30]+[.Q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30]+[.U30]+[.V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30]+[.Z30]+[.AA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7" office:value-type="float" office:value="1500">
            <text:p>15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office:forms form:automatic-focus="false" form:apply-design-mode="false"/>
        <table:shapes>
          <draw:frame draw:z-index="0" draw:name="Chart 1" draw:style-name="gr1" svg:width="10.1697in" svg:height="6.6394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#REF!+#REF!+#REF!"/>
        <table:named-expression table:name="__shared_2_0_1" table:base-cell-address="$Input.$A$1" table:expression="#REF!+#REF!+#REF!"/>
        <table:named-expression table:name="__shared_2_0_2" table:base-cell-address="$Input.$A$1" table:expression="#REF!+#REF!+#REF!"/>
        <table:named-expression table:name="__shared_2_0_3" table:base-cell-address="$Input.$A$1" table:expression="#REF!+#REF!+#REF!"/>
        <table:named-expression table:name="__shared_2_0_4" table:base-cell-address="$Input.$A$1" table:expression="#REF!+#REF!+#REF!"/>
        <table:named-expression table:name="__shared_2_0_5" table:base-cell-address="$Input.$A$1" table:expression="#REF!+#REF!+#REF!"/>
        <table:named-expression table:name="__shared_2_0_6" table:base-cell-address="$Input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10-03T12:44:34</dc:date>
    <meta:generator>LibreOffice/3.5$Linux_X86_64 LibreOffice_project/350m1$Build-2</meta:generator>
    <meta:document-statistic meta:table-count="4" meta:cell-count="20766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0">
                <text:p>90</text:p>
                <draw:g>
                  <svg:desc>Calculations.E10:Calculations.E30</svg:desc>
                </draw:g>
              </table:table-cell>
              <table:table-cell office:value-type="float" office:value="52">
                <text:p>52</text:p>
                <draw:g>
                  <svg:desc>Calculations.F10:Calculations.F30</svg:desc>
                </draw:g>
              </table:table-cell>
              <table:table-cell office:value-type="float" office:value="51">
                <text:p>51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81">
                <text:p>81</text:p>
                <draw:g>
                  <svg:desc>Calculations.J10:Calculations.J30</svg:desc>
                </draw:g>
              </table:table-cell>
              <table:table-cell office:value-type="float" office:value="53">
                <text:p>53</text:p>
                <draw:g>
                  <svg:desc>Calculations.K10:Calculations.K30</svg:desc>
                </draw:g>
              </table:table-cell>
              <table:table-cell office:value-type="float" office:value="53">
                <text:p>53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61">
                <text:p>61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699">
                <text:p>699</text:p>
                <draw:g>
                  <svg:desc>Calculations.O10:Calculations.O30</svg:desc>
                </draw:g>
              </table:table-cell>
              <table:table-cell office:value-type="float" office:value="664">
                <text:p>664</text:p>
                <draw:g>
                  <svg:desc>Calculations.P10:Calculations.P30</svg:desc>
                </draw:g>
              </table:table-cell>
              <table:table-cell office:value-type="float" office:value="620">
                <text:p>620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0">
                <text:p>300</text:p>
              </table:table-cell>
              <table:table-cell office:value-type="float" office:value="336">
                <text:p>33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96">
                <text:p>996</text:p>
                <draw:g>
                  <svg:desc>Calculations.T10:Calculations.T30</svg:desc>
                </draw:g>
              </table:table-cell>
              <table:table-cell office:value-type="float" office:value="998">
                <text:p>998</text:p>
                <draw:g>
                  <svg:desc>Calculations.U10:Calculations.U30</svg:desc>
                </draw:g>
              </table:table-cell>
              <table:table-cell office:value-type="float" office:value="986">
                <text:p>986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Y10:Calculations.Y30</svg:desc>
                </draw:g>
              </table:table-cell>
              <table:table-cell office:value-type="float" office:value="1000">
                <text:p>1000</text:p>
                <draw:g>
                  <svg:desc>Calculations.Z10:Calculations.Z30</svg:desc>
                </draw:g>
              </table:table-cell>
              <table:table-cell office:value-type="float" office:value="998">
                <text:p>998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0.341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18.343cm" svg:height="14.625cm">
          <chartooo:coordinate-region svg:x="2.064cm" svg:y="1.682cm" svg:width="17.224cm" svg:height="13.779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us no disturbance</text:p>
                <draw:g>
                  <svg:desc>Calculations.E3:Calculations.E3</svg:desc>
                </draw:g>
              </table:table-cell>
              <table:table-cell office:value-type="string">
                <text:p>1000us with 10 disturbance</text:p>
                <draw:g>
                  <svg:desc>Calculations.J3:Calculations.J3</svg:desc>
                </draw:g>
              </table:table-cell>
              <table:table-cell office:value-type="string">
                <text:p>100us with 10 disturbance</text:p>
                <draw:g>
                  <svg:desc>Calculations.O3:Calculations.O3</svg:desc>
                </draw:g>
              </table:table-cell>
              <table:table-cell office:value-type="string">
                <text:p>50us with 10 disturbance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93">
                <text:p>193</text:p>
                <draw:g>
                  <svg:desc>Calculations.H10:Calculations.H30</svg:desc>
                </draw:g>
              </table:table-cell>
              <table:table-cell office:value-type="float" office:value="187">
                <text:p>187</text:p>
                <draw:g>
                  <svg:desc>Calculations.M10:Calculations.M30</svg:desc>
                </draw:g>
              </table:table-cell>
              <table:table-cell office:value-type="float" office:value="1983">
                <text:p>1983</text:p>
                <draw:g>
                  <svg:desc>Calculations.R10:Calculations.R30</svg:desc>
                </draw:g>
              </table:table-cell>
              <table:table-cell office:value-type="float" office:value="2980">
                <text:p>2980</text:p>
                <draw:g>
                  <svg:desc>Calculations.W10:Calculations.W30</svg:desc>
                </draw:g>
              </table:table-cell>
              <table:table-cell office:value-type="float" office:value="2998">
                <text:p>2998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8">
                <text:p>208</text:p>
              </table:table-cell>
              <table:table-cell office:value-type="float" office:value="178">
                <text:p>178</text:p>
              </table:table-cell>
              <table:table-cell office:value-type="float" office:value="1015">
                <text:p>101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9">
                <text:p>229</text:p>
              </table:table-cell>
              <table:table-cell office:value-type="float" office:value="241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08">
                <text:p>208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1">
                <text:p>22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26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03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244">
                <text:p>244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18">
                <text:p>218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235">
                <text:p>235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0">
                <text:p>22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72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